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3154in"/>
    </style:style>
    <style:style style:name="co2" style:family="table-column">
      <style:table-column-properties fo:break-before="auto" style:column-width="1.8654in"/>
    </style:style>
    <style:style style:name="co3" style:family="table-column">
      <style:table-column-properties fo:break-before="auto" style:column-width="0.889in"/>
    </style:style>
    <style:style style:name="co4" style:family="table-column">
      <style:table-column-properties fo:break-before="auto" style:column-width="1.9937in"/>
    </style:style>
    <style:style style:name="co5" style:family="table-column">
      <style:table-column-properties fo:break-before="auto" style:column-width="2.0472in"/>
    </style:style>
    <style:style style:name="co6" style:family="table-column">
      <style:table-column-properties fo:break-before="auto" style:column-width="1.9008in"/>
    </style:style>
    <style:style style:name="co7" style:family="table-column">
      <style:table-column-properties fo:break-before="auto" style:column-width="1.729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underline-style="none"/>
    </style:style>
    <style:style style:name="ce2" style:family="table-cell" style:parent-style-name="Default">
      <style:text-properties fo:font-weight="bold" style:font-weight-asian="bold" style:font-weight-complex="bold"/>
    </style:style>
    <style:style style:name="ce3" style:family="table-cell" style:parent-style-name="Default">
      <style:text-properties fo:font-weight="normal" style:font-weight-asian="normal" style:font-weight-complex="normal"/>
    </style:style>
    <style:style style:name="ce4" style:family="table-cell" style:parent-style-name="Default">
      <style:text-properties fo:font-style="italic" fo:font-weight="normal" style:font-style-asian="italic" style:font-weight-asian="normal" style:font-style-complex="italic" style:font-weight-complex="normal"/>
    </style:style>
    <style:style style:name="ce5" style:family="table-cell" style:parent-style-name="Defaul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number-columns-repeated="30" table:default-cell-style-name="Default"/>
        <table:table-column table:style-name="co4" table:default-cell-style-name="Default"/>
        <table:table-column table:style-name="co5" table:default-cell-style-name="Default"/>
        <table:table-column table:style-name="co6" table:default-cell-style-name="Default"/>
        <table:table-column table:style-name="co3" table:number-columns-repeated="5" table:default-cell-style-name="Default"/>
        <table:table-column table:style-name="co3" table:visibility="collapse" table:number-columns-repeated="11" table:default-cell-style-name="Default"/>
        <table:table-column table:style-name="co3" table:number-columns-repeated="5" table:default-cell-style-name="Default"/>
        <table:table-column table:style-name="co3" table:visibility="collapse" table:number-columns-repeated="3" table:default-cell-style-name="Default"/>
        <table:table-column table:style-name="co7" table:default-cell-style-name="Default"/>
        <table:table-column table:style-name="co3" table:number-columns-repeated="964" table:default-cell-style-name="Default"/>
        <table:table-row table:style-name="ro1">
          <table:table-cell office:value-type="string" calcext:value-type="string">
            <text:p>Using this spreadsheet to do some determination of the sequences below. Need to determine if these sequences, which are found to have potential hydrogen bonds, are actually worth investigating</text:p>
          </table:table-cell>
          <table:table-cell table:number-columns-repeated="1023"/>
        </table:table-row>
        <table:table-row table:style-name="ro1">
          <table:table-cell table:number-columns-repeated="1024"/>
        </table:table-row>
        <table:table-row table:style-name="ro1">
          <table:table-cell office:value-type="string" calcext:value-type="string">
            <text:p>First, the data for the best model of each sequence, as well as the object name (</text:p>
          </table:table-cell>
          <table:table-cell table:number-columns-repeated="1023"/>
        </table:table-row>
        <table:table-row table:style-name="ro1">
          <table:table-cell office:value-type="string" calcext:value-type="string">
            <text:p>Geometry</text:p>
          </table:table-cell>
          <table:table-cell office:value-type="string" calcext:value-type="string">
            <text:p>Interface</text:p>
          </table:table-cell>
          <table:table-cell office:value-type="string" calcext:value-type="string">
            <text:p>Seed</text:p>
          </table:table-cell>
          <table:table-cell office:value-type="string" calcext:value-type="string">
            <text:p>HBONDDimerOptimize</text:p>
          </table:table-cell>
          <table:table-cell office:value-type="string" calcext:value-type="string">
            <text:p>HBONDDimerPreOptimize</text:p>
          </table:table-cell>
          <table:table-cell office:value-type="string" calcext:value-type="string">
            <text:p>HBONDMonomer</text:p>
          </table:table-cell>
          <table:table-cell office:value-type="string" calcext:value-type="string">
            <text:p>IMM1DimerOptimize</text:p>
          </table:table-cell>
          <table:table-cell office:value-type="string" calcext:value-type="string">
            <text:p>IMM1DimerPreOptimize</text:p>
          </table:table-cell>
          <table:table-cell office:value-type="string" calcext:value-type="string">
            <text:p>IMM1Monomer</text:p>
          </table:table-cell>
          <table:table-cell office:value-type="string" calcext:value-type="string">
            <text:p>Monomer</text:p>
          </table:table-cell>
          <table:table-cell office:value-type="string" calcext:value-type="string">
            <text:p>MonomerSasa</text:p>
          </table:table-cell>
          <table:table-cell office:value-type="string" calcext:value-type="string">
            <text:p>OptimizeSasa</text:p>
          </table:table-cell>
          <table:table-cell office:value-type="string" calcext:value-type="string">
            <text:p>PreBBOptimizeSasa</text:p>
          </table:table-cell>
          <table:table-cell office:value-type="string" calcext:value-type="string">
            <text:p>Optimized_Total</text:p>
          </table:table-cell>
          <table:table-cell office:value-type="string" calcext:value-type="string">
            <text:p>TotalPreOptimize</text:p>
          </table:table-cell>
          <table:table-cell office:value-type="string" calcext:value-type="string">
            <text:p>VDWDimerOptimize</text:p>
          </table:table-cell>
          <table:table-cell office:value-type="string" calcext:value-type="string">
            <text:p>VDWDimerPreOptimize</text:p>
          </table:table-cell>
          <table:table-cell office:value-type="string" calcext:value-type="string">
            <text:p>VDWMonomer</text:p>
          </table:table-cell>
          <table:table-cell office:value-type="string" calcext:value-type="string">
            <text:p>endAxialRotation</text:p>
          </table:table-cell>
          <table:table-cell office:value-type="string" calcext:value-type="string">
            <text:p>endAxialRotationPrime</text:p>
          </table:table-cell>
          <table:table-cell office:value-type="string" calcext:value-type="string">
            <text:p>endCrossingAngle</text:p>
          </table:table-cell>
          <table:table-cell office:value-type="string" calcext:value-type="string">
            <text:p>endXShift</text:p>
          </table:table-cell>
          <table:table-cell office:value-type="string" calcext:value-type="string">
            <text:p>endZShift</text:p>
          </table:table-cell>
          <table:table-cell office:value-type="string" calcext:value-type="string">
            <text:p>endZShiftPrime</text:p>
          </table:table-cell>
          <table:table-cell office:value-type="string" calcext:value-type="string">
            <text:p>firstRepackEnergy</text:p>
          </table:table-cell>
          <table:table-cell office:value-type="string" calcext:value-type="string">
            <text:p>preOptimizeAxialRotation</text:p>
          </table:table-cell>
          <table:table-cell office:value-type="string" calcext:value-type="string">
            <text:p>preOptimizeAxialRotationPrime</text:p>
          </table:table-cell>
          <table:table-cell office:value-type="string" calcext:value-type="string">
            <text:p>preOptimizeCrossingAngle</text:p>
          </table:table-cell>
          <table:table-cell office:value-type="string" calcext:value-type="string">
            <text:p>preOptimizeEnergy</text:p>
          </table:table-cell>
          <table:table-cell office:value-type="string" calcext:value-type="string">
            <text:p>preOptimizeXShift</text:p>
          </table:table-cell>
          <table:table-cell office:value-type="string" calcext:value-type="string">
            <text:p>preOptimizeZShift</text:p>
          </table:table-cell>
          <table:table-cell office:value-type="string" calcext:value-type="string">
            <text:p>preOptimizeZShiftPrime</text:p>
          </table:table-cell>
          <table:table-cell office:value-type="string" calcext:value-type="string">
            <text:p>Optimized_replicateNumber</text:p>
          </table:table-cell>
          <table:table-cell office:value-type="string" calcext:value-type="string">
            <text:p>Optimized_Directory</text:p>
          </table:table-cell>
          <table:table-cell office:value-type="string" calcext:value-type="string">
            <text:p>Sequence</text:p>
          </table:table-cell>
          <table:table-cell office:value-type="string" calcext:value-type="string">
            <text:p>PercentGpA</text:p>
          </table:table-cell>
          <table:table-cell office:value-type="string" calcext:value-type="string">
            <text:p>PercentStd</text:p>
          </table:table-cell>
          <table:table-cell office:value-type="string" calcext:value-type="string">
            <text:p>Sample</text:p>
          </table:table-cell>
          <table:table-cell office:value-type="string" calcext:value-type="string">
            <text:p>toxgreen_fluor</text:p>
          </table:table-cell>
          <table:table-cell office:value-type="string" calcext:value-type="string">
            <text:p>toxgreen_std</text:p>
          </table:table-cell>
          <table:table-cell office:value-type="string" calcext:value-type="string">
            <text:p>Segments</text:p>
          </table:table-cell>
          <table:table-cell office:value-type="string" calcext:value-type="string">
            <text:p>LB-0H_M9-30H</text:p>
          </table:table-cell>
          <table:table-cell office:value-type="string" calcext:value-type="string">
            <text:p>LB-0H_M9-36H</text:p>
          </table:table-cell>
          <table:table-cell office:value-type="string" calcext:value-type="string">
            <text:p>LB-12H_M9-30H</text:p>
          </table:table-cell>
          <table:table-cell office:value-type="string" calcext:value-type="string">
            <text:p>LB-12H_M9-36H</text:p>
          </table:table-cell>
          <table:table-cell office:value-type="string" calcext:value-type="string">
            <text:p>LB-24H_M9-30H</text:p>
          </table:table-cell>
          <table:table-cell office:value-type="string" calcext:value-type="string">
            <text:p>LB-24H_M9-36H</text:p>
          </table:table-cell>
          <table:table-cell office:value-type="string" calcext:value-type="string">
            <text:p>LB-36H_M9-30H</text:p>
          </table:table-cell>
          <table:table-cell office:value-type="string" calcext:value-type="string">
            <text:p>LB-36H_M9-36H</text:p>
          </table:table-cell>
          <table:table-cell office:value-type="string" calcext:value-type="string">
            <text:p>Design</text:p>
          </table:table-cell>
          <table:table-cell office:value-type="string" calcext:value-type="string">
            <text:p>replicateNumber</text:p>
          </table:table-cell>
          <table:table-cell office:value-type="string" calcext:value-type="string">
            <text:p>Directory</text:p>
          </table:table-cell>
          <table:table-cell office:value-type="string" calcext:value-type="string">
            <text:p>Total</text:p>
          </table:table-cell>
          <table:table-cell office:value-type="string" calcext:value-type="string">
            <text:p>VDWDiff</text:p>
          </table:table-cell>
          <table:table-cell office:value-type="string" calcext:value-type="string">
            <text:p>HBONDDiff</text:p>
          </table:table-cell>
          <table:table-cell office:value-type="string" calcext:value-type="string">
            <text:p>IMM1Diff</text:p>
          </table:table-cell>
          <table:table-cell office:value-type="string" calcext:value-type="string">
            <text:p>VDWRepackDiff</text:p>
          </table:table-cell>
          <table:table-cell office:value-type="string" calcext:value-type="string">
            <text:p>HBONDRepackDiff</text:p>
          </table:table-cell>
          <table:table-cell office:value-type="string" calcext:value-type="string">
            <text:p>IMM1RepackDiff</text:p>
          </table:table-cell>
          <table:table-cell office:value-type="string" calcext:value-type="string">
            <text:p>object_name</text:p>
          </table:table-cell>
          <table:table-cell office:value-type="string" calcext:value-type="string">
            <text:p>hbonds</text:p>
          </table:table-cell>
          <table:table-cell office:value-type="string" calcext:value-type="string">
            <text:p>hbondDonors</text:p>
          </table:table-cell>
          <table:table-cell office:value-type="string" calcext:value-type="string">
            <text:p>hbondAcceptors</text:p>
          </table:table-cell>
          <table:table-cell office:value-type="string" calcext:value-type="string">
            <text:p>c-alphaDonors</text:p>
          </table:table-cell>
          <table:table-cell office:value-type="string" calcext:value-type="string">
            <text:p>c-alphaAcceptors</text:p>
          </table:table-cell>
          <table:table-cell table:number-columns-repeated="959"/>
        </table:table-row>
        <table:table-row table:style-name="ro1">
          <table:table-cell office:value-type="string" calcext:value-type="string">
            <text:p>LLLLFALLALLYVLTSLLILI_0</text:p>
          </table:table-cell>
          <table:table-cell office:value-type="float" office:value="1.10110011011E+016" calcext:value-type="float">
            <text:p>1.10110011011E+016</text:p>
          </table:table-cell>
          <table:table-cell office:value-type="float" office:value="1" calcext:value-type="float">
            <text:p>1</text:p>
          </table:table-cell>
          <table:table-cell office:value-type="float" office:value="-74.2625" calcext:value-type="float">
            <text:p>-74.2625</text:p>
          </table:table-cell>
          <table:table-cell office:value-type="float" office:value="-74.2438" calcext:value-type="float">
            <text:p>-74.2438</text:p>
          </table:table-cell>
          <table:table-cell office:value-type="float" office:value="-74.1496" calcext:value-type="float">
            <text:p>-74.1496</text:p>
          </table:table-cell>
          <table:table-cell office:value-type="float" office:value="-236.379" calcext:value-type="float">
            <text:p>-236.379</text:p>
          </table:table-cell>
          <table:table-cell office:value-type="float" office:value="-220.468" calcext:value-type="float">
            <text:p>-220.468</text:p>
          </table:table-cell>
          <table:table-cell office:value-type="float" office:value="-244.401" calcext:value-type="float">
            <text:p>-244.401</text:p>
          </table:table-cell>
          <table:table-cell office:value-type="float" office:value="-360.006" calcext:value-type="float">
            <text:p>-360.006</text:p>
          </table:table-cell>
          <table:table-cell office:value-type="float" office:value="4550.7" calcext:value-type="float">
            <text:p>4550.7</text:p>
          </table:table-cell>
          <table:table-cell office:value-type="float" office:value="3657.86" calcext:value-type="float">
            <text:p>3657.86</text:p>
          </table:table-cell>
          <table:table-cell office:value-type="float" office:value="3630.83" calcext:value-type="float">
            <text:p>3630.83</text:p>
          </table:table-cell>
          <table:table-cell office:value-type="float" office:value="-24.9653" calcext:value-type="float">
            <text:p>-24.9653</text:p>
          </table:table-cell>
          <table:table-cell office:value-type="float" office:value="-9.75878" calcext:value-type="float">
            <text:p>-9.75878</text:p>
          </table:table-cell>
          <table:table-cell office:value-type="float" office:value="-74.33" calcext:value-type="float">
            <text:p>-74.33</text:p>
          </table:table-cell>
          <table:table-cell office:value-type="float" office:value="-75.0536" calcext:value-type="float">
            <text:p>-75.0536</text:p>
          </table:table-cell>
          <table:table-cell office:value-type="float" office:value="-41.4562" calcext:value-type="float">
            <text:p>-41.4562</text:p>
          </table:table-cell>
          <table:table-cell office:value-type="float" office:value="-49.2286" calcext:value-type="float">
            <text:p>-49.2286</text:p>
          </table:table-cell>
          <table:table-cell office:value-type="float" office:value="98.5566" calcext:value-type="float">
            <text:p>98.5566</text:p>
          </table:table-cell>
          <table:table-cell office:value-type="float" office:value="18.6331" calcext:value-type="float">
            <text:p>18.6331</text:p>
          </table:table-cell>
          <table:table-cell office:value-type="float" office:value="9.0283" calcext:value-type="float">
            <text:p>9.0283</text:p>
          </table:table-cell>
          <table:table-cell office:value-type="float" office:value="7.18942" calcext:value-type="float">
            <text:p>7.18942</text:p>
          </table:table-cell>
          <table:table-cell office:value-type="float" office:value="7.16777" calcext:value-type="float">
            <text:p>7.16777</text:p>
          </table:table-cell>
          <table:table-cell office:value-type="float" office:value="-9.83647" calcext:value-type="float">
            <text:p>-9.83647</text:p>
          </table:table-cell>
          <table:table-cell office:value-type="float" office:value="-51.6346" calcext:value-type="float">
            <text:p>-51.6346</text:p>
          </table:table-cell>
          <table:table-cell office:value-type="float" office:value="81.3081" calcext:value-type="float">
            <text:p>81.3081</text:p>
          </table:table-cell>
          <table:table-cell office:value-type="float" office:value="19.4931" calcext:value-type="float">
            <text:p>19.4931</text:p>
          </table:table-cell>
          <table:table-cell office:value-type="float" office:value="-369.765" calcext:value-type="float">
            <text:p>-369.765</text:p>
          </table:table-cell>
          <table:table-cell office:value-type="float" office:value="9.3325" calcext:value-type="float">
            <text:p>9.3325</text:p>
          </table:table-cell>
          <table:table-cell office:value-type="float" office:value="5.22178" calcext:value-type="float">
            <text:p>5.22178</text:p>
          </table:table-cell>
          <table:table-cell office:value-type="float" office:value="4.9414" calcext:value-type="float">
            <text:p>4.9414</text:p>
          </table:table-cell>
          <table:table-cell office:value-type="float" office:value="0" calcext:value-type="float">
            <text:p>0</text:p>
          </table:table-cell>
          <table:table-cell table:number-columns-repeated="2" office:value-type="string" calcext:value-type="string">
            <text:p>LLLLFALLALLYVLTSLLILI</text:p>
          </table:table-cell>
          <table:table-cell office:value-type="float" office:value="0.530532358612001" calcext:value-type="float">
            <text:p>0.530532358612001</text:p>
          </table:table-cell>
          <table:table-cell office:value-type="float" office:value="0.108035635972269" calcext:value-type="float">
            <text:p>0.108035635972269</text:p>
          </table:table-cell>
          <table:table-cell office:value-type="string" calcext:value-type="string">
            <text:p>L</text:p>
          </table:table-cell>
          <table:table-cell office:value-type="float" office:value="12465.0088413462" calcext:value-type="float">
            <text:p>12465.0088413462</text:p>
          </table:table-cell>
          <table:table-cell office:value-type="float" office:value="2120.41542698863" calcext:value-type="float">
            <text:p>2120.41542698863</text:p>
          </table:table-cell>
          <table:table-cell office:value-type="float" office:value="2" calcext:value-type="float">
            <text:p>2</text:p>
          </table:table-cell>
          <table:table-cell office:value-type="float" office:value="-58.8655487975687" calcext:value-type="float">
            <text:p>-58.8655487975687</text:p>
          </table:table-cell>
          <table:table-cell office:value-type="float" office:value="-74.3523777583321" calcext:value-type="float">
            <text:p>-74.3523777583321</text:p>
          </table:table-cell>
          <table:table-cell office:value-type="float" office:value="-65.2830141277485" calcext:value-type="float">
            <text:p>-65.2830141277485</text:p>
          </table:table-cell>
          <table:table-cell office:value-type="float" office:value="-78.3537129342277" calcext:value-type="float">
            <text:p>-78.3537129342277</text:p>
          </table:table-cell>
          <table:table-cell office:value-type="float" office:value="-65.4439050116027" calcext:value-type="float">
            <text:p>-65.4439050116027</text:p>
          </table:table-cell>
          <table:table-cell office:value-type="float" office:value="-78.4540295420977" calcext:value-type="float">
            <text:p>-78.4540295420977</text:p>
          </table:table-cell>
          <table:table-cell office:value-type="float" office:value="-60.5173161618752" calcext:value-type="float">
            <text:p>-60.5173161618752</text:p>
          </table:table-cell>
          <table:table-cell office:value-type="float" office:value="-75.382266431998" calcext:value-type="float">
            <text:p>-75.382266431998</text:p>
          </table:table-cell>
          <table:table-cell office:value-type="string" calcext:value-type="string">
            <text:p>leu</text:p>
          </table:table-cell>
          <table:table-cell office:value-type="float" office:value="0" calcext:value-type="float">
            <text:p>0</text:p>
          </table:table-cell>
          <table:table-cell office:value-type="string" calcext:value-type="string">
            <text:p>design_1820</text:p>
          </table:table-cell>
          <table:table-cell office:value-type="float" office:value="-9.24259" calcext:value-type="float">
            <text:p>-9.24259</text:p>
          </table:table-cell>
          <table:table-cell office:value-type="float" office:value="-32.5365" calcext:value-type="float">
            <text:p>-32.5365</text:p>
          </table:table-cell>
          <table:table-cell office:value-type="float" office:value="-0.0279" calcext:value-type="float">
            <text:p>-0.0279</text:p>
          </table:table-cell>
          <table:table-cell office:value-type="float" office:value="23.322" calcext:value-type="float">
            <text:p>23.322</text:p>
          </table:table-cell>
          <table:table-cell office:value-type="float" office:value="-2.7872" calcext:value-type="float">
            <text:p>-2.7872</text:p>
          </table:table-cell>
          <table:table-cell office:value-type="float" office:value="0" calcext:value-type="float">
            <text:p>0</text:p>
          </table:table-cell>
          <table:table-cell office:value-type="float" office:value="-6.871" calcext:value-type="float">
            <text:p>-6.871</text:p>
          </table:table-cell>
          <table:table-cell table:number-columns-repeated="2" office:value-type="float" office:value="2" calcext:value-type="float">
            <text:p>2</text:p>
          </table:table-cell>
          <table:table-cell table:number-columns-repeated="2" office:value-type="float" office:value="6" calcext:value-type="float">
            <text:p>6</text:p>
          </table:table-cell>
          <table:table-cell table:number-columns-repeated="2" office:value-type="float" office:value="0" calcext:value-type="float">
            <text:p>0</text:p>
          </table:table-cell>
          <table:table-cell table:number-columns-repeated="959"/>
        </table:table-row>
        <table:table-row table:style-name="ro1">
          <table:table-cell table:style-name="ce1" office:value-type="string" calcext:value-type="string">
            <text:p>LLLAALLLLLVTLLFSLLILI_1</text:p>
          </table:table-cell>
          <table:table-cell table:style-name="ce1" office:value-type="float" office:value="1.100110110011E+017" calcext:value-type="float">
            <text:p>1.100110110011E+017</text:p>
          </table:table-cell>
          <table:table-cell table:style-name="ce1" office:value-type="float" office:value="1" calcext:value-type="float">
            <text:p>1</text:p>
          </table:table-cell>
          <table:table-cell table:style-name="ce1" office:value-type="float" office:value="-70.6534" calcext:value-type="float">
            <text:p>-70.6534</text:p>
          </table:table-cell>
          <table:table-cell table:style-name="ce1" office:value-type="float" office:value="-67.1181" calcext:value-type="float">
            <text:p>-67.1181</text:p>
          </table:table-cell>
          <table:table-cell table:style-name="ce1" office:value-type="float" office:value="-74.254" calcext:value-type="float">
            <text:p>-74.254</text:p>
          </table:table-cell>
          <table:table-cell table:style-name="ce1" office:value-type="float" office:value="-225.447" calcext:value-type="float">
            <text:p>-225.447</text:p>
          </table:table-cell>
          <table:table-cell table:style-name="ce1" office:value-type="float" office:value="-217.936" calcext:value-type="float">
            <text:p>-217.936</text:p>
          </table:table-cell>
          <table:table-cell table:style-name="ce1" office:value-type="float" office:value="-243.513" calcext:value-type="float">
            <text:p>-243.513</text:p>
          </table:table-cell>
          <table:table-cell table:style-name="ce1" office:value-type="float" office:value="-374.873" calcext:value-type="float">
            <text:p>-374.873</text:p>
          </table:table-cell>
          <table:table-cell table:style-name="ce1" office:value-type="float" office:value="4616.07" calcext:value-type="float">
            <text:p>4616.07</text:p>
          </table:table-cell>
          <table:table-cell table:style-name="ce1" office:value-type="float" office:value="3682.38" calcext:value-type="float">
            <text:p>3682.38</text:p>
          </table:table-cell>
          <table:table-cell table:style-name="ce1" office:value-type="float" office:value="3641.04" calcext:value-type="float">
            <text:p>3641.04</text:p>
          </table:table-cell>
          <table:table-cell table:style-name="ce1" office:value-type="float" office:value="-17.4844" calcext:value-type="float">
            <text:p>-17.4844</text:p>
          </table:table-cell>
          <table:table-cell table:style-name="ce1" office:value-type="float" office:value="-11.8233" calcext:value-type="float">
            <text:p>-11.8233</text:p>
          </table:table-cell>
          <table:table-cell table:style-name="ce1" office:value-type="float" office:value="-96.2575" calcext:value-type="float">
            <text:p>-96.2575</text:p>
          </table:table-cell>
          <table:table-cell table:style-name="ce1" office:value-type="float" office:value="-101.643" calcext:value-type="float">
            <text:p>-101.643</text:p>
          </table:table-cell>
          <table:table-cell table:style-name="ce1" office:value-type="float" office:value="-57.1068" calcext:value-type="float">
            <text:p>-57.1068</text:p>
          </table:table-cell>
          <table:table-cell table:style-name="ce1" office:value-type="float" office:value="-100.213" calcext:value-type="float">
            <text:p>-100.213</text:p>
          </table:table-cell>
          <table:table-cell table:style-name="ce1" office:value-type="float" office:value="51.9787" calcext:value-type="float">
            <text:p>51.9787</text:p>
          </table:table-cell>
          <table:table-cell table:style-name="ce1" office:value-type="float" office:value="31.2066" calcext:value-type="float">
            <text:p>31.2066</text:p>
          </table:table-cell>
          <table:table-cell table:style-name="ce1" office:value-type="float" office:value="9.03338" calcext:value-type="float">
            <text:p>9.03338</text:p>
          </table:table-cell>
          <table:table-cell table:style-name="ce1" office:value-type="float" office:value="8.54902" calcext:value-type="float">
            <text:p>8.54902</text:p>
          </table:table-cell>
          <table:table-cell table:style-name="ce1" office:value-type="float" office:value="7.8287" calcext:value-type="float">
            <text:p>7.8287</text:p>
          </table:table-cell>
          <table:table-cell table:style-name="ce1" office:value-type="float" office:value="-10.5834" calcext:value-type="float">
            <text:p>-10.5834</text:p>
          </table:table-cell>
          <table:table-cell table:style-name="ce1" office:value-type="float" office:value="-103.038" calcext:value-type="float">
            <text:p>-103.038</text:p>
          </table:table-cell>
          <table:table-cell table:style-name="ce1" office:value-type="float" office:value="36.634" calcext:value-type="float">
            <text:p>36.634</text:p>
          </table:table-cell>
          <table:table-cell table:style-name="ce1" office:value-type="float" office:value="25.4696" calcext:value-type="float">
            <text:p>25.4696</text:p>
          </table:table-cell>
          <table:table-cell table:style-name="ce1" office:value-type="float" office:value="-385.447" calcext:value-type="float">
            <text:p>-385.447</text:p>
          </table:table-cell>
          <table:table-cell table:style-name="ce1" office:value-type="float" office:value="9.2755" calcext:value-type="float">
            <text:p>9.2755</text:p>
          </table:table-cell>
          <table:table-cell table:style-name="ce1" office:value-type="float" office:value="6.90129" calcext:value-type="float">
            <text:p>6.90129</text:p>
          </table:table-cell>
          <table:table-cell table:style-name="ce1" office:value-type="float" office:value="5.9508" calcext:value-type="float">
            <text:p>5.9508</text:p>
          </table:table-cell>
          <table:table-cell table:style-name="ce1" office:value-type="float" office:value="1" calcext:value-type="float">
            <text:p>1</text:p>
          </table:table-cell>
          <table:table-cell table:number-columns-repeated="2" table:style-name="ce1" office:value-type="string" calcext:value-type="string">
            <text:p>LLLAALLLLLVTLLFSLLILI</text:p>
          </table:table-cell>
          <table:table-cell table:style-name="ce1" office:value-type="float" office:value="0.530350516534179" calcext:value-type="float">
            <text:p>0.530350516534179</text:p>
          </table:table-cell>
          <table:table-cell table:style-name="ce1" office:value-type="float" office:value="0.0784489677786736" calcext:value-type="float">
            <text:p>0.0784489677786736</text:p>
          </table:table-cell>
          <table:table-cell table:style-name="ce1" office:value-type="string" calcext:value-type="string">
            <text:p>L</text:p>
          </table:table-cell>
          <table:table-cell table:style-name="ce1" office:value-type="float" office:value="12460.7364099376" calcext:value-type="float">
            <text:p>12460.7364099376</text:p>
          </table:table-cell>
          <table:table-cell table:style-name="ce1" office:value-type="float" office:value="1539.71789042194" calcext:value-type="float">
            <text:p>1539.71789042194</text:p>
          </table:table-cell>
          <table:table-cell table:style-name="ce1" office:value-type="float" office:value="2" calcext:value-type="float">
            <text:p>2</text:p>
          </table:table-cell>
          <table:table-cell table:style-name="ce1" office:value-type="float" office:value="57.4339784355926" calcext:value-type="float">
            <text:p>57.4339784355926</text:p>
          </table:table-cell>
          <table:table-cell table:style-name="ce1" office:value-type="float" office:value="-3.84634596057783" calcext:value-type="float">
            <text:p>-3.84634596057783</text:p>
          </table:table-cell>
          <table:table-cell table:style-name="ce1" office:value-type="float" office:value="14.5801395509381" calcext:value-type="float">
            <text:p>14.5801395509381</text:p>
          </table:table-cell>
          <table:table-cell table:style-name="ce1" office:value-type="float" office:value="-30.0195598964878" calcext:value-type="float">
            <text:p>-30.0195598964878</text:p>
          </table:table-cell>
          <table:table-cell table:style-name="ce1" office:value-type="float" office:value="-12.9946410470684" calcext:value-type="float">
            <text:p>-12.9946410470684</text:p>
          </table:table-cell>
          <table:table-cell table:style-name="ce1" office:value-type="float" office:value="-46.8610063248927" calcext:value-type="float">
            <text:p>-46.8610063248927</text:p>
          </table:table-cell>
          <table:table-cell table:style-name="ce1" office:value-type="float" office:value="-13.0659698557471" calcext:value-type="float">
            <text:p>-13.0659698557471</text:p>
          </table:table-cell>
          <table:table-cell table:style-name="ce1" office:value-type="float" office:value="-46.9045707806785" calcext:value-type="float">
            <text:p>-46.9045707806785</text:p>
          </table:table-cell>
          <table:table-cell table:style-name="ce1" office:value-type="string" calcext:value-type="string">
            <text:p>leu</text:p>
          </table:table-cell>
          <table:table-cell table:style-name="ce1" office:value-type="float" office:value="1" calcext:value-type="float">
            <text:p>1</text:p>
          </table:table-cell>
          <table:table-cell table:style-name="ce1" office:value-type="string" calcext:value-type="string">
            <text:p>design_208</text:p>
          </table:table-cell>
          <table:table-cell table:style-name="ce1" office:value-type="float" office:value="-10.0078" calcext:value-type="float">
            <text:p>-10.0078</text:p>
          </table:table-cell>
          <table:table-cell table:style-name="ce1" office:value-type="float" office:value="-43.7563" calcext:value-type="float">
            <text:p>-43.7563</text:p>
          </table:table-cell>
          <table:table-cell table:style-name="ce1" office:value-type="float" office:value="7.148" calcext:value-type="float">
            <text:p>7.148</text:p>
          </table:table-cell>
          <table:table-cell table:style-name="ce1" office:value-type="float" office:value="26.6" calcext:value-type="float">
            <text:p>26.6</text:p>
          </table:table-cell>
          <table:table-cell table:style-name="ce1" office:value-type="float" office:value="-3.5686" calcext:value-type="float">
            <text:p>-3.5686</text:p>
          </table:table-cell>
          <table:table-cell table:style-name="ce1" office:value-type="float" office:value="-3.8691" calcext:value-type="float">
            <text:p>-3.8691</text:p>
          </table:table-cell>
          <table:table-cell table:style-name="ce1" office:value-type="float" office:value="-0.398" calcext:value-type="float">
            <text:p>-0.398</text:p>
          </table:table-cell>
          <table:table-cell table:style-name="ce1" office:value-type="string" calcext:value-type="string">
            <text:p>LLLAALLLLLVTLLFSLLILI</text:p>
          </table:table-cell>
          <table:table-cell table:style-name="ce1" office:value-type="float" office:value="2" calcext:value-type="float">
            <text:p>2</text:p>
          </table:table-cell>
          <table:table-cell table:number-columns-repeated="2" table:style-name="ce1" office:value-type="float" office:value="4" calcext:value-type="float">
            <text:p>4</text:p>
          </table:table-cell>
          <table:table-cell table:number-columns-repeated="2" table:style-name="ce1" office:value-type="float" office:value="0" calcext:value-type="float">
            <text:p>0</text:p>
          </table:table-cell>
          <table:table-cell table:style-name="ce1" table:number-columns-repeated="959"/>
        </table:table-row>
        <table:table-row table:style-name="ro1">
          <table:table-cell office:value-type="string" calcext:value-type="string">
            <text:p>LLLLTLLLFILALLLSVLILI_2</text:p>
          </table:table-cell>
          <table:table-cell office:value-type="float" office:value="1.100110110011E+016" calcext:value-type="float">
            <text:p>1.100110110011E+016</text:p>
          </table:table-cell>
          <table:table-cell office:value-type="float" office:value="1" calcext:value-type="float">
            <text:p>1</text:p>
          </table:table-cell>
          <table:table-cell table:number-columns-repeated="3" office:value-type="float" office:value="-60.4286" calcext:value-type="float">
            <text:p>-60.4286</text:p>
          </table:table-cell>
          <table:table-cell office:value-type="float" office:value="-233.534" calcext:value-type="float">
            <text:p>-233.534</text:p>
          </table:table-cell>
          <table:table-cell office:value-type="float" office:value="-227.848" calcext:value-type="float">
            <text:p>-227.848</text:p>
          </table:table-cell>
          <table:table-cell office:value-type="float" office:value="-246.35" calcext:value-type="float">
            <text:p>-246.35</text:p>
          </table:table-cell>
          <table:table-cell office:value-type="float" office:value="-373.391" calcext:value-type="float">
            <text:p>-373.391</text:p>
          </table:table-cell>
          <table:table-cell office:value-type="float" office:value="4602.6" calcext:value-type="float">
            <text:p>4602.6</text:p>
          </table:table-cell>
          <table:table-cell office:value-type="float" office:value="3630.69" calcext:value-type="float">
            <text:p>3630.69</text:p>
          </table:table-cell>
          <table:table-cell office:value-type="float" office:value="3632.92" calcext:value-type="float">
            <text:p>3632.92</text:p>
          </table:table-cell>
          <table:table-cell office:value-type="float" office:value="-25.3324" calcext:value-type="float">
            <text:p>-25.3324</text:p>
          </table:table-cell>
          <table:table-cell office:value-type="float" office:value="-7.43147" calcext:value-type="float">
            <text:p>-7.43147</text:p>
          </table:table-cell>
          <table:table-cell office:value-type="float" office:value="-104.761" calcext:value-type="float">
            <text:p>-104.761</text:p>
          </table:table-cell>
          <table:table-cell office:value-type="float" office:value="-92.5454" calcext:value-type="float">
            <text:p>-92.5454</text:p>
          </table:table-cell>
          <table:table-cell office:value-type="float" office:value="-66.6126" calcext:value-type="float">
            <text:p>-66.6126</text:p>
          </table:table-cell>
          <table:table-cell office:value-type="float" office:value="-51.4824" calcext:value-type="float">
            <text:p>-51.4824</text:p>
          </table:table-cell>
          <table:table-cell office:value-type="float" office:value="83.7748" calcext:value-type="float">
            <text:p>83.7748</text:p>
          </table:table-cell>
          <table:table-cell office:value-type="float" office:value="23.3237" calcext:value-type="float">
            <text:p>23.3237</text:p>
          </table:table-cell>
          <table:table-cell office:value-type="float" office:value="8.95337" calcext:value-type="float">
            <text:p>8.95337</text:p>
          </table:table-cell>
          <table:table-cell office:value-type="float" office:value="5.53196" calcext:value-type="float">
            <text:p>5.53196</text:p>
          </table:table-cell>
          <table:table-cell office:value-type="float" office:value="5.28859" calcext:value-type="float">
            <text:p>5.28859</text:p>
          </table:table-cell>
          <table:table-cell office:value-type="float" office:value="-10.1844" calcext:value-type="float">
            <text:p>-10.1844</text:p>
          </table:table-cell>
          <table:table-cell office:value-type="float" office:value="-56.9271" calcext:value-type="float">
            <text:p>-56.9271</text:p>
          </table:table-cell>
          <table:table-cell office:value-type="float" office:value="66.5563" calcext:value-type="float">
            <text:p>66.5563</text:p>
          </table:table-cell>
          <table:table-cell office:value-type="float" office:value="23.7083" calcext:value-type="float">
            <text:p>23.7083</text:p>
          </table:table-cell>
          <table:table-cell office:value-type="float" office:value="-384.24" calcext:value-type="float">
            <text:p>-384.24</text:p>
          </table:table-cell>
          <table:table-cell office:value-type="float" office:value="9.2343" calcext:value-type="float">
            <text:p>9.2343</text:p>
          </table:table-cell>
          <table:table-cell office:value-type="float" office:value="4.02416" calcext:value-type="float">
            <text:p>4.02416</text:p>
          </table:table-cell>
          <table:table-cell office:value-type="float" office:value="3.5225" calcext:value-type="float">
            <text:p>3.5225</text:p>
          </table:table-cell>
          <table:table-cell office:value-type="float" office:value="2" calcext:value-type="float">
            <text:p>2</text:p>
          </table:table-cell>
          <table:table-cell table:number-columns-repeated="2" office:value-type="string" calcext:value-type="string">
            <text:p>LLLLTLLLFILALLLSVLILI</text:p>
          </table:table-cell>
          <table:table-cell office:value-type="float" office:value="0.494358661375882" calcext:value-type="float">
            <text:p>0.494358661375882</text:p>
          </table:table-cell>
          <table:table-cell office:value-type="float" office:value="0.144569967453005" calcext:value-type="float">
            <text:p>0.144569967453005</text:p>
          </table:table-cell>
          <table:table-cell office:value-type="string" calcext:value-type="string">
            <text:p>L</text:p>
          </table:table-cell>
          <table:table-cell office:value-type="float" office:value="11615.0975239327" calcext:value-type="float">
            <text:p>11615.0975239327</text:p>
          </table:table-cell>
          <table:table-cell office:value-type="float" office:value="2837.47475088508" calcext:value-type="float">
            <text:p>2837.47475088508</text:p>
          </table:table-cell>
          <table:table-cell office:value-type="float" office:value="2" calcext:value-type="float">
            <text:p>2</text:p>
          </table:table-cell>
          <table:table-cell office:value-type="float" office:value="-41.6623842575259" calcext:value-type="float">
            <text:p>-41.6623842575259</text:p>
          </table:table-cell>
          <table:table-cell office:value-type="float" office:value="-60.7635959221251" calcext:value-type="float">
            <text:p>-60.7635959221251</text:p>
          </table:table-cell>
          <table:table-cell office:value-type="float" office:value="-43.1642211224786" calcext:value-type="float">
            <text:p>-43.1642211224786</text:p>
          </table:table-cell>
          <table:table-cell office:value-type="float" office:value="-61.7736933925542" calcext:value-type="float">
            <text:p>-61.7736933925542</text:p>
          </table:table-cell>
          <table:table-cell office:value-type="float" office:value="-58.535690490874" calcext:value-type="float">
            <text:p>-58.535690490874</text:p>
          </table:table-cell>
          <table:table-cell office:value-type="float" office:value="-72.1121547049166" calcext:value-type="float">
            <text:p>-72.1121547049166</text:p>
          </table:table-cell>
          <table:table-cell office:value-type="float" office:value="-72.5925347534187" calcext:value-type="float">
            <text:p>-72.5925347534187</text:p>
          </table:table-cell>
          <table:table-cell office:value-type="float" office:value="-81.5664324385093" calcext:value-type="float">
            <text:p>-81.5664324385093</text:p>
          </table:table-cell>
          <table:table-cell office:value-type="string" calcext:value-type="string">
            <text:p>leu</text:p>
          </table:table-cell>
          <table:table-cell office:value-type="float" office:value="1" calcext:value-type="float">
            <text:p>1</text:p>
          </table:table-cell>
          <table:table-cell office:value-type="string" calcext:value-type="string">
            <text:p>design_890</text:p>
          </table:table-cell>
          <table:table-cell office:value-type="float" office:value="-9.5277" calcext:value-type="float">
            <text:p>-9.5277</text:p>
          </table:table-cell>
          <table:table-cell office:value-type="float" office:value="-34.2917" calcext:value-type="float">
            <text:p>-34.2917</text:p>
          </table:table-cell>
          <table:table-cell office:value-type="float" office:value="0.0634" calcext:value-type="float">
            <text:p>0.0634</text:p>
          </table:table-cell>
          <table:table-cell office:value-type="float" office:value="24.701" calcext:value-type="float">
            <text:p>24.701</text:p>
          </table:table-cell>
          <table:table-cell office:value-type="float" office:value="-11.6157" calcext:value-type="float">
            <text:p>-11.6157</text:p>
          </table:table-cell>
          <table:table-cell office:value-type="float" office:value="0" calcext:value-type="float">
            <text:p>0</text:p>
          </table:table-cell>
          <table:table-cell office:value-type="float" office:value="0.657" calcext:value-type="float">
            <text:p>0.657</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table:number-columns-repeated="2" office:value-type="float" office:value="0" calcext:value-type="float">
            <text:p>0</text:p>
          </table:table-cell>
          <table:table-cell table:number-columns-repeated="959"/>
        </table:table-row>
        <table:table-row table:style-name="ro1">
          <table:table-cell table:style-name="ce2" office:value-type="string" calcext:value-type="string">
            <text:p>LLLLLALLFVLTSLLAILILI_0</text:p>
          </table:table-cell>
          <table:table-cell table:style-name="ce2" office:value-type="float" office:value="1.100110110011E+016" calcext:value-type="float">
            <text:p>1.100110110011E+016</text:p>
          </table:table-cell>
          <table:table-cell table:style-name="ce2" office:value-type="float" office:value="1" calcext:value-type="float">
            <text:p>1</text:p>
          </table:table-cell>
          <table:table-cell table:style-name="ce2" office:value-type="float" office:value="-76.6673" calcext:value-type="float">
            <text:p>-76.6673</text:p>
          </table:table-cell>
          <table:table-cell table:style-name="ce2" office:value-type="float" office:value="-78.7741" calcext:value-type="float">
            <text:p>-78.7741</text:p>
          </table:table-cell>
          <table:table-cell table:style-name="ce2" office:value-type="float" office:value="-74.2275" calcext:value-type="float">
            <text:p>-74.2275</text:p>
          </table:table-cell>
          <table:table-cell table:style-name="ce2" office:value-type="float" office:value="-240" calcext:value-type="float">
            <text:p>-240</text:p>
          </table:table-cell>
          <table:table-cell table:style-name="ce2" office:value-type="float" office:value="-232.02" calcext:value-type="float">
            <text:p>-232.02</text:p>
          </table:table-cell>
          <table:table-cell table:style-name="ce2" office:value-type="float" office:value="-241.904" calcext:value-type="float">
            <text:p>-241.904</text:p>
          </table:table-cell>
          <table:table-cell table:style-name="ce2" office:value-type="float" office:value="-373.375" calcext:value-type="float">
            <text:p>-373.375</text:p>
          </table:table-cell>
          <table:table-cell table:style-name="ce2" office:value-type="float" office:value="4503.57" calcext:value-type="float">
            <text:p>4503.57</text:p>
          </table:table-cell>
          <table:table-cell table:style-name="ce2" office:value-type="float" office:value="3622.63" calcext:value-type="float">
            <text:p>3622.63</text:p>
          </table:table-cell>
          <table:table-cell table:style-name="ce2" office:value-type="float" office:value="3557.21" calcext:value-type="float">
            <text:p>3557.21</text:p>
          </table:table-cell>
          <table:table-cell table:style-name="ce2" office:value-type="float" office:value="-38.7665" calcext:value-type="float">
            <text:p>-38.7665</text:p>
          </table:table-cell>
          <table:table-cell table:style-name="ce2" office:value-type="float" office:value="-32.9949" calcext:value-type="float">
            <text:p>-32.9949</text:p>
          </table:table-cell>
          <table:table-cell table:style-name="ce2" office:value-type="float" office:value="-95.4744" calcext:value-type="float">
            <text:p>-95.4744</text:p>
          </table:table-cell>
          <table:table-cell table:style-name="ce2" office:value-type="float" office:value="-95.5757" calcext:value-type="float">
            <text:p>-95.5757</text:p>
          </table:table-cell>
          <table:table-cell table:style-name="ce2" office:value-type="float" office:value="-57.2435" calcext:value-type="float">
            <text:p>-57.2435</text:p>
          </table:table-cell>
          <table:table-cell table:style-name="ce2" office:value-type="float" office:value="-5.46125" calcext:value-type="float">
            <text:p>-5.46125</text:p>
          </table:table-cell>
          <table:table-cell table:style-name="ce2" office:value-type="float" office:value="101.612" calcext:value-type="float">
            <text:p>101.612</text:p>
          </table:table-cell>
          <table:table-cell table:style-name="ce2" office:value-type="float" office:value="20.4587" calcext:value-type="float">
            <text:p>20.4587</text:p>
          </table:table-cell>
          <table:table-cell table:style-name="ce2" office:value-type="float" office:value="8.829" calcext:value-type="float">
            <text:p>8.829</text:p>
          </table:table-cell>
          <table:table-cell table:style-name="ce2" office:value-type="float" office:value="1.03676" calcext:value-type="float">
            <text:p>1.03676</text:p>
          </table:table-cell>
          <table:table-cell table:style-name="ce2" office:value-type="float" office:value="1.06094" calcext:value-type="float">
            <text:p>1.06094</text:p>
          </table:table-cell>
          <table:table-cell table:style-name="ce2" office:value-type="float" office:value="-31.9328" calcext:value-type="float">
            <text:p>-31.9328</text:p>
          </table:table-cell>
          <table:table-cell table:style-name="ce2" office:value-type="float" office:value="-7.1541" calcext:value-type="float">
            <text:p>-7.1541</text:p>
          </table:table-cell>
          <table:table-cell table:style-name="ce2" office:value-type="float" office:value="92.8459" calcext:value-type="float">
            <text:p>92.8459</text:p>
          </table:table-cell>
          <table:table-cell table:style-name="ce2" office:value-type="float" office:value="18" calcext:value-type="float">
            <text:p>18</text:p>
          </table:table-cell>
          <table:table-cell table:style-name="ce2" office:value-type="float" office:value="-406.37" calcext:value-type="float">
            <text:p>-406.37</text:p>
          </table:table-cell>
          <table:table-cell table:style-name="ce2" office:value-type="float" office:value="8.8115" calcext:value-type="float">
            <text:p>8.8115</text:p>
          </table:table-cell>
          <table:table-cell table:style-name="ce2" office:value-type="float" office:value="0.107311" calcext:value-type="float">
            <text:p>0.107311</text:p>
          </table:table-cell>
          <table:table-cell table:style-name="ce2" office:value-type="float" office:value="-0.000000555556" calcext:value-type="float">
            <text:p>-0.000000555556</text:p>
          </table:table-cell>
          <table:table-cell table:style-name="ce2" office:value-type="float" office:value="0" calcext:value-type="float">
            <text:p>0</text:p>
          </table:table-cell>
          <table:table-cell table:number-columns-repeated="2" table:style-name="ce2" office:value-type="string" calcext:value-type="string">
            <text:p>LLLLLALLFVLTSLLAILILI</text:p>
          </table:table-cell>
          <table:table-cell table:style-name="ce2" office:value-type="float" office:value="0.48489014266439" calcext:value-type="float">
            <text:p>0.48489014266439</text:p>
          </table:table-cell>
          <table:table-cell table:style-name="ce2" office:value-type="float" office:value="0.0919935338060811" calcext:value-type="float">
            <text:p>0.0919935338060811</text:p>
          </table:table-cell>
          <table:table-cell table:style-name="ce2" office:value-type="string" calcext:value-type="string">
            <text:p>L</text:p>
          </table:table-cell>
          <table:table-cell table:style-name="ce2" office:value-type="float" office:value="11392.6319805383" calcext:value-type="float">
            <text:p>11392.6319805383</text:p>
          </table:table-cell>
          <table:table-cell table:style-name="ce2" office:value-type="float" office:value="1805.55708781947" calcext:value-type="float">
            <text:p>1805.55708781947</text:p>
          </table:table-cell>
          <table:table-cell table:style-name="ce2" office:value-type="float" office:value="3" calcext:value-type="float">
            <text:p>3</text:p>
          </table:table-cell>
          <table:table-cell table:style-name="ce2" office:value-type="float" office:value="-39.1650788144999" calcext:value-type="float">
            <text:p>-39.1650788144999</text:p>
          </table:table-cell>
          <table:table-cell table:style-name="ce2" office:value-type="float" office:value="-57.0840431757032" calcext:value-type="float">
            <text:p>-57.0840431757032</text:p>
          </table:table-cell>
          <table:table-cell table:style-name="ce2" office:value-type="float" office:value="-45.7787008033198" calcext:value-type="float">
            <text:p>-45.7787008033198</text:p>
          </table:table-cell>
          <table:table-cell table:style-name="ce2" office:value-type="float" office:value="-61.7496186411328" calcext:value-type="float">
            <text:p>-61.7496186411328</text:p>
          </table:table-cell>
          <table:table-cell table:style-name="ce2" office:value-type="float" office:value="-48.137541531222" calcext:value-type="float">
            <text:p>-48.137541531222</text:p>
          </table:table-cell>
          <table:table-cell table:style-name="ce2" office:value-type="float" office:value="-63.4136613465612" calcext:value-type="float">
            <text:p>-63.4136613465612</text:p>
          </table:table-cell>
          <table:table-cell table:style-name="ce2" office:value-type="float" office:value="-42.7906753398802" calcext:value-type="float">
            <text:p>-42.7906753398802</text:p>
          </table:table-cell>
          <table:table-cell table:style-name="ce2" office:value-type="float" office:value="-59.641717960406" calcext:value-type="float">
            <text:p>-59.641717960406</text:p>
          </table:table-cell>
          <table:table-cell table:style-name="ce2" office:value-type="string" calcext:value-type="string">
            <text:p>leu</text:p>
          </table:table-cell>
          <table:table-cell table:style-name="ce2" office:value-type="float" office:value="3" calcext:value-type="float">
            <text:p>3</text:p>
          </table:table-cell>
          <table:table-cell table:style-name="ce2" office:value-type="string" calcext:value-type="string">
            <text:p>design_693</text:p>
          </table:table-cell>
          <table:table-cell table:style-name="ce2" office:value-type="float" office:value="-32.851" calcext:value-type="float">
            <text:p>-32.851</text:p>
          </table:table-cell>
          <table:table-cell table:style-name="ce2" office:value-type="float" office:value="-38.3903" calcext:value-type="float">
            <text:p>-38.3903</text:p>
          </table:table-cell>
          <table:table-cell table:style-name="ce2" office:value-type="float" office:value="-4.4771" calcext:value-type="float">
            <text:p>-4.4771</text:p>
          </table:table-cell>
          <table:table-cell table:style-name="ce2" office:value-type="float" office:value="10.016" calcext:value-type="float">
            <text:p>10.016</text:p>
          </table:table-cell>
          <table:table-cell table:style-name="ce2" office:value-type="float" office:value="-7.0685" calcext:value-type="float">
            <text:p>-7.0685</text:p>
          </table:table-cell>
          <table:table-cell table:style-name="ce2" office:value-type="float" office:value="0.7668" calcext:value-type="float">
            <text:p>0.7668</text:p>
          </table:table-cell>
          <table:table-cell table:style-name="ce2" office:value-type="float" office:value="-8.613" calcext:value-type="float">
            <text:p>-8.613</text:p>
          </table:table-cell>
          <table:table-cell table:style-name="ce2" office:value-type="float" office:value="0" calcext:value-type="float">
            <text:p>0</text:p>
          </table:table-cell>
          <table:table-cell table:style-name="ce2" office:value-type="float" office:value="2" calcext:value-type="float">
            <text:p>2</text:p>
          </table:table-cell>
          <table:table-cell table:number-columns-repeated="2" table:style-name="ce2" office:value-type="float" office:value="4" calcext:value-type="float">
            <text:p>4</text:p>
          </table:table-cell>
          <table:table-cell table:number-columns-repeated="2" table:style-name="ce2" office:value-type="float" office:value="0" calcext:value-type="float">
            <text:p>0</text:p>
          </table:table-cell>
          <table:table-cell table:style-name="ce2" table:number-columns-repeated="959"/>
        </table:table-row>
        <table:table-row table:style-name="ro1">
          <table:table-cell table:style-name="ce3" office:value-type="string" calcext:value-type="string">
            <text:p>LLLLVALLLLLTSLLFLLILI_0</text:p>
          </table:table-cell>
          <table:table-cell table:style-name="ce3" office:value-type="float" office:value="1.100110110011E+016" calcext:value-type="float">
            <text:p>1.100110110011E+016</text:p>
          </table:table-cell>
          <table:table-cell table:style-name="ce3" office:value-type="float" office:value="1" calcext:value-type="float">
            <text:p>1</text:p>
          </table:table-cell>
          <table:table-cell table:style-name="ce3" office:value-type="float" office:value="-79.8088" calcext:value-type="float">
            <text:p>-79.8088</text:p>
          </table:table-cell>
          <table:table-cell table:style-name="ce3" office:value-type="float" office:value="-77.8769" calcext:value-type="float">
            <text:p>-77.8769</text:p>
          </table:table-cell>
          <table:table-cell table:style-name="ce3" office:value-type="float" office:value="-74.2973" calcext:value-type="float">
            <text:p>-74.2973</text:p>
          </table:table-cell>
          <table:table-cell table:style-name="ce3" office:value-type="float" office:value="-237.883" calcext:value-type="float">
            <text:p>-237.883</text:p>
          </table:table-cell>
          <table:table-cell table:style-name="ce3" office:value-type="float" office:value="-232.873" calcext:value-type="float">
            <text:p>-232.873</text:p>
          </table:table-cell>
          <table:table-cell table:style-name="ce3" office:value-type="float" office:value="-246.51" calcext:value-type="float">
            <text:p>-246.51</text:p>
          </table:table-cell>
          <table:table-cell table:style-name="ce3" office:value-type="float" office:value="-385.555" calcext:value-type="float">
            <text:p>-385.555</text:p>
          </table:table-cell>
          <table:table-cell table:style-name="ce3" office:value-type="float" office:value="4645.13" calcext:value-type="float">
            <text:p>4645.13</text:p>
          </table:table-cell>
          <table:table-cell table:style-name="ce3" office:value-type="float" office:value="3549.21" calcext:value-type="float">
            <text:p>3549.21</text:p>
          </table:table-cell>
          <table:table-cell table:style-name="ce3" office:value-type="float" office:value="3549.81" calcext:value-type="float">
            <text:p>3549.81</text:p>
          </table:table-cell>
          <table:table-cell table:style-name="ce3" office:value-type="float" office:value="-38.4125" calcext:value-type="float">
            <text:p>-38.4125</text:p>
          </table:table-cell>
          <table:table-cell table:style-name="ce3" office:value-type="float" office:value="-30.1878" calcext:value-type="float">
            <text:p>-30.1878</text:p>
          </table:table-cell>
          <table:table-cell table:style-name="ce3" office:value-type="float" office:value="-106.276" calcext:value-type="float">
            <text:p>-106.276</text:p>
          </table:table-cell>
          <table:table-cell table:style-name="ce3" office:value-type="float" office:value="-104.993" calcext:value-type="float">
            <text:p>-104.993</text:p>
          </table:table-cell>
          <table:table-cell table:style-name="ce3" office:value-type="float" office:value="-64.7473" calcext:value-type="float">
            <text:p>-64.7473</text:p>
          </table:table-cell>
          <table:table-cell table:style-name="ce3" office:value-type="float" office:value="-7.65364" calcext:value-type="float">
            <text:p>-7.65364</text:p>
          </table:table-cell>
          <table:table-cell table:style-name="ce3" office:value-type="float" office:value="98.4553" calcext:value-type="float">
            <text:p>98.4553</text:p>
          </table:table-cell>
          <table:table-cell table:style-name="ce3" office:value-type="float" office:value="26.1225" calcext:value-type="float">
            <text:p>26.1225</text:p>
          </table:table-cell>
          <table:table-cell table:style-name="ce3" office:value-type="float" office:value="8.49498" calcext:value-type="float">
            <text:p>8.49498</text:p>
          </table:table-cell>
          <table:table-cell table:style-name="ce3" office:value-type="float" office:value="0.939508" calcext:value-type="float">
            <text:p>0.939508</text:p>
          </table:table-cell>
          <table:table-cell table:style-name="ce3" office:value-type="float" office:value="0.916337" calcext:value-type="float">
            <text:p>0.916337</text:p>
          </table:table-cell>
          <table:table-cell table:style-name="ce3" office:value-type="float" office:value="-28.8703" calcext:value-type="float">
            <text:p>-28.8703</text:p>
          </table:table-cell>
          <table:table-cell table:style-name="ce3" office:value-type="float" office:value="-10.5055" calcext:value-type="float">
            <text:p>-10.5055</text:p>
          </table:table-cell>
          <table:table-cell table:style-name="ce3" office:value-type="float" office:value="89.5832" calcext:value-type="float">
            <text:p>89.5832</text:p>
          </table:table-cell>
          <table:table-cell table:style-name="ce3" office:value-type="float" office:value="26.7676" calcext:value-type="float">
            <text:p>26.7676</text:p>
          </table:table-cell>
          <table:table-cell table:style-name="ce3" office:value-type="float" office:value="-415.743" calcext:value-type="float">
            <text:p>-415.743</text:p>
          </table:table-cell>
          <table:table-cell table:style-name="ce3" office:value-type="float" office:value="8.6395" calcext:value-type="float">
            <text:p>8.6395</text:p>
          </table:table-cell>
          <table:table-cell table:style-name="ce3" office:value-type="float" office:value="0.169552" calcext:value-type="float">
            <text:p>0.169552</text:p>
          </table:table-cell>
          <table:table-cell table:style-name="ce3" office:value-type="float" office:value="0.0132994" calcext:value-type="float">
            <text:p>0.0132994</text:p>
          </table:table-cell>
          <table:table-cell table:style-name="ce3" office:value-type="float" office:value="0" calcext:value-type="float">
            <text:p>0</text:p>
          </table:table-cell>
          <table:table-cell table:number-columns-repeated="2" table:style-name="ce3" office:value-type="string" calcext:value-type="string">
            <text:p>LLLLVALLLLLTSLLFLLILI</text:p>
          </table:table-cell>
          <table:table-cell table:style-name="ce3" office:value-type="float" office:value="0.475506882498655" calcext:value-type="float">
            <text:p>0.475506882498655</text:p>
          </table:table-cell>
          <table:table-cell table:style-name="ce3" office:value-type="float" office:value="0.0453033897617508" calcext:value-type="float">
            <text:p>0.0453033897617508</text:p>
          </table:table-cell>
          <table:table-cell table:style-name="ce3" office:value-type="string" calcext:value-type="string">
            <text:p>L</text:p>
          </table:table-cell>
          <table:table-cell table:style-name="ce3" office:value-type="float" office:value="11172.1696109664" calcext:value-type="float">
            <text:p>11172.1696109664</text:p>
          </table:table-cell>
          <table:table-cell table:style-name="ce3" office:value-type="float" office:value="889.169630739171" calcext:value-type="float">
            <text:p>889.169630739171</text:p>
          </table:table-cell>
          <table:table-cell table:style-name="ce3" office:value-type="float" office:value="2" calcext:value-type="float">
            <text:p>2</text:p>
          </table:table-cell>
          <table:table-cell table:style-name="ce3" office:value-type="float" office:value="-35.4915289559399" calcext:value-type="float">
            <text:p>-35.4915289559399</text:p>
          </table:table-cell>
          <table:table-cell table:style-name="ce3" office:value-type="float" office:value="-54.7481849091282" calcext:value-type="float">
            <text:p>-54.7481849091282</text:p>
          </table:table-cell>
          <table:table-cell table:style-name="ce3" office:value-type="float" office:value="-47.5011133226171" calcext:value-type="float">
            <text:p>-47.5011133226171</text:p>
          </table:table-cell>
          <table:table-cell table:style-name="ce3" office:value-type="float" office:value="-63.1727450061721" calcext:value-type="float">
            <text:p>-63.1727450061721</text:p>
          </table:table-cell>
          <table:table-cell table:style-name="ce3" office:value-type="float" office:value="-61.485109927305" calcext:value-type="float">
            <text:p>-61.485109927305</text:p>
          </table:table-cell>
          <table:table-cell table:style-name="ce3" office:value-type="float" office:value="-72.9823284352151" calcext:value-type="float">
            <text:p>-72.9823284352151</text:p>
          </table:table-cell>
          <table:table-cell table:style-name="ce3" office:value-type="float" office:value="-63.2141883917881" calcext:value-type="float">
            <text:p>-63.2141883917881</text:p>
          </table:table-cell>
          <table:table-cell table:style-name="ce3" office:value-type="float" office:value="-74.1952534617432" calcext:value-type="float">
            <text:p>-74.1952534617432</text:p>
          </table:table-cell>
          <table:table-cell table:style-name="ce3" office:value-type="string" calcext:value-type="string">
            <text:p>leu</text:p>
          </table:table-cell>
          <table:table-cell table:style-name="ce3" office:value-type="float" office:value="2" calcext:value-type="float">
            <text:p>2</text:p>
          </table:table-cell>
          <table:table-cell table:style-name="ce3" office:value-type="string" calcext:value-type="string">
            <text:p>design_45</text:p>
          </table:table-cell>
          <table:table-cell table:style-name="ce3" office:value-type="float" office:value="-31.8215" calcext:value-type="float">
            <text:p>-31.8215</text:p>
          </table:table-cell>
          <table:table-cell table:style-name="ce3" office:value-type="float" office:value="-40.6284" calcext:value-type="float">
            <text:p>-40.6284</text:p>
          </table:table-cell>
          <table:table-cell table:style-name="ce3" office:value-type="float" office:value="-4.3795" calcext:value-type="float">
            <text:p>-4.3795</text:p>
          </table:table-cell>
          <table:table-cell table:style-name="ce3" office:value-type="float" office:value="13.186" calcext:value-type="float">
            <text:p>13.186</text:p>
          </table:table-cell>
          <table:table-cell table:style-name="ce3" office:value-type="float" office:value="-6.4297" calcext:value-type="float">
            <text:p>-6.4297</text:p>
          </table:table-cell>
          <table:table-cell table:style-name="ce3" office:value-type="float" office:value="-3.9688" calcext:value-type="float">
            <text:p>-3.9688</text:p>
          </table:table-cell>
          <table:table-cell table:style-name="ce3" office:value-type="float" office:value="-3.957" calcext:value-type="float">
            <text:p>-3.957</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4" calcext:value-type="float">
            <text:p>4</text:p>
          </table:table-cell>
          <table:table-cell table:number-columns-repeated="2" table:style-name="ce3" office:value-type="float" office:value="0" calcext:value-type="float">
            <text:p>0</text:p>
          </table:table-cell>
          <table:table-cell table:style-name="ce3" table:number-columns-repeated="959"/>
        </table:table-row>
        <table:table-row table:style-name="ro1">
          <table:table-cell table:style-name="ce1" office:value-type="string" calcext:value-type="string">
            <text:p>LLLYALLFLLTSLLLVLLILI_0</text:p>
          </table:table-cell>
          <table:table-cell table:style-name="ce1" office:value-type="float" office:value="1.100110110011E+017" calcext:value-type="float">
            <text:p>1.100110110011E+017</text:p>
          </table:table-cell>
          <table:table-cell table:style-name="ce1" office:value-type="float" office:value="1" calcext:value-type="float">
            <text:p>1</text:p>
          </table:table-cell>
          <table:table-cell table:style-name="ce1" office:value-type="float" office:value="-75.3126" calcext:value-type="float">
            <text:p>-75.3126</text:p>
          </table:table-cell>
          <table:table-cell table:style-name="ce1" office:value-type="float" office:value="-74.9603" calcext:value-type="float">
            <text:p>-74.9603</text:p>
          </table:table-cell>
          <table:table-cell table:style-name="ce1" office:value-type="float" office:value="-74.2423" calcext:value-type="float">
            <text:p>-74.2423</text:p>
          </table:table-cell>
          <table:table-cell table:style-name="ce1" office:value-type="float" office:value="-233.704" calcext:value-type="float">
            <text:p>-233.704</text:p>
          </table:table-cell>
          <table:table-cell table:style-name="ce1" office:value-type="float" office:value="-223.315" calcext:value-type="float">
            <text:p>-223.315</text:p>
          </table:table-cell>
          <table:table-cell table:style-name="ce1" office:value-type="float" office:value="-253.915" calcext:value-type="float">
            <text:p>-253.915</text:p>
          </table:table-cell>
          <table:table-cell table:style-name="ce1" office:value-type="float" office:value="-372.974" calcext:value-type="float">
            <text:p>-372.974</text:p>
          </table:table-cell>
          <table:table-cell table:style-name="ce1" office:value-type="float" office:value="4745.22" calcext:value-type="float">
            <text:p>4745.22</text:p>
          </table:table-cell>
          <table:table-cell table:style-name="ce1" office:value-type="float" office:value="3724.74" calcext:value-type="float">
            <text:p>3724.74</text:p>
          </table:table-cell>
          <table:table-cell table:style-name="ce1" office:value-type="float" office:value="3743.19" calcext:value-type="float">
            <text:p>3743.19</text:p>
          </table:table-cell>
          <table:table-cell table:style-name="ce1" office:value-type="float" office:value="-26.2544" calcext:value-type="float">
            <text:p>-26.2544</text:p>
          </table:table-cell>
          <table:table-cell table:style-name="ce1" office:value-type="float" office:value="-12.5329" calcext:value-type="float">
            <text:p>-12.5329</text:p>
          </table:table-cell>
          <table:table-cell table:style-name="ce1" office:value-type="float" office:value="-90.2112" calcext:value-type="float">
            <text:p>-90.2112</text:p>
          </table:table-cell>
          <table:table-cell table:style-name="ce1" office:value-type="float" office:value="-87.231" calcext:value-type="float">
            <text:p>-87.231</text:p>
          </table:table-cell>
          <table:table-cell table:style-name="ce1" office:value-type="float" office:value="-44.8161" calcext:value-type="float">
            <text:p>-44.8161</text:p>
          </table:table-cell>
          <table:table-cell table:style-name="ce1" office:value-type="float" office:value="-98.7116" calcext:value-type="float">
            <text:p>-98.7116</text:p>
          </table:table-cell>
          <table:table-cell table:style-name="ce1" office:value-type="float" office:value="51.3418" calcext:value-type="float">
            <text:p>51.3418</text:p>
          </table:table-cell>
          <table:table-cell table:style-name="ce1" office:value-type="float" office:value="16.4605" calcext:value-type="float">
            <text:p>16.4605</text:p>
          </table:table-cell>
          <table:table-cell table:style-name="ce1" office:value-type="float" office:value="8.64316" calcext:value-type="float">
            <text:p>8.64316</text:p>
          </table:table-cell>
          <table:table-cell table:style-name="ce1" office:value-type="float" office:value="8.23789" calcext:value-type="float">
            <text:p>8.23789</text:p>
          </table:table-cell>
          <table:table-cell table:style-name="ce1" office:value-type="float" office:value="7.50802" calcext:value-type="float">
            <text:p>7.50802</text:p>
          </table:table-cell>
          <table:table-cell table:style-name="ce1" office:value-type="float" office:value="-10.7675" calcext:value-type="float">
            <text:p>-10.7675</text:p>
          </table:table-cell>
          <table:table-cell table:style-name="ce1" office:value-type="float" office:value="-100.982" calcext:value-type="float">
            <text:p>-100.982</text:p>
          </table:table-cell>
          <table:table-cell table:style-name="ce1" office:value-type="float" office:value="34.5253" calcext:value-type="float">
            <text:p>34.5253</text:p>
          </table:table-cell>
          <table:table-cell table:style-name="ce1" office:value-type="float" office:value="20.0445" calcext:value-type="float">
            <text:p>20.0445</text:p>
          </table:table-cell>
          <table:table-cell table:style-name="ce1" office:value-type="float" office:value="-385.506" calcext:value-type="float">
            <text:p>-385.506</text:p>
          </table:table-cell>
          <table:table-cell table:style-name="ce1" office:value-type="float" office:value="8.836" calcext:value-type="float">
            <text:p>8.836</text:p>
          </table:table-cell>
          <table:table-cell table:style-name="ce1" office:value-type="float" office:value="6.30822" calcext:value-type="float">
            <text:p>6.30822</text:p>
          </table:table-cell>
          <table:table-cell table:style-name="ce1" office:value-type="float" office:value="5.3261" calcext:value-type="float">
            <text:p>5.3261</text:p>
          </table:table-cell>
          <table:table-cell table:style-name="ce1" office:value-type="float" office:value="0" calcext:value-type="float">
            <text:p>0</text:p>
          </table:table-cell>
          <table:table-cell table:number-columns-repeated="2" table:style-name="ce1" office:value-type="string" calcext:value-type="string">
            <text:p>LLLYALLFLLTSLLLVLLILI</text:p>
          </table:table-cell>
          <table:table-cell table:style-name="ce1" office:value-type="float" office:value="0.472956634286896" calcext:value-type="float">
            <text:p>0.472956634286896</text:p>
          </table:table-cell>
          <table:table-cell table:style-name="ce1" office:value-type="float" office:value="0.196726238586365" calcext:value-type="float">
            <text:p>0.196726238586365</text:p>
          </table:table-cell>
          <table:table-cell table:style-name="ce1" office:value-type="string" calcext:value-type="string">
            <text:p>L</text:p>
          </table:table-cell>
          <table:table-cell table:style-name="ce1" office:value-type="float" office:value="11112.2508030294" calcext:value-type="float">
            <text:p>11112.2508030294</text:p>
          </table:table-cell>
          <table:table-cell table:style-name="ce1" office:value-type="float" office:value="3861.14588429334" calcext:value-type="float">
            <text:p>3861.14588429334</text:p>
          </table:table-cell>
          <table:table-cell table:style-name="ce1" office:value-type="float" office:value="2" calcext:value-type="float">
            <text:p>2</text:p>
          </table:table-cell>
          <table:table-cell table:style-name="ce1" office:value-type="float" office:value="-0.944808729240292" calcext:value-type="float">
            <text:p>-0.944808729240292</text:p>
          </table:table-cell>
          <table:table-cell table:style-name="ce1" office:value-type="float" office:value="-46.7887466576067" calcext:value-type="float">
            <text:p>-46.7887466576067</text:p>
          </table:table-cell>
          <table:table-cell table:style-name="ce1" office:value-type="float" office:value="-19.8429759940351" calcext:value-type="float">
            <text:p>-19.8429759940351</text:p>
          </table:table-cell>
          <table:table-cell table:style-name="ce1" office:value-type="float" office:value="-56.9406140472239" calcext:value-type="float">
            <text:p>-56.9406140472239</text:p>
          </table:table-cell>
          <table:table-cell table:style-name="ce1" office:value-type="float" office:value="-28.0418288868381" calcext:value-type="float">
            <text:p>-28.0418288868381</text:p>
          </table:table-cell>
          <table:table-cell table:style-name="ce1" office:value-type="float" office:value="-61.3449388766358" calcext:value-type="float">
            <text:p>-61.3449388766358</text:p>
          </table:table-cell>
          <table:table-cell table:style-name="ce1" office:value-type="float" office:value="-25.6196569551457" calcext:value-type="float">
            <text:p>-25.6196569551457</text:p>
          </table:table-cell>
          <table:table-cell table:style-name="ce1" office:value-type="float" office:value="-60.0437773459512" calcext:value-type="float">
            <text:p>-60.0437773459512</text:p>
          </table:table-cell>
          <table:table-cell table:style-name="ce1" office:value-type="string" calcext:value-type="string">
            <text:p>leu</text:p>
          </table:table-cell>
          <table:table-cell table:style-name="ce1" office:value-type="float" office:value="3" calcext:value-type="float">
            <text:p>3</text:p>
          </table:table-cell>
          <table:table-cell table:style-name="ce1" office:value-type="string" calcext:value-type="string">
            <text:p>design_1413</text:p>
          </table:table-cell>
          <table:table-cell table:style-name="ce1" office:value-type="float" office:value="-12.1515" calcext:value-type="float">
            <text:p>-12.1515</text:p>
          </table:table-cell>
          <table:table-cell table:style-name="ce1" office:value-type="float" office:value="-42.1008" calcext:value-type="float">
            <text:p>-42.1008</text:p>
          </table:table-cell>
          <table:table-cell table:style-name="ce1" office:value-type="float" office:value="-0.721" calcext:value-type="float">
            <text:p>-0.721</text:p>
          </table:table-cell>
          <table:table-cell table:style-name="ce1" office:value-type="float" office:value="30.671" calcext:value-type="float">
            <text:p>30.671</text:p>
          </table:table-cell>
          <table:table-cell table:style-name="ce1" office:value-type="float" office:value="-3.8934" calcext:value-type="float">
            <text:p>-3.8934</text:p>
          </table:table-cell>
          <table:table-cell table:style-name="ce1" office:value-type="float" office:value="-0.934" calcext:value-type="float">
            <text:p>-0.934</text:p>
          </table:table-cell>
          <table:table-cell table:style-name="ce1" office:value-type="float" office:value="0.32" calcext:value-type="float">
            <text:p>0.32</text:p>
          </table:table-cell>
          <table:table-cell table:style-name="ce1" office:value-type="string" calcext:value-type="string">
            <text:p>LLLYALLFLLTSLLLVLLILI</text:p>
          </table:table-cell>
          <table:table-cell table:style-name="ce1" office:value-type="float" office:value="2" calcext:value-type="float">
            <text:p>2</text:p>
          </table:table-cell>
          <table:table-cell table:number-columns-repeated="2" table:style-name="ce1" office:value-type="float" office:value="6" calcext:value-type="float">
            <text:p>6</text:p>
          </table:table-cell>
          <table:table-cell table:number-columns-repeated="2" table:style-name="ce1" office:value-type="float" office:value="0" calcext:value-type="float">
            <text:p>0</text:p>
          </table:table-cell>
          <table:table-cell table:style-name="ce1" table:number-columns-repeated="959"/>
        </table:table-row>
        <table:table-row table:style-name="ro1">
          <table:table-cell table:style-name="ce3" office:value-type="string" calcext:value-type="string">
            <text:p>LLLLWVLLSTLLALLLFLILI_0</text:p>
          </table:table-cell>
          <table:table-cell table:style-name="ce3" office:value-type="float" office:value="1.100110110011E+016" calcext:value-type="float">
            <text:p>1.100110110011E+016</text:p>
          </table:table-cell>
          <table:table-cell table:style-name="ce3" office:value-type="float" office:value="1" calcext:value-type="float">
            <text:p>1</text:p>
          </table:table-cell>
          <table:table-cell table:style-name="ce3" office:value-type="float" office:value="-89.7963" calcext:value-type="float">
            <text:p>-89.7963</text:p>
          </table:table-cell>
          <table:table-cell table:style-name="ce3" office:value-type="float" office:value="-85.7948" calcext:value-type="float">
            <text:p>-85.7948</text:p>
          </table:table-cell>
          <table:table-cell table:style-name="ce3" office:value-type="float" office:value="-74.2805" calcext:value-type="float">
            <text:p>-74.2805</text:p>
          </table:table-cell>
          <table:table-cell table:style-name="ce3" office:value-type="float" office:value="-231.928" calcext:value-type="float">
            <text:p>-231.928</text:p>
          </table:table-cell>
          <table:table-cell table:style-name="ce3" office:value-type="float" office:value="-228.979" calcext:value-type="float">
            <text:p>-228.979</text:p>
          </table:table-cell>
          <table:table-cell table:style-name="ce3" office:value-type="float" office:value="-250.01" calcext:value-type="float">
            <text:p>-250.01</text:p>
          </table:table-cell>
          <table:table-cell table:style-name="ce3" office:value-type="float" office:value="-380.971" calcext:value-type="float">
            <text:p>-380.971</text:p>
          </table:table-cell>
          <table:table-cell table:style-name="ce3" office:value-type="float" office:value="4659.87" calcext:value-type="float">
            <text:p>4659.87</text:p>
          </table:table-cell>
          <table:table-cell table:style-name="ce3" office:value-type="float" office:value="3915.04" calcext:value-type="float">
            <text:p>3915.04</text:p>
          </table:table-cell>
          <table:table-cell table:style-name="ce3" office:value-type="float" office:value="3842.66" calcext:value-type="float">
            <text:p>3842.66</text:p>
          </table:table-cell>
          <table:table-cell table:style-name="ce3" office:value-type="float" office:value="-15.7552" calcext:value-type="float">
            <text:p>-15.7552</text:p>
          </table:table-cell>
          <table:table-cell table:style-name="ce3" office:value-type="float" office:value="-8.99078" calcext:value-type="float">
            <text:p>-8.99078</text:p>
          </table:table-cell>
          <table:table-cell table:style-name="ce3" office:value-type="float" office:value="-75.0016" calcext:value-type="float">
            <text:p>-75.0016</text:p>
          </table:table-cell>
          <table:table-cell table:style-name="ce3" office:value-type="float" office:value="-75.1875" calcext:value-type="float">
            <text:p>-75.1875</text:p>
          </table:table-cell>
          <table:table-cell table:style-name="ce3" office:value-type="float" office:value="-56.6808" calcext:value-type="float">
            <text:p>-56.6808</text:p>
          </table:table-cell>
          <table:table-cell table:style-name="ce3" office:value-type="float" office:value="-53.6897" calcext:value-type="float">
            <text:p>-53.6897</text:p>
          </table:table-cell>
          <table:table-cell table:style-name="ce3" office:value-type="float" office:value="62.282" calcext:value-type="float">
            <text:p>62.282</text:p>
          </table:table-cell>
          <table:table-cell table:style-name="ce3" office:value-type="float" office:value="30.1444" calcext:value-type="float">
            <text:p>30.1444</text:p>
          </table:table-cell>
          <table:table-cell table:style-name="ce3" office:value-type="float" office:value="9.83757" calcext:value-type="float">
            <text:p>9.83757</text:p>
          </table:table-cell>
          <table:table-cell table:style-name="ce3" office:value-type="float" office:value="2.96152" calcext:value-type="float">
            <text:p>2.96152</text:p>
          </table:table-cell>
          <table:table-cell table:style-name="ce3" office:value-type="float" office:value="2.39575" calcext:value-type="float">
            <text:p>2.39575</text:p>
          </table:table-cell>
          <table:table-cell table:style-name="ce3" office:value-type="float" office:value="-9.41249" calcext:value-type="float">
            <text:p>-9.41249</text:p>
          </table:table-cell>
          <table:table-cell table:style-name="ce3" office:value-type="float" office:value="-48.8736" calcext:value-type="float">
            <text:p>-48.8736</text:p>
          </table:table-cell>
          <table:table-cell table:style-name="ce3" office:value-type="float" office:value="66.017" calcext:value-type="float">
            <text:p>66.017</text:p>
          </table:table-cell>
          <table:table-cell table:style-name="ce3" office:value-type="float" office:value="28" calcext:value-type="float">
            <text:p>28</text:p>
          </table:table-cell>
          <table:table-cell table:style-name="ce3" office:value-type="float" office:value="-389.962" calcext:value-type="float">
            <text:p>-389.962</text:p>
          </table:table-cell>
          <table:table-cell table:style-name="ce3" office:value-type="float" office:value="9.2954" calcext:value-type="float">
            <text:p>9.2954</text:p>
          </table:table-cell>
          <table:table-cell table:style-name="ce3" office:value-type="float" office:value="2.74334" calcext:value-type="float">
            <text:p>2.74334</text:p>
          </table:table-cell>
          <table:table-cell table:style-name="ce3" office:value-type="float" office:value="2.2336" calcext:value-type="float">
            <text:p>2.2336</text:p>
          </table:table-cell>
          <table:table-cell table:style-name="ce3" office:value-type="float" office:value="0" calcext:value-type="float">
            <text:p>0</text:p>
          </table:table-cell>
          <table:table-cell table:number-columns-repeated="2" table:style-name="ce3" office:value-type="string" calcext:value-type="string">
            <text:p>LLLLWVLLSTLLALLLFLILI</text:p>
          </table:table-cell>
          <table:table-cell table:style-name="ce3" office:value-type="float" office:value="0.417747660748766" calcext:value-type="float">
            <text:p>0.417747660748766</text:p>
          </table:table-cell>
          <table:table-cell table:style-name="ce3" office:value-type="float" office:value="0.0804436838128596" calcext:value-type="float">
            <text:p>0.0804436838128596</text:p>
          </table:table-cell>
          <table:table-cell table:style-name="ce3" office:value-type="string" calcext:value-type="string">
            <text:p>L</text:p>
          </table:table-cell>
          <table:table-cell table:style-name="ce3" office:value-type="float" office:value="9815.10024840386" calcext:value-type="float">
            <text:p>9815.10024840386</text:p>
          </table:table-cell>
          <table:table-cell table:style-name="ce3" office:value-type="float" office:value="1578.86818198857" calcext:value-type="float">
            <text:p>1578.86818198857</text:p>
          </table:table-cell>
          <table:table-cell table:style-name="ce3" office:value-type="float" office:value="3" calcext:value-type="float">
            <text:p>3</text:p>
          </table:table-cell>
          <table:table-cell table:style-name="ce3" office:value-type="float" office:value="-94.1391609197397" calcext:value-type="float">
            <text:p>-94.1391609197397</text:p>
          </table:table-cell>
          <table:table-cell table:style-name="ce3" office:value-type="float" office:value="-96.2344762139436" calcext:value-type="float">
            <text:p>-96.2344762139436</text:p>
          </table:table-cell>
          <table:table-cell table:style-name="ce3" office:value-type="float" office:value="-95.2386841060992" calcext:value-type="float">
            <text:p>-95.2386841060992</text:p>
          </table:table-cell>
          <table:table-cell table:style-name="ce3" office:value-type="float" office:value="-96.9409076062509" calcext:value-type="float">
            <text:p>-96.9409076062509</text:p>
          </table:table-cell>
          <table:table-cell table:style-name="ce3" office:value-type="float" office:value="-95.9607520398361" calcext:value-type="float">
            <text:p>-95.9607520398361</text:p>
          </table:table-cell>
          <table:table-cell table:style-name="ce3" office:value-type="float" office:value="-97.4048282057419" calcext:value-type="float">
            <text:p>-97.4048282057419</text:p>
          </table:table-cell>
          <table:table-cell table:style-name="ce3" office:value-type="float" office:value="-95.6942795856707" calcext:value-type="float">
            <text:p>-95.6942795856707</text:p>
          </table:table-cell>
          <table:table-cell table:style-name="ce3" office:value-type="float" office:value="-97.2336226239562" calcext:value-type="float">
            <text:p>-97.2336226239562</text:p>
          </table:table-cell>
          <table:table-cell table:style-name="ce3" office:value-type="string" calcext:value-type="string">
            <text:p>leu</text:p>
          </table:table-cell>
          <table:table-cell table:style-name="ce3" office:value-type="float" office:value="1" calcext:value-type="float">
            <text:p>1</text:p>
          </table:table-cell>
          <table:table-cell table:style-name="ce3" office:value-type="string" calcext:value-type="string">
            <text:p>design_217</text:p>
          </table:table-cell>
          <table:table-cell table:style-name="ce3" office:value-type="float" office:value="-11.6513" calcext:value-type="float">
            <text:p>-11.6513</text:p>
          </table:table-cell>
          <table:table-cell table:style-name="ce3" office:value-type="float" office:value="-18.479" calcext:value-type="float">
            <text:p>-18.479</text:p>
          </table:table-cell>
          <table:table-cell table:style-name="ce3" office:value-type="float" office:value="-11.4533" calcext:value-type="float">
            <text:p>-11.4533</text:p>
          </table:table-cell>
          <table:table-cell table:style-name="ce3" office:value-type="float" office:value="18.281" calcext:value-type="float">
            <text:p>18.281</text:p>
          </table:table-cell>
          <table:table-cell table:style-name="ce3" office:value-type="float" office:value="-10.7538" calcext:value-type="float">
            <text:p>-10.7538</text:p>
          </table:table-cell>
          <table:table-cell table:style-name="ce3" office:value-type="float" office:value="1.9464" calcext:value-type="float">
            <text:p>1.9464</text:p>
          </table:table-cell>
          <table:table-cell table:style-name="ce3" office:value-type="float" office:value="-3.738" calcext:value-type="float">
            <text:p>-3.738</text:p>
          </table:table-cell>
          <table:table-cell table:number-columns-repeated="2" table:style-name="ce3" office:value-type="float" office:value="2" calcext:value-type="float">
            <text:p>2</text:p>
          </table:table-cell>
          <table:table-cell table:number-columns-repeated="2" table:style-name="ce3" office:value-type="float" office:value="4" calcext:value-type="float">
            <text:p>4</text:p>
          </table:table-cell>
          <table:table-cell table:number-columns-repeated="2" table:style-name="ce3" office:value-type="float" office:value="0" calcext:value-type="float">
            <text:p>0</text:p>
          </table:table-cell>
          <table:table-cell table:style-name="ce3" table:number-columns-repeated="959"/>
        </table:table-row>
        <table:table-row table:style-name="ro1">
          <table:table-cell table:style-name="ce1" office:value-type="string" calcext:value-type="string">
            <text:p>LLLLAVLLFLLALLTSLLILI_0</text:p>
          </table:table-cell>
          <table:table-cell table:style-name="ce1" office:value-type="float" office:value="1.10110011011E+016" calcext:value-type="float">
            <text:p>1.10110011011E+016</text:p>
          </table:table-cell>
          <table:table-cell table:style-name="ce1" office:value-type="float" office:value="1" calcext:value-type="float">
            <text:p>1</text:p>
          </table:table-cell>
          <table:table-cell table:number-columns-repeated="3" table:style-name="ce1" office:value-type="float" office:value="-74.2371" calcext:value-type="float">
            <text:p>-74.2371</text:p>
          </table:table-cell>
          <table:table-cell table:style-name="ce1" office:value-type="float" office:value="-225.643" calcext:value-type="float">
            <text:p>-225.643</text:p>
          </table:table-cell>
          <table:table-cell table:style-name="ce1" office:value-type="float" office:value="-217.809" calcext:value-type="float">
            <text:p>-217.809</text:p>
          </table:table-cell>
          <table:table-cell table:style-name="ce1" office:value-type="float" office:value="-242.76" calcext:value-type="float">
            <text:p>-242.76</text:p>
          </table:table-cell>
          <table:table-cell table:style-name="ce1" office:value-type="float" office:value="-375.484" calcext:value-type="float">
            <text:p>-375.484</text:p>
          </table:table-cell>
          <table:table-cell table:style-name="ce1" office:value-type="float" office:value="4589.96" calcext:value-type="float">
            <text:p>4589.96</text:p>
          </table:table-cell>
          <table:table-cell table:style-name="ce1" office:value-type="float" office:value="3621.79" calcext:value-type="float">
            <text:p>3621.79</text:p>
          </table:table-cell>
          <table:table-cell table:style-name="ce1" office:value-type="float" office:value="3612.2" calcext:value-type="float">
            <text:p>3612.2</text:p>
          </table:table-cell>
          <table:table-cell table:style-name="ce1" office:value-type="float" office:value="-18.752" calcext:value-type="float">
            <text:p>-18.752</text:p>
          </table:table-cell>
          <table:table-cell table:style-name="ce1" office:value-type="float" office:value="-7.55741" calcext:value-type="float">
            <text:p>-7.55741</text:p>
          </table:table-cell>
          <table:table-cell table:style-name="ce1" office:value-type="float" office:value="-94.3563" calcext:value-type="float">
            <text:p>-94.3563</text:p>
          </table:table-cell>
          <table:table-cell table:style-name="ce1" office:value-type="float" office:value="-90.9961" calcext:value-type="float">
            <text:p>-90.9961</text:p>
          </table:table-cell>
          <table:table-cell table:style-name="ce1" office:value-type="float" office:value="-58.4872" calcext:value-type="float">
            <text:p>-58.4872</text:p>
          </table:table-cell>
          <table:table-cell table:style-name="ce1" office:value-type="float" office:value="-53.3119" calcext:value-type="float">
            <text:p>-53.3119</text:p>
          </table:table-cell>
          <table:table-cell table:style-name="ce1" office:value-type="float" office:value="88.6663" calcext:value-type="float">
            <text:p>88.6663</text:p>
          </table:table-cell>
          <table:table-cell table:style-name="ce1" office:value-type="float" office:value="18.4787" calcext:value-type="float">
            <text:p>18.4787</text:p>
          </table:table-cell>
          <table:table-cell table:style-name="ce1" office:value-type="float" office:value="8.9647" calcext:value-type="float">
            <text:p>8.9647</text:p>
          </table:table-cell>
          <table:table-cell table:style-name="ce1" office:value-type="float" office:value="6.46674" calcext:value-type="float">
            <text:p>6.46674</text:p>
          </table:table-cell>
          <table:table-cell table:style-name="ce1" office:value-type="float" office:value="6.29674" calcext:value-type="float">
            <text:p>6.29674</text:p>
          </table:table-cell>
          <table:table-cell table:style-name="ce1" office:value-type="float" office:value="-7.53141" calcext:value-type="float">
            <text:p>-7.53141</text:p>
          </table:table-cell>
          <table:table-cell table:style-name="ce1" office:value-type="float" office:value="-53.3268" calcext:value-type="float">
            <text:p>-53.3268</text:p>
          </table:table-cell>
          <table:table-cell table:style-name="ce1" office:value-type="float" office:value="80.5799" calcext:value-type="float">
            <text:p>80.5799</text:p>
          </table:table-cell>
          <table:table-cell table:style-name="ce1" office:value-type="float" office:value="18.6844" calcext:value-type="float">
            <text:p>18.6844</text:p>
          </table:table-cell>
          <table:table-cell table:style-name="ce1" office:value-type="float" office:value="-383.042" calcext:value-type="float">
            <text:p>-383.042</text:p>
          </table:table-cell>
          <table:table-cell table:style-name="ce1" office:value-type="float" office:value="8.9663" calcext:value-type="float">
            <text:p>8.9663</text:p>
          </table:table-cell>
          <table:table-cell table:style-name="ce1" office:value-type="float" office:value="5.3773" calcext:value-type="float">
            <text:p>5.3773</text:p>
          </table:table-cell>
          <table:table-cell table:style-name="ce1" office:value-type="float" office:value="5.086" calcext:value-type="float">
            <text:p>5.086</text:p>
          </table:table-cell>
          <table:table-cell table:style-name="ce1" office:value-type="float" office:value="0" calcext:value-type="float">
            <text:p>0</text:p>
          </table:table-cell>
          <table:table-cell table:number-columns-repeated="2" table:style-name="ce1" office:value-type="string" calcext:value-type="string">
            <text:p>LLLLAVLLFLLALLTSLLILI</text:p>
          </table:table-cell>
          <table:table-cell table:style-name="ce1" office:value-type="float" office:value="0.413806738714198" calcext:value-type="float">
            <text:p>0.413806738714198</text:p>
          </table:table-cell>
          <table:table-cell table:style-name="ce1" office:value-type="float" office:value="0.0842987337361154" calcext:value-type="float">
            <text:p>0.0842987337361154</text:p>
          </table:table-cell>
          <table:table-cell table:style-name="ce1" office:value-type="string" calcext:value-type="string">
            <text:p>L</text:p>
          </table:table-cell>
          <table:table-cell table:style-name="ce1" office:value-type="float" office:value="9722.50716298299" calcext:value-type="float">
            <text:p>9722.50716298299</text:p>
          </table:table-cell>
          <table:table-cell table:style-name="ce1" office:value-type="float" office:value="1654.53124682205" calcext:value-type="float">
            <text:p>1654.53124682205</text:p>
          </table:table-cell>
          <table:table-cell table:style-name="ce1" office:value-type="float" office:value="3" calcext:value-type="float">
            <text:p>3</text:p>
          </table:table-cell>
          <table:table-cell table:style-name="ce1" office:value-type="float" office:value="-51.0296385455164" calcext:value-type="float">
            <text:p>-51.0296385455164</text:p>
          </table:table-cell>
          <table:table-cell table:style-name="ce1" office:value-type="float" office:value="-59.9258317018961" calcext:value-type="float">
            <text:p>-59.9258317018961</text:p>
          </table:table-cell>
          <table:table-cell table:style-name="ce1" office:value-type="float" office:value="-61.6576516749434" calcext:value-type="float">
            <text:p>-61.6576516749434</text:p>
          </table:table-cell>
          <table:table-cell table:style-name="ce1" office:value-type="float" office:value="-68.6231084663118" calcext:value-type="float">
            <text:p>-68.6231084663118</text:p>
          </table:table-cell>
          <table:table-cell table:style-name="ce1" office:value-type="float" office:value="-66.0656141291656" calcext:value-type="float">
            <text:p>-66.0656141291656</text:p>
          </table:table-cell>
          <table:table-cell table:style-name="ce1" office:value-type="float" office:value="-72.2302991015373" calcext:value-type="float">
            <text:p>-72.2302991015373</text:p>
          </table:table-cell>
          <table:table-cell table:style-name="ce1" office:value-type="float" office:value="-64.6010744213372" calcext:value-type="float">
            <text:p>-64.6010744213372</text:p>
          </table:table-cell>
          <table:table-cell table:style-name="ce1" office:value-type="float" office:value="-71.0318147737195" calcext:value-type="float">
            <text:p>-71.0318147737195</text:p>
          </table:table-cell>
          <table:table-cell table:style-name="ce1" office:value-type="string" calcext:value-type="string">
            <text:p>leu</text:p>
          </table:table-cell>
          <table:table-cell table:style-name="ce1" office:value-type="float" office:value="4" calcext:value-type="float">
            <text:p>4</text:p>
          </table:table-cell>
          <table:table-cell table:style-name="ce1" office:value-type="string" calcext:value-type="string">
            <text:p>design_1293</text:p>
          </table:table-cell>
          <table:table-cell table:style-name="ce1" office:value-type="float" office:value="-6.86645" calcext:value-type="float">
            <text:p>-6.86645</text:p>
          </table:table-cell>
          <table:table-cell table:style-name="ce1" office:value-type="float" office:value="-31.7124" calcext:value-type="float">
            <text:p>-31.7124</text:p>
          </table:table-cell>
          <table:table-cell table:style-name="ce1" office:value-type="float" office:value="0.0572" calcext:value-type="float">
            <text:p>0.0572</text:p>
          </table:table-cell>
          <table:table-cell table:style-name="ce1" office:value-type="float" office:value="24.789" calcext:value-type="float">
            <text:p>24.789</text:p>
          </table:table-cell>
          <table:table-cell table:style-name="ce1" office:value-type="float" office:value="-4.15" calcext:value-type="float">
            <text:p>-4.15</text:p>
          </table:table-cell>
          <table:table-cell table:style-name="ce1" office:value-type="float" office:value="0" calcext:value-type="float">
            <text:p>0</text:p>
          </table:table-cell>
          <table:table-cell table:style-name="ce1" office:value-type="float" office:value="-0.296" calcext:value-type="float">
            <text:p>-0.296</text:p>
          </table:table-cell>
          <table:table-cell table:style-name="ce1" office:value-type="string" calcext:value-type="string">
            <text:p>LLLLAVLLFLLALLTSLLILI</text:p>
          </table:table-cell>
          <table:table-cell table:style-name="ce1" office:value-type="float" office:value="2" calcext:value-type="float">
            <text:p>2</text:p>
          </table:table-cell>
          <table:table-cell table:number-columns-repeated="2" table:style-name="ce1" office:value-type="float" office:value="4" calcext:value-type="float">
            <text:p>4</text:p>
          </table:table-cell>
          <table:table-cell table:number-columns-repeated="2" table:style-name="ce1" office:value-type="float" office:value="0" calcext:value-type="float">
            <text:p>0</text:p>
          </table:table-cell>
          <table:table-cell table:style-name="ce1" table:number-columns-repeated="959"/>
        </table:table-row>
        <table:table-row table:style-name="ro1">
          <table:table-cell table:style-name="ce1" office:value-type="string" calcext:value-type="string">
            <text:p>LLLLTLLVALLLFLISLLILI_1</text:p>
          </table:table-cell>
          <table:table-cell table:style-name="ce1" office:value-type="float" office:value="1.10110011011E+016" calcext:value-type="float">
            <text:p>1.10110011011E+016</text:p>
          </table:table-cell>
          <table:table-cell table:style-name="ce1" office:value-type="float" office:value="1" calcext:value-type="float">
            <text:p>1</text:p>
          </table:table-cell>
          <table:table-cell table:style-name="ce1" office:value-type="float" office:value="-60.3166" calcext:value-type="float">
            <text:p>-60.3166</text:p>
          </table:table-cell>
          <table:table-cell table:style-name="ce1" office:value-type="float" office:value="-60.3207" calcext:value-type="float">
            <text:p>-60.3207</text:p>
          </table:table-cell>
          <table:table-cell table:style-name="ce1" office:value-type="float" office:value="-60.3538" calcext:value-type="float">
            <text:p>-60.3538</text:p>
          </table:table-cell>
          <table:table-cell table:style-name="ce1" office:value-type="float" office:value="-235.143" calcext:value-type="float">
            <text:p>-235.143</text:p>
          </table:table-cell>
          <table:table-cell table:style-name="ce1" office:value-type="float" office:value="-230.319" calcext:value-type="float">
            <text:p>-230.319</text:p>
          </table:table-cell>
          <table:table-cell table:style-name="ce1" office:value-type="float" office:value="-246.195" calcext:value-type="float">
            <text:p>-246.195</text:p>
          </table:table-cell>
          <table:table-cell table:style-name="ce1" office:value-type="float" office:value="-375.072" calcext:value-type="float">
            <text:p>-375.072</text:p>
          </table:table-cell>
          <table:table-cell table:style-name="ce1" office:value-type="float" office:value="4643.63" calcext:value-type="float">
            <text:p>4643.63</text:p>
          </table:table-cell>
          <table:table-cell table:style-name="ce1" office:value-type="float" office:value="3674.5" calcext:value-type="float">
            <text:p>3674.5</text:p>
          </table:table-cell>
          <table:table-cell table:style-name="ce1" office:value-type="float" office:value="3674.29" calcext:value-type="float">
            <text:p>3674.29</text:p>
          </table:table-cell>
          <table:table-cell table:style-name="ce1" office:value-type="float" office:value="-26.3078" calcext:value-type="float">
            <text:p>-26.3078</text:p>
          </table:table-cell>
          <table:table-cell table:style-name="ce1" office:value-type="float" office:value="-15.1999" calcext:value-type="float">
            <text:p>-15.1999</text:p>
          </table:table-cell>
          <table:table-cell table:style-name="ce1" office:value-type="float" office:value="-105.921" calcext:value-type="float">
            <text:p>-105.921</text:p>
          </table:table-cell>
          <table:table-cell table:style-name="ce1" office:value-type="float" office:value="-99.6324" calcext:value-type="float">
            <text:p>-99.6324</text:p>
          </table:table-cell>
          <table:table-cell table:style-name="ce1" office:value-type="float" office:value="-68.5241" calcext:value-type="float">
            <text:p>-68.5241</text:p>
          </table:table-cell>
          <table:table-cell table:style-name="ce1" office:value-type="float" office:value="-49.9852" calcext:value-type="float">
            <text:p>-49.9852</text:p>
          </table:table-cell>
          <table:table-cell table:style-name="ce1" office:value-type="float" office:value="94.8216" calcext:value-type="float">
            <text:p>94.8216</text:p>
          </table:table-cell>
          <table:table-cell table:style-name="ce1" office:value-type="float" office:value="21.0337" calcext:value-type="float">
            <text:p>21.0337</text:p>
          </table:table-cell>
          <table:table-cell table:style-name="ce1" office:value-type="float" office:value="9.02459" calcext:value-type="float">
            <text:p>9.02459</text:p>
          </table:table-cell>
          <table:table-cell table:style-name="ce1" office:value-type="float" office:value="6.79869" calcext:value-type="float">
            <text:p>6.79869</text:p>
          </table:table-cell>
          <table:table-cell table:style-name="ce1" office:value-type="float" office:value="6.72102" calcext:value-type="float">
            <text:p>6.72102</text:p>
          </table:table-cell>
          <table:table-cell table:style-name="ce1" office:value-type="float" office:value="-11.2813" calcext:value-type="float">
            <text:p>-11.2813</text:p>
          </table:table-cell>
          <table:table-cell table:style-name="ce1" office:value-type="float" office:value="-54.0792" calcext:value-type="float">
            <text:p>-54.0792</text:p>
          </table:table-cell>
          <table:table-cell table:style-name="ce1" office:value-type="float" office:value="78.5495" calcext:value-type="float">
            <text:p>78.5495</text:p>
          </table:table-cell>
          <table:table-cell table:style-name="ce1" office:value-type="float" office:value="19.5461" calcext:value-type="float">
            <text:p>19.5461</text:p>
          </table:table-cell>
          <table:table-cell table:style-name="ce1" office:value-type="float" office:value="-386.357" calcext:value-type="float">
            <text:p>-386.357</text:p>
          </table:table-cell>
          <table:table-cell table:style-name="ce1" office:value-type="float" office:value="8.8671" calcext:value-type="float">
            <text:p>8.8671</text:p>
          </table:table-cell>
          <table:table-cell table:style-name="ce1" office:value-type="float" office:value="5.21606" calcext:value-type="float">
            <text:p>5.21606</text:p>
          </table:table-cell>
          <table:table-cell table:style-name="ce1" office:value-type="float" office:value="4.8943" calcext:value-type="float">
            <text:p>4.8943</text:p>
          </table:table-cell>
          <table:table-cell table:style-name="ce1" office:value-type="float" office:value="1" calcext:value-type="float">
            <text:p>1</text:p>
          </table:table-cell>
          <table:table-cell table:number-columns-repeated="2" table:style-name="ce1" office:value-type="string" calcext:value-type="string">
            <text:p>LLLLTLLVALLLFLISLLILI</text:p>
          </table:table-cell>
          <table:table-cell table:style-name="ce1" office:value-type="float" office:value="0.406134467897327" calcext:value-type="float">
            <text:p>0.406134467897327</text:p>
          </table:table-cell>
          <table:table-cell table:style-name="ce1" office:value-type="float" office:value="0.259955962560466" calcext:value-type="float">
            <text:p>0.259955962560466</text:p>
          </table:table-cell>
          <table:table-cell table:style-name="ce1" office:value-type="string" calcext:value-type="string">
            <text:p>L</text:p>
          </table:table-cell>
          <table:table-cell table:style-name="ce1" office:value-type="float" office:value="9542.24497535604" calcext:value-type="float">
            <text:p>9542.24497535604</text:p>
          </table:table-cell>
          <table:table-cell table:style-name="ce1" office:value-type="float" office:value="5102.15567664909" calcext:value-type="float">
            <text:p>5102.15567664909</text:p>
          </table:table-cell>
          <table:table-cell table:style-name="ce1" office:value-type="float" office:value="3" calcext:value-type="float">
            <text:p>3</text:p>
          </table:table-cell>
          <table:table-cell table:style-name="ce1" office:value-type="float" office:value="-37.0023623327348" calcext:value-type="float">
            <text:p>-37.0023623327348</text:p>
          </table:table-cell>
          <table:table-cell table:style-name="ce1" office:value-type="float" office:value="-69.6308915890523" calcext:value-type="float">
            <text:p>-69.6308915890523</text:p>
          </table:table-cell>
          <table:table-cell table:style-name="ce1" office:value-type="float" office:value="-31.7525247575068" calcext:value-type="float">
            <text:p>-31.7525247575068</text:p>
          </table:table-cell>
          <table:table-cell table:style-name="ce1" office:value-type="float" office:value="-67.1001159541937" calcext:value-type="float">
            <text:p>-67.1001159541937</text:p>
          </table:table-cell>
          <table:table-cell table:style-name="ce1" office:value-type="float" office:value="-56.4811641944176" calcext:value-type="float">
            <text:p>-56.4811641944176</text:p>
          </table:table-cell>
          <table:table-cell table:style-name="ce1" office:value-type="float" office:value="-79.0209872713257" calcext:value-type="float">
            <text:p>-79.0209872713257</text:p>
          </table:table-cell>
          <table:table-cell table:style-name="ce1" office:value-type="float" office:value="-59.3085933964009" calcext:value-type="float">
            <text:p>-59.3085933964009</text:p>
          </table:table-cell>
          <table:table-cell table:style-name="ce1" office:value-type="float" office:value="-80.3839987609443" calcext:value-type="float">
            <text:p>-80.3839987609443</text:p>
          </table:table-cell>
          <table:table-cell table:style-name="ce1" office:value-type="string" calcext:value-type="string">
            <text:p>leu</text:p>
          </table:table-cell>
          <table:table-cell table:style-name="ce1" office:value-type="float" office:value="2" calcext:value-type="float">
            <text:p>2</text:p>
          </table:table-cell>
          <table:table-cell table:style-name="ce1" office:value-type="string" calcext:value-type="string">
            <text:p>design_211</text:p>
          </table:table-cell>
          <table:table-cell table:style-name="ce1" office:value-type="float" office:value="-10.2022" calcext:value-type="float">
            <text:p>-10.2022</text:p>
          </table:table-cell>
          <table:table-cell table:style-name="ce1" office:value-type="float" office:value="-32.9229" calcext:value-type="float">
            <text:p>-32.9229</text:p>
          </table:table-cell>
          <table:table-cell table:style-name="ce1" office:value-type="float" office:value="0.0954" calcext:value-type="float">
            <text:p>0.0954</text:p>
          </table:table-cell>
          <table:table-cell table:style-name="ce1" office:value-type="float" office:value="22.626" calcext:value-type="float">
            <text:p>22.626</text:p>
          </table:table-cell>
          <table:table-cell table:style-name="ce1" office:value-type="float" office:value="-3.6651" calcext:value-type="float">
            <text:p>-3.6651</text:p>
          </table:table-cell>
          <table:table-cell table:style-name="ce1" office:value-type="float" office:value="0" calcext:value-type="float">
            <text:p>0</text:p>
          </table:table-cell>
          <table:table-cell table:style-name="ce1" office:value-type="float" office:value="-3.043" calcext:value-type="float">
            <text:p>-3.043</text:p>
          </table:table-cell>
          <table:table-cell table:style-name="ce1" office:value-type="string" calcext:value-type="string">
            <text:p>LLLLTLLVALLLFLISLLILI</text:p>
          </table:table-cell>
          <table:table-cell table:style-name="ce1" office:value-type="float" office:value="2" calcext:value-type="float">
            <text:p>2</text:p>
          </table:table-cell>
          <table:table-cell table:number-columns-repeated="2" table:style-name="ce1" office:value-type="float" office:value="4" calcext:value-type="float">
            <text:p>4</text:p>
          </table:table-cell>
          <table:table-cell table:number-columns-repeated="2" table:style-name="ce1" office:value-type="float" office:value="0" calcext:value-type="float">
            <text:p>0</text:p>
          </table:table-cell>
          <table:table-cell table:style-name="ce1" table:number-columns-repeated="959"/>
        </table:table-row>
        <table:table-row table:style-name="ro1">
          <table:table-cell table:style-name="ce2" office:value-type="string" calcext:value-type="string">
            <text:p>LLLLAALVFLLTSLILLLILI_0</text:p>
          </table:table-cell>
          <table:table-cell table:style-name="ce2" office:value-type="float" office:value="1.10110011011E+016" calcext:value-type="float">
            <text:p>1.10110011011E+016</text:p>
          </table:table-cell>
          <table:table-cell table:style-name="ce2" office:value-type="float" office:value="1" calcext:value-type="float">
            <text:p>1</text:p>
          </table:table-cell>
          <table:table-cell table:style-name="ce2" office:value-type="float" office:value="-77.43" calcext:value-type="float">
            <text:p>-77.43</text:p>
          </table:table-cell>
          <table:table-cell table:style-name="ce2" office:value-type="float" office:value="-79.9238" calcext:value-type="float">
            <text:p>-79.9238</text:p>
          </table:table-cell>
          <table:table-cell table:style-name="ce2" office:value-type="float" office:value="-74.2631" calcext:value-type="float">
            <text:p>-74.2631</text:p>
          </table:table-cell>
          <table:table-cell table:style-name="ce2" office:value-type="float" office:value="-228.004" calcext:value-type="float">
            <text:p>-228.004</text:p>
          </table:table-cell>
          <table:table-cell table:style-name="ce2" office:value-type="float" office:value="-217.639" calcext:value-type="float">
            <text:p>-217.639</text:p>
          </table:table-cell>
          <table:table-cell table:style-name="ce2" office:value-type="float" office:value="-242.859" calcext:value-type="float">
            <text:p>-242.859</text:p>
          </table:table-cell>
          <table:table-cell table:style-name="ce2" office:value-type="float" office:value="-371.886" calcext:value-type="float">
            <text:p>-371.886</text:p>
          </table:table-cell>
          <table:table-cell table:style-name="ce2" office:value-type="float" office:value="4591.04" calcext:value-type="float">
            <text:p>4591.04</text:p>
          </table:table-cell>
          <table:table-cell table:style-name="ce2" office:value-type="float" office:value="3527.21" calcext:value-type="float">
            <text:p>3527.21</text:p>
          </table:table-cell>
          <table:table-cell table:style-name="ce2" office:value-type="float" office:value="3495.51" calcext:value-type="float">
            <text:p>3495.51</text:p>
          </table:table-cell>
          <table:table-cell table:style-name="ce2" office:value-type="float" office:value="-32.795" calcext:value-type="float">
            <text:p>-32.795</text:p>
          </table:table-cell>
          <table:table-cell table:style-name="ce2" office:value-type="float" office:value="-18.3121" calcext:value-type="float">
            <text:p>-18.3121</text:p>
          </table:table-cell>
          <table:table-cell table:style-name="ce2" office:value-type="float" office:value="-99.247" calcext:value-type="float">
            <text:p>-99.247</text:p>
          </table:table-cell>
          <table:table-cell table:style-name="ce2" office:value-type="float" office:value="-92.6346" calcext:value-type="float">
            <text:p>-92.6346</text:p>
          </table:table-cell>
          <table:table-cell table:style-name="ce2" office:value-type="float" office:value="-54.7638" calcext:value-type="float">
            <text:p>-54.7638</text:p>
          </table:table-cell>
          <table:table-cell table:style-name="ce2" office:value-type="float" office:value="-7.97849" calcext:value-type="float">
            <text:p>-7.97849</text:p>
          </table:table-cell>
          <table:table-cell table:style-name="ce2" office:value-type="float" office:value="112.085" calcext:value-type="float">
            <text:p>112.085</text:p>
          </table:table-cell>
          <table:table-cell table:style-name="ce2" office:value-type="float" office:value="22.3197" calcext:value-type="float">
            <text:p>22.3197</text:p>
          </table:table-cell>
          <table:table-cell table:style-name="ce2" office:value-type="float" office:value="8.64138" calcext:value-type="float">
            <text:p>8.64138</text:p>
          </table:table-cell>
          <table:table-cell table:style-name="ce2" office:value-type="float" office:value="2.82828" calcext:value-type="float">
            <text:p>2.82828</text:p>
          </table:table-cell>
          <table:table-cell table:style-name="ce2" office:value-type="float" office:value="3.00956" calcext:value-type="float">
            <text:p>3.00956</text:p>
          </table:table-cell>
          <table:table-cell table:style-name="ce2" office:value-type="float" office:value="-17.985" calcext:value-type="float">
            <text:p>-17.985</text:p>
          </table:table-cell>
          <table:table-cell table:style-name="ce2" office:value-type="float" office:value="-8.79533" calcext:value-type="float">
            <text:p>-8.79533</text:p>
          </table:table-cell>
          <table:table-cell table:style-name="ce2" office:value-type="float" office:value="100" calcext:value-type="float">
            <text:p>100</text:p>
          </table:table-cell>
          <table:table-cell table:style-name="ce2" office:value-type="float" office:value="22.4066" calcext:value-type="float">
            <text:p>22.4066</text:p>
          </table:table-cell>
          <table:table-cell table:style-name="ce2" office:value-type="float" office:value="-390.198" calcext:value-type="float">
            <text:p>-390.198</text:p>
          </table:table-cell>
          <table:table-cell table:style-name="ce2" office:value-type="float" office:value="8.5" calcext:value-type="float">
            <text:p>8.5</text:p>
          </table:table-cell>
          <table:table-cell table:number-columns-repeated="2" table:style-name="ce2" office:value-type="float" office:value="1.3193" calcext:value-type="float">
            <text:p>1.3193</text:p>
          </table:table-cell>
          <table:table-cell table:style-name="ce2" office:value-type="float" office:value="0" calcext:value-type="float">
            <text:p>0</text:p>
          </table:table-cell>
          <table:table-cell table:number-columns-repeated="2" table:style-name="ce2" office:value-type="string" calcext:value-type="string">
            <text:p>LLLLAALVFLLTSLILLLILI</text:p>
          </table:table-cell>
          <table:table-cell table:style-name="ce2" office:value-type="float" office:value="0.405214198034117" calcext:value-type="float">
            <text:p>0.405214198034117</text:p>
          </table:table-cell>
          <table:table-cell table:style-name="ce2" office:value-type="float" office:value="0.110599102166294" calcext:value-type="float">
            <text:p>0.110599102166294</text:p>
          </table:table-cell>
          <table:table-cell table:style-name="ce2" office:value-type="string" calcext:value-type="string">
            <text:p>L</text:p>
          </table:table-cell>
          <table:table-cell table:style-name="ce2" office:value-type="float" office:value="9520.62297288553" calcext:value-type="float">
            <text:p>9520.62297288553</text:p>
          </table:table-cell>
          <table:table-cell table:style-name="ce2" office:value-type="float" office:value="2170.72857795593" calcext:value-type="float">
            <text:p>2170.72857795593</text:p>
          </table:table-cell>
          <table:table-cell table:style-name="ce2" office:value-type="float" office:value="3" calcext:value-type="float">
            <text:p>3</text:p>
          </table:table-cell>
          <table:table-cell table:style-name="ce2" office:value-type="float" office:value="-25.0601834025892" calcext:value-type="float">
            <text:p>-25.0601834025892</text:p>
          </table:table-cell>
          <table:table-cell table:style-name="ce2" office:value-type="float" office:value="-46.2333576498773" calcext:value-type="float">
            <text:p>-46.2333576498773</text:p>
          </table:table-cell>
          <table:table-cell table:style-name="ce2" office:value-type="float" office:value="-44.0596065103077" calcext:value-type="float">
            <text:p>-44.0596065103077</text:p>
          </table:table-cell>
          <table:table-cell table:style-name="ce2" office:value-type="float" office:value="-59.8647652709983" calcext:value-type="float">
            <text:p>-59.8647652709983</text:p>
          </table:table-cell>
          <table:table-cell table:style-name="ce2" office:value-type="float" office:value="-53.8430897690406" calcext:value-type="float">
            <text:p>-53.8430897690406</text:p>
          </table:table-cell>
          <table:table-cell table:style-name="ce2" office:value-type="float" office:value="-66.8840651464784" calcext:value-type="float">
            <text:p>-66.8840651464784</text:p>
          </table:table-cell>
          <table:table-cell table:style-name="ce2" office:value-type="float" office:value="-55.7308338219884" calcext:value-type="float">
            <text:p>-55.7308338219884</text:p>
          </table:table-cell>
          <table:table-cell table:style-name="ce2" office:value-type="float" office:value="-68.2384540941947" calcext:value-type="float">
            <text:p>-68.2384540941947</text:p>
          </table:table-cell>
          <table:table-cell table:style-name="ce2" office:value-type="string" calcext:value-type="string">
            <text:p>leu</text:p>
          </table:table-cell>
          <table:table-cell table:style-name="ce2" office:value-type="float" office:value="0" calcext:value-type="float">
            <text:p>0</text:p>
          </table:table-cell>
          <table:table-cell table:style-name="ce2" office:value-type="string" calcext:value-type="string">
            <text:p>design_875</text:p>
          </table:table-cell>
          <table:table-cell table:style-name="ce2" office:value-type="float" office:value="-18.3792" calcext:value-type="float">
            <text:p>-18.3792</text:p>
          </table:table-cell>
          <table:table-cell table:style-name="ce2" office:value-type="float" office:value="-38.0396" calcext:value-type="float">
            <text:p>-38.0396</text:p>
          </table:table-cell>
          <table:table-cell table:style-name="ce2" office:value-type="float" office:value="-5.6771" calcext:value-type="float">
            <text:p>-5.6771</text:p>
          </table:table-cell>
          <table:table-cell table:style-name="ce2" office:value-type="float" office:value="25.338" calcext:value-type="float">
            <text:p>25.338</text:p>
          </table:table-cell>
          <table:table-cell table:style-name="ce2" office:value-type="float" office:value="-8.7545" calcext:value-type="float">
            <text:p>-8.7545</text:p>
          </table:table-cell>
          <table:table-cell table:style-name="ce2" office:value-type="float" office:value="0.6538" calcext:value-type="float">
            <text:p>0.6538</text:p>
          </table:table-cell>
          <table:table-cell table:style-name="ce2" office:value-type="float" office:value="-1.207" calcext:value-type="float">
            <text:p>-1.207</text:p>
          </table:table-cell>
          <table:table-cell table:style-name="ce2" office:value-type="float" office:value="0" calcext:value-type="float">
            <text:p>0</text:p>
          </table:table-cell>
          <table:table-cell table:style-name="ce2" office:value-type="float" office:value="2" calcext:value-type="float">
            <text:p>2</text:p>
          </table:table-cell>
          <table:table-cell table:number-columns-repeated="2" table:style-name="ce2" office:value-type="float" office:value="4" calcext:value-type="float">
            <text:p>4</text:p>
          </table:table-cell>
          <table:table-cell table:number-columns-repeated="2" table:style-name="ce2" office:value-type="float" office:value="0" calcext:value-type="float">
            <text:p>0</text:p>
          </table:table-cell>
          <table:table-cell table:style-name="ce2" table:number-columns-repeated="959"/>
        </table:table-row>
        <table:table-row table:style-name="ro1">
          <table:table-cell office:value-type="string" calcext:value-type="string">
            <text:p>Bold are sequences that match the best model and the model that hbonding is found in. These are likely to be worth mutating and looking further into</text:p>
          </table:table-cell>
          <table:table-cell table:style-name="ce2" table:number-columns-repeated="1023"/>
        </table:table-row>
        <table:table-row table:style-name="ro1">
          <table:table-cell/>
          <table:table-cell table:style-name="ce2" table:number-columns-repeated="1023"/>
        </table:table-row>
        <table:table-row table:style-name="ro1">
          <table:table-cell table:number-columns-repeated="1024"/>
        </table:table-row>
        <table:table-row table:style-name="ro1">
          <table:table-cell office:value-type="string" calcext:value-type="string">
            <text:p>Next look for sequences that we mutants for, and check that at least one clashing mutant passes the maltose and clashing tests (&lt; 35% GpA)</text:p>
          </table:table-cell>
          <table:table-cell table:number-columns-repeated="1023"/>
        </table:table-row>
        <table:table-row table:style-name="ro1">
          <table:table-cell office:value-type="string" calcext:value-type="string">
            <text:p>Sequences we have mutatnts for:</text:p>
          </table:table-cell>
          <table:table-cell table:number-columns-repeated="1023"/>
        </table:table-row>
        <table:table-row table:style-name="ro1">
          <table:table-cell office:value-type="string" calcext:value-type="string">
            <text:p>WTSequence</text:p>
          </table:table-cell>
          <table:table-cell office:value-type="string" calcext:value-type="string">
            <text:p>Mutant Sequence</text:p>
          </table:table-cell>
          <table:table-cell office:value-type="string" calcext:value-type="string">
            <text:p>Region</text:p>
          </table:table-cell>
          <table:table-cell office:value-type="string" calcext:value-type="string">
            <text:p>Mutant Type</text:p>
          </table:table-cell>
          <table:table-cell office:value-type="string" calcext:value-type="string">
            <text:p>CHARMM_IMM1</text:p>
          </table:table-cell>
          <table:table-cell office:value-type="string" calcext:value-type="string">
            <text:p>CHARMM_IMM1REF</text:p>
          </table:table-cell>
          <table:table-cell office:value-type="string" calcext:value-type="string">
            <text:p>CHARMM_VDW</text:p>
          </table:table-cell>
          <table:table-cell office:value-type="string" calcext:value-type="string">
            <text:p>Dimer</text:p>
          </table:table-cell>
          <table:table-cell office:value-type="string" calcext:value-type="string">
            <text:p>HBONDMonomer</text:p>
          </table:table-cell>
          <table:table-cell office:value-type="string" calcext:value-type="string">
            <text:p>IMM1Monomer</text:p>
          </table:table-cell>
          <table:table-cell office:value-type="string" calcext:value-type="string">
            <text:p>Monomer</text:p>
          </table:table-cell>
          <table:table-cell office:value-type="string" calcext:value-type="string">
            <text:p>MonomerSasa</text:p>
          </table:table-cell>
          <table:table-cell office:value-type="string" calcext:value-type="string">
            <text:p>SCWRL4_HBOND</text:p>
          </table:table-cell>
          <table:table-cell office:value-type="string" calcext:value-type="string">
            <text:p>VDWMonomer</text:p>
          </table:table-cell>
          <table:table-cell office:value-type="string" calcext:value-type="string">
            <text:p>Mutant_DimerSasa</text:p>
          </table:table-cell>
          <table:table-cell office:value-type="string" calcext:value-type="string">
            <text:p>Mutant_MonomerSasa</text:p>
          </table:table-cell>
          <table:table-cell office:value-type="string" calcext:value-type="string">
            <text:p>Mutant_Position_MonomerSasa</text:p>
          </table:table-cell>
          <table:table-cell office:value-type="string" calcext:value-type="string">
            <text:p>Mutant_Position_Sasa</text:p>
          </table:table-cell>
          <table:table-cell office:value-type="string" calcext:value-type="string">
            <text:p>WT_DimerSasa</text:p>
          </table:table-cell>
          <table:table-cell office:value-type="string" calcext:value-type="string">
            <text:p>WT_MonomerSasa</text:p>
          </table:table-cell>
          <table:table-cell office:value-type="string" calcext:value-type="string">
            <text:p>WT_Position_MonomerSasa</text:p>
          </table:table-cell>
          <table:table-cell office:value-type="string" calcext:value-type="string">
            <text:p>WT_Position_Sasa</text:p>
          </table:table-cell>
          <table:table-cell office:value-type="string" calcext:value-type="string">
            <text:p>Total</text:p>
          </table:table-cell>
          <table:table-cell office:value-type="string" calcext:value-type="string">
            <text:p>Interface</text:p>
          </table:table-cell>
          <table:table-cell office:value-type="string" calcext:value-type="string">
            <text:p>Position</text:p>
          </table:table-cell>
          <table:table-cell office:value-type="string" calcext:value-type="string">
            <text:p>WT_AA</text:p>
          </table:table-cell>
          <table:table-cell office:value-type="string" calcext:value-type="string">
            <text:p>SasaDifference</text:p>
          </table:table-cell>
          <table:table-cell office:value-type="string" calcext:value-type="string">
            <text:p>SasaPercDifference</text:p>
          </table:table-cell>
          <table:table-cell office:value-type="string" calcext:value-type="string">
            <text:p>Mutant_SASA_no_alanine</text:p>
          </table:table-cell>
          <table:table-cell office:value-type="string" calcext:value-type="string">
            <text:p>SASA_no_wt_position</text:p>
          </table:table-cell>
          <table:table-cell office:value-type="string" calcext:value-type="string">
            <text:p>DimerSasaDifference</text:p>
          </table:table-cell>
          <table:table-cell office:value-type="string" calcext:value-type="string">
            <text:p>Segment</text:p>
          </table:table-cell>
          <table:table-cell office:value-type="string" calcext:value-type="string">
            <text:p>PercentGpA_transformed</text:p>
          </table:table-cell>
          <table:table-cell office:value-type="string" calcext:value-type="string">
            <text:p>std_adjusted</text:p>
          </table:table-cell>
          <table:table-cell office:value-type="string" calcext:value-type="string">
            <text:p>Sample</text:p>
          </table:table-cell>
          <table:table-cell office:value-type="string" calcext:value-type="string">
            <text:p>LB-12H_M9-36H</text:p>
          </table:table-cell>
          <table:table-cell office:value-type="string" calcext:value-type="string">
            <text:p>wt_seq</text:p>
          </table:table-cell>
          <table:table-cell office:value-type="string" calcext:value-type="string">
            <text:p>Fluorescence</text:p>
          </table:table-cell>
          <table:table-cell office:value-type="string" calcext:value-type="string">
            <text:p>FluorStdDev</text:p>
          </table:table-cell>
          <table:table-cell office:value-type="string" calcext:value-type="string">
            <text:p>Percent GpA</text:p>
          </table:table-cell>
          <table:table-cell office:value-type="string" calcext:value-type="string">
            <text:p>Fluor Difference</text:p>
          </table:table-cell>
          <table:table-cell office:value-type="string" calcext:value-type="string">
            <text:p>WT Sequence</text:p>
          </table:table-cell>
          <table:table-cell office:value-type="string" calcext:value-type="string">
            <text:p>Type</text:p>
          </table:table-cell>
          <table:table-cell table:number-columns-repeated="981"/>
        </table:table-row>
        <table:table-row table:style-name="ro1">
          <table:table-cell office:value-type="string" calcext:value-type="string">
            <text:p>LLLLFALLALLYVLTSLLILI</text:p>
          </table:table-cell>
          <table:table-cell office:value-type="string" calcext:value-type="string">
            <text:p>LLLLFALLALLYILTSLLILI</text:p>
          </table:table-cell>
          <table:table-cell office:value-type="string" calcext:value-type="string">
            <text:p>Left</text:p>
          </table:table-cell>
          <table:table-cell office:value-type="string" calcext:value-type="string">
            <text:p>clash</text:p>
          </table:table-cell>
          <table:table-cell office:value-type="float" office:value="34.2424" calcext:value-type="float">
            <text:p>34.2424</text:p>
          </table:table-cell>
          <table:table-cell office:value-type="float" office:value="-281.155" calcext:value-type="float">
            <text:p>-281.155</text:p>
          </table:table-cell>
          <table:table-cell office:value-type="float" office:value="4178350" calcext:value-type="float">
            <text:p>4178350</text:p>
          </table:table-cell>
          <table:table-cell office:value-type="float" office:value="4178050" calcext:value-type="float">
            <text:p>4178050</text:p>
          </table:table-cell>
          <table:table-cell office:value-type="float" office:value="-74.1724" calcext:value-type="float">
            <text:p>-74.1724</text:p>
          </table:table-cell>
          <table:table-cell office:value-type="float" office:value="-276.942" calcext:value-type="float">
            <text:p>-276.942</text:p>
          </table:table-cell>
          <table:table-cell office:value-type="float" office:value="-367.637" calcext:value-type="float">
            <text:p>-367.637</text:p>
          </table:table-cell>
          <table:table-cell office:value-type="float" office:value="4574.53" calcext:value-type="float">
            <text:p>4574.53</text:p>
          </table:table-cell>
          <table:table-cell office:value-type="float" office:value="-52.3918" calcext:value-type="float">
            <text:p>-52.3918</text:p>
          </table:table-cell>
          <table:table-cell office:value-type="float" office:value="-16.523" calcext:value-type="float">
            <text:p>-16.523</text:p>
          </table:table-cell>
          <table:table-cell office:value-type="float" office:value="3685.55" calcext:value-type="float">
            <text:p>3685.55</text:p>
          </table:table-cell>
          <table:table-cell office:value-type="float" office:value="4758.86" calcext:value-type="float">
            <text:p>4758.86</text:p>
          </table:table-cell>
          <table:table-cell office:value-type="float" office:value="47.2381" calcext:value-type="float">
            <text:p>47.2381</text:p>
          </table:table-cell>
          <table:table-cell office:value-type="float" office:value="40.5991" calcext:value-type="float">
            <text:p>40.5991</text:p>
          </table:table-cell>
          <table:table-cell office:value-type="float" office:value="3657.88" calcext:value-type="float">
            <text:p>3657.88</text:p>
          </table:table-cell>
          <table:table-cell office:value-type="float" office:value="4758.01" calcext:value-type="float">
            <text:p>4758.01</text:p>
          </table:table-cell>
          <table:table-cell office:value-type="float" office:value="65.5247" calcext:value-type="float">
            <text:p>65.5247</text:p>
          </table:table-cell>
          <table:table-cell office:value-type="float" office:value="65.5361" calcext:value-type="float">
            <text:p>65.5361</text:p>
          </table:table-cell>
          <table:table-cell office:value-type="float" office:value="-9.24259" calcext:value-type="float">
            <text:p>-9.24259</text:p>
          </table:table-cell>
          <table:table-cell office:value-type="float" office:value="1.1011E+016" calcext:value-type="float">
            <text:p>1.1011E+016</text:p>
          </table:table-cell>
          <table:table-cell office:value-type="float" office:value="12" calcext:value-type="float">
            <text:p>12</text:p>
          </table:table-cell>
          <table:table-cell office:value-type="string" calcext:value-type="string">
            <text:p>V</text:p>
          </table:table-cell>
          <table:table-cell office:value-type="float" office:value="89.2229" calcext:value-type="float">
            <text:p>89.2229</text:p>
          </table:table-cell>
          <table:table-cell office:value-type="float" office:value="31.27289674" calcext:value-type="float">
            <text:p>31.27289674</text:p>
          </table:table-cell>
          <table:table-cell table:number-columns-repeated="4"/>
          <table:table-cell office:value-type="float" office:value="0.201865529210662" calcext:value-type="float">
            <text:p>0.201865529210662</text:p>
          </table:table-cell>
          <table:table-cell office:value-type="float" office:value="0.0709590603134444" calcext:value-type="float">
            <text:p>0.0709590603134444</text:p>
          </table:table-cell>
          <table:table-cell office:value-type="string" calcext:value-type="string">
            <text:p>L</text:p>
          </table:table-cell>
          <table:table-cell office:value-type="float" office:value="99999900" calcext:value-type="float">
            <text:p>99999900</text:p>
          </table:table-cell>
          <table:table-cell office:value-type="string" calcext:value-type="string">
            <text:p>LLLLFALLALLYVLTSLLILI</text:p>
          </table:table-cell>
          <table:table-cell office:value-type="float" office:value="27742.5289634188" calcext:value-type="float">
            <text:p>27742.5289634188</text:p>
          </table:table-cell>
          <table:table-cell office:value-type="float" office:value="1050.97983131492" calcext:value-type="float">
            <text:p>1050.97983131492</text:p>
          </table:table-cell>
          <table:table-cell office:value-type="float" office:value="16.8630207369015" calcext:value-type="float">
            <text:p>16.8630207369015</text:p>
          </table:table-cell>
          <table:table-cell office:value-type="float" office:value="0.328666829401339" calcext:value-type="float">
            <text:p>0.328666829401339</text:p>
          </table:table-cell>
          <table:table-cell office:value-type="string" calcext:value-type="string">
            <text:p>LLLLFALLALLYVLTSLLILI</text:p>
          </table:table-cell>
          <table:table-cell office:value-type="string" calcext:value-type="string">
            <text:p>Mutant</text:p>
          </table:table-cell>
          <table:table-cell table:number-columns-repeated="981"/>
        </table:table-row>
        <table:table-row table:style-name="ro1">
          <table:table-cell table:style-name="ce2" office:value-type="string" calcext:value-type="string">
            <text:p>LLLLFALLALLYVLTSLLILI</text:p>
          </table:table-cell>
          <table:table-cell table:style-name="ce2" office:value-type="string" calcext:value-type="string">
            <text:p>LLLLFALLALLAVLTSLLILI</text:p>
          </table:table-cell>
          <table:table-cell table:style-name="ce2" office:value-type="string" calcext:value-type="string">
            <text:p>Left</text:p>
          </table:table-cell>
          <table:table-cell table:style-name="ce2" office:value-type="string" calcext:value-type="string">
            <text:p>void</text:p>
          </table:table-cell>
          <table:table-cell table:style-name="ce2" table:number-columns-repeated="10"/>
          <table:table-cell table:style-name="ce2" office:value-type="float" office:value="3686.8" calcext:value-type="float">
            <text:p>3686.8</text:p>
          </table:table-cell>
          <table:table-cell table:style-name="ce2" office:value-type="float" office:value="4611.68" calcext:value-type="float">
            <text:p>4611.68</text:p>
          </table:table-cell>
          <table:table-cell table:style-name="ce2" office:value-type="float" office:value="59.1396" calcext:value-type="float">
            <text:p>59.1396</text:p>
          </table:table-cell>
          <table:table-cell table:style-name="ce2" office:value-type="float" office:value="44.7851" calcext:value-type="float">
            <text:p>44.7851</text:p>
          </table:table-cell>
          <table:table-cell table:style-name="ce2" office:value-type="float" office:value="3657.88" calcext:value-type="float">
            <text:p>3657.88</text:p>
          </table:table-cell>
          <table:table-cell table:style-name="ce2" office:value-type="float" office:value="4758.01" calcext:value-type="float">
            <text:p>4758.01</text:p>
          </table:table-cell>
          <table:table-cell table:style-name="ce2" office:value-type="float" office:value="166.58" calcext:value-type="float">
            <text:p>166.58</text:p>
          </table:table-cell>
          <table:table-cell table:style-name="ce2" office:value-type="float" office:value="153.817" calcext:value-type="float">
            <text:p>153.817</text:p>
          </table:table-cell>
          <table:table-cell table:style-name="ce2" office:value-type="float" office:value="-9.24259" calcext:value-type="float">
            <text:p>-9.24259</text:p>
          </table:table-cell>
          <table:table-cell table:style-name="ce2" office:value-type="float" office:value="1.1E+016" calcext:value-type="float">
            <text:p>1.1E+016</text:p>
          </table:table-cell>
          <table:table-cell table:style-name="ce2" office:value-type="float" office:value="11" calcext:value-type="float">
            <text:p>11</text:p>
          </table:table-cell>
          <table:table-cell table:style-name="ce2" office:value-type="string" calcext:value-type="string">
            <text:p>Y</text:p>
          </table:table-cell>
          <table:table-cell table:style-name="ce2" office:value-type="float" office:value="85.4827" calcext:value-type="float">
            <text:p>85.4827</text:p>
          </table:table-cell>
          <table:table-cell table:style-name="ce2" office:value-type="float" office:value="34.37925566" calcext:value-type="float">
            <text:p>34.37925566</text:p>
          </table:table-cell>
          <table:table-cell table:style-name="ce2" office:value-type="float" office:value="3642.0149" calcext:value-type="float">
            <text:p>3642.0149</text:p>
          </table:table-cell>
          <table:table-cell table:style-name="ce2" office:value-type="float" office:value="3504.063" calcext:value-type="float">
            <text:p>3504.063</text:p>
          </table:table-cell>
          <table:table-cell table:style-name="ce2" office:value-type="float" office:value="137.9519" calcext:value-type="float">
            <text:p>137.9519</text:p>
          </table:table-cell>
          <table:table-cell table:style-name="ce2" office:value-type="float" office:value="2" calcext:value-type="float">
            <text:p>2</text:p>
          </table:table-cell>
          <table:table-cell table:style-name="ce2" office:value-type="float" office:value="0.250878432166212" calcext:value-type="float">
            <text:p>0.250878432166212</text:p>
          </table:table-cell>
          <table:table-cell table:style-name="ce2" office:value-type="float" office:value="0.0580753114405995" calcext:value-type="float">
            <text:p>0.0580753114405995</text:p>
          </table:table-cell>
          <table:table-cell table:style-name="ce2" office:value-type="string" calcext:value-type="string">
            <text:p>L</text:p>
          </table:table-cell>
          <table:table-cell table:style-name="ce2" office:value-type="float" office:value="99999900" calcext:value-type="float">
            <text:p>99999900</text:p>
          </table:table-cell>
          <table:table-cell table:style-name="ce2" office:value-type="string" calcext:value-type="string">
            <text:p>LLLLFALLALLYVLTSLLILI</text:p>
          </table:table-cell>
          <table:table-cell table:style-name="ce2" office:value-type="float" office:value="28012.2485740791" calcext:value-type="float">
            <text:p>28012.2485740791</text:p>
          </table:table-cell>
          <table:table-cell table:style-name="ce2" office:value-type="float" office:value="894.565354031157" calcext:value-type="float">
            <text:p>894.565354031157</text:p>
          </table:table-cell>
          <table:table-cell table:style-name="ce2" office:value-type="float" office:value="20.9573582007914" calcext:value-type="float">
            <text:p>20.9573582007914</text:p>
          </table:table-cell>
          <table:table-cell table:style-name="ce2" office:value-type="float" office:value="0.279653926445789" calcext:value-type="float">
            <text:p>0.279653926445789</text:p>
          </table:table-cell>
          <table:table-cell table:style-name="ce2" office:value-type="string" calcext:value-type="string">
            <text:p>LLLLFALLALLYVLTSLLILI</text:p>
          </table:table-cell>
          <table:table-cell table:style-name="ce2" office:value-type="string" calcext:value-type="string">
            <text:p>Mutant</text:p>
          </table:table-cell>
          <table:table-cell table:style-name="ce2" table:number-columns-repeated="981"/>
        </table:table-row>
        <table:table-row table:style-name="ro1">
          <table:table-cell office:value-type="string" calcext:value-type="string">
            <text:p>LLLLFALLALLYVLTSLLILI</text:p>
          </table:table-cell>
          <table:table-cell office:value-type="string" calcext:value-type="string">
            <text:p>LLLLAALLALLYVLTSLLILI</text:p>
          </table:table-cell>
          <table:table-cell office:value-type="string" calcext:value-type="string">
            <text:p>Left</text:p>
          </table:table-cell>
          <table:table-cell office:value-type="string" calcext:value-type="string">
            <text:p>void</text:p>
          </table:table-cell>
          <table:table-cell table:number-columns-repeated="10"/>
          <table:table-cell office:value-type="float" office:value="3689.98" calcext:value-type="float">
            <text:p>3689.98</text:p>
          </table:table-cell>
          <table:table-cell office:value-type="float" office:value="4614.67" calcext:value-type="float">
            <text:p>4614.67</text:p>
          </table:table-cell>
          <table:table-cell office:value-type="float" office:value="55.1227" calcext:value-type="float">
            <text:p>55.1227</text:p>
          </table:table-cell>
          <table:table-cell office:value-type="float" office:value="40.1808" calcext:value-type="float">
            <text:p>40.1808</text:p>
          </table:table-cell>
          <table:table-cell office:value-type="float" office:value="3657.88" calcext:value-type="float">
            <text:p>3657.88</text:p>
          </table:table-cell>
          <table:table-cell office:value-type="float" office:value="4758.01" calcext:value-type="float">
            <text:p>4758.01</text:p>
          </table:table-cell>
          <table:table-cell office:value-type="float" office:value="154.952" calcext:value-type="float">
            <text:p>154.952</text:p>
          </table:table-cell>
          <table:table-cell office:value-type="float" office:value="106.09" calcext:value-type="float">
            <text:p>106.09</text:p>
          </table:table-cell>
          <table:table-cell office:value-type="float" office:value="-9.24259" calcext:value-type="float">
            <text:p>-9.24259</text:p>
          </table:table-cell>
          <table:table-cell office:value-type="float" office:value="1.1E+016" calcext:value-type="float">
            <text:p>1.1E+016</text:p>
          </table:table-cell>
          <table:table-cell office:value-type="float" office:value="4" calcext:value-type="float">
            <text:p>4</text:p>
          </table:table-cell>
          <table:table-cell office:value-type="string" calcext:value-type="string">
            <text:p>F</text:p>
          </table:table-cell>
          <table:table-cell office:value-type="float" office:value="98.2944" calcext:value-type="float">
            <text:p>98.2944</text:p>
          </table:table-cell>
          <table:table-cell office:value-type="float" office:value="29.0166037" calcext:value-type="float">
            <text:p>29.0166037</text:p>
          </table:table-cell>
          <table:table-cell office:value-type="float" office:value="3649.7992" calcext:value-type="float">
            <text:p>3649.7992</text:p>
          </table:table-cell>
          <table:table-cell office:value-type="float" office:value="3551.79" calcext:value-type="float">
            <text:p>3551.79</text:p>
          </table:table-cell>
          <table:table-cell office:value-type="float" office:value="98.0092" calcext:value-type="float">
            <text:p>98.0092</text:p>
          </table:table-cell>
          <table:table-cell office:value-type="float" office:value="2" calcext:value-type="float">
            <text:p>2</text:p>
          </table:table-cell>
          <table:table-cell office:value-type="float" office:value="0.56488004822703" calcext:value-type="float">
            <text:p>0.56488004822703</text:p>
          </table:table-cell>
          <table:table-cell office:value-type="float" office:value="0.0909318280696533" calcext:value-type="float">
            <text:p>0.0909318280696533</text:p>
          </table:table-cell>
          <table:table-cell office:value-type="string" calcext:value-type="string">
            <text:p>L</text:p>
          </table:table-cell>
          <table:table-cell office:value-type="float" office:value="99999900" calcext:value-type="float">
            <text:p>99999900</text:p>
          </table:table-cell>
          <table:table-cell office:value-type="string" calcext:value-type="string">
            <text:p>LLLLFALLALLYVLTSLLILI</text:p>
          </table:table-cell>
          <table:table-cell office:value-type="float" office:value="29842.4171867963" calcext:value-type="float">
            <text:p>29842.4171867963</text:p>
          </table:table-cell>
          <table:table-cell office:value-type="float" office:value="1182.59499534119" calcext:value-type="float">
            <text:p>1182.59499534119</text:p>
          </table:table-cell>
          <table:table-cell office:value-type="float" office:value="47.1877690280327" calcext:value-type="float">
            <text:p>47.1877690280327</text:p>
          </table:table-cell>
          <table:table-cell office:value-type="float" office:value="-0.0343476896150282" calcext:value-type="float">
            <text:p>-0.0343476896150282</text:p>
          </table:table-cell>
          <table:table-cell office:value-type="string" calcext:value-type="string">
            <text:p>LLLLFALLALLYVLTSLLILI</text:p>
          </table:table-cell>
          <table:table-cell office:value-type="string" calcext:value-type="string">
            <text:p>Mutant</text:p>
          </table:table-cell>
          <table:table-cell table:number-columns-repeated="981"/>
        </table:table-row>
        <table:table-row table:style-name="ro1">
          <table:table-cell table:style-name="ce2" office:value-type="string" calcext:value-type="string">
            <text:p>LLLLFALLALLYVLTSLLILI</text:p>
          </table:table-cell>
          <table:table-cell table:style-name="ce2" office:value-type="string" calcext:value-type="string">
            <text:p>LLLLFALLALLYVLTILLILI</text:p>
          </table:table-cell>
          <table:table-cell table:style-name="ce2" office:value-type="string" calcext:value-type="string">
            <text:p>Left</text:p>
          </table:table-cell>
          <table:table-cell table:style-name="ce2" office:value-type="string" calcext:value-type="string">
            <text:p>clash</text:p>
          </table:table-cell>
          <table:table-cell table:style-name="ce2" office:value-type="float" office:value="34.2565" calcext:value-type="float">
            <text:p>34.2565</text:p>
          </table:table-cell>
          <table:table-cell table:style-name="ce2" office:value-type="float" office:value="-281.744" calcext:value-type="float">
            <text:p>-281.744</text:p>
          </table:table-cell>
          <table:table-cell table:style-name="ce2" office:value-type="float" office:value="785788" calcext:value-type="float">
            <text:p>785788</text:p>
          </table:table-cell>
          <table:table-cell table:style-name="ce2" office:value-type="float" office:value="785488" calcext:value-type="float">
            <text:p>785488</text:p>
          </table:table-cell>
          <table:table-cell table:style-name="ce2" office:value-type="float" office:value="-58.8218" calcext:value-type="float">
            <text:p>-58.8218</text:p>
          </table:table-cell>
          <table:table-cell table:style-name="ce2" office:value-type="float" office:value="-275.918" calcext:value-type="float">
            <text:p>-275.918</text:p>
          </table:table-cell>
          <table:table-cell table:style-name="ce2" office:value-type="float" office:value="-355.754" calcext:value-type="float">
            <text:p>-355.754</text:p>
          </table:table-cell>
          <table:table-cell table:style-name="ce2" office:value-type="float" office:value="4612.42" calcext:value-type="float">
            <text:p>4612.42</text:p>
          </table:table-cell>
          <table:table-cell table:style-name="ce2" office:value-type="float" office:value="-52.6286" calcext:value-type="float">
            <text:p>-52.6286</text:p>
          </table:table-cell>
          <table:table-cell table:style-name="ce2" office:value-type="float" office:value="-21.014" calcext:value-type="float">
            <text:p>-21.014</text:p>
          </table:table-cell>
          <table:table-cell table:style-name="ce2" office:value-type="float" office:value="3659.18" calcext:value-type="float">
            <text:p>3659.18</text:p>
          </table:table-cell>
          <table:table-cell table:style-name="ce2" office:value-type="float" office:value="4754.49" calcext:value-type="float">
            <text:p>4754.49</text:p>
          </table:table-cell>
          <table:table-cell table:style-name="ce2" office:value-type="float" office:value="41.8458" calcext:value-type="float">
            <text:p>41.8458</text:p>
          </table:table-cell>
          <table:table-cell table:style-name="ce2" office:value-type="float" office:value="17.4756" calcext:value-type="float">
            <text:p>17.4756</text:p>
          </table:table-cell>
          <table:table-cell table:style-name="ce2" office:value-type="float" office:value="3657.88" calcext:value-type="float">
            <text:p>3657.88</text:p>
          </table:table-cell>
          <table:table-cell table:style-name="ce2" office:value-type="float" office:value="4758.01" calcext:value-type="float">
            <text:p>4758.01</text:p>
          </table:table-cell>
          <table:table-cell table:style-name="ce2" office:value-type="float" office:value="51.5801" calcext:value-type="float">
            <text:p>51.5801</text:p>
          </table:table-cell>
          <table:table-cell table:style-name="ce2" office:value-type="float" office:value="17.1318" calcext:value-type="float">
            <text:p>17.1318</text:p>
          </table:table-cell>
          <table:table-cell table:style-name="ce2" office:value-type="float" office:value="-9.24259" calcext:value-type="float">
            <text:p>-9.24259</text:p>
          </table:table-cell>
          <table:table-cell table:style-name="ce2" office:value-type="float" office:value="1.1011E+016" calcext:value-type="float">
            <text:p>1.1011E+016</text:p>
          </table:table-cell>
          <table:table-cell table:style-name="ce2" office:value-type="float" office:value="15" calcext:value-type="float">
            <text:p>15</text:p>
          </table:table-cell>
          <table:table-cell table:style-name="ce2" office:value-type="string" calcext:value-type="string">
            <text:p>S</text:p>
          </table:table-cell>
          <table:table-cell table:style-name="ce2" office:value-type="float" office:value="112.2448" calcext:value-type="float">
            <text:p>112.2448</text:p>
          </table:table-cell>
          <table:table-cell table:style-name="ce2" office:value-type="float" office:value="13.47174384" calcext:value-type="float">
            <text:p>13.47174384</text:p>
          </table:table-cell>
          <table:table-cell table:style-name="ce2" table:number-columns-repeated="4"/>
          <table:table-cell table:style-name="ce2" office:value-type="float" office:value="0.742357486618785" calcext:value-type="float">
            <text:p>0.742357486618785</text:p>
          </table:table-cell>
          <table:table-cell table:style-name="ce2" office:value-type="float" office:value="0.0827896396482807" calcext:value-type="float">
            <text:p>0.0827896396482807</text:p>
          </table:table-cell>
          <table:table-cell table:style-name="ce2" office:value-type="string" calcext:value-type="string">
            <text:p>L</text:p>
          </table:table-cell>
          <table:table-cell table:style-name="ce2" office:value-type="float" office:value="99999900" calcext:value-type="float">
            <text:p>99999900</text:p>
          </table:table-cell>
          <table:table-cell table:style-name="ce2" office:value-type="string" calcext:value-type="string">
            <text:p>LLLLFALLALLYVLTSLLILI</text:p>
          </table:table-cell>
          <table:table-cell table:style-name="ce2" office:value-type="float" office:value="30849.6220841229" calcext:value-type="float">
            <text:p>30849.6220841229</text:p>
          </table:table-cell>
          <table:table-cell table:style-name="ce2" office:value-type="float" office:value="990.82576327796" calcext:value-type="float">
            <text:p>990.82576327796</text:p>
          </table:table-cell>
          <table:table-cell table:style-name="ce2" office:value-type="float" office:value="62.0135083983693" calcext:value-type="float">
            <text:p>62.0135083983693</text:p>
          </table:table-cell>
          <table:table-cell table:style-name="ce2" office:value-type="float" office:value="-0.211825128006784" calcext:value-type="float">
            <text:p>-0.211825128006784</text:p>
          </table:table-cell>
          <table:table-cell table:style-name="ce2" office:value-type="string" calcext:value-type="string">
            <text:p>LLLLFALLALLYVLTSLLILI</text:p>
          </table:table-cell>
          <table:table-cell table:style-name="ce2" office:value-type="string" calcext:value-type="string">
            <text:p>Mutant</text:p>
          </table:table-cell>
          <table:table-cell table:style-name="ce2" table:number-columns-repeated="981"/>
        </table:table-row>
        <table:table-row table:style-name="ro1">
          <table:table-cell table:number-columns-repeated="1024"/>
        </table:table-row>
        <table:table-row table:style-name="ro1">
          <table:table-cell table:style-name="ce2" office:value-type="string" calcext:value-type="string">
            <text:p>LLLAALLLLLVTLLFSLLILI</text:p>
          </table:table-cell>
          <table:table-cell table:style-name="ce2" office:value-type="string" calcext:value-type="string">
            <text:p>LLLAALLLLLVILLFSLLILI</text:p>
          </table:table-cell>
          <table:table-cell table:style-name="ce2" office:value-type="string" calcext:value-type="string">
            <text:p>Left</text:p>
          </table:table-cell>
          <table:table-cell table:style-name="ce2" office:value-type="string" calcext:value-type="string">
            <text:p>clash</text:p>
          </table:table-cell>
          <table:table-cell table:style-name="ce2" office:value-type="float" office:value="35.0004" calcext:value-type="float">
            <text:p>35.0004</text:p>
          </table:table-cell>
          <table:table-cell table:style-name="ce2" office:value-type="float" office:value="-278.931" calcext:value-type="float">
            <text:p>-278.931</text:p>
          </table:table-cell>
          <table:table-cell table:style-name="ce2" office:value-type="float" office:value="104336000" calcext:value-type="float">
            <text:p>104336000</text:p>
          </table:table-cell>
          <table:table-cell table:style-name="ce2" office:value-type="float" office:value="104335000" calcext:value-type="float">
            <text:p>104335000</text:p>
          </table:table-cell>
          <table:table-cell table:style-name="ce2" office:value-type="float" office:value="-60.4567" calcext:value-type="float">
            <text:p>-60.4567</text:p>
          </table:table-cell>
          <table:table-cell table:style-name="ce2" office:value-type="float" office:value="-274.554" calcext:value-type="float">
            <text:p>-274.554</text:p>
          </table:table-cell>
          <table:table-cell table:style-name="ce2" office:value-type="float" office:value="-373.192" calcext:value-type="float">
            <text:p>-373.192</text:p>
          </table:table-cell>
          <table:table-cell table:style-name="ce2" office:value-type="float" office:value="4648.67" calcext:value-type="float">
            <text:p>4648.67</text:p>
          </table:table-cell>
          <table:table-cell table:style-name="ce2" office:value-type="float" office:value="-45.1582" calcext:value-type="float">
            <text:p>-45.1582</text:p>
          </table:table-cell>
          <table:table-cell table:style-name="ce2" office:value-type="float" office:value="-38.1815" calcext:value-type="float">
            <text:p>-38.1815</text:p>
          </table:table-cell>
          <table:table-cell table:style-name="ce2" office:value-type="float" office:value="3670.78" calcext:value-type="float">
            <text:p>3670.78</text:p>
          </table:table-cell>
          <table:table-cell table:style-name="ce2" office:value-type="float" office:value="4661.24" calcext:value-type="float">
            <text:p>4661.24</text:p>
          </table:table-cell>
          <table:table-cell table:style-name="ce2" office:value-type="float" office:value="50.8615" calcext:value-type="float">
            <text:p>50.8615</text:p>
          </table:table-cell>
          <table:table-cell table:style-name="ce2" office:value-type="float" office:value="20.8587" calcext:value-type="float">
            <text:p>20.8587</text:p>
          </table:table-cell>
          <table:table-cell table:style-name="ce2" office:value-type="float" office:value="3645.79" calcext:value-type="float">
            <text:p>3645.79</text:p>
          </table:table-cell>
          <table:table-cell table:style-name="ce2" office:value-type="float" office:value="4678.64" calcext:value-type="float">
            <text:p>4678.64</text:p>
          </table:table-cell>
          <table:table-cell table:style-name="ce2" office:value-type="float" office:value="76.6454" calcext:value-type="float">
            <text:p>76.6454</text:p>
          </table:table-cell>
          <table:table-cell table:style-name="ce2" office:value-type="float" office:value="29.5479" calcext:value-type="float">
            <text:p>29.5479</text:p>
          </table:table-cell>
          <table:table-cell table:style-name="ce2" office:value-type="float" office:value="-10.0078" calcext:value-type="float">
            <text:p>-10.0078</text:p>
          </table:table-cell>
          <table:table-cell table:style-name="ce2" office:value-type="float" office:value="1.10011E+017" calcext:value-type="float">
            <text:p>1.10011E+017</text:p>
          </table:table-cell>
          <table:table-cell table:style-name="ce2" office:value-type="float" office:value="11" calcext:value-type="float">
            <text:p>11</text:p>
          </table:table-cell>
          <table:table-cell table:style-name="ce2" office:value-type="string" calcext:value-type="string">
            <text:p>T</text:p>
          </table:table-cell>
          <table:table-cell table:style-name="ce2" office:value-type="float" office:value="109.4091" calcext:value-type="float">
            <text:p>109.4091</text:p>
          </table:table-cell>
          <table:table-cell table:style-name="ce2" office:value-type="float" office:value="16.01216878" calcext:value-type="float">
            <text:p>16.01216878</text:p>
          </table:table-cell>
          <table:table-cell table:style-name="ce2" table:number-columns-repeated="4"/>
          <table:table-cell table:style-name="ce2" office:value-type="float" office:value="0.300075339493817" calcext:value-type="float">
            <text:p>0.300075339493817</text:p>
          </table:table-cell>
          <table:table-cell table:style-name="ce2" office:value-type="float" office:value="0.135154020034602" calcext:value-type="float">
            <text:p>0.135154020034602</text:p>
          </table:table-cell>
          <table:table-cell table:style-name="ce2" office:value-type="string" calcext:value-type="string">
            <text:p>L</text:p>
          </table:table-cell>
          <table:table-cell table:style-name="ce2" office:value-type="float" office:value="99999900" calcext:value-type="float">
            <text:p>99999900</text:p>
          </table:table-cell>
          <table:table-cell table:style-name="ce2" office:value-type="string" calcext:value-type="string">
            <text:p>LLLAALLLLLVTLLFSLLILI</text:p>
          </table:table-cell>
          <table:table-cell table:style-name="ce2" office:value-type="float" office:value="28273.8564298994" calcext:value-type="float">
            <text:p>28273.8564298994</text:p>
          </table:table-cell>
          <table:table-cell table:style-name="ce2" office:value-type="float" office:value="514.990137401824" calcext:value-type="float">
            <text:p>514.990137401824</text:p>
          </table:table-cell>
          <table:table-cell table:style-name="ce2" office:value-type="float" office:value="25.0670666373966" calcext:value-type="float">
            <text:p>25.0670666373966</text:p>
          </table:table-cell>
          <table:table-cell table:style-name="ce2" office:value-type="float" office:value="0.230275177040361" calcext:value-type="float">
            <text:p>0.230275177040361</text:p>
          </table:table-cell>
          <table:table-cell table:style-name="ce2" office:value-type="string" calcext:value-type="string">
            <text:p>LLLAALLLLLVTLLFSLLILI</text:p>
          </table:table-cell>
          <table:table-cell table:style-name="ce2" office:value-type="string" calcext:value-type="string">
            <text:p>Mutant</text:p>
          </table:table-cell>
          <table:table-cell table:style-name="ce2" table:number-columns-repeated="981"/>
        </table:table-row>
        <table:table-row table:style-name="ro1">
          <table:table-cell office:value-type="string" calcext:value-type="string">
            <text:p>LLLAALLLLLVTLLFSLLILI</text:p>
          </table:table-cell>
          <table:table-cell office:value-type="string" calcext:value-type="string">
            <text:p>LLLAALLALLVTLLFSLLILI</text:p>
          </table:table-cell>
          <table:table-cell office:value-type="string" calcext:value-type="string">
            <text:p>Left</text:p>
          </table:table-cell>
          <table:table-cell office:value-type="string" calcext:value-type="string">
            <text:p>void</text:p>
          </table:table-cell>
          <table:table-cell table:number-columns-repeated="10"/>
          <table:table-cell office:value-type="float" office:value="3669.66" calcext:value-type="float">
            <text:p>3669.66</text:p>
          </table:table-cell>
          <table:table-cell office:value-type="float" office:value="4599.03" calcext:value-type="float">
            <text:p>4599.03</text:p>
          </table:table-cell>
          <table:table-cell office:value-type="float" office:value="49.2206" calcext:value-type="float">
            <text:p>49.2206</text:p>
          </table:table-cell>
          <table:table-cell office:value-type="float" office:value="10.4206" calcext:value-type="float">
            <text:p>10.4206</text:p>
          </table:table-cell>
          <table:table-cell office:value-type="float" office:value="3645.79" calcext:value-type="float">
            <text:p>3645.79</text:p>
          </table:table-cell>
          <table:table-cell office:value-type="float" office:value="4678.64" calcext:value-type="float">
            <text:p>4678.64</text:p>
          </table:table-cell>
          <table:table-cell office:value-type="float" office:value="118.083" calcext:value-type="float">
            <text:p>118.083</text:p>
          </table:table-cell>
          <table:table-cell office:value-type="float" office:value="65.9846" calcext:value-type="float">
            <text:p>65.9846</text:p>
          </table:table-cell>
          <table:table-cell office:value-type="float" office:value="-10.0078" calcext:value-type="float">
            <text:p>-10.0078</text:p>
          </table:table-cell>
          <table:table-cell office:value-type="float" office:value="1.1E+017" calcext:value-type="float">
            <text:p>1.1E+017</text:p>
          </table:table-cell>
          <table:table-cell office:value-type="float" office:value="7" calcext:value-type="float">
            <text:p>7</text:p>
          </table:table-cell>
          <table:table-cell office:value-type="string" calcext:value-type="string">
            <text:p>L</text:p>
          </table:table-cell>
          <table:table-cell office:value-type="float" office:value="119.1748" calcext:value-type="float">
            <text:p>119.1748</text:p>
          </table:table-cell>
          <table:table-cell office:value-type="float" office:value="8.040871821" calcext:value-type="float">
            <text:p>8.040871821</text:p>
          </table:table-cell>
          <table:table-cell office:value-type="float" office:value="3659.2394" calcext:value-type="float">
            <text:p>3659.2394</text:p>
          </table:table-cell>
          <table:table-cell office:value-type="float" office:value="3579.8054" calcext:value-type="float">
            <text:p>3579.8054</text:p>
          </table:table-cell>
          <table:table-cell office:value-type="float" office:value="79.434" calcext:value-type="float">
            <text:p>79.434</text:p>
          </table:table-cell>
          <table:table-cell office:value-type="float" office:value="2" calcext:value-type="float">
            <text:p>2</text:p>
          </table:table-cell>
          <table:table-cell office:value-type="float" office:value="0.382827299873556" calcext:value-type="float">
            <text:p>0.382827299873556</text:p>
          </table:table-cell>
          <table:table-cell office:value-type="float" office:value="0.0876640068665841" calcext:value-type="float">
            <text:p>0.0876640068665841</text:p>
          </table:table-cell>
          <table:table-cell office:value-type="string" calcext:value-type="string">
            <text:p>L</text:p>
          </table:table-cell>
          <table:table-cell office:value-type="float" office:value="99999900" calcext:value-type="float">
            <text:p>99999900</text:p>
          </table:table-cell>
          <table:table-cell office:value-type="string" calcext:value-type="string">
            <text:p>LLLAALLLLLVTLLFSLLILI</text:p>
          </table:table-cell>
          <table:table-cell office:value-type="float" office:value="28755.8542988254" calcext:value-type="float">
            <text:p>28755.8542988254</text:p>
          </table:table-cell>
          <table:table-cell office:value-type="float" office:value="828.177854010161" calcext:value-type="float">
            <text:p>828.177854010161</text:p>
          </table:table-cell>
          <table:table-cell office:value-type="float" office:value="31.9798269752279" calcext:value-type="float">
            <text:p>31.9798269752279</text:p>
          </table:table-cell>
          <table:table-cell office:value-type="float" office:value="0.147523216660623" calcext:value-type="float">
            <text:p>0.147523216660623</text:p>
          </table:table-cell>
          <table:table-cell office:value-type="string" calcext:value-type="string">
            <text:p>LLLAALLLLLVTLLFSLLILI</text:p>
          </table:table-cell>
          <table:table-cell office:value-type="string" calcext:value-type="string">
            <text:p>Mutant</text:p>
          </table:table-cell>
          <table:table-cell table:number-columns-repeated="981"/>
        </table:table-row>
        <table:table-row table:style-name="ro1">
          <table:table-cell office:value-type="string" calcext:value-type="string">
            <text:p>LLLAALLLLLVTLLFSLLILI</text:p>
          </table:table-cell>
          <table:table-cell office:value-type="string" calcext:value-type="string">
            <text:p>LLLAALLLALVTLLFSLLILI</text:p>
          </table:table-cell>
          <table:table-cell office:value-type="string" calcext:value-type="string">
            <text:p>Left</text:p>
          </table:table-cell>
          <table:table-cell office:value-type="string" calcext:value-type="string">
            <text:p>void</text:p>
          </table:table-cell>
          <table:table-cell table:number-columns-repeated="10"/>
          <table:table-cell office:value-type="float" office:value="3634.87" calcext:value-type="float">
            <text:p>3634.87</text:p>
          </table:table-cell>
          <table:table-cell office:value-type="float" office:value="4616.32" calcext:value-type="float">
            <text:p>4616.32</text:p>
          </table:table-cell>
          <table:table-cell office:value-type="float" office:value="46.8475" calcext:value-type="float">
            <text:p>46.8475</text:p>
          </table:table-cell>
          <table:table-cell office:value-type="float" office:value="55.7742" calcext:value-type="float">
            <text:p>55.7742</text:p>
          </table:table-cell>
          <table:table-cell office:value-type="float" office:value="3645.79" calcext:value-type="float">
            <text:p>3645.79</text:p>
          </table:table-cell>
          <table:table-cell office:value-type="float" office:value="4678.64" calcext:value-type="float">
            <text:p>4678.64</text:p>
          </table:table-cell>
          <table:table-cell office:value-type="float" office:value="106.649" calcext:value-type="float">
            <text:p>106.649</text:p>
          </table:table-cell>
          <table:table-cell office:value-type="float" office:value="126.056" calcext:value-type="float">
            <text:p>126.056</text:p>
          </table:table-cell>
          <table:table-cell office:value-type="float" office:value="-10.0078" calcext:value-type="float">
            <text:p>-10.0078</text:p>
          </table:table-cell>
          <table:table-cell office:value-type="float" office:value="1.1E+017" calcext:value-type="float">
            <text:p>1.1E+017</text:p>
          </table:table-cell>
          <table:table-cell office:value-type="float" office:value="8" calcext:value-type="float">
            <text:p>8</text:p>
          </table:table-cell>
          <table:table-cell office:value-type="string" calcext:value-type="string">
            <text:p>L</text:p>
          </table:table-cell>
          <table:table-cell office:value-type="float" office:value="75.5554" calcext:value-type="float">
            <text:p>75.5554</text:p>
          </table:table-cell>
          <table:table-cell office:value-type="float" office:value="42.46887221" calcext:value-type="float">
            <text:p>42.46887221</text:p>
          </table:table-cell>
          <table:table-cell office:value-type="float" office:value="3579.0958" calcext:value-type="float">
            <text:p>3579.0958</text:p>
          </table:table-cell>
          <table:table-cell office:value-type="float" office:value="3519.734" calcext:value-type="float">
            <text:p>3519.734</text:p>
          </table:table-cell>
          <table:table-cell office:value-type="float" office:value="59.3618" calcext:value-type="float">
            <text:p>59.3618</text:p>
          </table:table-cell>
          <table:table-cell office:value-type="float" office:value="2" calcext:value-type="float">
            <text:p>2</text:p>
          </table:table-cell>
          <table:table-cell office:value-type="float" office:value="0.464387546702182" calcext:value-type="float">
            <text:p>0.464387546702182</text:p>
          </table:table-cell>
          <table:table-cell office:value-type="float" office:value="0.0627385794920586" calcext:value-type="float">
            <text:p>0.0627385794920586</text:p>
          </table:table-cell>
          <table:table-cell office:value-type="string" calcext:value-type="string">
            <text:p>L</text:p>
          </table:table-cell>
          <table:table-cell office:value-type="float" office:value="99999900" calcext:value-type="float">
            <text:p>99999900</text:p>
          </table:table-cell>
          <table:table-cell office:value-type="string" calcext:value-type="string">
            <text:p>LLLAALLLLLVTLLFSLLILI</text:p>
          </table:table-cell>
          <table:table-cell office:value-type="float" office:value="29241.4362444564" calcext:value-type="float">
            <text:p>29241.4362444564</text:p>
          </table:table-cell>
          <table:table-cell office:value-type="float" office:value="918.803592020678" calcext:value-type="float">
            <text:p>918.803592020678</text:p>
          </table:table-cell>
          <table:table-cell office:value-type="float" office:value="38.7930364367732" calcext:value-type="float">
            <text:p>38.7930364367732</text:p>
          </table:table-cell>
          <table:table-cell office:value-type="float" office:value="0.0659629698319965" calcext:value-type="float">
            <text:p>0.0659629698319965</text:p>
          </table:table-cell>
          <table:table-cell office:value-type="string" calcext:value-type="string">
            <text:p>LLLAALLLLLVTLLFSLLILI</text:p>
          </table:table-cell>
          <table:table-cell office:value-type="string" calcext:value-type="string">
            <text:p>Mutant</text:p>
          </table:table-cell>
          <table:table-cell table:number-columns-repeated="981"/>
        </table:table-row>
        <table:table-row table:style-name="ro1">
          <table:table-cell table:number-columns-repeated="1024"/>
        </table:table-row>
        <table:table-row table:style-name="ro1">
          <table:table-cell table:style-name="ce2" office:value-type="string" calcext:value-type="string">
            <text:p>LLLLTLLLFILALLLSVLILI</text:p>
          </table:table-cell>
          <table:table-cell table:style-name="ce2" office:value-type="string" calcext:value-type="string">
            <text:p>LLLLILLLFILALLLSVLILI</text:p>
          </table:table-cell>
          <table:table-cell table:style-name="ce2" office:value-type="string" calcext:value-type="string">
            <text:p>Left</text:p>
          </table:table-cell>
          <table:table-cell table:style-name="ce2" office:value-type="string" calcext:value-type="string">
            <text:p>clash</text:p>
          </table:table-cell>
          <table:table-cell table:style-name="ce2" office:value-type="float" office:value="35.6859" calcext:value-type="float">
            <text:p>35.6859</text:p>
          </table:table-cell>
          <table:table-cell table:style-name="ce2" office:value-type="float" office:value="-281.951" calcext:value-type="float">
            <text:p>-281.951</text:p>
          </table:table-cell>
          <table:table-cell table:number-columns-repeated="2" table:style-name="ce2" office:value-type="float" office:value="4883610000" calcext:value-type="float">
            <text:p>4883610000</text:p>
          </table:table-cell>
          <table:table-cell table:style-name="ce2" office:value-type="float" office:value="-60.4286" calcext:value-type="float">
            <text:p>-60.4286</text:p>
          </table:table-cell>
          <table:table-cell table:style-name="ce2" office:value-type="float" office:value="-277.49" calcext:value-type="float">
            <text:p>-277.49</text:p>
          </table:table-cell>
          <table:table-cell table:style-name="ce2" office:value-type="float" office:value="-380.578" calcext:value-type="float">
            <text:p>-380.578</text:p>
          </table:table-cell>
          <table:table-cell table:style-name="ce2" office:value-type="float" office:value="4611.84" calcext:value-type="float">
            <text:p>4611.84</text:p>
          </table:table-cell>
          <table:table-cell table:style-name="ce2" office:value-type="float" office:value="-45.1255" calcext:value-type="float">
            <text:p>-45.1255</text:p>
          </table:table-cell>
          <table:table-cell table:style-name="ce2" office:value-type="float" office:value="-42.6599" calcext:value-type="float">
            <text:p>-42.6599</text:p>
          </table:table-cell>
          <table:table-cell table:style-name="ce2" office:value-type="float" office:value="3632.09" calcext:value-type="float">
            <text:p>3632.09</text:p>
          </table:table-cell>
          <table:table-cell table:style-name="ce2" office:value-type="float" office:value="4589.59" calcext:value-type="float">
            <text:p>4589.59</text:p>
          </table:table-cell>
          <table:table-cell table:style-name="ce2" office:value-type="float" office:value="49.9238" calcext:value-type="float">
            <text:p>49.9238</text:p>
          </table:table-cell>
          <table:table-cell table:style-name="ce2" office:value-type="float" office:value="12.4578" calcext:value-type="float">
            <text:p>12.4578</text:p>
          </table:table-cell>
          <table:table-cell table:style-name="ce2" office:value-type="float" office:value="3613.48" calcext:value-type="float">
            <text:p>3613.48</text:p>
          </table:table-cell>
          <table:table-cell table:style-name="ce2" office:value-type="float" office:value="4619.11" calcext:value-type="float">
            <text:p>4619.11</text:p>
          </table:table-cell>
          <table:table-cell table:style-name="ce2" office:value-type="float" office:value="81.0625" calcext:value-type="float">
            <text:p>81.0625</text:p>
          </table:table-cell>
          <table:table-cell table:style-name="ce2" office:value-type="float" office:value="20.2378" calcext:value-type="float">
            <text:p>20.2378</text:p>
          </table:table-cell>
          <table:table-cell table:style-name="ce2" office:value-type="float" office:value="-9.5277" calcext:value-type="float">
            <text:p>-9.5277</text:p>
          </table:table-cell>
          <table:table-cell table:style-name="ce2" office:value-type="float" office:value="1.10011E+016" calcext:value-type="float">
            <text:p>1.10011E+016</text:p>
          </table:table-cell>
          <table:table-cell table:style-name="ce2" office:value-type="float" office:value="4" calcext:value-type="float">
            <text:p>4</text:p>
          </table:table-cell>
          <table:table-cell table:style-name="ce2" office:value-type="string" calcext:value-type="string">
            <text:p>T</text:p>
          </table:table-cell>
          <table:table-cell table:style-name="ce2" office:value-type="float" office:value="126.0174" calcext:value-type="float">
            <text:p>126.0174</text:p>
          </table:table-cell>
          <table:table-cell table:style-name="ce2" office:value-type="float" office:value="8.996412354" calcext:value-type="float">
            <text:p>8.996412354</text:p>
          </table:table-cell>
          <table:table-cell table:style-name="ce2" table:number-columns-repeated="4"/>
          <table:table-cell table:style-name="ce2" office:value-type="float" office:value="0.266992021097931" calcext:value-type="float">
            <text:p>0.266992021097931</text:p>
          </table:table-cell>
          <table:table-cell table:style-name="ce2" office:value-type="float" office:value="0.0719218416714187" calcext:value-type="float">
            <text:p>0.0719218416714187</text:p>
          </table:table-cell>
          <table:table-cell table:style-name="ce2" office:value-type="string" calcext:value-type="string">
            <text:p>L</text:p>
          </table:table-cell>
          <table:table-cell table:style-name="ce2" office:value-type="float" office:value="99999900" calcext:value-type="float">
            <text:p>99999900</text:p>
          </table:table-cell>
          <table:table-cell table:style-name="ce2" office:value-type="string" calcext:value-type="string">
            <text:p>LLLLTLLLFILALLLSVLILI</text:p>
          </table:table-cell>
          <table:table-cell table:style-name="ce2" office:value-type="float" office:value="28118.5293045268" calcext:value-type="float">
            <text:p>28118.5293045268</text:p>
          </table:table-cell>
          <table:table-cell table:style-name="ce2" office:value-type="float" office:value="1064.56074223295" calcext:value-type="float">
            <text:p>1064.56074223295</text:p>
          </table:table-cell>
          <table:table-cell table:style-name="ce2" office:value-type="float" office:value="22.3034215200911" calcext:value-type="float">
            <text:p>22.3034215200911</text:p>
          </table:table-cell>
          <table:table-cell table:style-name="ce2" office:value-type="float" office:value="0.227366640277951" calcext:value-type="float">
            <text:p>0.227366640277951</text:p>
          </table:table-cell>
          <table:table-cell table:style-name="ce2" office:value-type="string" calcext:value-type="string">
            <text:p>LLLLTLLLFILALLLSVLILI</text:p>
          </table:table-cell>
          <table:table-cell table:style-name="ce2" office:value-type="string" calcext:value-type="string">
            <text:p>Mutant</text:p>
          </table:table-cell>
          <table:table-cell table:style-name="ce2" table:number-columns-repeated="981"/>
        </table:table-row>
        <table:table-row table:style-name="ro1">
          <table:table-cell office:value-type="string" calcext:value-type="string">
            <text:p>LLLLTLLLFILALLLSVLILI</text:p>
          </table:table-cell>
          <table:table-cell office:value-type="string" calcext:value-type="string">
            <text:p>LLLLTLLLFALALLLSVLILI</text:p>
          </table:table-cell>
          <table:table-cell office:value-type="string" calcext:value-type="string">
            <text:p>Left</text:p>
          </table:table-cell>
          <table:table-cell office:value-type="string" calcext:value-type="string">
            <text:p>void</text:p>
          </table:table-cell>
          <table:table-cell table:number-columns-repeated="10"/>
          <table:table-cell office:value-type="float" office:value="3611.12" calcext:value-type="float">
            <text:p>3611.12</text:p>
          </table:table-cell>
          <table:table-cell office:value-type="float" office:value="4615.47" calcext:value-type="float">
            <text:p>4615.47</text:p>
          </table:table-cell>
          <table:table-cell office:value-type="float" office:value="42.4295" calcext:value-type="float">
            <text:p>42.4295</text:p>
          </table:table-cell>
          <table:table-cell office:value-type="float" office:value="84.9035" calcext:value-type="float">
            <text:p>84.9035</text:p>
          </table:table-cell>
          <table:table-cell office:value-type="float" office:value="3613.48" calcext:value-type="float">
            <text:p>3613.48</text:p>
          </table:table-cell>
          <table:table-cell office:value-type="float" office:value="4619.11" calcext:value-type="float">
            <text:p>4619.11</text:p>
          </table:table-cell>
          <table:table-cell office:value-type="float" office:value="79.9651" calcext:value-type="float">
            <text:p>79.9651</text:p>
          </table:table-cell>
          <table:table-cell office:value-type="float" office:value="158.977" calcext:value-type="float">
            <text:p>158.977</text:p>
          </table:table-cell>
          <table:table-cell office:value-type="float" office:value="-9.5277" calcext:value-type="float">
            <text:p>-9.5277</text:p>
          </table:table-cell>
          <table:table-cell office:value-type="float" office:value="1.1E+016" calcext:value-type="float">
            <text:p>1.1E+016</text:p>
          </table:table-cell>
          <table:table-cell office:value-type="float" office:value="9" calcext:value-type="float">
            <text:p>9</text:p>
          </table:table-cell>
          <table:table-cell office:value-type="string" calcext:value-type="string">
            <text:p>I</text:p>
          </table:table-cell>
          <table:table-cell office:value-type="float" office:value="44.7633" calcext:value-type="float">
            <text:p>44.7633</text:p>
          </table:table-cell>
          <table:table-cell office:value-type="float" office:value="65.47821031" calcext:value-type="float">
            <text:p>65.47821031</text:p>
          </table:table-cell>
          <table:table-cell office:value-type="float" office:value="3526.2165" calcext:value-type="float">
            <text:p>3526.2165</text:p>
          </table:table-cell>
          <table:table-cell office:value-type="float" office:value="3454.503" calcext:value-type="float">
            <text:p>3454.503</text:p>
          </table:table-cell>
          <table:table-cell office:value-type="float" office:value="71.7135" calcext:value-type="float">
            <text:p>71.7135</text:p>
          </table:table-cell>
          <table:table-cell office:value-type="float" office:value="2" calcext:value-type="float">
            <text:p>2</text:p>
          </table:table-cell>
          <table:table-cell office:value-type="float" office:value="0.395790794237784" calcext:value-type="float">
            <text:p>0.395790794237784</text:p>
          </table:table-cell>
          <table:table-cell office:value-type="float" office:value="0.160995054165144" calcext:value-type="float">
            <text:p>0.160995054165144</text:p>
          </table:table-cell>
          <table:table-cell office:value-type="string" calcext:value-type="string">
            <text:p>L</text:p>
          </table:table-cell>
          <table:table-cell office:value-type="float" office:value="99999900" calcext:value-type="float">
            <text:p>99999900</text:p>
          </table:table-cell>
          <table:table-cell office:value-type="string" calcext:value-type="string">
            <text:p>LLLLTLLLFILALLLSVLILI</text:p>
          </table:table-cell>
          <table:table-cell office:value-type="float" office:value="28831.7630444006" calcext:value-type="float">
            <text:p>28831.7630444006</text:p>
          </table:table-cell>
          <table:table-cell office:value-type="float" office:value="560.855369779132" calcext:value-type="float">
            <text:p>560.855369779132</text:p>
          </table:table-cell>
          <table:table-cell office:value-type="float" office:value="33.062744277362" calcext:value-type="float">
            <text:p>33.062744277362</text:p>
          </table:table-cell>
          <table:table-cell office:value-type="float" office:value="0.0985678671380982" calcext:value-type="float">
            <text:p>0.0985678671380982</text:p>
          </table:table-cell>
          <table:table-cell office:value-type="string" calcext:value-type="string">
            <text:p>LLLLTLLLFILALLLSVLILI</text:p>
          </table:table-cell>
          <table:table-cell office:value-type="string" calcext:value-type="string">
            <text:p>Mutant</text:p>
          </table:table-cell>
          <table:table-cell table:number-columns-repeated="981"/>
        </table:table-row>
        <table:table-row table:style-name="ro1">
          <table:table-cell office:value-type="string" calcext:value-type="string">
            <text:p>LLLLTLLLFILALLLSVLILI</text:p>
          </table:table-cell>
          <table:table-cell office:value-type="string" calcext:value-type="string">
            <text:p>LLLLTLLLFILILLLSVLILI</text:p>
          </table:table-cell>
          <table:table-cell office:value-type="string" calcext:value-type="string">
            <text:p>Left</text:p>
          </table:table-cell>
          <table:table-cell office:value-type="string" calcext:value-type="string">
            <text:p>clash</text:p>
          </table:table-cell>
          <table:table-cell office:value-type="float" office:value="34.4771" calcext:value-type="float">
            <text:p>34.4771</text:p>
          </table:table-cell>
          <table:table-cell office:value-type="float" office:value="-287.246" calcext:value-type="float">
            <text:p>-287.246</text:p>
          </table:table-cell>
          <table:table-cell table:number-columns-repeated="2" office:value-type="float" office:value="4883680000" calcext:value-type="float">
            <text:p>4883680000</text:p>
          </table:table-cell>
          <table:table-cell office:value-type="float" office:value="-60.4314" calcext:value-type="float">
            <text:p>-60.4314</text:p>
          </table:table-cell>
          <table:table-cell office:value-type="float" office:value="-281.271" calcext:value-type="float">
            <text:p>-281.271</text:p>
          </table:table-cell>
          <table:table-cell office:value-type="float" office:value="-384.63" calcext:value-type="float">
            <text:p>-384.63</text:p>
          </table:table-cell>
          <table:table-cell office:value-type="float" office:value="4692.46" calcext:value-type="float">
            <text:p>4692.46</text:p>
          </table:table-cell>
          <table:table-cell office:value-type="float" office:value="-45.1255" calcext:value-type="float">
            <text:p>-45.1255</text:p>
          </table:table-cell>
          <table:table-cell office:value-type="float" office:value="-42.9275" calcext:value-type="float">
            <text:p>-42.9275</text:p>
          </table:table-cell>
          <table:table-cell office:value-type="float" office:value="3613.48" calcext:value-type="float">
            <text:p>3613.48</text:p>
          </table:table-cell>
          <table:table-cell office:value-type="float" office:value="4619.11" calcext:value-type="float">
            <text:p>4619.11</text:p>
          </table:table-cell>
          <table:table-cell office:value-type="float" office:value="46.4179" calcext:value-type="float">
            <text:p>46.4179</text:p>
          </table:table-cell>
          <table:table-cell office:value-type="float" office:value="6.05478" calcext:value-type="float">
            <text:p>6.05478</text:p>
          </table:table-cell>
          <table:table-cell office:value-type="float" office:value="3613.48" calcext:value-type="float">
            <text:p>3613.48</text:p>
          </table:table-cell>
          <table:table-cell office:value-type="float" office:value="4619.11" calcext:value-type="float">
            <text:p>4619.11</text:p>
          </table:table-cell>
          <table:table-cell office:value-type="float" office:value="46.4179" calcext:value-type="float">
            <text:p>46.4179</text:p>
          </table:table-cell>
          <table:table-cell office:value-type="float" office:value="6.05478" calcext:value-type="float">
            <text:p>6.05478</text:p>
          </table:table-cell>
          <table:table-cell office:value-type="float" office:value="-9.5277" calcext:value-type="float">
            <text:p>-9.5277</text:p>
          </table:table-cell>
          <table:table-cell office:value-type="float" office:value="1.10011E+016" calcext:value-type="float">
            <text:p>1.10011E+016</text:p>
          </table:table-cell>
          <table:table-cell office:value-type="float" office:value="11" calcext:value-type="float">
            <text:p>11</text:p>
          </table:table-cell>
          <table:table-cell office:value-type="string" calcext:value-type="string">
            <text:p>A</text:p>
          </table:table-cell>
          <table:table-cell office:value-type="float" office:value="124.21302" calcext:value-type="float">
            <text:p>124.21302</text:p>
          </table:table-cell>
          <table:table-cell office:value-type="float" office:value="4.647948303" calcext:value-type="float">
            <text:p>4.647948303</text:p>
          </table:table-cell>
          <table:table-cell table:number-columns-repeated="4"/>
          <table:table-cell office:value-type="float" office:value="0.446903509174632" calcext:value-type="float">
            <text:p>0.446903509174632</text:p>
          </table:table-cell>
          <table:table-cell office:value-type="float" office:value="0.102781210107992" calcext:value-type="float">
            <text:p>0.102781210107992</text:p>
          </table:table-cell>
          <table:table-cell office:value-type="string" calcext:value-type="string">
            <text:p>L</text:p>
          </table:table-cell>
          <table:table-cell office:value-type="float" office:value="99999900" calcext:value-type="float">
            <text:p>99999900</text:p>
          </table:table-cell>
          <table:table-cell office:value-type="string" calcext:value-type="string">
            <text:p>LLLLTLLLFILALLLSVLILI</text:p>
          </table:table-cell>
          <table:table-cell office:value-type="float" office:value="29147.5180815783" calcext:value-type="float">
            <text:p>29147.5180815783</text:p>
          </table:table-cell>
          <table:table-cell office:value-type="float" office:value="924.239144185374" calcext:value-type="float">
            <text:p>924.239144185374</text:p>
          </table:table-cell>
          <table:table-cell office:value-type="float" office:value="37.3324914465279" calcext:value-type="float">
            <text:p>37.3324914465279</text:p>
          </table:table-cell>
          <table:table-cell office:value-type="float" office:value="0.0474551522012503" calcext:value-type="float">
            <text:p>0.0474551522012503</text:p>
          </table:table-cell>
          <table:table-cell office:value-type="string" calcext:value-type="string">
            <text:p>LLLLTLLLFILALLLSVLILI</text:p>
          </table:table-cell>
          <table:table-cell office:value-type="string" calcext:value-type="string">
            <text:p>Mutant</text:p>
          </table:table-cell>
          <table:table-cell table:number-columns-repeated="981"/>
        </table:table-row>
        <table:table-row table:style-name="ro1">
          <table:table-cell office:value-type="string" calcext:value-type="string">
            <text:p>LLLLTLLLFILALLLSVLILI</text:p>
          </table:table-cell>
          <table:table-cell office:value-type="string" calcext:value-type="string">
            <text:p>LLLLTLLLAILALLLSVLILI</text:p>
          </table:table-cell>
          <table:table-cell office:value-type="string" calcext:value-type="string">
            <text:p>Left</text:p>
          </table:table-cell>
          <table:table-cell office:value-type="string" calcext:value-type="string">
            <text:p>void</text:p>
          </table:table-cell>
          <table:table-cell table:number-columns-repeated="10"/>
          <table:table-cell office:value-type="float" office:value="3675.56" calcext:value-type="float">
            <text:p>3675.56</text:p>
          </table:table-cell>
          <table:table-cell office:value-type="float" office:value="4531.1" calcext:value-type="float">
            <text:p>4531.1</text:p>
          </table:table-cell>
          <table:table-cell office:value-type="float" office:value="47.291" calcext:value-type="float">
            <text:p>47.291</text:p>
          </table:table-cell>
          <table:table-cell office:value-type="float" office:value="27.5391" calcext:value-type="float">
            <text:p>27.5391</text:p>
          </table:table-cell>
          <table:table-cell office:value-type="float" office:value="3613.48" calcext:value-type="float">
            <text:p>3613.48</text:p>
          </table:table-cell>
          <table:table-cell office:value-type="float" office:value="4619.11" calcext:value-type="float">
            <text:p>4619.11</text:p>
          </table:table-cell>
          <table:table-cell office:value-type="float" office:value="136.117" calcext:value-type="float">
            <text:p>136.117</text:p>
          </table:table-cell>
          <table:table-cell office:value-type="float" office:value="86.5867" calcext:value-type="float">
            <text:p>86.5867</text:p>
          </table:table-cell>
          <table:table-cell office:value-type="float" office:value="-9.5277" calcext:value-type="float">
            <text:p>-9.5277</text:p>
          </table:table-cell>
          <table:table-cell office:value-type="float" office:value="1.1E+016" calcext:value-type="float">
            <text:p>1.1E+016</text:p>
          </table:table-cell>
          <table:table-cell office:value-type="float" office:value="8" calcext:value-type="float">
            <text:p>8</text:p>
          </table:table-cell>
          <table:table-cell office:value-type="string" calcext:value-type="string">
            <text:p>F</text:p>
          </table:table-cell>
          <table:table-cell office:value-type="float" office:value="103.7905" calcext:value-type="float">
            <text:p>103.7905</text:p>
          </table:table-cell>
          <table:table-cell office:value-type="float" office:value="20.96945395" calcext:value-type="float">
            <text:p>20.96945395</text:p>
          </table:table-cell>
          <table:table-cell office:value-type="float" office:value="3648.0209" calcext:value-type="float">
            <text:p>3648.0209</text:p>
          </table:table-cell>
          <table:table-cell office:value-type="float" office:value="3526.8933" calcext:value-type="float">
            <text:p>3526.8933</text:p>
          </table:table-cell>
          <table:table-cell office:value-type="float" office:value="121.1276" calcext:value-type="float">
            <text:p>121.1276</text:p>
          </table:table-cell>
          <table:table-cell office:value-type="float" office:value="2" calcext:value-type="float">
            <text:p>2</text:p>
          </table:table-cell>
          <table:table-cell office:value-type="float" office:value="0.59647318891179" calcext:value-type="float">
            <text:p>0.59647318891179</text:p>
          </table:table-cell>
          <table:table-cell office:value-type="float" office:value="0.0645004774859794" calcext:value-type="float">
            <text:p>0.0645004774859794</text:p>
          </table:table-cell>
          <table:table-cell office:value-type="string" calcext:value-type="string">
            <text:p>L</text:p>
          </table:table-cell>
          <table:table-cell office:value-type="float" office:value="99999900" calcext:value-type="float">
            <text:p>99999900</text:p>
          </table:table-cell>
          <table:table-cell office:value-type="string" calcext:value-type="string">
            <text:p>LLLLTLLLFILALLLSVLILI</text:p>
          </table:table-cell>
          <table:table-cell office:value-type="float" office:value="30001.1376003535" calcext:value-type="float">
            <text:p>30001.1376003535</text:p>
          </table:table-cell>
          <table:table-cell office:value-type="float" office:value="961.602704957824" calcext:value-type="float">
            <text:p>961.602704957824</text:p>
          </table:table-cell>
          <table:table-cell office:value-type="float" office:value="49.8269307937594" calcext:value-type="float">
            <text:p>49.8269307937594</text:p>
          </table:table-cell>
          <table:table-cell office:value-type="float" office:value="-0.102114527535907" calcext:value-type="float">
            <text:p>-0.102114527535907</text:p>
          </table:table-cell>
          <table:table-cell office:value-type="string" calcext:value-type="string">
            <text:p>LLLLTLLLFILALLLSVLILI</text:p>
          </table:table-cell>
          <table:table-cell office:value-type="string" calcext:value-type="string">
            <text:p>Mutant</text:p>
          </table:table-cell>
          <table:table-cell table:number-columns-repeated="981"/>
        </table:table-row>
        <table:table-row table:style-name="ro1">
          <table:table-cell table:number-columns-repeated="1024"/>
        </table:table-row>
        <table:table-row table:style-name="ro1">
          <table:table-cell table:style-name="ce2" office:value-type="string" calcext:value-type="string">
            <text:p>LLLLLALLFVLTSLLAILILI</text:p>
          </table:table-cell>
          <table:table-cell table:style-name="ce2" office:value-type="string" calcext:value-type="string">
            <text:p>LLLLLALLFVLTILLAILILI</text:p>
          </table:table-cell>
          <table:table-cell table:style-name="ce2" office:value-type="string" calcext:value-type="string">
            <text:p>Left</text:p>
          </table:table-cell>
          <table:table-cell table:style-name="ce2" office:value-type="string" calcext:value-type="string">
            <text:p>clash</text:p>
          </table:table-cell>
          <table:table-cell table:style-name="ce2" office:value-type="float" office:value="22.0225" calcext:value-type="float">
            <text:p>22.0225</text:p>
          </table:table-cell>
          <table:table-cell table:style-name="ce2" office:value-type="float" office:value="-282.282" calcext:value-type="float">
            <text:p>-282.282</text:p>
          </table:table-cell>
          <table:table-cell table:style-name="ce2" office:value-type="float" office:value="39539.9" calcext:value-type="float">
            <text:p>39539.9</text:p>
          </table:table-cell>
          <table:table-cell table:style-name="ce2" office:value-type="float" office:value="39229.8" calcext:value-type="float">
            <text:p>39229.8</text:p>
          </table:table-cell>
          <table:table-cell table:style-name="ce2" office:value-type="float" office:value="-58.891" calcext:value-type="float">
            <text:p>-58.891</text:p>
          </table:table-cell>
          <table:table-cell table:style-name="ce2" office:value-type="float" office:value="-274.684" calcext:value-type="float">
            <text:p>-274.684</text:p>
          </table:table-cell>
          <table:table-cell table:style-name="ce2" office:value-type="float" office:value="-369.575" calcext:value-type="float">
            <text:p>-369.575</text:p>
          </table:table-cell>
          <table:table-cell table:style-name="ce2" office:value-type="float" office:value="4559.92" calcext:value-type="float">
            <text:p>4559.92</text:p>
          </table:table-cell>
          <table:table-cell table:style-name="ce2" office:value-type="float" office:value="-49.9058" calcext:value-type="float">
            <text:p>-49.9058</text:p>
          </table:table-cell>
          <table:table-cell table:style-name="ce2" office:value-type="float" office:value="-36" calcext:value-type="float">
            <text:p>-36</text:p>
          </table:table-cell>
          <table:table-cell table:style-name="ce2" office:value-type="float" office:value="3593.85" calcext:value-type="float">
            <text:p>3593.85</text:p>
          </table:table-cell>
          <table:table-cell table:style-name="ce2" office:value-type="float" office:value="4696.39" calcext:value-type="float">
            <text:p>4696.39</text:p>
          </table:table-cell>
          <table:table-cell table:style-name="ce2" office:value-type="float" office:value="40.7833" calcext:value-type="float">
            <text:p>40.7833</text:p>
          </table:table-cell>
          <table:table-cell table:style-name="ce2" office:value-type="float" office:value="5.81069" calcext:value-type="float">
            <text:p>5.81069</text:p>
          </table:table-cell>
          <table:table-cell table:style-name="ce2" office:value-type="float" office:value="3593.55" calcext:value-type="float">
            <text:p>3593.55</text:p>
          </table:table-cell>
          <table:table-cell table:style-name="ce2" office:value-type="float" office:value="4686.3" calcext:value-type="float">
            <text:p>4686.3</text:p>
          </table:table-cell>
          <table:table-cell table:style-name="ce2" office:value-type="float" office:value="41.955" calcext:value-type="float">
            <text:p>41.955</text:p>
          </table:table-cell>
          <table:table-cell table:style-name="ce2" office:value-type="float" office:value="6.02859" calcext:value-type="float">
            <text:p>6.02859</text:p>
          </table:table-cell>
          <table:table-cell table:style-name="ce2" office:value-type="float" office:value="-32.851" calcext:value-type="float">
            <text:p>-32.851</text:p>
          </table:table-cell>
          <table:table-cell table:style-name="ce2" office:value-type="float" office:value="1.10011E+016" calcext:value-type="float">
            <text:p>1.10011E+016</text:p>
          </table:table-cell>
          <table:table-cell table:style-name="ce2" office:value-type="float" office:value="12" calcext:value-type="float">
            <text:p>12</text:p>
          </table:table-cell>
          <table:table-cell table:style-name="ce2" office:value-type="string" calcext:value-type="string">
            <text:p>S</text:p>
          </table:table-cell>
          <table:table-cell table:style-name="ce2" office:value-type="float" office:value="124.01131" calcext:value-type="float">
            <text:p>124.01131</text:p>
          </table:table-cell>
          <table:table-cell table:style-name="ce2" office:value-type="float" office:value="4.475890065" calcext:value-type="float">
            <text:p>4.475890065</text:p>
          </table:table-cell>
          <table:table-cell table:style-name="ce2" table:number-columns-repeated="4"/>
          <table:table-cell table:style-name="ce2" office:value-type="float" office:value="0.3027037643959" calcext:value-type="float">
            <text:p>0.3027037643959</text:p>
          </table:table-cell>
          <table:table-cell table:style-name="ce2" office:value-type="float" office:value="0.046973615742422" calcext:value-type="float">
            <text:p>0.046973615742422</text:p>
          </table:table-cell>
          <table:table-cell table:style-name="ce2" office:value-type="string" calcext:value-type="string">
            <text:p>L</text:p>
          </table:table-cell>
          <table:table-cell table:style-name="ce2" office:value-type="float" office:value="99999900" calcext:value-type="float">
            <text:p>99999900</text:p>
          </table:table-cell>
          <table:table-cell table:style-name="ce2" office:value-type="string" calcext:value-type="string">
            <text:p>LLLLLALLFVLTSLLAILILI</text:p>
          </table:table-cell>
          <table:table-cell table:style-name="ce2" office:value-type="float" office:value="28323.2891325998" calcext:value-type="float">
            <text:p>28323.2891325998</text:p>
          </table:table-cell>
          <table:table-cell table:style-name="ce2" office:value-type="float" office:value="1096.15557355606" calcext:value-type="float">
            <text:p>1096.15557355606</text:p>
          </table:table-cell>
          <table:table-cell table:style-name="ce2" office:value-type="float" office:value="25.2866345041964" calcext:value-type="float">
            <text:p>25.2866345041964</text:p>
          </table:table-cell>
          <table:table-cell table:style-name="ce2" office:value-type="float" office:value="0.18218637826849" calcext:value-type="float">
            <text:p>0.18218637826849</text:p>
          </table:table-cell>
          <table:table-cell table:style-name="ce2" office:value-type="string" calcext:value-type="string">
            <text:p>LLLLLALLFVLTSLLAILILI</text:p>
          </table:table-cell>
          <table:table-cell table:style-name="ce2" office:value-type="string" calcext:value-type="string">
            <text:p>Mutant</text:p>
          </table:table-cell>
          <table:table-cell table:style-name="ce2" table:number-columns-repeated="981"/>
        </table:table-row>
        <table:table-row table:style-name="ro1">
          <table:table-cell office:value-type="string" calcext:value-type="string">
            <text:p>LLLLLALLFVLTSLLAILILI</text:p>
          </table:table-cell>
          <table:table-cell office:value-type="string" calcext:value-type="string">
            <text:p>LLLLLALLFVLTSLLIILILI</text:p>
          </table:table-cell>
          <table:table-cell office:value-type="string" calcext:value-type="string">
            <text:p>Left</text:p>
          </table:table-cell>
          <table:table-cell office:value-type="string" calcext:value-type="string">
            <text:p>clash</text:p>
          </table:table-cell>
          <table:table-cell office:value-type="float" office:value="22.1744" calcext:value-type="float">
            <text:p>22.1744</text:p>
          </table:table-cell>
          <table:table-cell office:value-type="float" office:value="-284.303" calcext:value-type="float">
            <text:p>-284.303</text:p>
          </table:table-cell>
          <table:table-cell table:number-columns-repeated="2" office:value-type="float" office:value="5778630000" calcext:value-type="float">
            <text:p>5778630000</text:p>
          </table:table-cell>
          <table:table-cell office:value-type="float" office:value="-74.2275" calcext:value-type="float">
            <text:p>-74.2275</text:p>
          </table:table-cell>
          <table:table-cell office:value-type="float" office:value="-276.652" calcext:value-type="float">
            <text:p>-276.652</text:p>
          </table:table-cell>
          <table:table-cell office:value-type="float" office:value="-384.404" calcext:value-type="float">
            <text:p>-384.404</text:p>
          </table:table-cell>
          <table:table-cell office:value-type="float" office:value="4557.82" calcext:value-type="float">
            <text:p>4557.82</text:p>
          </table:table-cell>
          <table:table-cell office:value-type="float" office:value="-49.9058" calcext:value-type="float">
            <text:p>-49.9058</text:p>
          </table:table-cell>
          <table:table-cell office:value-type="float" office:value="-33.5241" calcext:value-type="float">
            <text:p>-33.5241</text:p>
          </table:table-cell>
          <table:table-cell office:value-type="float" office:value="3593.55" calcext:value-type="float">
            <text:p>3593.55</text:p>
          </table:table-cell>
          <table:table-cell office:value-type="float" office:value="4686.3" calcext:value-type="float">
            <text:p>4686.3</text:p>
          </table:table-cell>
          <table:table-cell office:value-type="float" office:value="42.5781" calcext:value-type="float">
            <text:p>42.5781</text:p>
          </table:table-cell>
          <table:table-cell office:value-type="float" office:value="10.0038" calcext:value-type="float">
            <text:p>10.0038</text:p>
          </table:table-cell>
          <table:table-cell office:value-type="float" office:value="3593.55" calcext:value-type="float">
            <text:p>3593.55</text:p>
          </table:table-cell>
          <table:table-cell office:value-type="float" office:value="4686.3" calcext:value-type="float">
            <text:p>4686.3</text:p>
          </table:table-cell>
          <table:table-cell office:value-type="float" office:value="42.5781" calcext:value-type="float">
            <text:p>42.5781</text:p>
          </table:table-cell>
          <table:table-cell office:value-type="float" office:value="10.0038" calcext:value-type="float">
            <text:p>10.0038</text:p>
          </table:table-cell>
          <table:table-cell office:value-type="float" office:value="-32.851" calcext:value-type="float">
            <text:p>-32.851</text:p>
          </table:table-cell>
          <table:table-cell office:value-type="float" office:value="1.10011E+016" calcext:value-type="float">
            <text:p>1.10011E+016</text:p>
          </table:table-cell>
          <table:table-cell office:value-type="float" office:value="15" calcext:value-type="float">
            <text:p>15</text:p>
          </table:table-cell>
          <table:table-cell office:value-type="string" calcext:value-type="string">
            <text:p>A</text:p>
          </table:table-cell>
          <table:table-cell office:value-type="float" office:value="119.7166" calcext:value-type="float">
            <text:p>119.7166</text:p>
          </table:table-cell>
          <table:table-cell office:value-type="float" office:value="7.711817108" calcext:value-type="float">
            <text:p>7.711817108</text:p>
          </table:table-cell>
          <table:table-cell table:number-columns-repeated="4"/>
          <table:table-cell office:value-type="float" office:value="0.362358111617874" calcext:value-type="float">
            <text:p>0.362358111617874</text:p>
          </table:table-cell>
          <table:table-cell office:value-type="float" office:value="0.0854684505241341" calcext:value-type="float">
            <text:p>0.0854684505241341</text:p>
          </table:table-cell>
          <table:table-cell office:value-type="string" calcext:value-type="string">
            <text:p>L</text:p>
          </table:table-cell>
          <table:table-cell office:value-type="float" office:value="99999900" calcext:value-type="float">
            <text:p>99999900</text:p>
          </table:table-cell>
          <table:table-cell office:value-type="string" calcext:value-type="string">
            <text:p>LLLLLALLFVLTSLLAILILI</text:p>
          </table:table-cell>
          <table:table-cell office:value-type="float" office:value="28664.4205655646" calcext:value-type="float">
            <text:p>28664.4205655646</text:p>
          </table:table-cell>
          <table:table-cell office:value-type="float" office:value="995.322501467982" calcext:value-type="float">
            <text:p>995.322501467982</text:p>
          </table:table-cell>
          <table:table-cell office:value-type="float" office:value="30.2699147015831" calcext:value-type="float">
            <text:p>30.2699147015831</text:p>
          </table:table-cell>
          <table:table-cell office:value-type="float" office:value="0.122532031046516" calcext:value-type="float">
            <text:p>0.122532031046516</text:p>
          </table:table-cell>
          <table:table-cell office:value-type="string" calcext:value-type="string">
            <text:p>LLLLLALLFVLTSLLAILILI</text:p>
          </table:table-cell>
          <table:table-cell office:value-type="string" calcext:value-type="string">
            <text:p>Mutant</text:p>
          </table:table-cell>
          <table:table-cell table:number-columns-repeated="981"/>
        </table:table-row>
        <table:table-row table:style-name="ro1">
          <table:table-cell office:value-type="string" calcext:value-type="string">
            <text:p>LLLLLALLFVLTSLLAILILI</text:p>
          </table:table-cell>
          <table:table-cell office:value-type="string" calcext:value-type="string">
            <text:p>LLLLLALLFVLTSLLAALILI</text:p>
          </table:table-cell>
          <table:table-cell office:value-type="string" calcext:value-type="string">
            <text:p>Left</text:p>
          </table:table-cell>
          <table:table-cell office:value-type="string" calcext:value-type="string">
            <text:p>void</text:p>
          </table:table-cell>
          <table:table-cell table:number-columns-repeated="10"/>
          <table:table-cell office:value-type="float" office:value="3603.87" calcext:value-type="float">
            <text:p>3603.87</text:p>
          </table:table-cell>
          <table:table-cell office:value-type="float" office:value="4666.95" calcext:value-type="float">
            <text:p>4666.95</text:p>
          </table:table-cell>
          <table:table-cell office:value-type="float" office:value="44.5462" calcext:value-type="float">
            <text:p>44.5462</text:p>
          </table:table-cell>
          <table:table-cell office:value-type="float" office:value="82.9043" calcext:value-type="float">
            <text:p>82.9043</text:p>
          </table:table-cell>
          <table:table-cell office:value-type="float" office:value="3593.55" calcext:value-type="float">
            <text:p>3593.55</text:p>
          </table:table-cell>
          <table:table-cell office:value-type="float" office:value="4686.3" calcext:value-type="float">
            <text:p>4686.3</text:p>
          </table:table-cell>
          <table:table-cell office:value-type="float" office:value="87.8316" calcext:value-type="float">
            <text:p>87.8316</text:p>
          </table:table-cell>
          <table:table-cell office:value-type="float" office:value="149.733" calcext:value-type="float">
            <text:p>149.733</text:p>
          </table:table-cell>
          <table:table-cell office:value-type="float" office:value="-32.851" calcext:value-type="float">
            <text:p>-32.851</text:p>
          </table:table-cell>
          <table:table-cell office:value-type="float" office:value="1.1E+016" calcext:value-type="float">
            <text:p>1.1E+016</text:p>
          </table:table-cell>
          <table:table-cell office:value-type="float" office:value="16" calcext:value-type="float">
            <text:p>16</text:p>
          </table:table-cell>
          <table:table-cell office:value-type="string" calcext:value-type="string">
            <text:p>I</text:p>
          </table:table-cell>
          <table:table-cell office:value-type="float" office:value="46.5585" calcext:value-type="float">
            <text:p>46.5585</text:p>
          </table:table-cell>
          <table:table-cell office:value-type="float" office:value="64.03715971" calcext:value-type="float">
            <text:p>64.03715971</text:p>
          </table:table-cell>
          <table:table-cell office:value-type="float" office:value="3520.9657" calcext:value-type="float">
            <text:p>3520.9657</text:p>
          </table:table-cell>
          <table:table-cell office:value-type="float" office:value="3443.817" calcext:value-type="float">
            <text:p>3443.817</text:p>
          </table:table-cell>
          <table:table-cell office:value-type="float" office:value="77.1487" calcext:value-type="float">
            <text:p>77.1487</text:p>
          </table:table-cell>
          <table:table-cell office:value-type="float" office:value="3" calcext:value-type="float">
            <text:p>3</text:p>
          </table:table-cell>
          <table:table-cell office:value-type="float" office:value="0.521594217299175" calcext:value-type="float">
            <text:p>0.521594217299175</text:p>
          </table:table-cell>
          <table:table-cell office:value-type="float" office:value="0.0745481154311637" calcext:value-type="float">
            <text:p>0.0745481154311637</text:p>
          </table:table-cell>
          <table:table-cell office:value-type="string" calcext:value-type="string">
            <text:p>L</text:p>
          </table:table-cell>
          <table:table-cell office:value-type="float" office:value="99999900" calcext:value-type="float">
            <text:p>99999900</text:p>
          </table:table-cell>
          <table:table-cell office:value-type="string" calcext:value-type="string">
            <text:p>LLLLLALLFVLTSLLAILILI</text:p>
          </table:table-cell>
          <table:table-cell office:value-type="float" office:value="29568.0551602157" calcext:value-type="float">
            <text:p>29568.0551602157</text:p>
          </table:table-cell>
          <table:table-cell office:value-type="float" office:value="881.613053279499" calcext:value-type="float">
            <text:p>881.613053279499</text:p>
          </table:table-cell>
          <table:table-cell office:value-type="float" office:value="43.5718477392193" calcext:value-type="float">
            <text:p>43.5718477392193</text:p>
          </table:table-cell>
          <table:table-cell office:value-type="float" office:value="-0.0367040746347848" calcext:value-type="float">
            <text:p>-0.0367040746347848</text:p>
          </table:table-cell>
          <table:table-cell office:value-type="string" calcext:value-type="string">
            <text:p>LLLLLALLFVLTSLLAILILI</text:p>
          </table:table-cell>
          <table:table-cell office:value-type="string" calcext:value-type="string">
            <text:p>Mutant</text:p>
          </table:table-cell>
          <table:table-cell table:number-columns-repeated="981"/>
        </table:table-row>
        <table:table-row table:style-name="ro1">
          <table:table-cell office:value-type="string" calcext:value-type="string">
            <text:p>LLLLLALLFVLTSLLAILILI</text:p>
          </table:table-cell>
          <table:table-cell office:value-type="string" calcext:value-type="string">
            <text:p>LLLLLALLAVLTSLLAILILI</text:p>
          </table:table-cell>
          <table:table-cell office:value-type="string" calcext:value-type="string">
            <text:p>Left</text:p>
          </table:table-cell>
          <table:table-cell office:value-type="string" calcext:value-type="string">
            <text:p>void</text:p>
          </table:table-cell>
          <table:table-cell table:number-columns-repeated="10"/>
          <table:table-cell office:value-type="float" office:value="3609.37" calcext:value-type="float">
            <text:p>3609.37</text:p>
          </table:table-cell>
          <table:table-cell office:value-type="float" office:value="4548.8" calcext:value-type="float">
            <text:p>4548.8</text:p>
          </table:table-cell>
          <table:table-cell office:value-type="float" office:value="54.0166" calcext:value-type="float">
            <text:p>54.0166</text:p>
          </table:table-cell>
          <table:table-cell office:value-type="float" office:value="18.7986" calcext:value-type="float">
            <text:p>18.7986</text:p>
          </table:table-cell>
          <table:table-cell office:value-type="float" office:value="3593.55" calcext:value-type="float">
            <text:p>3593.55</text:p>
          </table:table-cell>
          <table:table-cell office:value-type="float" office:value="4686.3" calcext:value-type="float">
            <text:p>4686.3</text:p>
          </table:table-cell>
          <table:table-cell office:value-type="float" office:value="154.009" calcext:value-type="float">
            <text:p>154.009</text:p>
          </table:table-cell>
          <table:table-cell office:value-type="float" office:value="82.1646" calcext:value-type="float">
            <text:p>82.1646</text:p>
          </table:table-cell>
          <table:table-cell office:value-type="float" office:value="-32.851" calcext:value-type="float">
            <text:p>-32.851</text:p>
          </table:table-cell>
          <table:table-cell office:value-type="float" office:value="1.1E+016" calcext:value-type="float">
            <text:p>1.1E+016</text:p>
          </table:table-cell>
          <table:table-cell office:value-type="float" office:value="8" calcext:value-type="float">
            <text:p>8</text:p>
          </table:table-cell>
          <table:table-cell office:value-type="string" calcext:value-type="string">
            <text:p>F</text:p>
          </table:table-cell>
          <table:table-cell office:value-type="float" office:value="112.531" calcext:value-type="float">
            <text:p>112.531</text:p>
          </table:table-cell>
          <table:table-cell office:value-type="float" office:value="14.31406172" calcext:value-type="float">
            <text:p>14.31406172</text:p>
          </table:table-cell>
          <table:table-cell office:value-type="float" office:value="3590.5714" calcext:value-type="float">
            <text:p>3590.5714</text:p>
          </table:table-cell>
          <table:table-cell office:value-type="float" office:value="3511.3854" calcext:value-type="float">
            <text:p>3511.3854</text:p>
          </table:table-cell>
          <table:table-cell office:value-type="float" office:value="79.186" calcext:value-type="float">
            <text:p>79.186</text:p>
          </table:table-cell>
          <table:table-cell office:value-type="float" office:value="3" calcext:value-type="float">
            <text:p>3</text:p>
          </table:table-cell>
          <table:table-cell office:value-type="float" office:value="0.791154504326486" calcext:value-type="float">
            <text:p>0.791154504326486</text:p>
          </table:table-cell>
          <table:table-cell office:value-type="float" office:value="0.0496507694672732" calcext:value-type="float">
            <text:p>0.0496507694672732</text:p>
          </table:table-cell>
          <table:table-cell office:value-type="string" calcext:value-type="string">
            <text:p>L</text:p>
          </table:table-cell>
          <table:table-cell office:value-type="float" office:value="99999900" calcext:value-type="float">
            <text:p>99999900</text:p>
          </table:table-cell>
          <table:table-cell office:value-type="string" calcext:value-type="string">
            <text:p>LLLLLALLFVLTSLLAILILI</text:p>
          </table:table-cell>
          <table:table-cell office:value-type="float" office:value="31139.1592161319" calcext:value-type="float">
            <text:p>31139.1592161319</text:p>
          </table:table-cell>
          <table:table-cell office:value-type="float" office:value="1389.17204532953" calcext:value-type="float">
            <text:p>1389.17204532953</text:p>
          </table:table-cell>
          <table:table-cell office:value-type="float" office:value="66.089811691564" calcext:value-type="float">
            <text:p>66.089811691564</text:p>
          </table:table-cell>
          <table:table-cell office:value-type="float" office:value="-0.306264361662096" calcext:value-type="float">
            <text:p>-0.306264361662096</text:p>
          </table:table-cell>
          <table:table-cell office:value-type="string" calcext:value-type="string">
            <text:p>LLLLLALLFVLTSLLAILILI</text:p>
          </table:table-cell>
          <table:table-cell office:value-type="string" calcext:value-type="string">
            <text:p>Mutant</text:p>
          </table:table-cell>
          <table:table-cell table:number-columns-repeated="981"/>
        </table:table-row>
        <table:table-row table:style-name="ro1">
          <table:table-cell table:number-columns-repeated="1024"/>
        </table:table-row>
        <table:table-row table:style-name="ro1">
          <table:table-cell table:style-name="ce4" office:value-type="string" calcext:value-type="string">
            <text:p>LLLLVALLLLLTSLLFLLILI</text:p>
          </table:table-cell>
          <table:table-cell table:style-name="ce4" office:value-type="string" calcext:value-type="string">
            <text:p>LLLLVILLLLLTSLLFLLILI</text:p>
          </table:table-cell>
          <table:table-cell table:style-name="ce4" office:value-type="string" calcext:value-type="string">
            <text:p>Left</text:p>
          </table:table-cell>
          <table:table-cell table:style-name="ce4" office:value-type="string" calcext:value-type="string">
            <text:p>clash</text:p>
          </table:table-cell>
          <table:table-cell table:style-name="ce4" office:value-type="float" office:value="26.0188" calcext:value-type="float">
            <text:p>26.0188</text:p>
          </table:table-cell>
          <table:table-cell table:style-name="ce4" office:value-type="float" office:value="-287.769" calcext:value-type="float">
            <text:p>-287.769</text:p>
          </table:table-cell>
          <table:table-cell table:style-name="ce4" office:value-type="float" office:value="1958930" calcext:value-type="float">
            <text:p>1958930</text:p>
          </table:table-cell>
          <table:table-cell table:style-name="ce4" office:value-type="float" office:value="1958610" calcext:value-type="float">
            <text:p>1958610</text:p>
          </table:table-cell>
          <table:table-cell table:style-name="ce4" office:value-type="float" office:value="-74.2973" calcext:value-type="float">
            <text:p>-74.2973</text:p>
          </table:table-cell>
          <table:table-cell table:style-name="ce4" office:value-type="float" office:value="-281.034" calcext:value-type="float">
            <text:p>-281.034</text:p>
          </table:table-cell>
          <table:table-cell table:style-name="ce4" office:value-type="float" office:value="-397.208" calcext:value-type="float">
            <text:p>-397.208</text:p>
          </table:table-cell>
          <table:table-cell table:style-name="ce4" office:value-type="float" office:value="4659.55" calcext:value-type="float">
            <text:p>4659.55</text:p>
          </table:table-cell>
          <table:table-cell table:style-name="ce4" office:value-type="float" office:value="-51.7625" calcext:value-type="float">
            <text:p>-51.7625</text:p>
          </table:table-cell>
          <table:table-cell table:style-name="ce4" office:value-type="float" office:value="-41.8774" calcext:value-type="float">
            <text:p>-41.8774</text:p>
          </table:table-cell>
          <table:table-cell table:style-name="ce4" office:value-type="float" office:value="3536.64" calcext:value-type="float">
            <text:p>3536.64</text:p>
          </table:table-cell>
          <table:table-cell table:style-name="ce4" office:value-type="float" office:value="4657.33" calcext:value-type="float">
            <text:p>4657.33</text:p>
          </table:table-cell>
          <table:table-cell table:style-name="ce4" office:value-type="float" office:value="52.3699" calcext:value-type="float">
            <text:p>52.3699</text:p>
          </table:table-cell>
          <table:table-cell table:style-name="ce4" office:value-type="float" office:value="14.289" calcext:value-type="float">
            <text:p>14.289</text:p>
          </table:table-cell>
          <table:table-cell table:style-name="ce4" office:value-type="float" office:value="3536.64" calcext:value-type="float">
            <text:p>3536.64</text:p>
          </table:table-cell>
          <table:table-cell table:style-name="ce4" office:value-type="float" office:value="4657.33" calcext:value-type="float">
            <text:p>4657.33</text:p>
          </table:table-cell>
          <table:table-cell table:style-name="ce4" office:value-type="float" office:value="52.3699" calcext:value-type="float">
            <text:p>52.3699</text:p>
          </table:table-cell>
          <table:table-cell table:style-name="ce4" office:value-type="float" office:value="14.289" calcext:value-type="float">
            <text:p>14.289</text:p>
          </table:table-cell>
          <table:table-cell table:style-name="ce4" office:value-type="float" office:value="-31.8215" calcext:value-type="float">
            <text:p>-31.8215</text:p>
          </table:table-cell>
          <table:table-cell table:style-name="ce4" office:value-type="float" office:value="1.10011E+016" calcext:value-type="float">
            <text:p>1.10011E+016</text:p>
          </table:table-cell>
          <table:table-cell table:style-name="ce4" office:value-type="float" office:value="5" calcext:value-type="float">
            <text:p>5</text:p>
          </table:table-cell>
          <table:table-cell table:style-name="ce4" office:value-type="string" calcext:value-type="string">
            <text:p>A</text:p>
          </table:table-cell>
          <table:table-cell table:style-name="ce4" office:value-type="float" office:value="116.0058" calcext:value-type="float">
            <text:p>116.0058</text:p>
          </table:table-cell>
          <table:table-cell table:style-name="ce4" office:value-type="float" office:value="10.96666943" calcext:value-type="float">
            <text:p>10.96666943</text:p>
          </table:table-cell>
          <table:table-cell table:style-name="ce4" table:number-columns-repeated="4"/>
          <table:table-cell table:style-name="ce4" office:value-type="float" office:value="0.237205887922256" calcext:value-type="float">
            <text:p>0.237205887922256</text:p>
          </table:table-cell>
          <table:table-cell table:style-name="ce4" office:value-type="float" office:value="0.0539927491664496" calcext:value-type="float">
            <text:p>0.0539927491664496</text:p>
          </table:table-cell>
          <table:table-cell table:style-name="ce4" office:value-type="string" calcext:value-type="string">
            <text:p>L</text:p>
          </table:table-cell>
          <table:table-cell table:style-name="ce4" office:value-type="float" office:value="99999900" calcext:value-type="float">
            <text:p>99999900</text:p>
          </table:table-cell>
          <table:table-cell table:style-name="ce4" office:value-type="string" calcext:value-type="string">
            <text:p>LLLLVALLLLLTSLLFLLILI</text:p>
          </table:table-cell>
          <table:table-cell table:style-name="ce4" office:value-type="float" office:value="27948.2759276938" calcext:value-type="float">
            <text:p>27948.2759276938</text:p>
          </table:table-cell>
          <table:table-cell table:style-name="ce4" office:value-type="float" office:value="1344.42190057709" calcext:value-type="float">
            <text:p>1344.42190057709</text:p>
          </table:table-cell>
          <table:table-cell table:style-name="ce4" office:value-type="float" office:value="19.8152097715199" calcext:value-type="float">
            <text:p>19.8152097715199</text:p>
          </table:table-cell>
          <table:table-cell table:style-name="ce4" office:value-type="float" office:value="0.238300994576398" calcext:value-type="float">
            <text:p>0.238300994576398</text:p>
          </table:table-cell>
          <table:table-cell table:style-name="ce4" office:value-type="string" calcext:value-type="string">
            <text:p>LLLLVALLLLLTSLLFLLILI</text:p>
          </table:table-cell>
          <table:table-cell table:style-name="ce4" office:value-type="string" calcext:value-type="string">
            <text:p>Mutant</text:p>
          </table:table-cell>
          <table:table-cell table:style-name="ce4" table:number-columns-repeated="981"/>
        </table:table-row>
        <table:table-row table:style-name="ro1">
          <table:table-cell table:style-name="ce2" office:value-type="string" calcext:value-type="string">
            <text:p>LLLLVALLLLLTSLLFLLILI</text:p>
          </table:table-cell>
          <table:table-cell table:style-name="ce2" office:value-type="string" calcext:value-type="string">
            <text:p>LLLLVALLLLLTILLFLLILI</text:p>
          </table:table-cell>
          <table:table-cell table:style-name="ce2" office:value-type="string" calcext:value-type="string">
            <text:p>Left</text:p>
          </table:table-cell>
          <table:table-cell table:style-name="ce2" office:value-type="string" calcext:value-type="string">
            <text:p>clash</text:p>
          </table:table-cell>
          <table:table-cell table:style-name="ce2" office:value-type="float" office:value="24.8749" calcext:value-type="float">
            <text:p>24.8749</text:p>
          </table:table-cell>
          <table:table-cell table:style-name="ce2" office:value-type="float" office:value="-285.81" calcext:value-type="float">
            <text:p>-285.81</text:p>
          </table:table-cell>
          <table:table-cell table:style-name="ce2" office:value-type="float" office:value="1940940" calcext:value-type="float">
            <text:p>1940940</text:p>
          </table:table-cell>
          <table:table-cell table:style-name="ce2" office:value-type="float" office:value="1940630" calcext:value-type="float">
            <text:p>1940630</text:p>
          </table:table-cell>
          <table:table-cell table:style-name="ce2" office:value-type="float" office:value="-58.9959" calcext:value-type="float">
            <text:p>-58.9959</text:p>
          </table:table-cell>
          <table:table-cell table:style-name="ce2" office:value-type="float" office:value="-279.25" calcext:value-type="float">
            <text:p>-279.25</text:p>
          </table:table-cell>
          <table:table-cell table:style-name="ce2" office:value-type="float" office:value="-381.978" calcext:value-type="float">
            <text:p>-381.978</text:p>
          </table:table-cell>
          <table:table-cell table:style-name="ce2" office:value-type="float" office:value="4686.17" calcext:value-type="float">
            <text:p>4686.17</text:p>
          </table:table-cell>
          <table:table-cell table:style-name="ce2" office:value-type="float" office:value="-49.6989" calcext:value-type="float">
            <text:p>-49.6989</text:p>
          </table:table-cell>
          <table:table-cell table:style-name="ce2" office:value-type="float" office:value="-43.7326" calcext:value-type="float">
            <text:p>-43.7326</text:p>
          </table:table-cell>
          <table:table-cell table:style-name="ce2" office:value-type="float" office:value="3541.59" calcext:value-type="float">
            <text:p>3541.59</text:p>
          </table:table-cell>
          <table:table-cell table:style-name="ce2" office:value-type="float" office:value="4633.38" calcext:value-type="float">
            <text:p>4633.38</text:p>
          </table:table-cell>
          <table:table-cell table:style-name="ce2" office:value-type="float" office:value="55.8289" calcext:value-type="float">
            <text:p>55.8289</text:p>
          </table:table-cell>
          <table:table-cell table:style-name="ce2" office:value-type="float" office:value="10.5814" calcext:value-type="float">
            <text:p>10.5814</text:p>
          </table:table-cell>
          <table:table-cell table:style-name="ce2" office:value-type="float" office:value="3536.64" calcext:value-type="float">
            <text:p>3536.64</text:p>
          </table:table-cell>
          <table:table-cell table:style-name="ce2" office:value-type="float" office:value="4657.33" calcext:value-type="float">
            <text:p>4657.33</text:p>
          </table:table-cell>
          <table:table-cell table:style-name="ce2" office:value-type="float" office:value="69.185" calcext:value-type="float">
            <text:p>69.185</text:p>
          </table:table-cell>
          <table:table-cell table:style-name="ce2" office:value-type="float" office:value="12.0312" calcext:value-type="float">
            <text:p>12.0312</text:p>
          </table:table-cell>
          <table:table-cell table:style-name="ce2" office:value-type="float" office:value="-31.8215" calcext:value-type="float">
            <text:p>-31.8215</text:p>
          </table:table-cell>
          <table:table-cell table:style-name="ce2" office:value-type="float" office:value="1.10011E+016" calcext:value-type="float">
            <text:p>1.10011E+016</text:p>
          </table:table-cell>
          <table:table-cell table:style-name="ce2" office:value-type="float" office:value="12" calcext:value-type="float">
            <text:p>12</text:p>
          </table:table-cell>
          <table:table-cell table:style-name="ce2" office:value-type="string" calcext:value-type="string">
            <text:p>S</text:p>
          </table:table-cell>
          <table:table-cell table:style-name="ce2" office:value-type="float" office:value="119.2406" calcext:value-type="float">
            <text:p>119.2406</text:p>
          </table:table-cell>
          <table:table-cell table:style-name="ce2" office:value-type="float" office:value="8.150698649" calcext:value-type="float">
            <text:p>8.150698649</text:p>
          </table:table-cell>
          <table:table-cell table:style-name="ce2" table:number-columns-repeated="4"/>
          <table:table-cell table:style-name="ce2" office:value-type="float" office:value="0.277705055431065" calcext:value-type="float">
            <text:p>0.277705055431065</text:p>
          </table:table-cell>
          <table:table-cell table:style-name="ce2" office:value-type="float" office:value="0.123984922777637" calcext:value-type="float">
            <text:p>0.123984922777637</text:p>
          </table:table-cell>
          <table:table-cell table:style-name="ce2" office:value-type="string" calcext:value-type="string">
            <text:p>L</text:p>
          </table:table-cell>
          <table:table-cell table:style-name="ce2" office:value-type="float" office:value="99999900" calcext:value-type="float">
            <text:p>99999900</text:p>
          </table:table-cell>
          <table:table-cell table:style-name="ce2" office:value-type="string" calcext:value-type="string">
            <text:p>LLLLVALLLLLTSLLFLLILI</text:p>
          </table:table-cell>
          <table:table-cell table:style-name="ce2" office:value-type="float" office:value="28176.4884963137" calcext:value-type="float">
            <text:p>28176.4884963137</text:p>
          </table:table-cell>
          <table:table-cell table:style-name="ce2" office:value-type="float" office:value="954.506294836288" calcext:value-type="float">
            <text:p>954.506294836288</text:p>
          </table:table-cell>
          <table:table-cell table:style-name="ce2" office:value-type="float" office:value="23.1983445949775" calcext:value-type="float">
            <text:p>23.1983445949775</text:p>
          </table:table-cell>
          <table:table-cell table:style-name="ce2" office:value-type="float" office:value="0.197801827067589" calcext:value-type="float">
            <text:p>0.197801827067589</text:p>
          </table:table-cell>
          <table:table-cell table:style-name="ce2" office:value-type="string" calcext:value-type="string">
            <text:p>LLLLVALLLLLTSLLFLLILI</text:p>
          </table:table-cell>
          <table:table-cell table:style-name="ce2" office:value-type="string" calcext:value-type="string">
            <text:p>Mutant</text:p>
          </table:table-cell>
          <table:table-cell table:style-name="ce2" table:number-columns-repeated="981"/>
        </table:table-row>
        <table:table-row table:style-name="ro1">
          <table:table-cell office:value-type="string" calcext:value-type="string">
            <text:p>LLLLVALLLLLTSLLFLLILI</text:p>
          </table:table-cell>
          <table:table-cell office:value-type="string" calcext:value-type="string">
            <text:p>LLLLVALLLLLTSLLALLILI</text:p>
          </table:table-cell>
          <table:table-cell office:value-type="string" calcext:value-type="string">
            <text:p>Left</text:p>
          </table:table-cell>
          <table:table-cell office:value-type="string" calcext:value-type="string">
            <text:p>void</text:p>
          </table:table-cell>
          <table:table-cell table:number-columns-repeated="10"/>
          <table:table-cell office:value-type="float" office:value="3589.58" calcext:value-type="float">
            <text:p>3589.58</text:p>
          </table:table-cell>
          <table:table-cell office:value-type="float" office:value="4589.78" calcext:value-type="float">
            <text:p>4589.78</text:p>
          </table:table-cell>
          <table:table-cell office:value-type="float" office:value="42.5075" calcext:value-type="float">
            <text:p>42.5075</text:p>
          </table:table-cell>
          <table:table-cell office:value-type="float" office:value="16.4678" calcext:value-type="float">
            <text:p>16.4678</text:p>
          </table:table-cell>
          <table:table-cell office:value-type="float" office:value="3536.64" calcext:value-type="float">
            <text:p>3536.64</text:p>
          </table:table-cell>
          <table:table-cell office:value-type="float" office:value="4657.33" calcext:value-type="float">
            <text:p>4657.33</text:p>
          </table:table-cell>
          <table:table-cell office:value-type="float" office:value="126.065" calcext:value-type="float">
            <text:p>126.065</text:p>
          </table:table-cell>
          <table:table-cell office:value-type="float" office:value="93.2492" calcext:value-type="float">
            <text:p>93.2492</text:p>
          </table:table-cell>
          <table:table-cell office:value-type="float" office:value="-31.8215" calcext:value-type="float">
            <text:p>-31.8215</text:p>
          </table:table-cell>
          <table:table-cell office:value-type="float" office:value="1.1E+016" calcext:value-type="float">
            <text:p>1.1E+016</text:p>
          </table:table-cell>
          <table:table-cell office:value-type="float" office:value="15" calcext:value-type="float">
            <text:p>15</text:p>
          </table:table-cell>
          <table:table-cell office:value-type="string" calcext:value-type="string">
            <text:p>F</text:p>
          </table:table-cell>
          <table:table-cell office:value-type="float" office:value="113.2526" calcext:value-type="float">
            <text:p>113.2526</text:p>
          </table:table-cell>
          <table:table-cell office:value-type="float" office:value="12.69484214" calcext:value-type="float">
            <text:p>12.69484214</text:p>
          </table:table-cell>
          <table:table-cell office:value-type="float" office:value="3573.1122" calcext:value-type="float">
            <text:p>3573.1122</text:p>
          </table:table-cell>
          <table:table-cell office:value-type="float" office:value="3443.3908" calcext:value-type="float">
            <text:p>3443.3908</text:p>
          </table:table-cell>
          <table:table-cell office:value-type="float" office:value="129.7214" calcext:value-type="float">
            <text:p>129.7214</text:p>
          </table:table-cell>
          <table:table-cell office:value-type="float" office:value="2" calcext:value-type="float">
            <text:p>2</text:p>
          </table:table-cell>
          <table:table-cell office:value-type="float" office:value="0.40569810093272" calcext:value-type="float">
            <text:p>0.40569810093272</text:p>
          </table:table-cell>
          <table:table-cell office:value-type="float" office:value="0.118800285421797" calcext:value-type="float">
            <text:p>0.118800285421797</text:p>
          </table:table-cell>
          <table:table-cell office:value-type="string" calcext:value-type="string">
            <text:p>L</text:p>
          </table:table-cell>
          <table:table-cell office:value-type="float" office:value="99999900" calcext:value-type="float">
            <text:p>99999900</text:p>
          </table:table-cell>
          <table:table-cell office:value-type="string" calcext:value-type="string">
            <text:p>LLLLVALLLLLTSLLFLLILI</text:p>
          </table:table-cell>
          <table:table-cell office:value-type="float" office:value="28890.8254869736" calcext:value-type="float">
            <text:p>28890.8254869736</text:p>
          </table:table-cell>
          <table:table-cell office:value-type="float" office:value="650.064100630579" calcext:value-type="float">
            <text:p>650.064100630579</text:p>
          </table:table-cell>
          <table:table-cell office:value-type="float" office:value="33.8903601605532" calcext:value-type="float">
            <text:p>33.8903601605532</text:p>
          </table:table-cell>
          <table:table-cell office:value-type="float" office:value="0.069808781565935" calcext:value-type="float">
            <text:p>0.069808781565935</text:p>
          </table:table-cell>
          <table:table-cell office:value-type="string" calcext:value-type="string">
            <text:p>LLLLVALLLLLTSLLFLLILI</text:p>
          </table:table-cell>
          <table:table-cell office:value-type="string" calcext:value-type="string">
            <text:p>Mutant</text:p>
          </table:table-cell>
          <table:table-cell table:number-columns-repeated="981"/>
        </table:table-row>
        <table:table-row table:style-name="ro1">
          <table:table-cell office:value-type="string" calcext:value-type="string">
            <text:p>LLLLVALLLLLTSLLFLLILI</text:p>
          </table:table-cell>
          <table:table-cell office:value-type="string" calcext:value-type="string">
            <text:p>LLLLVALLLLLTSLLFALILI</text:p>
          </table:table-cell>
          <table:table-cell office:value-type="string" calcext:value-type="string">
            <text:p>Left</text:p>
          </table:table-cell>
          <table:table-cell office:value-type="string" calcext:value-type="string">
            <text:p>void</text:p>
          </table:table-cell>
          <table:table-cell table:number-columns-repeated="10"/>
          <table:table-cell office:value-type="float" office:value="3541.8" calcext:value-type="float">
            <text:p>3541.8</text:p>
          </table:table-cell>
          <table:table-cell office:value-type="float" office:value="4618.33" calcext:value-type="float">
            <text:p>4618.33</text:p>
          </table:table-cell>
          <table:table-cell office:value-type="float" office:value="43.046" calcext:value-type="float">
            <text:p>43.046</text:p>
          </table:table-cell>
          <table:table-cell office:value-type="float" office:value="39.1219" calcext:value-type="float">
            <text:p>39.1219</text:p>
          </table:table-cell>
          <table:table-cell office:value-type="float" office:value="3536.64" calcext:value-type="float">
            <text:p>3536.64</text:p>
          </table:table-cell>
          <table:table-cell office:value-type="float" office:value="4657.33" calcext:value-type="float">
            <text:p>4657.33</text:p>
          </table:table-cell>
          <table:table-cell office:value-type="float" office:value="96.9491" calcext:value-type="float">
            <text:p>96.9491</text:p>
          </table:table-cell>
          <table:table-cell office:value-type="float" office:value="130.248" calcext:value-type="float">
            <text:p>130.248</text:p>
          </table:table-cell>
          <table:table-cell office:value-type="float" office:value="-31.8215" calcext:value-type="float">
            <text:p>-31.8215</text:p>
          </table:table-cell>
          <table:table-cell office:value-type="float" office:value="1.1E+016" calcext:value-type="float">
            <text:p>1.1E+016</text:p>
          </table:table-cell>
          <table:table-cell office:value-type="float" office:value="16" calcext:value-type="float">
            <text:p>16</text:p>
          </table:table-cell>
          <table:table-cell office:value-type="string" calcext:value-type="string">
            <text:p>L</text:p>
          </table:table-cell>
          <table:table-cell office:value-type="float" office:value="69.2052" calcext:value-type="float">
            <text:p>69.2052</text:p>
          </table:table-cell>
          <table:table-cell office:value-type="float" office:value="46.54433552" calcext:value-type="float">
            <text:p>46.54433552</text:p>
          </table:table-cell>
          <table:table-cell office:value-type="float" office:value="3502.6781" calcext:value-type="float">
            <text:p>3502.6781</text:p>
          </table:table-cell>
          <table:table-cell office:value-type="float" office:value="3406.392" calcext:value-type="float">
            <text:p>3406.392</text:p>
          </table:table-cell>
          <table:table-cell office:value-type="float" office:value="96.2861" calcext:value-type="float">
            <text:p>96.2861</text:p>
          </table:table-cell>
          <table:table-cell office:value-type="float" office:value="2" calcext:value-type="float">
            <text:p>2</text:p>
          </table:table-cell>
          <table:table-cell office:value-type="float" office:value="0.506406847569809" calcext:value-type="float">
            <text:p>0.506406847569809</text:p>
          </table:table-cell>
          <table:table-cell office:value-type="float" office:value="0.0539064017796682" calcext:value-type="float">
            <text:p>0.0539064017796682</text:p>
          </table:table-cell>
          <table:table-cell office:value-type="string" calcext:value-type="string">
            <text:p>L</text:p>
          </table:table-cell>
          <table:table-cell office:value-type="float" office:value="99999900" calcext:value-type="float">
            <text:p>99999900</text:p>
          </table:table-cell>
          <table:table-cell office:value-type="string" calcext:value-type="string">
            <text:p>LLLLVALLLLLTSLLFLLILI</text:p>
          </table:table-cell>
          <table:table-cell office:value-type="float" office:value="29503.9864256164" calcext:value-type="float">
            <text:p>29503.9864256164</text:p>
          </table:table-cell>
          <table:table-cell office:value-type="float" office:value="1205.49663662801" calcext:value-type="float">
            <text:p>1205.49663662801</text:p>
          </table:table-cell>
          <table:table-cell office:value-type="float" office:value="42.3031569841076" calcext:value-type="float">
            <text:p>42.3031569841076</text:p>
          </table:table-cell>
          <table:table-cell office:value-type="float" office:value="-0.030899965071154" calcext:value-type="float">
            <text:p>-0.030899965071154</text:p>
          </table:table-cell>
          <table:table-cell office:value-type="string" calcext:value-type="string">
            <text:p>LLLLVALLLLLTSLLFLLILI</text:p>
          </table:table-cell>
          <table:table-cell office:value-type="string" calcext:value-type="string">
            <text:p>Mutant</text:p>
          </table:table-cell>
          <table:table-cell table:number-columns-repeated="981"/>
        </table:table-row>
        <table:table-row table:style-name="ro1">
          <table:table-cell table:number-columns-repeated="1024"/>
        </table:table-row>
        <table:table-row table:style-name="ro1">
          <table:table-cell table:style-name="ce5" office:value-type="string" calcext:value-type="string">
            <text:p>LLLYALLFLLTSLLLVLLILI</text:p>
          </table:table-cell>
          <table:table-cell table:style-name="ce5" office:value-type="string" calcext:value-type="string">
            <text:p>LLLYALLILLTSLLLVLLILI</text:p>
          </table:table-cell>
          <table:table-cell table:style-name="ce5" office:value-type="string" calcext:value-type="string">
            <text:p>Left</text:p>
          </table:table-cell>
          <table:table-cell table:style-name="ce5" office:value-type="string" calcext:value-type="string">
            <text:p>clash</text:p>
          </table:table-cell>
          <table:table-cell table:style-name="ce5" office:value-type="float" office:value="35.8869" calcext:value-type="float">
            <text:p>35.8869</text:p>
          </table:table-cell>
          <table:table-cell table:style-name="ce5" office:value-type="float" office:value="-283.371" calcext:value-type="float">
            <text:p>-283.371</text:p>
          </table:table-cell>
          <table:table-cell table:style-name="ce5" office:value-type="float" office:value="84487.9" calcext:value-type="float">
            <text:p>84487.9</text:p>
          </table:table-cell>
          <table:table-cell table:style-name="ce5" office:value-type="float" office:value="84190.5" calcext:value-type="float">
            <text:p>84190.5</text:p>
          </table:table-cell>
          <table:table-cell table:style-name="ce5" office:value-type="float" office:value="-74.3287" calcext:value-type="float">
            <text:p>-74.3287</text:p>
          </table:table-cell>
          <table:table-cell table:style-name="ce5" office:value-type="float" office:value="-280.755" calcext:value-type="float">
            <text:p>-280.755</text:p>
          </table:table-cell>
          <table:table-cell table:style-name="ce5" office:value-type="float" office:value="-389.792" calcext:value-type="float">
            <text:p>-389.792</text:p>
          </table:table-cell>
          <table:table-cell table:style-name="ce5" office:value-type="float" office:value="4720.72" calcext:value-type="float">
            <text:p>4720.72</text:p>
          </table:table-cell>
          <table:table-cell table:style-name="ce5" office:value-type="float" office:value="-49.8994" calcext:value-type="float">
            <text:p>-49.8994</text:p>
          </table:table-cell>
          <table:table-cell table:style-name="ce5" office:value-type="float" office:value="-34.7081" calcext:value-type="float">
            <text:p>-34.7081</text:p>
          </table:table-cell>
          <table:table-cell table:style-name="ce5" office:value-type="float" office:value="3813.04" calcext:value-type="float">
            <text:p>3813.04</text:p>
          </table:table-cell>
          <table:table-cell table:style-name="ce5" office:value-type="float" office:value="4691.73" calcext:value-type="float">
            <text:p>4691.73</text:p>
          </table:table-cell>
          <table:table-cell table:style-name="ce5" office:value-type="float" office:value="55.0913" calcext:value-type="float">
            <text:p>55.0913</text:p>
          </table:table-cell>
          <table:table-cell table:style-name="ce5" office:value-type="float" office:value="15.9257" calcext:value-type="float">
            <text:p>15.9257</text:p>
          </table:table-cell>
          <table:table-cell table:style-name="ce5" office:value-type="float" office:value="3795.22" calcext:value-type="float">
            <text:p>3795.22</text:p>
          </table:table-cell>
          <table:table-cell table:style-name="ce5" office:value-type="float" office:value="4824.76" calcext:value-type="float">
            <text:p>4824.76</text:p>
          </table:table-cell>
          <table:table-cell table:style-name="ce5" office:value-type="float" office:value="153.463" calcext:value-type="float">
            <text:p>153.463</text:p>
          </table:table-cell>
          <table:table-cell table:style-name="ce5" office:value-type="float" office:value="33.1369" calcext:value-type="float">
            <text:p>33.1369</text:p>
          </table:table-cell>
          <table:table-cell table:style-name="ce5" office:value-type="float" office:value="-12.1515" calcext:value-type="float">
            <text:p>-12.1515</text:p>
          </table:table-cell>
          <table:table-cell table:style-name="ce5" office:value-type="float" office:value="1.10011E+017" calcext:value-type="float">
            <text:p>1.10011E+017</text:p>
          </table:table-cell>
          <table:table-cell table:style-name="ce5" office:value-type="float" office:value="7" calcext:value-type="float">
            <text:p>7</text:p>
          </table:table-cell>
          <table:table-cell table:style-name="ce5" office:value-type="string" calcext:value-type="string">
            <text:p>F</text:p>
          </table:table-cell>
          <table:table-cell table:style-name="ce5" office:value-type="float" office:value="113.6697" calcext:value-type="float">
            <text:p>113.6697</text:p>
          </table:table-cell>
          <table:table-cell table:style-name="ce5" office:value-type="float" office:value="12.28878494" calcext:value-type="float">
            <text:p>12.28878494</text:p>
          </table:table-cell>
          <table:table-cell table:style-name="ce5" table:number-columns-repeated="4"/>
          <table:table-cell table:style-name="ce5" office:value-type="float" office:value="0.163390841792559" calcext:value-type="float">
            <text:p>0.163390841792559</text:p>
          </table:table-cell>
          <table:table-cell table:style-name="ce5" office:value-type="float" office:value="0.146765537261685" calcext:value-type="float">
            <text:p>0.146765537261685</text:p>
          </table:table-cell>
          <table:table-cell table:style-name="ce5" office:value-type="string" calcext:value-type="string">
            <text:p>L</text:p>
          </table:table-cell>
          <table:table-cell table:style-name="ce5" office:value-type="float" office:value="99999900" calcext:value-type="float">
            <text:p>99999900</text:p>
          </table:table-cell>
          <table:table-cell table:style-name="ce5" office:value-type="string" calcext:value-type="string">
            <text:p>LLLYALLFLLTSLLLVLLILI</text:p>
          </table:table-cell>
          <table:table-cell table:style-name="ce5" office:value-type="float" office:value="27495.753528014" calcext:value-type="float">
            <text:p>27495.753528014</text:p>
          </table:table-cell>
          <table:table-cell table:style-name="ce5" office:value-type="float" office:value="1487.96839759679" calcext:value-type="float">
            <text:p>1487.96839759679</text:p>
          </table:table-cell>
          <table:table-cell table:style-name="ce5" office:value-type="float" office:value="13.6490027006661" calcext:value-type="float">
            <text:p>13.6490027006661</text:p>
          </table:table-cell>
          <table:table-cell table:style-name="ce5" office:value-type="float" office:value="0.309565792494337" calcext:value-type="float">
            <text:p>0.309565792494337</text:p>
          </table:table-cell>
          <table:table-cell table:style-name="ce5" office:value-type="string" calcext:value-type="string">
            <text:p>LLLYALLFLLTSLLLVLLILI</text:p>
          </table:table-cell>
          <table:table-cell table:style-name="ce5" office:value-type="string" calcext:value-type="string">
            <text:p>Mutant</text:p>
          </table:table-cell>
          <table:table-cell table:style-name="ce5" table:number-columns-repeated="981"/>
        </table:table-row>
        <table:table-row table:style-name="ro1">
          <table:table-cell table:style-name="ce2" office:value-type="string" calcext:value-type="string">
            <text:p>LLLYALLFLLTSLLLVLLILI</text:p>
          </table:table-cell>
          <table:table-cell table:style-name="ce2" office:value-type="string" calcext:value-type="string">
            <text:p>LLLYALLFLLTILLLVLLILI</text:p>
          </table:table-cell>
          <table:table-cell table:style-name="ce2" office:value-type="string" calcext:value-type="string">
            <text:p>Left</text:p>
          </table:table-cell>
          <table:table-cell table:style-name="ce2" office:value-type="string" calcext:value-type="string">
            <text:p>clash</text:p>
          </table:table-cell>
          <table:table-cell table:style-name="ce2" office:value-type="float" office:value="35.9172" calcext:value-type="float">
            <text:p>35.9172</text:p>
          </table:table-cell>
          <table:table-cell table:style-name="ce2" office:value-type="float" office:value="-286.369" calcext:value-type="float">
            <text:p>-286.369</text:p>
          </table:table-cell>
          <table:table-cell table:style-name="ce2" office:value-type="float" office:value="84925.3" calcext:value-type="float">
            <text:p>84925.3</text:p>
          </table:table-cell>
          <table:table-cell table:style-name="ce2" office:value-type="float" office:value="84624.9" calcext:value-type="float">
            <text:p>84624.9</text:p>
          </table:table-cell>
          <table:table-cell table:style-name="ce2" office:value-type="float" office:value="-58.9029" calcext:value-type="float">
            <text:p>-58.9029</text:p>
          </table:table-cell>
          <table:table-cell table:style-name="ce2" office:value-type="float" office:value="-283.43" calcext:value-type="float">
            <text:p>-283.43</text:p>
          </table:table-cell>
          <table:table-cell table:style-name="ce2" office:value-type="float" office:value="-367.956" calcext:value-type="float">
            <text:p>-367.956</text:p>
          </table:table-cell>
          <table:table-cell table:style-name="ce2" office:value-type="float" office:value="4783.91" calcext:value-type="float">
            <text:p>4783.91</text:p>
          </table:table-cell>
          <table:table-cell table:style-name="ce2" office:value-type="float" office:value="-49.9243" calcext:value-type="float">
            <text:p>-49.9243</text:p>
          </table:table-cell>
          <table:table-cell table:style-name="ce2" office:value-type="float" office:value="-25.6229" calcext:value-type="float">
            <text:p>-25.6229</text:p>
          </table:table-cell>
          <table:table-cell table:style-name="ce2" office:value-type="float" office:value="3795.57" calcext:value-type="float">
            <text:p>3795.57</text:p>
          </table:table-cell>
          <table:table-cell table:style-name="ce2" office:value-type="float" office:value="4836.04" calcext:value-type="float">
            <text:p>4836.04</text:p>
          </table:table-cell>
          <table:table-cell table:style-name="ce2" office:value-type="float" office:value="43.6016" calcext:value-type="float">
            <text:p>43.6016</text:p>
          </table:table-cell>
          <table:table-cell table:style-name="ce2" office:value-type="float" office:value="7.72897" calcext:value-type="float">
            <text:p>7.72897</text:p>
          </table:table-cell>
          <table:table-cell table:style-name="ce2" office:value-type="float" office:value="3795.22" calcext:value-type="float">
            <text:p>3795.22</text:p>
          </table:table-cell>
          <table:table-cell table:style-name="ce2" office:value-type="float" office:value="4824.76" calcext:value-type="float">
            <text:p>4824.76</text:p>
          </table:table-cell>
          <table:table-cell table:style-name="ce2" office:value-type="float" office:value="44.1084" calcext:value-type="float">
            <text:p>44.1084</text:p>
          </table:table-cell>
          <table:table-cell table:style-name="ce2" office:value-type="float" office:value="7.65211" calcext:value-type="float">
            <text:p>7.65211</text:p>
          </table:table-cell>
          <table:table-cell table:style-name="ce2" office:value-type="float" office:value="-12.1515" calcext:value-type="float">
            <text:p>-12.1515</text:p>
          </table:table-cell>
          <table:table-cell table:style-name="ce2" office:value-type="float" office:value="1.10011E+017" calcext:value-type="float">
            <text:p>1.10011E+017</text:p>
          </table:table-cell>
          <table:table-cell table:style-name="ce2" office:value-type="float" office:value="11" calcext:value-type="float">
            <text:p>11</text:p>
          </table:table-cell>
          <table:table-cell table:style-name="ce2" office:value-type="string" calcext:value-type="string">
            <text:p>S</text:p>
          </table:table-cell>
          <table:table-cell table:style-name="ce2" office:value-type="float" office:value="122.53883" calcext:value-type="float">
            <text:p>122.53883</text:p>
          </table:table-cell>
          <table:table-cell table:style-name="ce2" office:value-type="float" office:value="5.933139272" calcext:value-type="float">
            <text:p>5.933139272</text:p>
          </table:table-cell>
          <table:table-cell table:style-name="ce2" table:number-columns-repeated="4"/>
          <table:table-cell table:style-name="ce2" office:value-type="float" office:value="0.168789627018192" calcext:value-type="float">
            <text:p>0.168789627018192</text:p>
          </table:table-cell>
          <table:table-cell table:style-name="ce2" office:value-type="float" office:value="0.220581057139234" calcext:value-type="float">
            <text:p>0.220581057139234</text:p>
          </table:table-cell>
          <table:table-cell table:style-name="ce2" office:value-type="string" calcext:value-type="string">
            <text:p>L</text:p>
          </table:table-cell>
          <table:table-cell table:style-name="ce2" office:value-type="float" office:value="99999900" calcext:value-type="float">
            <text:p>99999900</text:p>
          </table:table-cell>
          <table:table-cell table:style-name="ce2" office:value-type="string" calcext:value-type="string">
            <text:p>LLLYALLFLLTSLLLVLLILI</text:p>
          </table:table-cell>
          <table:table-cell table:style-name="ce2" office:value-type="float" office:value="27573.3127470818" calcext:value-type="float">
            <text:p>27573.3127470818</text:p>
          </table:table-cell>
          <table:table-cell table:style-name="ce2" office:value-type="float" office:value="1373.56641313984" calcext:value-type="float">
            <text:p>1373.56641313984</text:p>
          </table:table-cell>
          <table:table-cell table:style-name="ce2" office:value-type="float" office:value="14.0999951388992" calcext:value-type="float">
            <text:p>14.0999951388992</text:p>
          </table:table-cell>
          <table:table-cell table:style-name="ce2" office:value-type="float" office:value="0.304167007268704" calcext:value-type="float">
            <text:p>0.304167007268704</text:p>
          </table:table-cell>
          <table:table-cell table:style-name="ce2" office:value-type="string" calcext:value-type="string">
            <text:p>LLLYALLFLLTSLLLVLLILI</text:p>
          </table:table-cell>
          <table:table-cell table:style-name="ce2" office:value-type="string" calcext:value-type="string">
            <text:p>Mutant</text:p>
          </table:table-cell>
          <table:table-cell table:style-name="ce2" table:number-columns-repeated="981"/>
        </table:table-row>
        <table:table-row table:style-name="ro1">
          <table:table-cell office:value-type="string" calcext:value-type="string">
            <text:p>LLLYALLFLLTSLLLVLLILI</text:p>
          </table:table-cell>
          <table:table-cell office:value-type="string" calcext:value-type="string">
            <text:p>LLLYALLFLLTSLLAVLLILI</text:p>
          </table:table-cell>
          <table:table-cell office:value-type="string" calcext:value-type="string">
            <text:p>Left</text:p>
          </table:table-cell>
          <table:table-cell office:value-type="string" calcext:value-type="string">
            <text:p>void</text:p>
          </table:table-cell>
          <table:table-cell table:number-columns-repeated="10"/>
          <table:table-cell office:value-type="float" office:value="3841.87" calcext:value-type="float">
            <text:p>3841.87</text:p>
          </table:table-cell>
          <table:table-cell office:value-type="float" office:value="4775.1" calcext:value-type="float">
            <text:p>4775.1</text:p>
          </table:table-cell>
          <table:table-cell office:value-type="float" office:value="45.1478" calcext:value-type="float">
            <text:p>45.1478</text:p>
          </table:table-cell>
          <table:table-cell office:value-type="float" office:value="22.5053" calcext:value-type="float">
            <text:p>22.5053</text:p>
          </table:table-cell>
          <table:table-cell office:value-type="float" office:value="3795.22" calcext:value-type="float">
            <text:p>3795.22</text:p>
          </table:table-cell>
          <table:table-cell office:value-type="float" office:value="4824.76" calcext:value-type="float">
            <text:p>4824.76</text:p>
          </table:table-cell>
          <table:table-cell office:value-type="float" office:value="102.517" calcext:value-type="float">
            <text:p>102.517</text:p>
          </table:table-cell>
          <table:table-cell office:value-type="float" office:value="53.9824" calcext:value-type="float">
            <text:p>53.9824</text:p>
          </table:table-cell>
          <table:table-cell office:value-type="float" office:value="-12.1515" calcext:value-type="float">
            <text:p>-12.1515</text:p>
          </table:table-cell>
          <table:table-cell office:value-type="float" office:value="1.1E+017" calcext:value-type="float">
            <text:p>1.1E+017</text:p>
          </table:table-cell>
          <table:table-cell office:value-type="float" office:value="14" calcext:value-type="float">
            <text:p>14</text:p>
          </table:table-cell>
          <table:table-cell office:value-type="string" calcext:value-type="string">
            <text:p>L</text:p>
          </table:table-cell>
          <table:table-cell office:value-type="float" office:value="107.3815" calcext:value-type="float">
            <text:p>107.3815</text:p>
          </table:table-cell>
          <table:table-cell office:value-type="float" office:value="17.32685692" calcext:value-type="float">
            <text:p>17.32685692</text:p>
          </table:table-cell>
          <table:table-cell office:value-type="float" office:value="3819.3647" calcext:value-type="float">
            <text:p>3819.3647</text:p>
          </table:table-cell>
          <table:table-cell office:value-type="float" office:value="3741.2376" calcext:value-type="float">
            <text:p>3741.2376</text:p>
          </table:table-cell>
          <table:table-cell office:value-type="float" office:value="78.1271" calcext:value-type="float">
            <text:p>78.1271</text:p>
          </table:table-cell>
          <table:table-cell office:value-type="float" office:value="2" calcext:value-type="float">
            <text:p>2</text:p>
          </table:table-cell>
          <table:table-cell office:value-type="float" office:value="0.307975790908581" calcext:value-type="float">
            <text:p>0.307975790908581</text:p>
          </table:table-cell>
          <table:table-cell office:value-type="float" office:value="0.125481628784768" calcext:value-type="float">
            <text:p>0.125481628784768</text:p>
          </table:table-cell>
          <table:table-cell office:value-type="string" calcext:value-type="string">
            <text:p>L</text:p>
          </table:table-cell>
          <table:table-cell office:value-type="float" office:value="99999900" calcext:value-type="float">
            <text:p>99999900</text:p>
          </table:table-cell>
          <table:table-cell office:value-type="string" calcext:value-type="string">
            <text:p>LLLYALLFLLTSLLLVLLILI</text:p>
          </table:table-cell>
          <table:table-cell office:value-type="float" office:value="28320.1173473847" calcext:value-type="float">
            <text:p>28320.1173473847</text:p>
          </table:table-cell>
          <table:table-cell office:value-type="float" office:value="556.80473497898" calcext:value-type="float">
            <text:p>556.80473497898</text:p>
          </table:table-cell>
          <table:table-cell office:value-type="float" office:value="25.7270380379571" calcext:value-type="float">
            <text:p>25.7270380379571</text:p>
          </table:table-cell>
          <table:table-cell office:value-type="float" office:value="0.164980843378315" calcext:value-type="float">
            <text:p>0.164980843378315</text:p>
          </table:table-cell>
          <table:table-cell office:value-type="string" calcext:value-type="string">
            <text:p>LLLYALLFLLTSLLLVLLILI</text:p>
          </table:table-cell>
          <table:table-cell office:value-type="string" calcext:value-type="string">
            <text:p>Mutant</text:p>
          </table:table-cell>
          <table:table-cell table:number-columns-repeated="981"/>
        </table:table-row>
        <table:table-row table:style-name="ro1">
          <table:table-cell office:value-type="string" calcext:value-type="string">
            <text:p>LLLYALLFLLTSLLLVLLILI</text:p>
          </table:table-cell>
          <table:table-cell office:value-type="string" calcext:value-type="string">
            <text:p>LLLYALLFALTSLLLVLLILI</text:p>
          </table:table-cell>
          <table:table-cell office:value-type="string" calcext:value-type="string">
            <text:p>Left</text:p>
          </table:table-cell>
          <table:table-cell office:value-type="string" calcext:value-type="string">
            <text:p>void</text:p>
          </table:table-cell>
          <table:table-cell table:number-columns-repeated="10"/>
          <table:table-cell office:value-type="float" office:value="3767.13" calcext:value-type="float">
            <text:p>3767.13</text:p>
          </table:table-cell>
          <table:table-cell office:value-type="float" office:value="4778" calcext:value-type="float">
            <text:p>4778</text:p>
          </table:table-cell>
          <table:table-cell office:value-type="float" office:value="44.887" calcext:value-type="float">
            <text:p>44.887</text:p>
          </table:table-cell>
          <table:table-cell office:value-type="float" office:value="59.6375" calcext:value-type="float">
            <text:p>59.6375</text:p>
          </table:table-cell>
          <table:table-cell office:value-type="float" office:value="3795.22" calcext:value-type="float">
            <text:p>3795.22</text:p>
          </table:table-cell>
          <table:table-cell office:value-type="float" office:value="4824.76" calcext:value-type="float">
            <text:p>4824.76</text:p>
          </table:table-cell>
          <table:table-cell office:value-type="float" office:value="99.5328" calcext:value-type="float">
            <text:p>99.5328</text:p>
          </table:table-cell>
          <table:table-cell office:value-type="float" office:value="155.473" calcext:value-type="float">
            <text:p>155.473</text:p>
          </table:table-cell>
          <table:table-cell office:value-type="float" office:value="-12.1515" calcext:value-type="float">
            <text:p>-12.1515</text:p>
          </table:table-cell>
          <table:table-cell office:value-type="float" office:value="1.1E+017" calcext:value-type="float">
            <text:p>1.1E+017</text:p>
          </table:table-cell>
          <table:table-cell office:value-type="float" office:value="8" calcext:value-type="float">
            <text:p>8</text:p>
          </table:table-cell>
          <table:table-cell office:value-type="string" calcext:value-type="string">
            <text:p>L</text:p>
          </table:table-cell>
          <table:table-cell office:value-type="float" office:value="71.6921" calcext:value-type="float">
            <text:p>71.6921</text:p>
          </table:table-cell>
          <table:table-cell office:value-type="float" office:value="45.41055482" calcext:value-type="float">
            <text:p>45.41055482</text:p>
          </table:table-cell>
          <table:table-cell office:value-type="float" office:value="3707.4925" calcext:value-type="float">
            <text:p>3707.4925</text:p>
          </table:table-cell>
          <table:table-cell office:value-type="float" office:value="3639.747" calcext:value-type="float">
            <text:p>3639.747</text:p>
          </table:table-cell>
          <table:table-cell office:value-type="float" office:value="67.7455" calcext:value-type="float">
            <text:p>67.7455</text:p>
          </table:table-cell>
          <table:table-cell office:value-type="float" office:value="2" calcext:value-type="float">
            <text:p>2</text:p>
          </table:table-cell>
          <table:table-cell office:value-type="float" office:value="0.358075572754443" calcext:value-type="float">
            <text:p>0.358075572754443</text:p>
          </table:table-cell>
          <table:table-cell office:value-type="float" office:value="0.0487826473801094" calcext:value-type="float">
            <text:p>0.0487826473801094</text:p>
          </table:table-cell>
          <table:table-cell office:value-type="string" calcext:value-type="string">
            <text:p>L</text:p>
          </table:table-cell>
          <table:table-cell office:value-type="float" office:value="99999900" calcext:value-type="float">
            <text:p>99999900</text:p>
          </table:table-cell>
          <table:table-cell office:value-type="string" calcext:value-type="string">
            <text:p>LLLYALLFLLTSLLLVLLILI</text:p>
          </table:table-cell>
          <table:table-cell office:value-type="float" office:value="28626.9199255385" calcext:value-type="float">
            <text:p>28626.9199255385</text:p>
          </table:table-cell>
          <table:table-cell office:value-type="float" office:value="1128.08882819325" calcext:value-type="float">
            <text:p>1128.08882819325</text:p>
          </table:table-cell>
          <table:table-cell office:value-type="float" office:value="29.912168919314" calcext:value-type="float">
            <text:p>29.912168919314</text:p>
          </table:table-cell>
          <table:table-cell office:value-type="float" office:value="0.114881061532453" calcext:value-type="float">
            <text:p>0.114881061532453</text:p>
          </table:table-cell>
          <table:table-cell office:value-type="string" calcext:value-type="string">
            <text:p>LLLYALLFLLTSLLLVLLILI</text:p>
          </table:table-cell>
          <table:table-cell office:value-type="string" calcext:value-type="string">
            <text:p>Mutant</text:p>
          </table:table-cell>
          <table:table-cell table:number-columns-repeated="981"/>
        </table:table-row>
        <table:table-row table:style-name="ro1">
          <table:table-cell table:number-columns-repeated="1024"/>
        </table:table-row>
        <table:table-row table:style-name="ro1">
          <table:table-cell table:style-name="ce2" office:value-type="string" calcext:value-type="string">
            <text:p>LLLLWVLLSTLLALLLFLILI</text:p>
          </table:table-cell>
          <table:table-cell table:style-name="ce2" office:value-type="string" calcext:value-type="string">
            <text:p>LLLLWVLLITLLALLLFLILI</text:p>
          </table:table-cell>
          <table:table-cell table:style-name="ce2" office:value-type="string" calcext:value-type="string">
            <text:p>Left</text:p>
          </table:table-cell>
          <table:table-cell table:style-name="ce2" office:value-type="string" calcext:value-type="string">
            <text:p>clash</text:p>
          </table:table-cell>
          <table:table-cell table:style-name="ce2" office:value-type="float" office:value="31.4391" calcext:value-type="float">
            <text:p>31.4391</text:p>
          </table:table-cell>
          <table:table-cell table:style-name="ce2" office:value-type="float" office:value="-283.529" calcext:value-type="float">
            <text:p>-283.529</text:p>
          </table:table-cell>
          <table:table-cell table:style-name="ce2" office:value-type="float" office:value="2975900" calcext:value-type="float">
            <text:p>2975900</text:p>
          </table:table-cell>
          <table:table-cell table:style-name="ce2" office:value-type="float" office:value="2975590" calcext:value-type="float">
            <text:p>2975590</text:p>
          </table:table-cell>
          <table:table-cell table:style-name="ce2" office:value-type="float" office:value="-58.9379" calcext:value-type="float">
            <text:p>-58.9379</text:p>
          </table:table-cell>
          <table:table-cell table:style-name="ce2" office:value-type="float" office:value="-282.887" calcext:value-type="float">
            <text:p>-282.887</text:p>
          </table:table-cell>
          <table:table-cell table:style-name="ce2" office:value-type="float" office:value="-376.629" calcext:value-type="float">
            <text:p>-376.629</text:p>
          </table:table-cell>
          <table:table-cell table:style-name="ce2" office:value-type="float" office:value="4722.32" calcext:value-type="float">
            <text:p>4722.32</text:p>
          </table:table-cell>
          <table:table-cell table:style-name="ce2" office:value-type="float" office:value="-49.6417" calcext:value-type="float">
            <text:p>-49.6417</text:p>
          </table:table-cell>
          <table:table-cell table:style-name="ce2" office:value-type="float" office:value="-34.8041" calcext:value-type="float">
            <text:p>-34.8041</text:p>
          </table:table-cell>
          <table:table-cell table:style-name="ce2" office:value-type="float" office:value="3826.07" calcext:value-type="float">
            <text:p>3826.07</text:p>
          </table:table-cell>
          <table:table-cell table:style-name="ce2" office:value-type="float" office:value="4708.06" calcext:value-type="float">
            <text:p>4708.06</text:p>
          </table:table-cell>
          <table:table-cell table:style-name="ce2" office:value-type="float" office:value="49.1018" calcext:value-type="float">
            <text:p>49.1018</text:p>
          </table:table-cell>
          <table:table-cell table:style-name="ce2" office:value-type="float" office:value="27.2806" calcext:value-type="float">
            <text:p>27.2806</text:p>
          </table:table-cell>
          <table:table-cell table:style-name="ce2" office:value-type="float" office:value="3822.53" calcext:value-type="float">
            <text:p>3822.53</text:p>
          </table:table-cell>
          <table:table-cell table:style-name="ce2" office:value-type="float" office:value="4703.91" calcext:value-type="float">
            <text:p>4703.91</text:p>
          </table:table-cell>
          <table:table-cell table:style-name="ce2" office:value-type="float" office:value="50.0379" calcext:value-type="float">
            <text:p>50.0379</text:p>
          </table:table-cell>
          <table:table-cell table:style-name="ce2" office:value-type="float" office:value="28.8376" calcext:value-type="float">
            <text:p>28.8376</text:p>
          </table:table-cell>
          <table:table-cell table:style-name="ce2" office:value-type="float" office:value="-11.6513" calcext:value-type="float">
            <text:p>-11.6513</text:p>
          </table:table-cell>
          <table:table-cell table:style-name="ce2" office:value-type="float" office:value="1.10011E+016" calcext:value-type="float">
            <text:p>1.10011E+016</text:p>
          </table:table-cell>
          <table:table-cell table:style-name="ce2" office:value-type="float" office:value="8" calcext:value-type="float">
            <text:p>8</text:p>
          </table:table-cell>
          <table:table-cell table:style-name="ce2" office:value-type="string" calcext:value-type="string">
            <text:p>S</text:p>
          </table:table-cell>
          <table:table-cell table:style-name="ce2" office:value-type="float" office:value="104.049" calcext:value-type="float">
            <text:p>104.049</text:p>
          </table:table-cell>
          <table:table-cell table:style-name="ce2" office:value-type="float" office:value="20.77262095" calcext:value-type="float">
            <text:p>20.77262095</text:p>
          </table:table-cell>
          <table:table-cell table:style-name="ce2" table:number-columns-repeated="4"/>
          <table:table-cell table:style-name="ce2" office:value-type="float" office:value="0.300244494053711" calcext:value-type="float">
            <text:p>0.300244494053711</text:p>
          </table:table-cell>
          <table:table-cell table:style-name="ce2" office:value-type="float" office:value="0.0433527727387731" calcext:value-type="float">
            <text:p>0.0433527727387731</text:p>
          </table:table-cell>
          <table:table-cell table:style-name="ce2" office:value-type="string" calcext:value-type="string">
            <text:p>L</text:p>
          </table:table-cell>
          <table:table-cell table:style-name="ce2" office:value-type="float" office:value="99999900" calcext:value-type="float">
            <text:p>99999900</text:p>
          </table:table-cell>
          <table:table-cell table:style-name="ce2" office:value-type="string" calcext:value-type="string">
            <text:p>LLLLWVLLSTLLALLLFLILI</text:p>
          </table:table-cell>
          <table:table-cell table:style-name="ce2" office:value-type="float" office:value="28294.3871900783" calcext:value-type="float">
            <text:p>28294.3871900783</text:p>
          </table:table-cell>
          <table:table-cell table:style-name="ce2" office:value-type="float" office:value="930.492461834298" calcext:value-type="float">
            <text:p>930.492461834298</text:p>
          </table:table-cell>
          <table:table-cell table:style-name="ce2" office:value-type="float" office:value="25.0811971175355" calcext:value-type="float">
            <text:p>25.0811971175355</text:p>
          </table:table-cell>
          <table:table-cell table:style-name="ce2" office:value-type="float" office:value="0.117503166695055" calcext:value-type="float">
            <text:p>0.117503166695055</text:p>
          </table:table-cell>
          <table:table-cell table:style-name="ce2" office:value-type="string" calcext:value-type="string">
            <text:p>LLLLWVLLSTLLALLLFLILI</text:p>
          </table:table-cell>
          <table:table-cell table:style-name="ce2" office:value-type="string" calcext:value-type="string">
            <text:p>Mutant</text:p>
          </table:table-cell>
          <table:table-cell table:style-name="ce2" table:number-columns-repeated="981"/>
        </table:table-row>
        <table:table-row table:style-name="ro1">
          <table:table-cell office:value-type="string" calcext:value-type="string">
            <text:p>LLLLWVLLSTLLALLLFLILI</text:p>
          </table:table-cell>
          <table:table-cell office:value-type="string" calcext:value-type="string">
            <text:p>LLLLWVLLSTLAALLLFLILI</text:p>
          </table:table-cell>
          <table:table-cell office:value-type="string" calcext:value-type="string">
            <text:p>Left</text:p>
          </table:table-cell>
          <table:table-cell office:value-type="string" calcext:value-type="string">
            <text:p>void</text:p>
          </table:table-cell>
          <table:table-cell table:number-columns-repeated="10"/>
          <table:table-cell office:value-type="float" office:value="3841.03" calcext:value-type="float">
            <text:p>3841.03</text:p>
          </table:table-cell>
          <table:table-cell office:value-type="float" office:value="4636.46" calcext:value-type="float">
            <text:p>4636.46</text:p>
          </table:table-cell>
          <table:table-cell office:value-type="float" office:value="51.5925" calcext:value-type="float">
            <text:p>51.5925</text:p>
          </table:table-cell>
          <table:table-cell office:value-type="float" office:value="42.3555" calcext:value-type="float">
            <text:p>42.3555</text:p>
          </table:table-cell>
          <table:table-cell office:value-type="float" office:value="3822.53" calcext:value-type="float">
            <text:p>3822.53</text:p>
          </table:table-cell>
          <table:table-cell office:value-type="float" office:value="4703.91" calcext:value-type="float">
            <text:p>4703.91</text:p>
          </table:table-cell>
          <table:table-cell office:value-type="float" office:value="114.158" calcext:value-type="float">
            <text:p>114.158</text:p>
          </table:table-cell>
          <table:table-cell office:value-type="float" office:value="115.428" calcext:value-type="float">
            <text:p>115.428</text:p>
          </table:table-cell>
          <table:table-cell office:value-type="float" office:value="-11.6513" calcext:value-type="float">
            <text:p>-11.6513</text:p>
          </table:table-cell>
          <table:table-cell office:value-type="float" office:value="1.1E+016" calcext:value-type="float">
            <text:p>1.1E+016</text:p>
          </table:table-cell>
          <table:table-cell office:value-type="float" office:value="11" calcext:value-type="float">
            <text:p>11</text:p>
          </table:table-cell>
          <table:table-cell office:value-type="string" calcext:value-type="string">
            <text:p>L</text:p>
          </table:table-cell>
          <table:table-cell office:value-type="float" office:value="87.9123" calcext:value-type="float">
            <text:p>87.9123</text:p>
          </table:table-cell>
          <table:table-cell office:value-type="float" office:value="32.51417465" calcext:value-type="float">
            <text:p>32.51417465</text:p>
          </table:table-cell>
          <table:table-cell office:value-type="float" office:value="3798.6745" calcext:value-type="float">
            <text:p>3798.6745</text:p>
          </table:table-cell>
          <table:table-cell office:value-type="float" office:value="3707.102" calcext:value-type="float">
            <text:p>3707.102</text:p>
          </table:table-cell>
          <table:table-cell office:value-type="float" office:value="91.5725" calcext:value-type="float">
            <text:p>91.5725</text:p>
          </table:table-cell>
          <table:table-cell office:value-type="float" office:value="3" calcext:value-type="float">
            <text:p>3</text:p>
          </table:table-cell>
          <table:table-cell office:value-type="float" office:value="0.315539058918502" calcext:value-type="float">
            <text:p>0.315539058918502</text:p>
          </table:table-cell>
          <table:table-cell office:value-type="float" office:value="0.0378020886859625" calcext:value-type="float">
            <text:p>0.0378020886859625</text:p>
          </table:table-cell>
          <table:table-cell office:value-type="string" calcext:value-type="string">
            <text:p>L</text:p>
          </table:table-cell>
          <table:table-cell office:value-type="float" office:value="99999900" calcext:value-type="float">
            <text:p>99999900</text:p>
          </table:table-cell>
          <table:table-cell office:value-type="string" calcext:value-type="string">
            <text:p>LLLLWVLLSTLLALLLFLILI</text:p>
          </table:table-cell>
          <table:table-cell office:value-type="float" office:value="28381.3703544382" calcext:value-type="float">
            <text:p>28381.3703544382</text:p>
          </table:table-cell>
          <table:table-cell office:value-type="float" office:value="971.961026859275" calcext:value-type="float">
            <text:p>971.961026859275</text:p>
          </table:table-cell>
          <table:table-cell office:value-type="float" office:value="26.3588425158625" calcext:value-type="float">
            <text:p>26.3588425158625</text:p>
          </table:table-cell>
          <table:table-cell office:value-type="float" office:value="0.102208601830264" calcext:value-type="float">
            <text:p>0.102208601830264</text:p>
          </table:table-cell>
          <table:table-cell office:value-type="string" calcext:value-type="string">
            <text:p>LLLLWVLLSTLLALLLFLILI</text:p>
          </table:table-cell>
          <table:table-cell office:value-type="string" calcext:value-type="string">
            <text:p>Mutant</text:p>
          </table:table-cell>
          <table:table-cell table:number-columns-repeated="981"/>
        </table:table-row>
        <table:table-row table:style-name="ro1">
          <table:table-cell office:value-type="string" calcext:value-type="string">
            <text:p>LLLLWVLLSTLLALLLFLILI</text:p>
          </table:table-cell>
          <table:table-cell office:value-type="string" calcext:value-type="string">
            <text:p>LLLLWVLLSTLLALLIFLILI</text:p>
          </table:table-cell>
          <table:table-cell office:value-type="string" calcext:value-type="string">
            <text:p>Left</text:p>
          </table:table-cell>
          <table:table-cell office:value-type="string" calcext:value-type="string">
            <text:p>clash</text:p>
          </table:table-cell>
          <table:table-cell office:value-type="float" office:value="31.3487" calcext:value-type="float">
            <text:p>31.3487</text:p>
          </table:table-cell>
          <table:table-cell office:value-type="float" office:value="-281.501" calcext:value-type="float">
            <text:p>-281.501</text:p>
          </table:table-cell>
          <table:table-cell office:value-type="float" office:value="5849.52" calcext:value-type="float">
            <text:p>5849.52</text:p>
          </table:table-cell>
          <table:table-cell office:value-type="float" office:value="5547.6" calcext:value-type="float">
            <text:p>5547.6</text:p>
          </table:table-cell>
          <table:table-cell office:value-type="float" office:value="-74.2805" calcext:value-type="float">
            <text:p>-74.2805</text:p>
          </table:table-cell>
          <table:table-cell office:value-type="float" office:value="-280.832" calcext:value-type="float">
            <text:p>-280.832</text:p>
          </table:table-cell>
          <table:table-cell office:value-type="float" office:value="-382.638" calcext:value-type="float">
            <text:p>-382.638</text:p>
          </table:table-cell>
          <table:table-cell office:value-type="float" office:value="4637.07" calcext:value-type="float">
            <text:p>4637.07</text:p>
          </table:table-cell>
          <table:table-cell office:value-type="float" office:value="-51.765" calcext:value-type="float">
            <text:p>-51.765</text:p>
          </table:table-cell>
          <table:table-cell office:value-type="float" office:value="-27.5255" calcext:value-type="float">
            <text:p>-27.5255</text:p>
          </table:table-cell>
          <table:table-cell office:value-type="float" office:value="3847.07" calcext:value-type="float">
            <text:p>3847.07</text:p>
          </table:table-cell>
          <table:table-cell office:value-type="float" office:value="4645.01" calcext:value-type="float">
            <text:p>4645.01</text:p>
          </table:table-cell>
          <table:table-cell office:value-type="float" office:value="45.693" calcext:value-type="float">
            <text:p>45.693</text:p>
          </table:table-cell>
          <table:table-cell office:value-type="float" office:value="29.9902" calcext:value-type="float">
            <text:p>29.9902</text:p>
          </table:table-cell>
          <table:table-cell office:value-type="float" office:value="3822.53" calcext:value-type="float">
            <text:p>3822.53</text:p>
          </table:table-cell>
          <table:table-cell office:value-type="float" office:value="4703.91" calcext:value-type="float">
            <text:p>4703.91</text:p>
          </table:table-cell>
          <table:table-cell office:value-type="float" office:value="106.998" calcext:value-type="float">
            <text:p>106.998</text:p>
          </table:table-cell>
          <table:table-cell office:value-type="float" office:value="25.5488" calcext:value-type="float">
            <text:p>25.5488</text:p>
          </table:table-cell>
          <table:table-cell office:value-type="float" office:value="-11.6513" calcext:value-type="float">
            <text:p>-11.6513</text:p>
          </table:table-cell>
          <table:table-cell office:value-type="float" office:value="1.10011E+016" calcext:value-type="float">
            <text:p>1.10011E+016</text:p>
          </table:table-cell>
          <table:table-cell office:value-type="float" office:value="15" calcext:value-type="float">
            <text:p>15</text:p>
          </table:table-cell>
          <table:table-cell office:value-type="string" calcext:value-type="string">
            <text:p>L</text:p>
          </table:table-cell>
          <table:table-cell office:value-type="float" office:value="99.7302" calcext:value-type="float">
            <text:p>99.7302</text:p>
          </table:table-cell>
          <table:table-cell office:value-type="float" office:value="23.11910848" calcext:value-type="float">
            <text:p>23.11910848</text:p>
          </table:table-cell>
          <table:table-cell table:number-columns-repeated="4"/>
          <table:table-cell office:value-type="float" office:value="0.362702938961093" calcext:value-type="float">
            <text:p>0.362702938961093</text:p>
          </table:table-cell>
          <table:table-cell office:value-type="float" office:value="0.0676772527445042" calcext:value-type="float">
            <text:p>0.0676772527445042</text:p>
          </table:table-cell>
          <table:table-cell office:value-type="string" calcext:value-type="string">
            <text:p>L</text:p>
          </table:table-cell>
          <table:table-cell office:value-type="float" office:value="99999900" calcext:value-type="float">
            <text:p>99999900</text:p>
          </table:table-cell>
          <table:table-cell office:value-type="string" calcext:value-type="string">
            <text:p>LLLLWVLLSTLLALLLFLILI</text:p>
          </table:table-cell>
          <table:table-cell office:value-type="float" office:value="28646.0013106234" calcext:value-type="float">
            <text:p>28646.0013106234</text:p>
          </table:table-cell>
          <table:table-cell office:value-type="float" office:value="866.315550235316" calcext:value-type="float">
            <text:p>866.315550235316</text:p>
          </table:table-cell>
          <table:table-cell office:value-type="float" office:value="30.2987201675886" calcext:value-type="float">
            <text:p>30.2987201675886</text:p>
          </table:table-cell>
          <table:table-cell office:value-type="float" office:value="0.0550447217876734" calcext:value-type="float">
            <text:p>0.0550447217876734</text:p>
          </table:table-cell>
          <table:table-cell office:value-type="string" calcext:value-type="string">
            <text:p>LLLLWVLLSTLLALLLFLILI</text:p>
          </table:table-cell>
          <table:table-cell office:value-type="string" calcext:value-type="string">
            <text:p>Mutant</text:p>
          </table:table-cell>
          <table:table-cell table:number-columns-repeated="981"/>
        </table:table-row>
        <table:table-row table:style-name="ro1">
          <table:table-cell office:value-type="string" calcext:value-type="string">
            <text:p>LLLLWVLLSTLLALLLFLILI</text:p>
          </table:table-cell>
          <table:table-cell office:value-type="string" calcext:value-type="string">
            <text:p>LLLLWVLLSTLLALLLALILI</text:p>
          </table:table-cell>
          <table:table-cell office:value-type="string" calcext:value-type="string">
            <text:p>Left</text:p>
          </table:table-cell>
          <table:table-cell office:value-type="string" calcext:value-type="string">
            <text:p>void</text:p>
          </table:table-cell>
          <table:table-cell table:number-columns-repeated="10"/>
          <table:table-cell office:value-type="float" office:value="3721.14" calcext:value-type="float">
            <text:p>3721.14</text:p>
          </table:table-cell>
          <table:table-cell office:value-type="float" office:value="4601.41" calcext:value-type="float">
            <text:p>4601.41</text:p>
          </table:table-cell>
          <table:table-cell office:value-type="float" office:value="44.1438" calcext:value-type="float">
            <text:p>44.1438</text:p>
          </table:table-cell>
          <table:table-cell office:value-type="float" office:value="88.3664" calcext:value-type="float">
            <text:p>88.3664</text:p>
          </table:table-cell>
          <table:table-cell office:value-type="float" office:value="3822.53" calcext:value-type="float">
            <text:p>3822.53</text:p>
          </table:table-cell>
          <table:table-cell office:value-type="float" office:value="4703.91" calcext:value-type="float">
            <text:p>4703.91</text:p>
          </table:table-cell>
          <table:table-cell office:value-type="float" office:value="137.308" calcext:value-type="float">
            <text:p>137.308</text:p>
          </table:table-cell>
          <table:table-cell office:value-type="float" office:value="273.958" calcext:value-type="float">
            <text:p>273.958</text:p>
          </table:table-cell>
          <table:table-cell office:value-type="float" office:value="-11.6513" calcext:value-type="float">
            <text:p>-11.6513</text:p>
          </table:table-cell>
          <table:table-cell office:value-type="float" office:value="1.1E+016" calcext:value-type="float">
            <text:p>1.1E+016</text:p>
          </table:table-cell>
          <table:table-cell office:value-type="float" office:value="16" calcext:value-type="float">
            <text:p>16</text:p>
          </table:table-cell>
          <table:table-cell office:value-type="string" calcext:value-type="string">
            <text:p>F</text:p>
          </table:table-cell>
          <table:table-cell office:value-type="float" office:value="41.0964" calcext:value-type="float">
            <text:p>41.0964</text:p>
          </table:table-cell>
          <table:table-cell office:value-type="float" office:value="68.25620951" calcext:value-type="float">
            <text:p>68.25620951</text:p>
          </table:table-cell>
          <table:table-cell office:value-type="float" office:value="3632.7736" calcext:value-type="float">
            <text:p>3632.7736</text:p>
          </table:table-cell>
          <table:table-cell office:value-type="float" office:value="3548.572" calcext:value-type="float">
            <text:p>3548.572</text:p>
          </table:table-cell>
          <table:table-cell office:value-type="float" office:value="84.2016" calcext:value-type="float">
            <text:p>84.2016</text:p>
          </table:table-cell>
          <table:table-cell office:value-type="float" office:value="3" calcext:value-type="float">
            <text:p>3</text:p>
          </table:table-cell>
          <table:table-cell office:value-type="float" office:value="0.421105079101416" calcext:value-type="float">
            <text:p>0.421105079101416</text:p>
          </table:table-cell>
          <table:table-cell office:value-type="float" office:value="0.0635138837958015" calcext:value-type="float">
            <text:p>0.0635138837958015</text:p>
          </table:table-cell>
          <table:table-cell office:value-type="string" calcext:value-type="string">
            <text:p>L</text:p>
          </table:table-cell>
          <table:table-cell office:value-type="float" office:value="99999900" calcext:value-type="float">
            <text:p>99999900</text:p>
          </table:table-cell>
          <table:table-cell office:value-type="string" calcext:value-type="string">
            <text:p>LLLLWVLLSTLLALLLFLILI</text:p>
          </table:table-cell>
          <table:table-cell office:value-type="float" office:value="28991.6107622442" calcext:value-type="float">
            <text:p>28991.6107622442</text:p>
          </table:table-cell>
          <table:table-cell office:value-type="float" office:value="901.810062151992" calcext:value-type="float">
            <text:p>901.810062151992</text:p>
          </table:table-cell>
          <table:table-cell office:value-type="float" office:value="35.1773961065497" calcext:value-type="float">
            <text:p>35.1773961065497</text:p>
          </table:table-cell>
          <table:table-cell office:value-type="float" office:value="-0.00335741835265013" calcext:value-type="float">
            <text:p>-0.00335741835265013</text:p>
          </table:table-cell>
          <table:table-cell office:value-type="string" calcext:value-type="string">
            <text:p>LLLLWVLLSTLLALLLFLILI</text:p>
          </table:table-cell>
          <table:table-cell office:value-type="string" calcext:value-type="string">
            <text:p>Mutant</text:p>
          </table:table-cell>
          <table:table-cell table:number-columns-repeated="981"/>
        </table:table-row>
        <table:table-row table:style-name="ro1">
          <table:table-cell table:number-columns-repeated="1024"/>
        </table:table-row>
        <table:table-row table:style-name="ro1">
          <table:table-cell office:value-type="string" calcext:value-type="string">
            <text:p>LLLLAVLLFLLALLTSLLILI</text:p>
          </table:table-cell>
          <table:table-cell office:value-type="string" calcext:value-type="string">
            <text:p>LLLLAVLLFLLILLTSLLILI</text:p>
          </table:table-cell>
          <table:table-cell office:value-type="string" calcext:value-type="string">
            <text:p>Left</text:p>
          </table:table-cell>
          <table:table-cell office:value-type="string" calcext:value-type="string">
            <text:p>clash</text:p>
          </table:table-cell>
          <table:table-cell office:value-type="float" office:value="36.6013" calcext:value-type="float">
            <text:p>36.6013</text:p>
          </table:table-cell>
          <table:table-cell office:value-type="float" office:value="-282.691" calcext:value-type="float">
            <text:p>-282.691</text:p>
          </table:table-cell>
          <table:table-cell table:number-columns-repeated="2" office:value-type="float" office:value="1524910000" calcext:value-type="float">
            <text:p>1524910000</text:p>
          </table:table-cell>
          <table:table-cell office:value-type="float" office:value="-74.224" calcext:value-type="float">
            <text:p>-74.224</text:p>
          </table:table-cell>
          <table:table-cell office:value-type="float" office:value="-277.497" calcext:value-type="float">
            <text:p>-277.497</text:p>
          </table:table-cell>
          <table:table-cell office:value-type="float" office:value="-385.714" calcext:value-type="float">
            <text:p>-385.714</text:p>
          </table:table-cell>
          <table:table-cell office:value-type="float" office:value="4635.17" calcext:value-type="float">
            <text:p>4635.17</text:p>
          </table:table-cell>
          <table:table-cell office:value-type="float" office:value="-49.8636" calcext:value-type="float">
            <text:p>-49.8636</text:p>
          </table:table-cell>
          <table:table-cell office:value-type="float" office:value="-33.9921" calcext:value-type="float">
            <text:p>-33.9921</text:p>
          </table:table-cell>
          <table:table-cell office:value-type="float" office:value="3574.54" calcext:value-type="float">
            <text:p>3574.54</text:p>
          </table:table-cell>
          <table:table-cell office:value-type="float" office:value="4646.48" calcext:value-type="float">
            <text:p>4646.48</text:p>
          </table:table-cell>
          <table:table-cell office:value-type="float" office:value="48.55" calcext:value-type="float">
            <text:p>48.55</text:p>
          </table:table-cell>
          <table:table-cell office:value-type="float" office:value="12.2113" calcext:value-type="float">
            <text:p>12.2113</text:p>
          </table:table-cell>
          <table:table-cell office:value-type="float" office:value="3574.54" calcext:value-type="float">
            <text:p>3574.54</text:p>
          </table:table-cell>
          <table:table-cell office:value-type="float" office:value="4646.48" calcext:value-type="float">
            <text:p>4646.48</text:p>
          </table:table-cell>
          <table:table-cell office:value-type="float" office:value="48.55" calcext:value-type="float">
            <text:p>48.55</text:p>
          </table:table-cell>
          <table:table-cell office:value-type="float" office:value="12.2113" calcext:value-type="float">
            <text:p>12.2113</text:p>
          </table:table-cell>
          <table:table-cell office:value-type="float" office:value="-6.86645" calcext:value-type="float">
            <text:p>-6.86645</text:p>
          </table:table-cell>
          <table:table-cell office:value-type="float" office:value="1.1011E+016" calcext:value-type="float">
            <text:p>1.1011E+016</text:p>
          </table:table-cell>
          <table:table-cell office:value-type="float" office:value="11" calcext:value-type="float">
            <text:p>11</text:p>
          </table:table-cell>
          <table:table-cell office:value-type="string" calcext:value-type="string">
            <text:p>A</text:p>
          </table:table-cell>
          <table:table-cell office:value-type="float" office:value="118.0565" calcext:value-type="float">
            <text:p>118.0565</text:p>
          </table:table-cell>
          <table:table-cell office:value-type="float" office:value="9.373997258" calcext:value-type="float">
            <text:p>9.373997258</text:p>
          </table:table-cell>
          <table:table-cell table:number-columns-repeated="4"/>
          <table:table-cell office:value-type="float" office:value="0.19008275069834" calcext:value-type="float">
            <text:p>0.19008275069834</text:p>
          </table:table-cell>
          <table:table-cell office:value-type="float" office:value="0.0304685667222194" calcext:value-type="float">
            <text:p>0.0304685667222194</text:p>
          </table:table-cell>
          <table:table-cell office:value-type="string" calcext:value-type="string">
            <text:p>L</text:p>
          </table:table-cell>
          <table:table-cell office:value-type="float" office:value="99999900" calcext:value-type="float">
            <text:p>99999900</text:p>
          </table:table-cell>
          <table:table-cell office:value-type="string" calcext:value-type="string">
            <text:p>LLLLAVLLFLLALLTSLLILI</text:p>
          </table:table-cell>
          <table:table-cell office:value-type="float" office:value="27668.4329912587" calcext:value-type="float">
            <text:p>27668.4329912587</text:p>
          </table:table-cell>
          <table:table-cell office:value-type="float" office:value="1036.41314784139" calcext:value-type="float">
            <text:p>1036.41314784139</text:p>
          </table:table-cell>
          <table:table-cell office:value-type="float" office:value="15.8787356082392" calcext:value-type="float">
            <text:p>15.8787356082392</text:p>
          </table:table-cell>
          <table:table-cell office:value-type="float" office:value="0.223723988015859" calcext:value-type="float">
            <text:p>0.223723988015859</text:p>
          </table:table-cell>
          <table:table-cell office:value-type="string" calcext:value-type="string">
            <text:p>LLLLAVLLFLLALLTSLLILI</text:p>
          </table:table-cell>
          <table:table-cell office:value-type="string" calcext:value-type="string">
            <text:p>Mutant</text:p>
          </table:table-cell>
          <table:table-cell table:number-columns-repeated="981"/>
        </table:table-row>
        <table:table-row table:style-name="ro1">
          <table:table-cell office:value-type="string" calcext:value-type="string">
            <text:p>LLLLAVLLFLLALLTSLLILI</text:p>
          </table:table-cell>
          <table:table-cell office:value-type="string" calcext:value-type="string">
            <text:p>LLLLIVLLFLLALLTSLLILI</text:p>
          </table:table-cell>
          <table:table-cell office:value-type="string" calcext:value-type="string">
            <text:p>Left</text:p>
          </table:table-cell>
          <table:table-cell office:value-type="string" calcext:value-type="string">
            <text:p>clash</text:p>
          </table:table-cell>
          <table:table-cell office:value-type="float" office:value="41.1717" calcext:value-type="float">
            <text:p>41.1717</text:p>
          </table:table-cell>
          <table:table-cell office:value-type="float" office:value="-282.158" calcext:value-type="float">
            <text:p>-282.158</text:p>
          </table:table-cell>
          <table:table-cell table:number-columns-repeated="2" office:value-type="float" office:value="1525200000" calcext:value-type="float">
            <text:p>1525200000</text:p>
          </table:table-cell>
          <table:table-cell office:value-type="float" office:value="-74.24" calcext:value-type="float">
            <text:p>-74.24</text:p>
          </table:table-cell>
          <table:table-cell office:value-type="float" office:value="-276.766" calcext:value-type="float">
            <text:p>-276.766</text:p>
          </table:table-cell>
          <table:table-cell office:value-type="float" office:value="-384.211" calcext:value-type="float">
            <text:p>-384.211</text:p>
          </table:table-cell>
          <table:table-cell office:value-type="float" office:value="4623.92" calcext:value-type="float">
            <text:p>4623.92</text:p>
          </table:table-cell>
          <table:table-cell office:value-type="float" office:value="-49.747" calcext:value-type="float">
            <text:p>-49.747</text:p>
          </table:table-cell>
          <table:table-cell office:value-type="float" office:value="-33.205" calcext:value-type="float">
            <text:p>-33.205</text:p>
          </table:table-cell>
          <table:table-cell office:value-type="float" office:value="3574.54" calcext:value-type="float">
            <text:p>3574.54</text:p>
          </table:table-cell>
          <table:table-cell office:value-type="float" office:value="4646.48" calcext:value-type="float">
            <text:p>4646.48</text:p>
          </table:table-cell>
          <table:table-cell office:value-type="float" office:value="60.9" calcext:value-type="float">
            <text:p>60.9</text:p>
          </table:table-cell>
          <table:table-cell office:value-type="float" office:value="36.5435" calcext:value-type="float">
            <text:p>36.5435</text:p>
          </table:table-cell>
          <table:table-cell office:value-type="float" office:value="3574.54" calcext:value-type="float">
            <text:p>3574.54</text:p>
          </table:table-cell>
          <table:table-cell office:value-type="float" office:value="4646.48" calcext:value-type="float">
            <text:p>4646.48</text:p>
          </table:table-cell>
          <table:table-cell office:value-type="float" office:value="60.9" calcext:value-type="float">
            <text:p>60.9</text:p>
          </table:table-cell>
          <table:table-cell office:value-type="float" office:value="36.5435" calcext:value-type="float">
            <text:p>36.5435</text:p>
          </table:table-cell>
          <table:table-cell office:value-type="float" office:value="-6.86645" calcext:value-type="float">
            <text:p>-6.86645</text:p>
          </table:table-cell>
          <table:table-cell office:value-type="float" office:value="1.1011E+016" calcext:value-type="float">
            <text:p>1.1011E+016</text:p>
          </table:table-cell>
          <table:table-cell office:value-type="float" office:value="4" calcext:value-type="float">
            <text:p>4</text:p>
          </table:table-cell>
          <table:table-cell office:value-type="string" calcext:value-type="string">
            <text:p>A</text:p>
          </table:table-cell>
          <table:table-cell office:value-type="float" office:value="118.0565" calcext:value-type="float">
            <text:p>118.0565</text:p>
          </table:table-cell>
          <table:table-cell office:value-type="float" office:value="9.373997258" calcext:value-type="float">
            <text:p>9.373997258</text:p>
          </table:table-cell>
          <table:table-cell table:number-columns-repeated="4"/>
          <table:table-cell office:value-type="float" office:value="0.234002136259313" calcext:value-type="float">
            <text:p>0.234002136259313</text:p>
          </table:table-cell>
          <table:table-cell office:value-type="float" office:value="0.0145947251827273" calcext:value-type="float">
            <text:p>0.0145947251827273</text:p>
          </table:table-cell>
          <table:table-cell office:value-type="string" calcext:value-type="string">
            <text:p>L</text:p>
          </table:table-cell>
          <table:table-cell office:value-type="float" office:value="99999900" calcext:value-type="float">
            <text:p>99999900</text:p>
          </table:table-cell>
          <table:table-cell office:value-type="string" calcext:value-type="string">
            <text:p>LLLLAVLLFLLALLTSLLILI</text:p>
          </table:table-cell>
          <table:table-cell office:value-type="float" office:value="27918.5908714097" calcext:value-type="float">
            <text:p>27918.5908714097</text:p>
          </table:table-cell>
          <table:table-cell office:value-type="float" office:value="1044.13774683473" calcext:value-type="float">
            <text:p>1044.13774683473</text:p>
          </table:table-cell>
          <table:table-cell office:value-type="float" office:value="19.5475814600427" calcext:value-type="float">
            <text:p>19.5475814600427</text:p>
          </table:table-cell>
          <table:table-cell office:value-type="float" office:value="0.179804602454885" calcext:value-type="float">
            <text:p>0.179804602454885</text:p>
          </table:table-cell>
          <table:table-cell office:value-type="string" calcext:value-type="string">
            <text:p>LLLLAVLLFLLALLTSLLILI</text:p>
          </table:table-cell>
          <table:table-cell office:value-type="string" calcext:value-type="string">
            <text:p>Mutant</text:p>
          </table:table-cell>
          <table:table-cell table:number-columns-repeated="981"/>
        </table:table-row>
        <table:table-row table:style-name="ro1">
          <table:table-cell office:value-type="string" calcext:value-type="string">
            <text:p>LLLLAVLLFLLALLTSLLILI</text:p>
          </table:table-cell>
          <table:table-cell office:value-type="string" calcext:value-type="string">
            <text:p>LLLLAVLLFLLAALTSLLILI</text:p>
          </table:table-cell>
          <table:table-cell office:value-type="string" calcext:value-type="string">
            <text:p>Left</text:p>
          </table:table-cell>
          <table:table-cell office:value-type="string" calcext:value-type="string">
            <text:p>void</text:p>
          </table:table-cell>
          <table:table-cell table:number-columns-repeated="10"/>
          <table:table-cell office:value-type="float" office:value="3571.61" calcext:value-type="float">
            <text:p>3571.61</text:p>
          </table:table-cell>
          <table:table-cell office:value-type="float" office:value="4650.01" calcext:value-type="float">
            <text:p>4650.01</text:p>
          </table:table-cell>
          <table:table-cell office:value-type="float" office:value="38.0307" calcext:value-type="float">
            <text:p>38.0307</text:p>
          </table:table-cell>
          <table:table-cell office:value-type="float" office:value="60.2976" calcext:value-type="float">
            <text:p>60.2976</text:p>
          </table:table-cell>
          <table:table-cell office:value-type="float" office:value="3574.54" calcext:value-type="float">
            <text:p>3574.54</text:p>
          </table:table-cell>
          <table:table-cell office:value-type="float" office:value="4646.48" calcext:value-type="float">
            <text:p>4646.48</text:p>
          </table:table-cell>
          <table:table-cell office:value-type="float" office:value="72.7822" calcext:value-type="float">
            <text:p>72.7822</text:p>
          </table:table-cell>
          <table:table-cell office:value-type="float" office:value="138.383" calcext:value-type="float">
            <text:p>138.383</text:p>
          </table:table-cell>
          <table:table-cell office:value-type="float" office:value="-6.86645" calcext:value-type="float">
            <text:p>-6.86645</text:p>
          </table:table-cell>
          <table:table-cell office:value-type="float" office:value="1.1E+016" calcext:value-type="float">
            <text:p>1.1E+016</text:p>
          </table:table-cell>
          <table:table-cell office:value-type="float" office:value="12" calcext:value-type="float">
            <text:p>12</text:p>
          </table:table-cell>
          <table:table-cell office:value-type="string" calcext:value-type="string">
            <text:p>L</text:p>
          </table:table-cell>
          <table:table-cell office:value-type="float" office:value="69.5244" calcext:value-type="float">
            <text:p>69.5244</text:p>
          </table:table-cell>
          <table:table-cell office:value-type="float" office:value="46.44636502" calcext:value-type="float">
            <text:p>46.44636502</text:p>
          </table:table-cell>
          <table:table-cell office:value-type="float" office:value="3511.3124" calcext:value-type="float">
            <text:p>3511.3124</text:p>
          </table:table-cell>
          <table:table-cell office:value-type="float" office:value="3436.157" calcext:value-type="float">
            <text:p>3436.157</text:p>
          </table:table-cell>
          <table:table-cell office:value-type="float" office:value="75.1554" calcext:value-type="float">
            <text:p>75.1554</text:p>
          </table:table-cell>
          <table:table-cell office:value-type="float" office:value="3" calcext:value-type="float">
            <text:p>3</text:p>
          </table:table-cell>
          <table:table-cell office:value-type="float" office:value="0.303029149323002" calcext:value-type="float">
            <text:p>0.303029149323002</text:p>
          </table:table-cell>
          <table:table-cell office:value-type="float" office:value="0.0230909121778729" calcext:value-type="float">
            <text:p>0.0230909121778729</text:p>
          </table:table-cell>
          <table:table-cell office:value-type="string" calcext:value-type="string">
            <text:p>L</text:p>
          </table:table-cell>
          <table:table-cell office:value-type="float" office:value="99999900" calcext:value-type="float">
            <text:p>99999900</text:p>
          </table:table-cell>
          <table:table-cell office:value-type="string" calcext:value-type="string">
            <text:p>LLLLAVLLFLLALLTSLLILI</text:p>
          </table:table-cell>
          <table:table-cell office:value-type="float" office:value="28324.9877364376" calcext:value-type="float">
            <text:p>28324.9877364376</text:p>
          </table:table-cell>
          <table:table-cell office:value-type="float" office:value="1158.79009914553" calcext:value-type="float">
            <text:p>1158.79009914553</text:p>
          </table:table-cell>
          <table:table-cell office:value-type="float" office:value="25.3138158302735" calcext:value-type="float">
            <text:p>25.3138158302735</text:p>
          </table:table-cell>
          <table:table-cell office:value-type="float" office:value="0.110777589391196" calcext:value-type="float">
            <text:p>0.110777589391196</text:p>
          </table:table-cell>
          <table:table-cell office:value-type="string" calcext:value-type="string">
            <text:p>LLLLAVLLFLLALLTSLLILI</text:p>
          </table:table-cell>
          <table:table-cell office:value-type="string" calcext:value-type="string">
            <text:p>Mutant</text:p>
          </table:table-cell>
          <table:table-cell table:number-columns-repeated="981"/>
        </table:table-row>
        <table:table-row table:style-name="ro1">
          <table:table-cell office:value-type="string" calcext:value-type="string">
            <text:p>LLLLAVLLFLLALLTSLLILI</text:p>
          </table:table-cell>
          <table:table-cell office:value-type="string" calcext:value-type="string">
            <text:p>LLLLAVLLALLALLTSLLILI</text:p>
          </table:table-cell>
          <table:table-cell office:value-type="string" calcext:value-type="string">
            <text:p>Left</text:p>
          </table:table-cell>
          <table:table-cell office:value-type="string" calcext:value-type="string">
            <text:p>void</text:p>
          </table:table-cell>
          <table:table-cell table:number-columns-repeated="10"/>
          <table:table-cell office:value-type="float" office:value="3642.27" calcext:value-type="float">
            <text:p>3642.27</text:p>
          </table:table-cell>
          <table:table-cell office:value-type="float" office:value="4560.54" calcext:value-type="float">
            <text:p>4560.54</text:p>
          </table:table-cell>
          <table:table-cell office:value-type="float" office:value="49.5267" calcext:value-type="float">
            <text:p>49.5267</text:p>
          </table:table-cell>
          <table:table-cell office:value-type="float" office:value="21.4535" calcext:value-type="float">
            <text:p>21.4535</text:p>
          </table:table-cell>
          <table:table-cell office:value-type="float" office:value="3574.54" calcext:value-type="float">
            <text:p>3574.54</text:p>
          </table:table-cell>
          <table:table-cell office:value-type="float" office:value="4646.48" calcext:value-type="float">
            <text:p>4646.48</text:p>
          </table:table-cell>
          <table:table-cell office:value-type="float" office:value="135.593" calcext:value-type="float">
            <text:p>135.593</text:p>
          </table:table-cell>
          <table:table-cell office:value-type="float" office:value="82.0647" calcext:value-type="float">
            <text:p>82.0647</text:p>
          </table:table-cell>
          <table:table-cell office:value-type="float" office:value="-6.86645" calcext:value-type="float">
            <text:p>-6.86645</text:p>
          </table:table-cell>
          <table:table-cell office:value-type="float" office:value="1.1E+016" calcext:value-type="float">
            <text:p>1.1E+016</text:p>
          </table:table-cell>
          <table:table-cell office:value-type="float" office:value="8" calcext:value-type="float">
            <text:p>8</text:p>
          </table:table-cell>
          <table:table-cell office:value-type="string" calcext:value-type="string">
            <text:p>F</text:p>
          </table:table-cell>
          <table:table-cell office:value-type="float" office:value="109.8761" calcext:value-type="float">
            <text:p>109.8761</text:p>
          </table:table-cell>
          <table:table-cell office:value-type="float" office:value="16.33561665" calcext:value-type="float">
            <text:p>16.33561665</text:p>
          </table:table-cell>
          <table:table-cell office:value-type="float" office:value="3620.8165" calcext:value-type="float">
            <text:p>3620.8165</text:p>
          </table:table-cell>
          <table:table-cell office:value-type="float" office:value="3492.4753" calcext:value-type="float">
            <text:p>3492.4753</text:p>
          </table:table-cell>
          <table:table-cell office:value-type="float" office:value="128.3412" calcext:value-type="float">
            <text:p>128.3412</text:p>
          </table:table-cell>
          <table:table-cell office:value-type="float" office:value="3" calcext:value-type="float">
            <text:p>3</text:p>
          </table:table-cell>
          <table:table-cell office:value-type="float" office:value="0.445823842714691" calcext:value-type="float">
            <text:p>0.445823842714691</text:p>
          </table:table-cell>
          <table:table-cell office:value-type="float" office:value="0.0830139680939617" calcext:value-type="float">
            <text:p>0.0830139680939617</text:p>
          </table:table-cell>
          <table:table-cell office:value-type="string" calcext:value-type="string">
            <text:p>L</text:p>
          </table:table-cell>
          <table:table-cell office:value-type="float" office:value="99999900" calcext:value-type="float">
            <text:p>99999900</text:p>
          </table:table-cell>
          <table:table-cell office:value-type="string" calcext:value-type="string">
            <text:p>LLLLAVLLFLLALLTSLLILI</text:p>
          </table:table-cell>
          <table:table-cell office:value-type="float" office:value="29122.8329902641" calcext:value-type="float">
            <text:p>29122.8329902641</text:p>
          </table:table-cell>
          <table:table-cell office:value-type="float" office:value="1036.77313971756" calcext:value-type="float">
            <text:p>1036.77313971756</text:p>
          </table:table-cell>
          <table:table-cell office:value-type="float" office:value="37.2423005259972" calcext:value-type="float">
            <text:p>37.2423005259972</text:p>
          </table:table-cell>
          <table:table-cell office:value-type="float" office:value="-0.0320171040004921" calcext:value-type="float">
            <text:p>-0.0320171040004921</text:p>
          </table:table-cell>
          <table:table-cell office:value-type="string" calcext:value-type="string">
            <text:p>LLLLAVLLFLLALLTSLLILI</text:p>
          </table:table-cell>
          <table:table-cell office:value-type="string" calcext:value-type="string">
            <text:p>Mutant</text:p>
          </table:table-cell>
          <table:table-cell table:number-columns-repeated="981"/>
        </table:table-row>
        <table:table-row table:style-name="ro1">
          <table:table-cell table:number-columns-repeated="1024"/>
        </table:table-row>
        <table:table-row table:style-name="ro1">
          <table:table-cell table:style-name="ce2" office:value-type="string" calcext:value-type="string">
            <text:p>LLLLTLLVALLLFLISLLILI</text:p>
          </table:table-cell>
          <table:table-cell table:style-name="ce2" office:value-type="string" calcext:value-type="string">
            <text:p>LLLLILLVALLLFLISLLILI</text:p>
          </table:table-cell>
          <table:table-cell table:style-name="ce2" office:value-type="string" calcext:value-type="string">
            <text:p>Left</text:p>
          </table:table-cell>
          <table:table-cell table:style-name="ce2" office:value-type="string" calcext:value-type="string">
            <text:p>clash</text:p>
          </table:table-cell>
          <table:table-cell table:style-name="ce2" office:value-type="float" office:value="37.5785" calcext:value-type="float">
            <text:p>37.5785</text:p>
          </table:table-cell>
          <table:table-cell table:style-name="ce2" office:value-type="float" office:value="-282.983" calcext:value-type="float">
            <text:p>-282.983</text:p>
          </table:table-cell>
          <table:table-cell table:style-name="ce2" office:value-type="float" office:value="385867" calcext:value-type="float">
            <text:p>385867</text:p>
          </table:table-cell>
          <table:table-cell table:style-name="ce2" office:value-type="float" office:value="385574" calcext:value-type="float">
            <text:p>385574</text:p>
          </table:table-cell>
          <table:table-cell table:style-name="ce2" office:value-type="float" office:value="-60.3538" calcext:value-type="float">
            <text:p>-60.3538</text:p>
          </table:table-cell>
          <table:table-cell table:style-name="ce2" office:value-type="float" office:value="-277.597" calcext:value-type="float">
            <text:p>-277.597</text:p>
          </table:table-cell>
          <table:table-cell table:style-name="ce2" office:value-type="float" office:value="-382.459" calcext:value-type="float">
            <text:p>-382.459</text:p>
          </table:table-cell>
          <table:table-cell table:style-name="ce2" office:value-type="float" office:value="4656.91" calcext:value-type="float">
            <text:p>4656.91</text:p>
          </table:table-cell>
          <table:table-cell table:style-name="ce2" office:value-type="float" office:value="-46.8508" calcext:value-type="float">
            <text:p>-46.8508</text:p>
          </table:table-cell>
          <table:table-cell table:style-name="ce2" office:value-type="float" office:value="-44.5081" calcext:value-type="float">
            <text:p>-44.5081</text:p>
          </table:table-cell>
          <table:table-cell table:style-name="ce2" office:value-type="float" office:value="3611.37" calcext:value-type="float">
            <text:p>3611.37</text:p>
          </table:table-cell>
          <table:table-cell table:style-name="ce2" office:value-type="float" office:value="4654.17" calcext:value-type="float">
            <text:p>4654.17</text:p>
          </table:table-cell>
          <table:table-cell table:style-name="ce2" office:value-type="float" office:value="46.9895" calcext:value-type="float">
            <text:p>46.9895</text:p>
          </table:table-cell>
          <table:table-cell table:style-name="ce2" office:value-type="float" office:value="3.97428" calcext:value-type="float">
            <text:p>3.97428</text:p>
          </table:table-cell>
          <table:table-cell table:style-name="ce2" office:value-type="float" office:value="3600.75" calcext:value-type="float">
            <text:p>3600.75</text:p>
          </table:table-cell>
          <table:table-cell table:style-name="ce2" office:value-type="float" office:value="4677.03" calcext:value-type="float">
            <text:p>4677.03</text:p>
          </table:table-cell>
          <table:table-cell table:style-name="ce2" office:value-type="float" office:value="75.4412" calcext:value-type="float">
            <text:p>75.4412</text:p>
          </table:table-cell>
          <table:table-cell table:style-name="ce2" office:value-type="float" office:value="10.7039" calcext:value-type="float">
            <text:p>10.7039</text:p>
          </table:table-cell>
          <table:table-cell table:style-name="ce2" office:value-type="float" office:value="-10.2022" calcext:value-type="float">
            <text:p>-10.2022</text:p>
          </table:table-cell>
          <table:table-cell table:style-name="ce2" office:value-type="float" office:value="1.1011E+016" calcext:value-type="float">
            <text:p>1.1011E+016</text:p>
          </table:table-cell>
          <table:table-cell table:style-name="ce2" office:value-type="float" office:value="4" calcext:value-type="float">
            <text:p>4</text:p>
          </table:table-cell>
          <table:table-cell table:style-name="ce2" office:value-type="string" calcext:value-type="string">
            <text:p>T</text:p>
          </table:table-cell>
          <table:table-cell table:style-name="ce2" office:value-type="float" office:value="134.50092" calcext:value-type="float">
            <text:p>134.50092</text:p>
          </table:table-cell>
          <table:table-cell table:style-name="ce2" office:value-type="float" office:value="2.870030157" calcext:value-type="float">
            <text:p>2.870030157</text:p>
          </table:table-cell>
          <table:table-cell table:style-name="ce2" table:number-columns-repeated="4"/>
          <table:table-cell table:style-name="ce2" office:value-type="float" office:value="0.259283342921297" calcext:value-type="float">
            <text:p>0.259283342921297</text:p>
          </table:table-cell>
          <table:table-cell table:style-name="ce2" office:value-type="float" office:value="0.0762906643166896" calcext:value-type="float">
            <text:p>0.0762906643166896</text:p>
          </table:table-cell>
          <table:table-cell table:style-name="ce2" office:value-type="string" calcext:value-type="string">
            <text:p>L</text:p>
          </table:table-cell>
          <table:table-cell table:style-name="ce2" office:value-type="float" office:value="99999900" calcext:value-type="float">
            <text:p>99999900</text:p>
          </table:table-cell>
          <table:table-cell table:style-name="ce2" office:value-type="string" calcext:value-type="string">
            <text:p>LLLLTLLVALLLFLISLLILI</text:p>
          </table:table-cell>
          <table:table-cell table:style-name="ce2" office:value-type="float" office:value="28072.6675095879" calcext:value-type="float">
            <text:p>28072.6675095879</text:p>
          </table:table-cell>
          <table:table-cell table:style-name="ce2" office:value-type="float" office:value="1033.5726257856" calcext:value-type="float">
            <text:p>1033.5726257856</text:p>
          </table:table-cell>
          <table:table-cell table:style-name="ce2" office:value-type="float" office:value="21.6594700715452" calcext:value-type="float">
            <text:p>21.6594700715452</text:p>
          </table:table-cell>
          <table:table-cell table:style-name="ce2" office:value-type="float" office:value="0.14685112497603" calcext:value-type="float">
            <text:p>0.14685112497603</text:p>
          </table:table-cell>
          <table:table-cell table:style-name="ce2" office:value-type="string" calcext:value-type="string">
            <text:p>LLLLTLLVALLLFLISLLILI</text:p>
          </table:table-cell>
          <table:table-cell table:style-name="ce2" office:value-type="string" calcext:value-type="string">
            <text:p>Mutant</text:p>
          </table:table-cell>
          <table:table-cell table:style-name="ce2" table:number-columns-repeated="981"/>
        </table:table-row>
        <table:table-row table:style-name="ro1">
          <table:table-cell table:style-name="ce2" office:value-type="string" calcext:value-type="string">
            <text:p>LLLLTLLVALLLFLISLLILI</text:p>
          </table:table-cell>
          <table:table-cell table:style-name="ce2" office:value-type="string" calcext:value-type="string">
            <text:p>LLLLTLLVALLLFLIILLILI</text:p>
          </table:table-cell>
          <table:table-cell table:style-name="ce2" office:value-type="string" calcext:value-type="string">
            <text:p>Left</text:p>
          </table:table-cell>
          <table:table-cell table:style-name="ce2" office:value-type="string" calcext:value-type="string">
            <text:p>clash</text:p>
          </table:table-cell>
          <table:table-cell table:style-name="ce2" office:value-type="float" office:value="36.5083" calcext:value-type="float">
            <text:p>36.5083</text:p>
          </table:table-cell>
          <table:table-cell table:style-name="ce2" office:value-type="float" office:value="-286.087" calcext:value-type="float">
            <text:p>-286.087</text:p>
          </table:table-cell>
          <table:table-cell table:style-name="ce2" office:value-type="float" office:value="2081310" calcext:value-type="float">
            <text:p>2081310</text:p>
          </table:table-cell>
          <table:table-cell table:style-name="ce2" office:value-type="float" office:value="2081020" calcext:value-type="float">
            <text:p>2081020</text:p>
          </table:table-cell>
          <table:table-cell table:style-name="ce2" office:value-type="float" office:value="-45.0899" calcext:value-type="float">
            <text:p>-45.0899</text:p>
          </table:table-cell>
          <table:table-cell table:style-name="ce2" office:value-type="float" office:value="-279.275" calcext:value-type="float">
            <text:p>-279.275</text:p>
          </table:table-cell>
          <table:table-cell table:style-name="ce2" office:value-type="float" office:value="-372.734" calcext:value-type="float">
            <text:p>-372.734</text:p>
          </table:table-cell>
          <table:table-cell table:style-name="ce2" office:value-type="float" office:value="4681.08" calcext:value-type="float">
            <text:p>4681.08</text:p>
          </table:table-cell>
          <table:table-cell table:style-name="ce2" office:value-type="float" office:value="-45.0899" calcext:value-type="float">
            <text:p>-45.0899</text:p>
          </table:table-cell>
          <table:table-cell table:style-name="ce2" office:value-type="float" office:value="-48.3687" calcext:value-type="float">
            <text:p>-48.3687</text:p>
          </table:table-cell>
          <table:table-cell table:style-name="ce2" office:value-type="float" office:value="3602.75" calcext:value-type="float">
            <text:p>3602.75</text:p>
          </table:table-cell>
          <table:table-cell table:style-name="ce2" office:value-type="float" office:value="4675.12" calcext:value-type="float">
            <text:p>4675.12</text:p>
          </table:table-cell>
          <table:table-cell table:style-name="ce2" office:value-type="float" office:value="38.8622" calcext:value-type="float">
            <text:p>38.8622</text:p>
          </table:table-cell>
          <table:table-cell table:style-name="ce2" office:value-type="float" office:value="8.6434" calcext:value-type="float">
            <text:p>8.6434</text:p>
          </table:table-cell>
          <table:table-cell table:style-name="ce2" office:value-type="float" office:value="3600.75" calcext:value-type="float">
            <text:p>3600.75</text:p>
          </table:table-cell>
          <table:table-cell table:style-name="ce2" office:value-type="float" office:value="4677.03" calcext:value-type="float">
            <text:p>4677.03</text:p>
          </table:table-cell>
          <table:table-cell table:style-name="ce2" office:value-type="float" office:value="47.832" calcext:value-type="float">
            <text:p>47.832</text:p>
          </table:table-cell>
          <table:table-cell table:style-name="ce2" office:value-type="float" office:value="8.11702" calcext:value-type="float">
            <text:p>8.11702</text:p>
          </table:table-cell>
          <table:table-cell table:style-name="ce2" office:value-type="float" office:value="-10.2022" calcext:value-type="float">
            <text:p>-10.2022</text:p>
          </table:table-cell>
          <table:table-cell table:style-name="ce2" office:value-type="float" office:value="1.1011E+016" calcext:value-type="float">
            <text:p>1.1011E+016</text:p>
          </table:table-cell>
          <table:table-cell table:style-name="ce2" office:value-type="float" office:value="15" calcext:value-type="float">
            <text:p>15</text:p>
          </table:table-cell>
          <table:table-cell table:style-name="ce2" office:value-type="string" calcext:value-type="string">
            <text:p>S</text:p>
          </table:table-cell>
          <table:table-cell table:style-name="ce2" office:value-type="float" office:value="121.077" calcext:value-type="float">
            <text:p>121.077</text:p>
          </table:table-cell>
          <table:table-cell table:style-name="ce2" office:value-type="float" office:value="6.663100021" calcext:value-type="float">
            <text:p>6.663100021</text:p>
          </table:table-cell>
          <table:table-cell table:style-name="ce2" table:number-columns-repeated="4"/>
          <table:table-cell table:style-name="ce2" office:value-type="float" office:value="0.308936475818845" calcext:value-type="float">
            <text:p>0.308936475818845</text:p>
          </table:table-cell>
          <table:table-cell table:style-name="ce2" office:value-type="float" office:value="0.0540892111391751" calcext:value-type="float">
            <text:p>0.0540892111391751</text:p>
          </table:table-cell>
          <table:table-cell table:style-name="ce2" office:value-type="string" calcext:value-type="string">
            <text:p>L</text:p>
          </table:table-cell>
          <table:table-cell table:style-name="ce2" office:value-type="float" office:value="99999900" calcext:value-type="float">
            <text:p>99999900</text:p>
          </table:table-cell>
          <table:table-cell table:style-name="ce2" office:value-type="string" calcext:value-type="string">
            <text:p>LLLLTLLVALLLFLISLLILI</text:p>
          </table:table-cell>
          <table:table-cell table:style-name="ce2" office:value-type="float" office:value="28339.0042888454" calcext:value-type="float">
            <text:p>28339.0042888454</text:p>
          </table:table-cell>
          <table:table-cell table:style-name="ce2" office:value-type="float" office:value="894.769843844823" calcext:value-type="float">
            <text:p>894.769843844823</text:p>
          </table:table-cell>
          <table:table-cell table:style-name="ce2" office:value-type="float" office:value="25.8072897264289" calcext:value-type="float">
            <text:p>25.8072897264289</text:p>
          </table:table-cell>
          <table:table-cell table:style-name="ce2" office:value-type="float" office:value="0.0971979920784823" calcext:value-type="float">
            <text:p>0.0971979920784823</text:p>
          </table:table-cell>
          <table:table-cell table:style-name="ce2" office:value-type="string" calcext:value-type="string">
            <text:p>LLLLTLLVALLLFLISLLILI</text:p>
          </table:table-cell>
          <table:table-cell table:style-name="ce2" office:value-type="string" calcext:value-type="string">
            <text:p>Mutant</text:p>
          </table:table-cell>
          <table:table-cell table:style-name="ce2" table:number-columns-repeated="981"/>
        </table:table-row>
        <table:table-row table:style-name="ro1">
          <table:table-cell office:value-type="string" calcext:value-type="string">
            <text:p>LLLLTLLVALLLFLISLLILI</text:p>
          </table:table-cell>
          <table:table-cell office:value-type="string" calcext:value-type="string">
            <text:p>LLLLTLLVALLLALISLLILI</text:p>
          </table:table-cell>
          <table:table-cell office:value-type="string" calcext:value-type="string">
            <text:p>Left</text:p>
          </table:table-cell>
          <table:table-cell office:value-type="string" calcext:value-type="string">
            <text:p>void</text:p>
          </table:table-cell>
          <table:table-cell table:number-columns-repeated="10"/>
          <table:table-cell office:value-type="float" office:value="3562.22" calcext:value-type="float">
            <text:p>3562.22</text:p>
          </table:table-cell>
          <table:table-cell office:value-type="float" office:value="4595.37" calcext:value-type="float">
            <text:p>4595.37</text:p>
          </table:table-cell>
          <table:table-cell office:value-type="float" office:value="47.0255" calcext:value-type="float">
            <text:p>47.0255</text:p>
          </table:table-cell>
          <table:table-cell office:value-type="float" office:value="56.5692" calcext:value-type="float">
            <text:p>56.5692</text:p>
          </table:table-cell>
          <table:table-cell office:value-type="float" office:value="3600.75" calcext:value-type="float">
            <text:p>3600.75</text:p>
          </table:table-cell>
          <table:table-cell office:value-type="float" office:value="4677.03" calcext:value-type="float">
            <text:p>4677.03</text:p>
          </table:table-cell>
          <table:table-cell office:value-type="float" office:value="133.222" calcext:value-type="float">
            <text:p>133.222</text:p>
          </table:table-cell>
          <table:table-cell office:value-type="float" office:value="210.302" calcext:value-type="float">
            <text:p>210.302</text:p>
          </table:table-cell>
          <table:table-cell office:value-type="float" office:value="-10.2022" calcext:value-type="float">
            <text:p>-10.2022</text:p>
          </table:table-cell>
          <table:table-cell office:value-type="float" office:value="1.1E+016" calcext:value-type="float">
            <text:p>1.1E+016</text:p>
          </table:table-cell>
          <table:table-cell office:value-type="float" office:value="12" calcext:value-type="float">
            <text:p>12</text:p>
          </table:table-cell>
          <table:table-cell office:value-type="string" calcext:value-type="string">
            <text:p>F</text:p>
          </table:table-cell>
          <table:table-cell office:value-type="float" office:value="73.2528" calcext:value-type="float">
            <text:p>73.2528</text:p>
          </table:table-cell>
          <table:table-cell office:value-type="float" office:value="43.57443268" calcext:value-type="float">
            <text:p>43.57443268</text:p>
          </table:table-cell>
          <table:table-cell office:value-type="float" office:value="3505.6508" calcext:value-type="float">
            <text:p>3505.6508</text:p>
          </table:table-cell>
          <table:table-cell office:value-type="float" office:value="3390.448" calcext:value-type="float">
            <text:p>3390.448</text:p>
          </table:table-cell>
          <table:table-cell office:value-type="float" office:value="115.2028" calcext:value-type="float">
            <text:p>115.2028</text:p>
          </table:table-cell>
          <table:table-cell office:value-type="float" office:value="3" calcext:value-type="float">
            <text:p>3</text:p>
          </table:table-cell>
          <table:table-cell office:value-type="float" office:value="0.415892330041835" calcext:value-type="float">
            <text:p>0.415892330041835</text:p>
          </table:table-cell>
          <table:table-cell office:value-type="float" office:value="0.0257068166649179" calcext:value-type="float">
            <text:p>0.0257068166649179</text:p>
          </table:table-cell>
          <table:table-cell office:value-type="string" calcext:value-type="string">
            <text:p>L</text:p>
          </table:table-cell>
          <table:table-cell office:value-type="float" office:value="99999900" calcext:value-type="float">
            <text:p>99999900</text:p>
          </table:table-cell>
          <table:table-cell office:value-type="string" calcext:value-type="string">
            <text:p>LLLLTLLVALLLFLISLLILI</text:p>
          </table:table-cell>
          <table:table-cell office:value-type="float" office:value="28965.6229802862" calcext:value-type="float">
            <text:p>28965.6229802862</text:p>
          </table:table-cell>
          <table:table-cell office:value-type="float" office:value="1113.66556634345" calcext:value-type="float">
            <text:p>1113.66556634345</text:p>
          </table:table-cell>
          <table:table-cell office:value-type="float" office:value="34.7419443687928" calcext:value-type="float">
            <text:p>34.7419443687928</text:p>
          </table:table-cell>
          <table:table-cell office:value-type="float" office:value="-0.00975786214450808" calcext:value-type="float">
            <text:p>-0.00975786214450808</text:p>
          </table:table-cell>
          <table:table-cell office:value-type="string" calcext:value-type="string">
            <text:p>LLLLTLLVALLLFLISLLILI</text:p>
          </table:table-cell>
          <table:table-cell office:value-type="string" calcext:value-type="string">
            <text:p>Mutant</text:p>
          </table:table-cell>
          <table:table-cell table:number-columns-repeated="981"/>
        </table:table-row>
        <table:table-row table:style-name="ro1">
          <table:table-cell office:value-type="string" calcext:value-type="string">
            <text:p>LLLLTLLVALLLFLISLLILI</text:p>
          </table:table-cell>
          <table:table-cell office:value-type="string" calcext:value-type="string">
            <text:p>LLLLTLLVALLAFLISLLILI</text:p>
          </table:table-cell>
          <table:table-cell office:value-type="string" calcext:value-type="string">
            <text:p>Left</text:p>
          </table:table-cell>
          <table:table-cell office:value-type="string" calcext:value-type="string">
            <text:p>void</text:p>
          </table:table-cell>
          <table:table-cell table:number-columns-repeated="10"/>
          <table:table-cell office:value-type="float" office:value="3652.39" calcext:value-type="float">
            <text:p>3652.39</text:p>
          </table:table-cell>
          <table:table-cell office:value-type="float" office:value="4637.66" calcext:value-type="float">
            <text:p>4637.66</text:p>
          </table:table-cell>
          <table:table-cell office:value-type="float" office:value="49.3312" calcext:value-type="float">
            <text:p>49.3312</text:p>
          </table:table-cell>
          <table:table-cell office:value-type="float" office:value="16.4658" calcext:value-type="float">
            <text:p>16.4658</text:p>
          </table:table-cell>
          <table:table-cell office:value-type="float" office:value="3600.75" calcext:value-type="float">
            <text:p>3600.75</text:p>
          </table:table-cell>
          <table:table-cell office:value-type="float" office:value="4677.03" calcext:value-type="float">
            <text:p>4677.03</text:p>
          </table:table-cell>
          <table:table-cell office:value-type="float" office:value="105.462" calcext:value-type="float">
            <text:p>105.462</text:p>
          </table:table-cell>
          <table:table-cell office:value-type="float" office:value="51.5176" calcext:value-type="float">
            <text:p>51.5176</text:p>
          </table:table-cell>
          <table:table-cell office:value-type="float" office:value="-10.2022" calcext:value-type="float">
            <text:p>-10.2022</text:p>
          </table:table-cell>
          <table:table-cell office:value-type="float" office:value="1.1E+016" calcext:value-type="float">
            <text:p>1.1E+016</text:p>
          </table:table-cell>
          <table:table-cell office:value-type="float" office:value="11" calcext:value-type="float">
            <text:p>11</text:p>
          </table:table-cell>
          <table:table-cell office:value-type="string" calcext:value-type="string">
            <text:p>L</text:p>
          </table:table-cell>
          <table:table-cell office:value-type="float" office:value="113.802" calcext:value-type="float">
            <text:p>113.802</text:p>
          </table:table-cell>
          <table:table-cell office:value-type="float" office:value="12.63996168" calcext:value-type="float">
            <text:p>12.63996168</text:p>
          </table:table-cell>
          <table:table-cell office:value-type="float" office:value="3635.9242" calcext:value-type="float">
            <text:p>3635.9242</text:p>
          </table:table-cell>
          <table:table-cell office:value-type="float" office:value="3549.2324" calcext:value-type="float">
            <text:p>3549.2324</text:p>
          </table:table-cell>
          <table:table-cell office:value-type="float" office:value="86.6918" calcext:value-type="float">
            <text:p>86.6918</text:p>
          </table:table-cell>
          <table:table-cell office:value-type="float" office:value="3" calcext:value-type="float">
            <text:p>3</text:p>
          </table:table-cell>
          <table:table-cell office:value-type="float" office:value="0.452572393591349" calcext:value-type="float">
            <text:p>0.452572393591349</text:p>
          </table:table-cell>
          <table:table-cell office:value-type="float" office:value="0.0640986660993929" calcext:value-type="float">
            <text:p>0.0640986660993929</text:p>
          </table:table-cell>
          <table:table-cell office:value-type="string" calcext:value-type="string">
            <text:p>L</text:p>
          </table:table-cell>
          <table:table-cell office:value-type="float" office:value="99999900" calcext:value-type="float">
            <text:p>99999900</text:p>
          </table:table-cell>
          <table:table-cell office:value-type="string" calcext:value-type="string">
            <text:p>LLLLTLLVALLLFLISLLILI</text:p>
          </table:table-cell>
          <table:table-cell office:value-type="float" office:value="29171.0433305513" calcext:value-type="float">
            <text:p>29171.0433305513</text:p>
          </table:table-cell>
          <table:table-cell office:value-type="float" office:value="899.475918730243" calcext:value-type="float">
            <text:p>899.475918730243</text:p>
          </table:table-cell>
          <table:table-cell office:value-type="float" office:value="37.8060468665543" calcext:value-type="float">
            <text:p>37.8060468665543</text:p>
          </table:table-cell>
          <table:table-cell office:value-type="float" office:value="-0.0464379256940224" calcext:value-type="float">
            <text:p>-0.0464379256940224</text:p>
          </table:table-cell>
          <table:table-cell office:value-type="string" calcext:value-type="string">
            <text:p>LLLLTLLVALLLFLISLLILI</text:p>
          </table:table-cell>
          <table:table-cell office:value-type="string" calcext:value-type="string">
            <text:p>Mutant</text:p>
          </table:table-cell>
          <table:table-cell table:number-columns-repeated="981"/>
        </table:table-row>
        <table:table-row table:style-name="ro1">
          <table:table-cell table:number-columns-repeated="1024"/>
        </table:table-row>
        <table:table-row table:style-name="ro1">
          <table:table-cell table:style-name="ce2" office:value-type="string" calcext:value-type="string">
            <text:p>LLLLAALVFLLTSLILLLILI</text:p>
          </table:table-cell>
          <table:table-cell table:style-name="ce2" office:value-type="string" calcext:value-type="string">
            <text:p>LLLLAALVFLLISLILLLILI</text:p>
          </table:table-cell>
          <table:table-cell table:style-name="ce2" office:value-type="string" calcext:value-type="string">
            <text:p>Left</text:p>
          </table:table-cell>
          <table:table-cell table:style-name="ce2" office:value-type="string" calcext:value-type="string">
            <text:p>clash</text:p>
          </table:table-cell>
          <table:table-cell table:style-name="ce2" office:value-type="float" office:value="33.7615" calcext:value-type="float">
            <text:p>33.7615</text:p>
          </table:table-cell>
          <table:table-cell table:style-name="ce2" office:value-type="float" office:value="-276.225" calcext:value-type="float">
            <text:p>-276.225</text:p>
          </table:table-cell>
          <table:table-cell table:number-columns-repeated="2" table:style-name="ce2" office:value-type="float" office:value="2114290000000" calcext:value-type="float">
            <text:p>2114290000000</text:p>
          </table:table-cell>
          <table:table-cell table:style-name="ce2" office:value-type="float" office:value="-60.4745" calcext:value-type="float">
            <text:p>-60.4745</text:p>
          </table:table-cell>
          <table:table-cell table:style-name="ce2" office:value-type="float" office:value="-274.388" calcext:value-type="float">
            <text:p>-274.388</text:p>
          </table:table-cell>
          <table:table-cell table:style-name="ce2" office:value-type="float" office:value="-372.275" calcext:value-type="float">
            <text:p>-372.275</text:p>
          </table:table-cell>
          <table:table-cell table:style-name="ce2" office:value-type="float" office:value="4620.37" calcext:value-type="float">
            <text:p>4620.37</text:p>
          </table:table-cell>
          <table:table-cell table:style-name="ce2" office:value-type="float" office:value="-47.5999" calcext:value-type="float">
            <text:p>-47.5999</text:p>
          </table:table-cell>
          <table:table-cell table:style-name="ce2" office:value-type="float" office:value="-37.4126" calcext:value-type="float">
            <text:p>-37.4126</text:p>
          </table:table-cell>
          <table:table-cell table:style-name="ce2" office:value-type="float" office:value="3487.06" calcext:value-type="float">
            <text:p>3487.06</text:p>
          </table:table-cell>
          <table:table-cell table:style-name="ce2" office:value-type="float" office:value="4597.9" calcext:value-type="float">
            <text:p>4597.9</text:p>
          </table:table-cell>
          <table:table-cell table:style-name="ce2" office:value-type="float" office:value="42.4273" calcext:value-type="float">
            <text:p>42.4273</text:p>
          </table:table-cell>
          <table:table-cell table:style-name="ce2" office:value-type="float" office:value="71.8838" calcext:value-type="float">
            <text:p>71.8838</text:p>
          </table:table-cell>
          <table:table-cell table:style-name="ce2" office:value-type="float" office:value="3474.81" calcext:value-type="float">
            <text:p>3474.81</text:p>
          </table:table-cell>
          <table:table-cell table:style-name="ce2" office:value-type="float" office:value="4598.99" calcext:value-type="float">
            <text:p>4598.99</text:p>
          </table:table-cell>
          <table:table-cell table:style-name="ce2" office:value-type="float" office:value="62.9876" calcext:value-type="float">
            <text:p>62.9876</text:p>
          </table:table-cell>
          <table:table-cell table:style-name="ce2" office:value-type="float" office:value="103.632" calcext:value-type="float">
            <text:p>103.632</text:p>
          </table:table-cell>
          <table:table-cell table:style-name="ce2" office:value-type="float" office:value="-18.3792" calcext:value-type="float">
            <text:p>-18.3792</text:p>
          </table:table-cell>
          <table:table-cell table:style-name="ce2" office:value-type="float" office:value="1.1011E+016" calcext:value-type="float">
            <text:p>1.1011E+016</text:p>
          </table:table-cell>
          <table:table-cell table:style-name="ce2" office:value-type="float" office:value="11" calcext:value-type="float">
            <text:p>11</text:p>
          </table:table-cell>
          <table:table-cell table:style-name="ce2" office:value-type="string" calcext:value-type="string">
            <text:p>T</text:p>
          </table:table-cell>
          <table:table-cell table:style-name="ce2" office:value-type="float" office:value="58.384" calcext:value-type="float">
            <text:p>58.384</text:p>
          </table:table-cell>
          <table:table-cell table:style-name="ce2" office:value-type="float" office:value="55.18155676" calcext:value-type="float">
            <text:p>55.18155676</text:p>
          </table:table-cell>
          <table:table-cell table:style-name="ce2" table:number-columns-repeated="4"/>
          <table:table-cell table:style-name="ce2" office:value-type="float" office:value="0.274874351367106" calcext:value-type="float">
            <text:p>0.274874351367106</text:p>
          </table:table-cell>
          <table:table-cell table:style-name="ce2" office:value-type="float" office:value="0.0816844246761006" calcext:value-type="float">
            <text:p>0.0816844246761006</text:p>
          </table:table-cell>
          <table:table-cell table:style-name="ce2" office:value-type="string" calcext:value-type="string">
            <text:p>L</text:p>
          </table:table-cell>
          <table:table-cell table:style-name="ce2" office:value-type="float" office:value="99999900" calcext:value-type="float">
            <text:p>99999900</text:p>
          </table:table-cell>
          <table:table-cell table:style-name="ce2" office:value-type="string" calcext:value-type="string">
            <text:p>LLLLAALVFLLTSLILLLILI</text:p>
          </table:table-cell>
          <table:table-cell table:style-name="ce2" office:value-type="float" office:value="28157.7695245182" calcext:value-type="float">
            <text:p>28157.7695245182</text:p>
          </table:table-cell>
          <table:table-cell table:style-name="ce2" office:value-type="float" office:value="952.805880386357" calcext:value-type="float">
            <text:p>952.805880386357</text:p>
          </table:table-cell>
          <table:table-cell table:style-name="ce2" office:value-type="float" office:value="22.9618791542595" calcext:value-type="float">
            <text:p>22.9618791542595</text:p>
          </table:table-cell>
          <table:table-cell table:style-name="ce2" office:value-type="float" office:value="0.130339846667011" calcext:value-type="float">
            <text:p>0.130339846667011</text:p>
          </table:table-cell>
          <table:table-cell table:style-name="ce2" office:value-type="string" calcext:value-type="string">
            <text:p>LLLLAALVFLLTSLILLLILI</text:p>
          </table:table-cell>
          <table:table-cell table:style-name="ce2" office:value-type="string" calcext:value-type="string">
            <text:p>Mutant</text:p>
          </table:table-cell>
          <table:table-cell table:style-name="ce2" table:number-columns-repeated="981"/>
        </table:table-row>
        <table:table-row table:style-name="ro1">
          <table:table-cell table:style-name="ce2" office:value-type="string" calcext:value-type="string">
            <text:p>LLLLAALVFLLTSLILLLILI</text:p>
          </table:table-cell>
          <table:table-cell table:style-name="ce2" office:value-type="string" calcext:value-type="string">
            <text:p>LLLLAALVFLLTILILLLILI</text:p>
          </table:table-cell>
          <table:table-cell table:style-name="ce2" office:value-type="string" calcext:value-type="string">
            <text:p>Left</text:p>
          </table:table-cell>
          <table:table-cell table:style-name="ce2" office:value-type="string" calcext:value-type="string">
            <text:p>clash</text:p>
          </table:table-cell>
          <table:table-cell table:style-name="ce2" office:value-type="float" office:value="33.762" calcext:value-type="float">
            <text:p>33.762</text:p>
          </table:table-cell>
          <table:table-cell table:style-name="ce2" office:value-type="float" office:value="-277.405" calcext:value-type="float">
            <text:p>-277.405</text:p>
          </table:table-cell>
          <table:table-cell table:number-columns-repeated="2" table:style-name="ce2" office:value-type="float" office:value="2114290000000" calcext:value-type="float">
            <text:p>2114290000000</text:p>
          </table:table-cell>
          <table:table-cell table:style-name="ce2" office:value-type="float" office:value="-58.9371" calcext:value-type="float">
            <text:p>-58.9371</text:p>
          </table:table-cell>
          <table:table-cell table:style-name="ce2" office:value-type="float" office:value="-275.566" calcext:value-type="float">
            <text:p>-275.566</text:p>
          </table:table-cell>
          <table:table-cell table:style-name="ce2" office:value-type="float" office:value="-368.7" calcext:value-type="float">
            <text:p>-368.7</text:p>
          </table:table-cell>
          <table:table-cell table:style-name="ce2" office:value-type="float" office:value="4631.65" calcext:value-type="float">
            <text:p>4631.65</text:p>
          </table:table-cell>
          <table:table-cell table:style-name="ce2" office:value-type="float" office:value="-49.9308" calcext:value-type="float">
            <text:p>-49.9308</text:p>
          </table:table-cell>
          <table:table-cell table:style-name="ce2" office:value-type="float" office:value="-34.1976" calcext:value-type="float">
            <text:p>-34.1976</text:p>
          </table:table-cell>
          <table:table-cell table:style-name="ce2" office:value-type="float" office:value="3475.44" calcext:value-type="float">
            <text:p>3475.44</text:p>
          </table:table-cell>
          <table:table-cell table:style-name="ce2" office:value-type="float" office:value="4596.2" calcext:value-type="float">
            <text:p>4596.2</text:p>
          </table:table-cell>
          <table:table-cell table:style-name="ce2" office:value-type="float" office:value="43.3731" calcext:value-type="float">
            <text:p>43.3731</text:p>
          </table:table-cell>
          <table:table-cell table:style-name="ce2" office:value-type="float" office:value="4.93909" calcext:value-type="float">
            <text:p>4.93909</text:p>
          </table:table-cell>
          <table:table-cell table:style-name="ce2" office:value-type="float" office:value="3474.81" calcext:value-type="float">
            <text:p>3474.81</text:p>
          </table:table-cell>
          <table:table-cell table:style-name="ce2" office:value-type="float" office:value="4598.99" calcext:value-type="float">
            <text:p>4598.99</text:p>
          </table:table-cell>
          <table:table-cell table:style-name="ce2" office:value-type="float" office:value="51.4275" calcext:value-type="float">
            <text:p>51.4275</text:p>
          </table:table-cell>
          <table:table-cell table:style-name="ce2" office:value-type="float" office:value="4.86645" calcext:value-type="float">
            <text:p>4.86645</text:p>
          </table:table-cell>
          <table:table-cell table:style-name="ce2" office:value-type="float" office:value="-18.3792" calcext:value-type="float">
            <text:p>-18.3792</text:p>
          </table:table-cell>
          <table:table-cell table:style-name="ce2" office:value-type="float" office:value="1.1011E+016" calcext:value-type="float">
            <text:p>1.1011E+016</text:p>
          </table:table-cell>
          <table:table-cell table:style-name="ce2" office:value-type="float" office:value="12" calcext:value-type="float">
            <text:p>12</text:p>
          </table:table-cell>
          <table:table-cell table:style-name="ce2" office:value-type="string" calcext:value-type="string">
            <text:p>S</text:p>
          </table:table-cell>
          <table:table-cell table:style-name="ce2" office:value-type="float" office:value="124.88291" calcext:value-type="float">
            <text:p>124.88291</text:p>
          </table:table-cell>
          <table:table-cell table:style-name="ce2" office:value-type="float" office:value="3.804509251" calcext:value-type="float">
            <text:p>3.804509251</text:p>
          </table:table-cell>
          <table:table-cell table:style-name="ce2" table:number-columns-repeated="4"/>
          <table:table-cell table:style-name="ce2" office:value-type="float" office:value="0.356264488344868" calcext:value-type="float">
            <text:p>0.356264488344868</text:p>
          </table:table-cell>
          <table:table-cell table:style-name="ce2" office:value-type="float" office:value="0.031101187481859" calcext:value-type="float">
            <text:p>0.031101187481859</text:p>
          </table:table-cell>
          <table:table-cell table:style-name="ce2" office:value-type="string" calcext:value-type="string">
            <text:p>L</text:p>
          </table:table-cell>
          <table:table-cell table:style-name="ce2" office:value-type="float" office:value="99999900" calcext:value-type="float">
            <text:p>99999900</text:p>
          </table:table-cell>
          <table:table-cell table:style-name="ce2" office:value-type="string" calcext:value-type="string">
            <text:p>LLLLAALVFLLTSLILLLILI</text:p>
          </table:table-cell>
          <table:table-cell table:style-name="ce2" office:value-type="float" office:value="28634.8664111161" calcext:value-type="float">
            <text:p>28634.8664111161</text:p>
          </table:table-cell>
          <table:table-cell table:style-name="ce2" office:value-type="float" office:value="1191.60819076257" calcext:value-type="float">
            <text:p>1191.60819076257</text:p>
          </table:table-cell>
          <table:table-cell table:style-name="ce2" office:value-type="float" office:value="29.7608783345651" calcext:value-type="float">
            <text:p>29.7608783345651</text:p>
          </table:table-cell>
          <table:table-cell table:style-name="ce2" office:value-type="float" office:value="0.0489497096892491" calcext:value-type="float">
            <text:p>0.0489497096892491</text:p>
          </table:table-cell>
          <table:table-cell table:style-name="ce2" office:value-type="string" calcext:value-type="string">
            <text:p>LLLLAALVFLLTSLILLLILI</text:p>
          </table:table-cell>
          <table:table-cell table:style-name="ce2" office:value-type="string" calcext:value-type="string">
            <text:p>Mutant</text:p>
          </table:table-cell>
          <table:table-cell table:style-name="ce2" table:number-columns-repeated="981"/>
        </table:table-row>
        <table:table-row table:style-name="ro1">
          <table:table-cell office:value-type="string" calcext:value-type="string">
            <text:p>LLLLAALVFLLTSLILLLILI</text:p>
          </table:table-cell>
          <table:table-cell office:value-type="string" calcext:value-type="string">
            <text:p>LLLLAALVFLLTSLIALLILI</text:p>
          </table:table-cell>
          <table:table-cell office:value-type="string" calcext:value-type="string">
            <text:p>Left</text:p>
          </table:table-cell>
          <table:table-cell office:value-type="string" calcext:value-type="string">
            <text:p>void</text:p>
          </table:table-cell>
          <table:table-cell table:number-columns-repeated="10"/>
          <table:table-cell office:value-type="float" office:value="3494.33" calcext:value-type="float">
            <text:p>3494.33</text:p>
          </table:table-cell>
          <table:table-cell office:value-type="float" office:value="4558.42" calcext:value-type="float">
            <text:p>4558.42</text:p>
          </table:table-cell>
          <table:table-cell office:value-type="float" office:value="50.1187" calcext:value-type="float">
            <text:p>50.1187</text:p>
          </table:table-cell>
          <table:table-cell office:value-type="float" office:value="1.93011" calcext:value-type="float">
            <text:p>1.93011</text:p>
          </table:table-cell>
          <table:table-cell office:value-type="float" office:value="3474.81" calcext:value-type="float">
            <text:p>3474.81</text:p>
          </table:table-cell>
          <table:table-cell office:value-type="float" office:value="4598.99" calcext:value-type="float">
            <text:p>4598.99</text:p>
          </table:table-cell>
          <table:table-cell office:value-type="float" office:value="106.432" calcext:value-type="float">
            <text:p>106.432</text:p>
          </table:table-cell>
          <table:table-cell office:value-type="float" office:value="28.6293" calcext:value-type="float">
            <text:p>28.6293</text:p>
          </table:table-cell>
          <table:table-cell office:value-type="float" office:value="-18.3792" calcext:value-type="float">
            <text:p>-18.3792</text:p>
          </table:table-cell>
          <table:table-cell office:value-type="float" office:value="1.1E+016" calcext:value-type="float">
            <text:p>1.1E+016</text:p>
          </table:table-cell>
          <table:table-cell office:value-type="float" office:value="15" calcext:value-type="float">
            <text:p>15</text:p>
          </table:table-cell>
          <table:table-cell office:value-type="string" calcext:value-type="string">
            <text:p>L</text:p>
          </table:table-cell>
          <table:table-cell office:value-type="float" office:value="127.79029" calcext:value-type="float">
            <text:p>127.79029</text:p>
          </table:table-cell>
          <table:table-cell office:value-type="float" office:value="1.48790013" calcext:value-type="float">
            <text:p>1.48790013</text:p>
          </table:table-cell>
          <table:table-cell office:value-type="float" office:value="3492.39989" calcext:value-type="float">
            <text:p>3492.39989</text:p>
          </table:table-cell>
          <table:table-cell office:value-type="float" office:value="3446.1807" calcext:value-type="float">
            <text:p>3446.1807</text:p>
          </table:table-cell>
          <table:table-cell office:value-type="float" office:value="46.21919" calcext:value-type="float">
            <text:p>46.21919</text:p>
          </table:table-cell>
          <table:table-cell office:value-type="float" office:value="3" calcext:value-type="float">
            <text:p>3</text:p>
          </table:table-cell>
          <table:table-cell office:value-type="float" office:value="0.401919252859144" calcext:value-type="float">
            <text:p>0.401919252859144</text:p>
          </table:table-cell>
          <table:table-cell office:value-type="float" office:value="0.0657556181261204" calcext:value-type="float">
            <text:p>0.0657556181261204</text:p>
          </table:table-cell>
          <table:table-cell office:value-type="string" calcext:value-type="string">
            <text:p>L</text:p>
          </table:table-cell>
          <table:table-cell office:value-type="float" office:value="99999900" calcext:value-type="float">
            <text:p>99999900</text:p>
          </table:table-cell>
          <table:table-cell office:value-type="string" calcext:value-type="string">
            <text:p>LLLLAALVFLLTSLILLLILI</text:p>
          </table:table-cell>
          <table:table-cell office:value-type="float" office:value="28875.9461810531" calcext:value-type="float">
            <text:p>28875.9461810531</text:p>
          </table:table-cell>
          <table:table-cell office:value-type="float" office:value="869.12199748685" calcext:value-type="float">
            <text:p>869.12199748685</text:p>
          </table:table-cell>
          <table:table-cell office:value-type="float" office:value="33.5746906469147" calcext:value-type="float">
            <text:p>33.5746906469147</text:p>
          </table:table-cell>
          <table:table-cell office:value-type="float" office:value="0.00329494517497297" calcext:value-type="float">
            <text:p>0.00329494517497297</text:p>
          </table:table-cell>
          <table:table-cell office:value-type="string" calcext:value-type="string">
            <text:p>LLLLAALVFLLTSLILLLILI</text:p>
          </table:table-cell>
          <table:table-cell office:value-type="string" calcext:value-type="string">
            <text:p>Mutant</text:p>
          </table:table-cell>
          <table:table-cell table:number-columns-repeated="981"/>
        </table:table-row>
        <table:table-row table:style-name="ro1">
          <table:table-cell office:value-type="string" calcext:value-type="string">
            <text:p>LLLLAALVFLLTSLILLLILI</text:p>
          </table:table-cell>
          <table:table-cell office:value-type="string" calcext:value-type="string">
            <text:p>LLLLAALVALLTSLILLLILI</text:p>
          </table:table-cell>
          <table:table-cell office:value-type="string" calcext:value-type="string">
            <text:p>Left</text:p>
          </table:table-cell>
          <table:table-cell office:value-type="string" calcext:value-type="string">
            <text:p>void</text:p>
          </table:table-cell>
          <table:table-cell table:number-columns-repeated="10"/>
          <table:table-cell office:value-type="float" office:value="3504.19" calcext:value-type="float">
            <text:p>3504.19</text:p>
          </table:table-cell>
          <table:table-cell office:value-type="float" office:value="4530.4" calcext:value-type="float">
            <text:p>4530.4</text:p>
          </table:table-cell>
          <table:table-cell office:value-type="float" office:value="52.8155" calcext:value-type="float">
            <text:p>52.8155</text:p>
          </table:table-cell>
          <table:table-cell office:value-type="float" office:value="10.774" calcext:value-type="float">
            <text:p>10.774</text:p>
          </table:table-cell>
          <table:table-cell office:value-type="float" office:value="3474.81" calcext:value-type="float">
            <text:p>3474.81</text:p>
          </table:table-cell>
          <table:table-cell office:value-type="float" office:value="4598.99" calcext:value-type="float">
            <text:p>4598.99</text:p>
          </table:table-cell>
          <table:table-cell office:value-type="float" office:value="133.661" calcext:value-type="float">
            <text:p>133.661</text:p>
          </table:table-cell>
          <table:table-cell office:value-type="float" office:value="71.7167" calcext:value-type="float">
            <text:p>71.7167</text:p>
          </table:table-cell>
          <table:table-cell office:value-type="float" office:value="-18.3792" calcext:value-type="float">
            <text:p>-18.3792</text:p>
          </table:table-cell>
          <table:table-cell office:value-type="float" office:value="1.1E+016" calcext:value-type="float">
            <text:p>1.1E+016</text:p>
          </table:table-cell>
          <table:table-cell office:value-type="float" office:value="8" calcext:value-type="float">
            <text:p>8</text:p>
          </table:table-cell>
          <table:table-cell office:value-type="string" calcext:value-type="string">
            <text:p>F</text:p>
          </table:table-cell>
          <table:table-cell office:value-type="float" office:value="120.5556" calcext:value-type="float">
            <text:p>120.5556</text:p>
          </table:table-cell>
          <table:table-cell office:value-type="float" office:value="8.203786504" calcext:value-type="float">
            <text:p>8.203786504</text:p>
          </table:table-cell>
          <table:table-cell office:value-type="float" office:value="3493.416" calcext:value-type="float">
            <text:p>3493.416</text:p>
          </table:table-cell>
          <table:table-cell office:value-type="float" office:value="3403.0933" calcext:value-type="float">
            <text:p>3403.0933</text:p>
          </table:table-cell>
          <table:table-cell office:value-type="float" office:value="90.3227" calcext:value-type="float">
            <text:p>90.3227</text:p>
          </table:table-cell>
          <table:table-cell office:value-type="float" office:value="3" calcext:value-type="float">
            <text:p>3</text:p>
          </table:table-cell>
          <table:table-cell office:value-type="float" office:value="0.477357925626163" calcext:value-type="float">
            <text:p>0.477357925626163</text:p>
          </table:table-cell>
          <table:table-cell office:value-type="float" office:value="0.156008164804112" calcext:value-type="float">
            <text:p>0.156008164804112</text:p>
          </table:table-cell>
          <table:table-cell office:value-type="string" calcext:value-type="string">
            <text:p>L</text:p>
          </table:table-cell>
          <table:table-cell office:value-type="float" office:value="99999900" calcext:value-type="float">
            <text:p>99999900</text:p>
          </table:table-cell>
          <table:table-cell office:value-type="string" calcext:value-type="string">
            <text:p>LLLLAALVFLLTSLILLLILI</text:p>
          </table:table-cell>
          <table:table-cell office:value-type="float" office:value="29307.4928097864" calcext:value-type="float">
            <text:p>29307.4928097864</text:p>
          </table:table-cell>
          <table:table-cell office:value-type="float" office:value="660.453922099898" calcext:value-type="float">
            <text:p>660.453922099898</text:p>
          </table:table-cell>
          <table:table-cell office:value-type="float" office:value="39.8765288468731" calcext:value-type="float">
            <text:p>39.8765288468731</text:p>
          </table:table-cell>
          <table:table-cell office:value-type="float" office:value="-0.0721437275920461" calcext:value-type="float">
            <text:p>-0.0721437275920461</text:p>
          </table:table-cell>
          <table:table-cell office:value-type="string" calcext:value-type="string">
            <text:p>LLLLAALVFLLTSLILLLILI</text:p>
          </table:table-cell>
          <table:table-cell office:value-type="string" calcext:value-type="string">
            <text:p>Mutant</text:p>
          </table:table-cell>
          <table:table-cell table:number-columns-repeated="981"/>
        </table:table-row>
        <table:table-row table:style-name="ro1">
          <table:table-cell table:number-columns-repeated="1024"/>
        </table:table-row>
        <table:table-row table:style-name="ro1">
          <table:table-cell office:value-type="string" calcext:value-type="string">
            <text:p>The mutants above in italics do not pass maltose</text:p>
          </table:table-cell>
          <table:table-cell table:number-columns-repeated="1023"/>
        </table:table-row>
        <table:table-row table:style-name="ro1">
          <table:table-cell office:value-type="string" calcext:value-type="string">
            <text:p>Mutants in bold are mutations of a potential hbonding AA. Most of these are clash mutants (ILE)</text:p>
          </table:table-cell>
          <table:table-cell table:number-columns-repeated="1023"/>
        </table:table-row>
        <table:table-row table:style-name="ro1">
          <table:table-cell table:number-columns-repeated="1024"/>
        </table:table-row>
        <table:table-row table:style-name="ro1">
          <table:table-cell office:value-type="string" calcext:value-type="string">
            <text:p>Next look for the multiple models for each of these sequences, and see if the model (object_name in the first part) is within 10 energy units of the best models energy. If not, it may not be worth investigating and could just be a poor model</text:p>
          </table:table-cell>
          <table:table-cell table:number-columns-repeated="1023"/>
        </table:table-row>
        <table:table-row table:style-name="ro1">
          <table:table-cell office:value-type="string" calcext:value-type="string">
            <text:p>This is also a good time to search for any other WT design sequences that are similar to the sequence, to see if we technically already have a mutant of that sequence</text:p>
          </table:table-cell>
          <table:table-cell table:number-columns-repeated="1023"/>
        </table:table-row>
        <table:table-row table:style-name="ro1">
          <table:table-cell office:value-type="string" calcext:value-type="string">
            <text:p>Geometry</text:p>
          </table:table-cell>
          <table:table-cell office:value-type="string" calcext:value-type="string">
            <text:p>Interface</text:p>
          </table:table-cell>
          <table:table-cell office:value-type="string" calcext:value-type="string">
            <text:p>Seed</text:p>
          </table:table-cell>
          <table:table-cell office:value-type="string" calcext:value-type="string">
            <text:p>HBONDDimerOptimize</text:p>
          </table:table-cell>
          <table:table-cell office:value-type="string" calcext:value-type="string">
            <text:p>HBONDDimerPreOptimize</text:p>
          </table:table-cell>
          <table:table-cell office:value-type="string" calcext:value-type="string">
            <text:p>HBONDMonomer</text:p>
          </table:table-cell>
          <table:table-cell office:value-type="string" calcext:value-type="string">
            <text:p>IMM1DimerOptimize</text:p>
          </table:table-cell>
          <table:table-cell office:value-type="string" calcext:value-type="string">
            <text:p>IMM1DimerPreOptimize</text:p>
          </table:table-cell>
          <table:table-cell office:value-type="string" calcext:value-type="string">
            <text:p>IMM1Monomer</text:p>
          </table:table-cell>
          <table:table-cell office:value-type="string" calcext:value-type="string">
            <text:p>Monomer</text:p>
          </table:table-cell>
          <table:table-cell office:value-type="string" calcext:value-type="string">
            <text:p>MonomerSasa</text:p>
          </table:table-cell>
          <table:table-cell office:value-type="string" calcext:value-type="string">
            <text:p>OptimizeSasa</text:p>
          </table:table-cell>
          <table:table-cell office:value-type="string" calcext:value-type="string">
            <text:p>PreBBOptimizeSasa</text:p>
          </table:table-cell>
          <table:table-cell office:value-type="string" calcext:value-type="string">
            <text:p>Total</text:p>
          </table:table-cell>
          <table:table-cell office:value-type="string" calcext:value-type="string">
            <text:p>TotalPreOptimize</text:p>
          </table:table-cell>
          <table:table-cell office:value-type="string" calcext:value-type="string">
            <text:p>VDWDimerOptimize</text:p>
          </table:table-cell>
          <table:table-cell office:value-type="string" calcext:value-type="string">
            <text:p>VDWDimerPreOptimize</text:p>
          </table:table-cell>
          <table:table-cell office:value-type="string" calcext:value-type="string">
            <text:p>VDWMonomer</text:p>
          </table:table-cell>
          <table:table-cell office:value-type="string" calcext:value-type="string">
            <text:p>endAxialRotation</text:p>
          </table:table-cell>
          <table:table-cell office:value-type="string" calcext:value-type="string">
            <text:p>endAxialRotationPrime</text:p>
          </table:table-cell>
          <table:table-cell office:value-type="string" calcext:value-type="string">
            <text:p>endCrossingAngle</text:p>
          </table:table-cell>
          <table:table-cell office:value-type="string" calcext:value-type="string">
            <text:p>endXShift</text:p>
          </table:table-cell>
          <table:table-cell office:value-type="string" calcext:value-type="string">
            <text:p>endZShift</text:p>
          </table:table-cell>
          <table:table-cell office:value-type="string" calcext:value-type="string">
            <text:p>endZShiftPrime</text:p>
          </table:table-cell>
          <table:table-cell office:value-type="string" calcext:value-type="string">
            <text:p>firstRepackEnergy</text:p>
          </table:table-cell>
          <table:table-cell office:value-type="string" calcext:value-type="string">
            <text:p>preOptimizeAxialRotation</text:p>
          </table:table-cell>
          <table:table-cell office:value-type="string" calcext:value-type="string">
            <text:p>preOptimizeAxialRotationPrime</text:p>
          </table:table-cell>
          <table:table-cell office:value-type="string" calcext:value-type="string">
            <text:p>preOptimizeCrossingAngle</text:p>
          </table:table-cell>
          <table:table-cell office:value-type="string" calcext:value-type="string">
            <text:p>preOptimizeEnergy</text:p>
          </table:table-cell>
          <table:table-cell office:value-type="string" calcext:value-type="string">
            <text:p>preOptimizeXShift</text:p>
          </table:table-cell>
          <table:table-cell office:value-type="string" calcext:value-type="string">
            <text:p>preOptimizeZShift</text:p>
          </table:table-cell>
          <table:table-cell office:value-type="string" calcext:value-type="string">
            <text:p>preOptimizeZShiftPrime</text:p>
          </table:table-cell>
          <table:table-cell office:value-type="string" calcext:value-type="string">
            <text:p>replicateNumber</text:p>
          </table:table-cell>
          <table:table-cell office:value-type="string" calcext:value-type="string">
            <text:p>Directory</text:p>
          </table:table-cell>
          <table:table-cell office:value-type="string" calcext:value-type="string">
            <text:p>Sequence</text:p>
          </table:table-cell>
          <table:table-cell office:value-type="string" calcext:value-type="string">
            <text:p>PercentGpA</text:p>
          </table:table-cell>
          <table:table-cell office:value-type="string" calcext:value-type="string">
            <text:p>PercentStd</text:p>
          </table:table-cell>
          <table:table-cell office:value-type="string" calcext:value-type="string">
            <text:p>Sample</text:p>
          </table:table-cell>
          <table:table-cell office:value-type="string" calcext:value-type="string">
            <text:p>toxgreen_fluor</text:p>
          </table:table-cell>
          <table:table-cell office:value-type="string" calcext:value-type="string">
            <text:p>toxgreen_std</text:p>
          </table:table-cell>
          <table:table-cell office:value-type="string" calcext:value-type="string">
            <text:p>Segments</text:p>
          </table:table-cell>
          <table:table-cell office:value-type="string" calcext:value-type="string">
            <text:p>LB-0H_M9-30H</text:p>
          </table:table-cell>
          <table:table-cell office:value-type="string" calcext:value-type="string">
            <text:p>LB-0H_M9-36H</text:p>
          </table:table-cell>
          <table:table-cell office:value-type="string" calcext:value-type="string">
            <text:p>LB-12H_M9-30H</text:p>
          </table:table-cell>
          <table:table-cell office:value-type="string" calcext:value-type="string">
            <text:p>LB-12H_M9-36H</text:p>
          </table:table-cell>
          <table:table-cell office:value-type="string" calcext:value-type="string">
            <text:p>LB-24H_M9-30H</text:p>
          </table:table-cell>
          <table:table-cell office:value-type="string" calcext:value-type="string">
            <text:p>LB-24H_M9-36H</text:p>
          </table:table-cell>
          <table:table-cell office:value-type="string" calcext:value-type="string">
            <text:p>LB-36H_M9-30H</text:p>
          </table:table-cell>
          <table:table-cell office:value-type="string" calcext:value-type="string">
            <text:p>LB-36H_M9-36H</text:p>
          </table:table-cell>
          <table:table-cell table:number-columns-repeated="975"/>
        </table:table-row>
        <table:table-row table:style-name="ro1">
          <table:table-cell office:value-type="string" calcext:value-type="string">
            <text:p>LLLLFALLALLYVLTSLLILI_0</text:p>
          </table:table-cell>
          <table:table-cell office:value-type="float" office:value="1.1001100110011E+017" calcext:value-type="float">
            <text:p>1.1001100110011E+017</text:p>
          </table:table-cell>
          <table:table-cell office:value-type="float" office:value="1" calcext:value-type="float">
            <text:p>1</text:p>
          </table:table-cell>
          <table:table-cell office:value-type="float" office:value="-74.2625" calcext:value-type="float">
            <text:p>-74.2625</text:p>
          </table:table-cell>
          <table:table-cell office:value-type="float" office:value="-74.2438" calcext:value-type="float">
            <text:p>-74.2438</text:p>
          </table:table-cell>
          <table:table-cell office:value-type="float" office:value="-74.1496" calcext:value-type="float">
            <text:p>-74.1496</text:p>
          </table:table-cell>
          <table:table-cell office:value-type="float" office:value="-236.379" calcext:value-type="float">
            <text:p>-236.379</text:p>
          </table:table-cell>
          <table:table-cell office:value-type="float" office:value="-220.468" calcext:value-type="float">
            <text:p>-220.468</text:p>
          </table:table-cell>
          <table:table-cell office:value-type="float" office:value="-244.401" calcext:value-type="float">
            <text:p>-244.401</text:p>
          </table:table-cell>
          <table:table-cell office:value-type="float" office:value="-360.006" calcext:value-type="float">
            <text:p>-360.006</text:p>
          </table:table-cell>
          <table:table-cell office:value-type="float" office:value="4550.7" calcext:value-type="float">
            <text:p>4550.7</text:p>
          </table:table-cell>
          <table:table-cell office:value-type="float" office:value="3657.86" calcext:value-type="float">
            <text:p>3657.86</text:p>
          </table:table-cell>
          <table:table-cell office:value-type="float" office:value="3630.83" calcext:value-type="float">
            <text:p>3630.83</text:p>
          </table:table-cell>
          <table:table-cell office:value-type="float" office:value="-24.9653" calcext:value-type="float">
            <text:p>-24.9653</text:p>
          </table:table-cell>
          <table:table-cell office:value-type="float" office:value="-9.75878" calcext:value-type="float">
            <text:p>-9.75878</text:p>
          </table:table-cell>
          <table:table-cell office:value-type="float" office:value="-74.33" calcext:value-type="float">
            <text:p>-74.33</text:p>
          </table:table-cell>
          <table:table-cell office:value-type="float" office:value="-75.0536" calcext:value-type="float">
            <text:p>-75.0536</text:p>
          </table:table-cell>
          <table:table-cell office:value-type="float" office:value="-41.4562" calcext:value-type="float">
            <text:p>-41.4562</text:p>
          </table:table-cell>
          <table:table-cell office:value-type="float" office:value="-49.2286" calcext:value-type="float">
            <text:p>-49.2286</text:p>
          </table:table-cell>
          <table:table-cell office:value-type="float" office:value="98.5566" calcext:value-type="float">
            <text:p>98.5566</text:p>
          </table:table-cell>
          <table:table-cell office:value-type="float" office:value="18.6331" calcext:value-type="float">
            <text:p>18.6331</text:p>
          </table:table-cell>
          <table:table-cell office:value-type="float" office:value="9.0283" calcext:value-type="float">
            <text:p>9.0283</text:p>
          </table:table-cell>
          <table:table-cell office:value-type="float" office:value="7.18942" calcext:value-type="float">
            <text:p>7.18942</text:p>
          </table:table-cell>
          <table:table-cell office:value-type="float" office:value="7.16777" calcext:value-type="float">
            <text:p>7.16777</text:p>
          </table:table-cell>
          <table:table-cell office:value-type="float" office:value="-9.83647" calcext:value-type="float">
            <text:p>-9.83647</text:p>
          </table:table-cell>
          <table:table-cell office:value-type="float" office:value="-51.6346" calcext:value-type="float">
            <text:p>-51.6346</text:p>
          </table:table-cell>
          <table:table-cell office:value-type="float" office:value="81.3081" calcext:value-type="float">
            <text:p>81.3081</text:p>
          </table:table-cell>
          <table:table-cell office:value-type="float" office:value="19.4931" calcext:value-type="float">
            <text:p>19.4931</text:p>
          </table:table-cell>
          <table:table-cell office:value-type="float" office:value="-369.765" calcext:value-type="float">
            <text:p>-369.765</text:p>
          </table:table-cell>
          <table:table-cell office:value-type="float" office:value="9.3325" calcext:value-type="float">
            <text:p>9.3325</text:p>
          </table:table-cell>
          <table:table-cell office:value-type="float" office:value="5.22178" calcext:value-type="float">
            <text:p>5.22178</text:p>
          </table:table-cell>
          <table:table-cell office:value-type="float" office:value="4.9414" calcext:value-type="float">
            <text:p>4.9414</text:p>
          </table:table-cell>
          <table:table-cell office:value-type="float" office:value="0" calcext:value-type="float">
            <text:p>0</text:p>
          </table:table-cell>
          <table:table-cell office:value-type="string" calcext:value-type="string">
            <text:p>LLLLFALLALLYVLTSLLILI</text:p>
          </table:table-cell>
          <table:table-cell office:value-type="string" calcext:value-type="string">
            <text:p>LFALLALLYVLTSLL</text:p>
          </table:table-cell>
          <table:table-cell office:value-type="float" office:value="0.530532358612001" calcext:value-type="float">
            <text:p>0.530532358612001</text:p>
          </table:table-cell>
          <table:table-cell office:value-type="float" office:value="0.108035635972269" calcext:value-type="float">
            <text:p>0.108035635972269</text:p>
          </table:table-cell>
          <table:table-cell office:value-type="string" calcext:value-type="string">
            <text:p>L</text:p>
          </table:table-cell>
          <table:table-cell office:value-type="float" office:value="12465.0088413462" calcext:value-type="float">
            <text:p>12465.0088413462</text:p>
          </table:table-cell>
          <table:table-cell office:value-type="float" office:value="2120.41542698863" calcext:value-type="float">
            <text:p>2120.41542698863</text:p>
          </table:table-cell>
          <table:table-cell office:value-type="float" office:value="2" calcext:value-type="float">
            <text:p>2</text:p>
          </table:table-cell>
          <table:table-cell office:value-type="float" office:value="-58.8655487975687" calcext:value-type="float">
            <text:p>-58.8655487975687</text:p>
          </table:table-cell>
          <table:table-cell office:value-type="float" office:value="-74.3523777583321" calcext:value-type="float">
            <text:p>-74.3523777583321</text:p>
          </table:table-cell>
          <table:table-cell office:value-type="float" office:value="-65.2830141277485" calcext:value-type="float">
            <text:p>-65.2830141277485</text:p>
          </table:table-cell>
          <table:table-cell office:value-type="float" office:value="-78.3537129342277" calcext:value-type="float">
            <text:p>-78.3537129342277</text:p>
          </table:table-cell>
          <table:table-cell office:value-type="float" office:value="-65.4439050116027" calcext:value-type="float">
            <text:p>-65.4439050116027</text:p>
          </table:table-cell>
          <table:table-cell office:value-type="float" office:value="-78.4540295420977" calcext:value-type="float">
            <text:p>-78.4540295420977</text:p>
          </table:table-cell>
          <table:table-cell office:value-type="float" office:value="-60.5173161618752" calcext:value-type="float">
            <text:p>-60.5173161618752</text:p>
          </table:table-cell>
          <table:table-cell office:value-type="float" office:value="-75.382266431998" calcext:value-type="float">
            <text:p>-75.382266431998</text:p>
          </table:table-cell>
          <table:table-cell table:number-columns-repeated="975"/>
        </table:table-row>
        <table:table-row table:style-name="ro1">
          <table:table-cell office:value-type="string" calcext:value-type="string">
            <text:p>LLLLFALLALLYVLTSLLILI_1</text:p>
          </table:table-cell>
          <table:table-cell office:value-type="float" office:value="1.1001100110011E+017" calcext:value-type="float">
            <text:p>1.1001100110011E+017</text:p>
          </table:table-cell>
          <table:table-cell office:value-type="float" office:value="1" calcext:value-type="float">
            <text:p>1</text:p>
          </table:table-cell>
          <table:table-cell table:number-columns-repeated="2" office:value-type="float" office:value="-74.2438" calcext:value-type="float">
            <text:p>-74.2438</text:p>
          </table:table-cell>
          <table:table-cell office:value-type="float" office:value="-74.1496" calcext:value-type="float">
            <text:p>-74.1496</text:p>
          </table:table-cell>
          <table:table-cell office:value-type="float" office:value="-227.378" calcext:value-type="float">
            <text:p>-227.378</text:p>
          </table:table-cell>
          <table:table-cell office:value-type="float" office:value="-234.101" calcext:value-type="float">
            <text:p>-234.101</text:p>
          </table:table-cell>
          <table:table-cell office:value-type="float" office:value="-244.401" calcext:value-type="float">
            <text:p>-244.401</text:p>
          </table:table-cell>
          <table:table-cell office:value-type="float" office:value="-360.006" calcext:value-type="float">
            <text:p>-360.006</text:p>
          </table:table-cell>
          <table:table-cell office:value-type="float" office:value="4550.7" calcext:value-type="float">
            <text:p>4550.7</text:p>
          </table:table-cell>
          <table:table-cell office:value-type="float" office:value="3708.59" calcext:value-type="float">
            <text:p>3708.59</text:p>
          </table:table-cell>
          <table:table-cell office:value-type="float" office:value="3630.83" calcext:value-type="float">
            <text:p>3630.83</text:p>
          </table:table-cell>
          <table:table-cell office:value-type="float" office:value="-18.9594" calcext:value-type="float">
            <text:p>-18.9594</text:p>
          </table:table-cell>
          <table:table-cell office:value-type="float" office:value="60.082" calcext:value-type="float">
            <text:p>60.082</text:p>
          </table:table-cell>
          <table:table-cell office:value-type="float" office:value="-77.3439" calcext:value-type="float">
            <text:p>-77.3439</text:p>
          </table:table-cell>
          <table:table-cell office:value-type="float" office:value="8.42041" calcext:value-type="float">
            <text:p>8.42041</text:p>
          </table:table-cell>
          <table:table-cell office:value-type="float" office:value="-41.4562" calcext:value-type="float">
            <text:p>-41.4562</text:p>
          </table:table-cell>
          <table:table-cell office:value-type="float" office:value="-47.6518" calcext:value-type="float">
            <text:p>-47.6518</text:p>
          </table:table-cell>
          <table:table-cell office:value-type="float" office:value="91.7987" calcext:value-type="float">
            <text:p>91.7987</text:p>
          </table:table-cell>
          <table:table-cell office:value-type="float" office:value="16.3205" calcext:value-type="float">
            <text:p>16.3205</text:p>
          </table:table-cell>
          <table:table-cell office:value-type="float" office:value="9.31908" calcext:value-type="float">
            <text:p>9.31908</text:p>
          </table:table-cell>
          <table:table-cell office:value-type="float" office:value="6.04059" calcext:value-type="float">
            <text:p>6.04059</text:p>
          </table:table-cell>
          <table:table-cell office:value-type="float" office:value="5.91757" calcext:value-type="float">
            <text:p>5.91757</text:p>
          </table:table-cell>
          <table:table-cell office:value-type="float" office:value="-9.14044" calcext:value-type="float">
            <text:p>-9.14044</text:p>
          </table:table-cell>
          <table:table-cell office:value-type="float" office:value="-51.6346" calcext:value-type="float">
            <text:p>-51.6346</text:p>
          </table:table-cell>
          <table:table-cell office:value-type="float" office:value="81.3081" calcext:value-type="float">
            <text:p>81.3081</text:p>
          </table:table-cell>
          <table:table-cell office:value-type="float" office:value="19.4931" calcext:value-type="float">
            <text:p>19.4931</text:p>
          </table:table-cell>
          <table:table-cell office:value-type="float" office:value="-369.765" calcext:value-type="float">
            <text:p>-369.765</text:p>
          </table:table-cell>
          <table:table-cell office:value-type="float" office:value="9.3325" calcext:value-type="float">
            <text:p>9.3325</text:p>
          </table:table-cell>
          <table:table-cell office:value-type="float" office:value="5.22178" calcext:value-type="float">
            <text:p>5.22178</text:p>
          </table:table-cell>
          <table:table-cell office:value-type="float" office:value="4.9414" calcext:value-type="float">
            <text:p>4.9414</text:p>
          </table:table-cell>
          <table:table-cell office:value-type="float" office:value="1" calcext:value-type="float">
            <text:p>1</text:p>
          </table:table-cell>
          <table:table-cell office:value-type="string" calcext:value-type="string">
            <text:p>LLLLFALLALLYVLTSLLILI</text:p>
          </table:table-cell>
          <table:table-cell office:value-type="string" calcext:value-type="string">
            <text:p>LFALLALLYVLTSLL</text:p>
          </table:table-cell>
          <table:table-cell office:value-type="float" office:value="0.530532358612001" calcext:value-type="float">
            <text:p>0.530532358612001</text:p>
          </table:table-cell>
          <table:table-cell office:value-type="float" office:value="0.108035635972269" calcext:value-type="float">
            <text:p>0.108035635972269</text:p>
          </table:table-cell>
          <table:table-cell office:value-type="string" calcext:value-type="string">
            <text:p>L</text:p>
          </table:table-cell>
          <table:table-cell office:value-type="float" office:value="12465.0088413462" calcext:value-type="float">
            <text:p>12465.0088413462</text:p>
          </table:table-cell>
          <table:table-cell office:value-type="float" office:value="2120.41542698863" calcext:value-type="float">
            <text:p>2120.41542698863</text:p>
          </table:table-cell>
          <table:table-cell office:value-type="float" office:value="2" calcext:value-type="float">
            <text:p>2</text:p>
          </table:table-cell>
          <table:table-cell office:value-type="float" office:value="-58.8655487975687" calcext:value-type="float">
            <text:p>-58.8655487975687</text:p>
          </table:table-cell>
          <table:table-cell office:value-type="float" office:value="-74.3523777583321" calcext:value-type="float">
            <text:p>-74.3523777583321</text:p>
          </table:table-cell>
          <table:table-cell office:value-type="float" office:value="-65.2830141277485" calcext:value-type="float">
            <text:p>-65.2830141277485</text:p>
          </table:table-cell>
          <table:table-cell office:value-type="float" office:value="-78.3537129342277" calcext:value-type="float">
            <text:p>-78.3537129342277</text:p>
          </table:table-cell>
          <table:table-cell office:value-type="float" office:value="-65.4439050116027" calcext:value-type="float">
            <text:p>-65.4439050116027</text:p>
          </table:table-cell>
          <table:table-cell office:value-type="float" office:value="-78.4540295420977" calcext:value-type="float">
            <text:p>-78.4540295420977</text:p>
          </table:table-cell>
          <table:table-cell office:value-type="float" office:value="-60.5173161618752" calcext:value-type="float">
            <text:p>-60.5173161618752</text:p>
          </table:table-cell>
          <table:table-cell office:value-type="float" office:value="-75.382266431998" calcext:value-type="float">
            <text:p>-75.382266431998</text:p>
          </table:table-cell>
          <table:table-cell table:number-columns-repeated="975"/>
        </table:table-row>
        <table:table-row table:style-name="ro1">
          <table:table-cell office:value-type="string" calcext:value-type="string">
            <text:p>LLLLFALLALLYVLTSLLILI_2</text:p>
          </table:table-cell>
          <table:table-cell office:value-type="float" office:value="1.1001100110011E+017" calcext:value-type="float">
            <text:p>1.1001100110011E+017</text:p>
          </table:table-cell>
          <table:table-cell office:value-type="float" office:value="1" calcext:value-type="float">
            <text:p>1</text:p>
          </table:table-cell>
          <table:table-cell office:value-type="float" office:value="-74.1496" calcext:value-type="float">
            <text:p>-74.1496</text:p>
          </table:table-cell>
          <table:table-cell office:value-type="float" office:value="-74.2438" calcext:value-type="float">
            <text:p>-74.2438</text:p>
          </table:table-cell>
          <table:table-cell office:value-type="float" office:value="-74.1496" calcext:value-type="float">
            <text:p>-74.1496</text:p>
          </table:table-cell>
          <table:table-cell office:value-type="float" office:value="-237.715" calcext:value-type="float">
            <text:p>-237.715</text:p>
          </table:table-cell>
          <table:table-cell office:value-type="float" office:value="-227.197" calcext:value-type="float">
            <text:p>-227.197</text:p>
          </table:table-cell>
          <table:table-cell office:value-type="float" office:value="-244.401" calcext:value-type="float">
            <text:p>-244.401</text:p>
          </table:table-cell>
          <table:table-cell office:value-type="float" office:value="-360.006" calcext:value-type="float">
            <text:p>-360.006</text:p>
          </table:table-cell>
          <table:table-cell office:value-type="float" office:value="4550.7" calcext:value-type="float">
            <text:p>4550.7</text:p>
          </table:table-cell>
          <table:table-cell office:value-type="float" office:value="3722.04" calcext:value-type="float">
            <text:p>3722.04</text:p>
          </table:table-cell>
          <table:table-cell office:value-type="float" office:value="3630.83" calcext:value-type="float">
            <text:p>3630.83</text:p>
          </table:table-cell>
          <table:table-cell office:value-type="float" office:value="-26.7313" calcext:value-type="float">
            <text:p>-26.7313</text:p>
          </table:table-cell>
          <table:table-cell office:value-type="float" office:value="-10.4302" calcext:value-type="float">
            <text:p>-10.4302</text:p>
          </table:table-cell>
          <table:table-cell office:value-type="float" office:value="-74.8728" calcext:value-type="float">
            <text:p>-74.8728</text:p>
          </table:table-cell>
          <table:table-cell office:value-type="float" office:value="-68.9957" calcext:value-type="float">
            <text:p>-68.9957</text:p>
          </table:table-cell>
          <table:table-cell office:value-type="float" office:value="-41.4562" calcext:value-type="float">
            <text:p>-41.4562</text:p>
          </table:table-cell>
          <table:table-cell office:value-type="float" office:value="-45.2295" calcext:value-type="float">
            <text:p>-45.2295</text:p>
          </table:table-cell>
          <table:table-cell office:value-type="float" office:value="102.973" calcext:value-type="float">
            <text:p>102.973</text:p>
          </table:table-cell>
          <table:table-cell office:value-type="float" office:value="15.221" calcext:value-type="float">
            <text:p>15.221</text:p>
          </table:table-cell>
          <table:table-cell office:value-type="float" office:value="9.61172" calcext:value-type="float">
            <text:p>9.61172</text:p>
          </table:table-cell>
          <table:table-cell office:value-type="float" office:value="7.18578" calcext:value-type="float">
            <text:p>7.18578</text:p>
          </table:table-cell>
          <table:table-cell office:value-type="float" office:value="7.23038" calcext:value-type="float">
            <text:p>7.23038</text:p>
          </table:table-cell>
          <table:table-cell office:value-type="float" office:value="-9.81557" calcext:value-type="float">
            <text:p>-9.81557</text:p>
          </table:table-cell>
          <table:table-cell office:value-type="float" office:value="-51.6346" calcext:value-type="float">
            <text:p>-51.6346</text:p>
          </table:table-cell>
          <table:table-cell office:value-type="float" office:value="81.3081" calcext:value-type="float">
            <text:p>81.3081</text:p>
          </table:table-cell>
          <table:table-cell office:value-type="float" office:value="19.4931" calcext:value-type="float">
            <text:p>19.4931</text:p>
          </table:table-cell>
          <table:table-cell office:value-type="float" office:value="-369.765" calcext:value-type="float">
            <text:p>-369.765</text:p>
          </table:table-cell>
          <table:table-cell office:value-type="float" office:value="9.3325" calcext:value-type="float">
            <text:p>9.3325</text:p>
          </table:table-cell>
          <table:table-cell office:value-type="float" office:value="5.22178" calcext:value-type="float">
            <text:p>5.22178</text:p>
          </table:table-cell>
          <table:table-cell office:value-type="float" office:value="4.9414" calcext:value-type="float">
            <text:p>4.9414</text:p>
          </table:table-cell>
          <table:table-cell office:value-type="float" office:value="2" calcext:value-type="float">
            <text:p>2</text:p>
          </table:table-cell>
          <table:table-cell office:value-type="string" calcext:value-type="string">
            <text:p>LLLLFALLALLYVLTSLLILI</text:p>
          </table:table-cell>
          <table:table-cell office:value-type="string" calcext:value-type="string">
            <text:p>LFALLALLYVLTSLL</text:p>
          </table:table-cell>
          <table:table-cell office:value-type="float" office:value="0.530532358612001" calcext:value-type="float">
            <text:p>0.530532358612001</text:p>
          </table:table-cell>
          <table:table-cell office:value-type="float" office:value="0.108035635972269" calcext:value-type="float">
            <text:p>0.108035635972269</text:p>
          </table:table-cell>
          <table:table-cell office:value-type="string" calcext:value-type="string">
            <text:p>L</text:p>
          </table:table-cell>
          <table:table-cell office:value-type="float" office:value="12465.0088413462" calcext:value-type="float">
            <text:p>12465.0088413462</text:p>
          </table:table-cell>
          <table:table-cell office:value-type="float" office:value="2120.41542698863" calcext:value-type="float">
            <text:p>2120.41542698863</text:p>
          </table:table-cell>
          <table:table-cell office:value-type="float" office:value="2" calcext:value-type="float">
            <text:p>2</text:p>
          </table:table-cell>
          <table:table-cell office:value-type="float" office:value="-58.8655487975687" calcext:value-type="float">
            <text:p>-58.8655487975687</text:p>
          </table:table-cell>
          <table:table-cell office:value-type="float" office:value="-74.3523777583321" calcext:value-type="float">
            <text:p>-74.3523777583321</text:p>
          </table:table-cell>
          <table:table-cell office:value-type="float" office:value="-65.2830141277485" calcext:value-type="float">
            <text:p>-65.2830141277485</text:p>
          </table:table-cell>
          <table:table-cell office:value-type="float" office:value="-78.3537129342277" calcext:value-type="float">
            <text:p>-78.3537129342277</text:p>
          </table:table-cell>
          <table:table-cell office:value-type="float" office:value="-65.4439050116027" calcext:value-type="float">
            <text:p>-65.4439050116027</text:p>
          </table:table-cell>
          <table:table-cell office:value-type="float" office:value="-78.4540295420977" calcext:value-type="float">
            <text:p>-78.4540295420977</text:p>
          </table:table-cell>
          <table:table-cell office:value-type="float" office:value="-60.5173161618752" calcext:value-type="float">
            <text:p>-60.5173161618752</text:p>
          </table:table-cell>
          <table:table-cell office:value-type="float" office:value="-75.382266431998" calcext:value-type="float">
            <text:p>-75.382266431998</text:p>
          </table:table-cell>
          <table:table-cell table:number-columns-repeated="975"/>
        </table:table-row>
        <table:table-row table:style-name="ro1">
          <table:table-cell table:style-name="ce2" office:value-type="string" calcext:value-type="string">
            <text:p>ala mutant of above</text:p>
          </table:table-cell>
          <table:table-cell table:number-columns-repeated="1023"/>
        </table:table-row>
        <table:table-row table:style-name="ro1">
          <table:table-cell office:value-type="string" calcext:value-type="string">
            <text:p>LLLLFALLALLAVLTSLLILI_0</text:p>
          </table:table-cell>
          <table:table-cell office:value-type="float" office:value="1.1001100110011E+017" calcext:value-type="float">
            <text:p>1.1001100110011E+017</text:p>
          </table:table-cell>
          <table:table-cell office:value-type="float" office:value="1" calcext:value-type="float">
            <text:p>1</text:p>
          </table:table-cell>
          <table:table-cell office:value-type="float" office:value="-74.1865" calcext:value-type="float">
            <text:p>-74.1865</text:p>
          </table:table-cell>
          <table:table-cell office:value-type="float" office:value="-74.126" calcext:value-type="float">
            <text:p>-74.126</text:p>
          </table:table-cell>
          <table:table-cell office:value-type="float" office:value="-74.1865" calcext:value-type="float">
            <text:p>-74.1865</text:p>
          </table:table-cell>
          <table:table-cell office:value-type="float" office:value="-220.747" calcext:value-type="float">
            <text:p>-220.747</text:p>
          </table:table-cell>
          <table:table-cell office:value-type="float" office:value="-213.525" calcext:value-type="float">
            <text:p>-213.525</text:p>
          </table:table-cell>
          <table:table-cell office:value-type="float" office:value="-236.197" calcext:value-type="float">
            <text:p>-236.197</text:p>
          </table:table-cell>
          <table:table-cell office:value-type="float" office:value="-360.482" calcext:value-type="float">
            <text:p>-360.482</text:p>
          </table:table-cell>
          <table:table-cell office:value-type="float" office:value="4468.54" calcext:value-type="float">
            <text:p>4468.54</text:p>
          </table:table-cell>
          <table:table-cell office:value-type="float" office:value="3686.66" calcext:value-type="float">
            <text:p>3686.66</text:p>
          </table:table-cell>
          <table:table-cell office:value-type="float" office:value="3658.74" calcext:value-type="float">
            <text:p>3658.74</text:p>
          </table:table-cell>
          <table:table-cell office:value-type="float" office:value="-12.2094" calcext:value-type="float">
            <text:p>-12.2094</text:p>
          </table:table-cell>
          <table:table-cell office:value-type="float" office:value="-5.02347" calcext:value-type="float">
            <text:p>-5.02347</text:p>
          </table:table-cell>
          <table:table-cell office:value-type="float" office:value="-77.7579" calcext:value-type="float">
            <text:p>-77.7579</text:p>
          </table:table-cell>
          <table:table-cell office:value-type="float" office:value="-77.8539" calcext:value-type="float">
            <text:p>-77.8539</text:p>
          </table:table-cell>
          <table:table-cell office:value-type="float" office:value="-50.0979" calcext:value-type="float">
            <text:p>-50.0979</text:p>
          </table:table-cell>
          <table:table-cell office:value-type="float" office:value="-51.3753" calcext:value-type="float">
            <text:p>-51.3753</text:p>
          </table:table-cell>
          <table:table-cell office:value-type="float" office:value="88.1115" calcext:value-type="float">
            <text:p>88.1115</text:p>
          </table:table-cell>
          <table:table-cell office:value-type="float" office:value="20.1603" calcext:value-type="float">
            <text:p>20.1603</text:p>
          </table:table-cell>
          <table:table-cell office:value-type="float" office:value="9.29454" calcext:value-type="float">
            <text:p>9.29454</text:p>
          </table:table-cell>
          <table:table-cell office:value-type="float" office:value="6.10135" calcext:value-type="float">
            <text:p>6.10135</text:p>
          </table:table-cell>
          <table:table-cell office:value-type="float" office:value="5.92303" calcext:value-type="float">
            <text:p>5.92303</text:p>
          </table:table-cell>
          <table:table-cell office:value-type="float" office:value="-4.3777" calcext:value-type="float">
            <text:p>-4.3777</text:p>
          </table:table-cell>
          <table:table-cell office:value-type="float" office:value="-51.6346" calcext:value-type="float">
            <text:p>-51.6346</text:p>
          </table:table-cell>
          <table:table-cell office:value-type="float" office:value="81.3081" calcext:value-type="float">
            <text:p>81.3081</text:p>
          </table:table-cell>
          <table:table-cell office:value-type="float" office:value="19.4931" calcext:value-type="float">
            <text:p>19.4931</text:p>
          </table:table-cell>
          <table:table-cell office:value-type="float" office:value="-365.505" calcext:value-type="float">
            <text:p>-365.505</text:p>
          </table:table-cell>
          <table:table-cell office:value-type="float" office:value="9.3325" calcext:value-type="float">
            <text:p>9.3325</text:p>
          </table:table-cell>
          <table:table-cell office:value-type="float" office:value="5.22178" calcext:value-type="float">
            <text:p>5.22178</text:p>
          </table:table-cell>
          <table:table-cell office:value-type="float" office:value="4.9414" calcext:value-type="float">
            <text:p>4.9414</text:p>
          </table:table-cell>
          <table:table-cell office:value-type="float" office:value="0" calcext:value-type="float">
            <text:p>0</text:p>
          </table:table-cell>
          <table:table-cell office:value-type="string" calcext:value-type="string">
            <text:p>LLLLFALLALLAVLTSLLILI</text:p>
          </table:table-cell>
          <table:table-cell office:value-type="string" calcext:value-type="string">
            <text:p>LFALLALLAVLTSLL</text:p>
          </table:table-cell>
          <table:table-cell office:value-type="float" office:value="0.250878432166212" calcext:value-type="float">
            <text:p>0.250878432166212</text:p>
          </table:table-cell>
          <table:table-cell office:value-type="float" office:value="0.0580753114405995" calcext:value-type="float">
            <text:p>0.0580753114405995</text:p>
          </table:table-cell>
          <table:table-cell office:value-type="string" calcext:value-type="string">
            <text:p>L</text:p>
          </table:table-cell>
          <table:table-cell office:value-type="float" office:value="5894.46020506633" calcext:value-type="float">
            <text:p>5894.46020506633</text:p>
          </table:table-cell>
          <table:table-cell office:value-type="float" office:value="1139.84413745925" calcext:value-type="float">
            <text:p>1139.84413745925</text:p>
          </table:table-cell>
          <table:table-cell office:value-type="float" office:value="8" calcext:value-type="float">
            <text:p>8</text:p>
          </table:table-cell>
          <table:table-cell office:value-type="float" office:value="-5.03979933937094" calcext:value-type="float">
            <text:p>-5.03979933937094</text:p>
          </table:table-cell>
          <table:table-cell office:value-type="float" office:value="-13.9619631314659" calcext:value-type="float">
            <text:p>-13.9619631314659</text:p>
          </table:table-cell>
          <table:table-cell office:value-type="float" office:value="-0.425834858696057" calcext:value-type="float">
            <text:p>-0.425834858696057</text:p>
          </table:table-cell>
          <table:table-cell office:value-type="float" office:value="-9.78151233906358" calcext:value-type="float">
            <text:p>-9.78151233906358</text:p>
          </table:table-cell>
          <table:table-cell office:value-type="float" office:value="-2.81017776221652" calcext:value-type="float">
            <text:p>-2.81017776221652</text:p>
          </table:table-cell>
          <table:table-cell office:value-type="float" office:value="-11.941829832215" calcext:value-type="float">
            <text:p>-11.941829832215</text:p>
          </table:table-cell>
          <table:table-cell office:value-type="float" office:value="20.3605238314369" calcext:value-type="float">
            <text:p>20.3605238314369</text:p>
          </table:table-cell>
          <table:table-cell office:value-type="float" office:value="9.05182502651041" calcext:value-type="float">
            <text:p>9.05182502651041</text:p>
          </table:table-cell>
          <table:table-cell table:number-columns-repeated="975"/>
        </table:table-row>
        <table:table-row table:style-name="ro1">
          <table:table-cell office:value-type="string" calcext:value-type="string">
            <text:p>LLLLFALLALLAVLTSLLILI_1</text:p>
          </table:table-cell>
          <table:table-cell office:value-type="float" office:value="1.1001100110011E+017" calcext:value-type="float">
            <text:p>1.1001100110011E+017</text:p>
          </table:table-cell>
          <table:table-cell office:value-type="float" office:value="1" calcext:value-type="float">
            <text:p>1</text:p>
          </table:table-cell>
          <table:table-cell table:number-columns-repeated="3" office:value-type="float" office:value="-74.1865" calcext:value-type="float">
            <text:p>-74.1865</text:p>
          </table:table-cell>
          <table:table-cell office:value-type="float" office:value="-232.657" calcext:value-type="float">
            <text:p>-232.657</text:p>
          </table:table-cell>
          <table:table-cell office:value-type="float" office:value="-221.428" calcext:value-type="float">
            <text:p>-221.428</text:p>
          </table:table-cell>
          <table:table-cell office:value-type="float" office:value="-236.197" calcext:value-type="float">
            <text:p>-236.197</text:p>
          </table:table-cell>
          <table:table-cell office:value-type="float" office:value="-360.482" calcext:value-type="float">
            <text:p>-360.482</text:p>
          </table:table-cell>
          <table:table-cell office:value-type="float" office:value="4468.54" calcext:value-type="float">
            <text:p>4468.54</text:p>
          </table:table-cell>
          <table:table-cell office:value-type="float" office:value="3741.74" calcext:value-type="float">
            <text:p>3741.74</text:p>
          </table:table-cell>
          <table:table-cell office:value-type="float" office:value="3658.74" calcext:value-type="float">
            <text:p>3658.74</text:p>
          </table:table-cell>
          <table:table-cell office:value-type="float" office:value="-21.9926" calcext:value-type="float">
            <text:p>-21.9926</text:p>
          </table:table-cell>
          <table:table-cell office:value-type="float" office:value="-12.3489" calcext:value-type="float">
            <text:p>-12.3489</text:p>
          </table:table-cell>
          <table:table-cell office:value-type="float" office:value="-75.6308" calcext:value-type="float">
            <text:p>-75.6308</text:p>
          </table:table-cell>
          <table:table-cell office:value-type="float" office:value="-77.216" calcext:value-type="float">
            <text:p>-77.216</text:p>
          </table:table-cell>
          <table:table-cell office:value-type="float" office:value="-50.0979" calcext:value-type="float">
            <text:p>-50.0979</text:p>
          </table:table-cell>
          <table:table-cell office:value-type="float" office:value="-51.0364" calcext:value-type="float">
            <text:p>-51.0364</text:p>
          </table:table-cell>
          <table:table-cell office:value-type="float" office:value="98.8026" calcext:value-type="float">
            <text:p>98.8026</text:p>
          </table:table-cell>
          <table:table-cell office:value-type="float" office:value="15.0256" calcext:value-type="float">
            <text:p>15.0256</text:p>
          </table:table-cell>
          <table:table-cell office:value-type="float" office:value="9.91553" calcext:value-type="float">
            <text:p>9.91553</text:p>
          </table:table-cell>
          <table:table-cell office:value-type="float" office:value="7.49381" calcext:value-type="float">
            <text:p>7.49381</text:p>
          </table:table-cell>
          <table:table-cell office:value-type="float" office:value="7.47585" calcext:value-type="float">
            <text:p>7.47585</text:p>
          </table:table-cell>
          <table:table-cell office:value-type="float" office:value="-5.27885" calcext:value-type="float">
            <text:p>-5.27885</text:p>
          </table:table-cell>
          <table:table-cell office:value-type="float" office:value="-51.6346" calcext:value-type="float">
            <text:p>-51.6346</text:p>
          </table:table-cell>
          <table:table-cell office:value-type="float" office:value="81.3081" calcext:value-type="float">
            <text:p>81.3081</text:p>
          </table:table-cell>
          <table:table-cell office:value-type="float" office:value="19.4931" calcext:value-type="float">
            <text:p>19.4931</text:p>
          </table:table-cell>
          <table:table-cell office:value-type="float" office:value="-365.505" calcext:value-type="float">
            <text:p>-365.505</text:p>
          </table:table-cell>
          <table:table-cell office:value-type="float" office:value="9.3325" calcext:value-type="float">
            <text:p>9.3325</text:p>
          </table:table-cell>
          <table:table-cell office:value-type="float" office:value="5.22178" calcext:value-type="float">
            <text:p>5.22178</text:p>
          </table:table-cell>
          <table:table-cell office:value-type="float" office:value="4.9414" calcext:value-type="float">
            <text:p>4.9414</text:p>
          </table:table-cell>
          <table:table-cell office:value-type="float" office:value="1" calcext:value-type="float">
            <text:p>1</text:p>
          </table:table-cell>
          <table:table-cell office:value-type="string" calcext:value-type="string">
            <text:p>LLLLFALLALLAVLTSLLILI</text:p>
          </table:table-cell>
          <table:table-cell office:value-type="string" calcext:value-type="string">
            <text:p>LFALLALLAVLTSLL</text:p>
          </table:table-cell>
          <table:table-cell office:value-type="float" office:value="0.250878432166212" calcext:value-type="float">
            <text:p>0.250878432166212</text:p>
          </table:table-cell>
          <table:table-cell office:value-type="float" office:value="0.0580753114405995" calcext:value-type="float">
            <text:p>0.0580753114405995</text:p>
          </table:table-cell>
          <table:table-cell office:value-type="string" calcext:value-type="string">
            <text:p>L</text:p>
          </table:table-cell>
          <table:table-cell office:value-type="float" office:value="5894.46020506633" calcext:value-type="float">
            <text:p>5894.46020506633</text:p>
          </table:table-cell>
          <table:table-cell office:value-type="float" office:value="1139.84413745925" calcext:value-type="float">
            <text:p>1139.84413745925</text:p>
          </table:table-cell>
          <table:table-cell office:value-type="float" office:value="8" calcext:value-type="float">
            <text:p>8</text:p>
          </table:table-cell>
          <table:table-cell office:value-type="float" office:value="-5.03979933937094" calcext:value-type="float">
            <text:p>-5.03979933937094</text:p>
          </table:table-cell>
          <table:table-cell office:value-type="float" office:value="-13.9619631314659" calcext:value-type="float">
            <text:p>-13.9619631314659</text:p>
          </table:table-cell>
          <table:table-cell office:value-type="float" office:value="-0.425834858696057" calcext:value-type="float">
            <text:p>-0.425834858696057</text:p>
          </table:table-cell>
          <table:table-cell office:value-type="float" office:value="-9.78151233906358" calcext:value-type="float">
            <text:p>-9.78151233906358</text:p>
          </table:table-cell>
          <table:table-cell office:value-type="float" office:value="-2.81017776221652" calcext:value-type="float">
            <text:p>-2.81017776221652</text:p>
          </table:table-cell>
          <table:table-cell office:value-type="float" office:value="-11.941829832215" calcext:value-type="float">
            <text:p>-11.941829832215</text:p>
          </table:table-cell>
          <table:table-cell office:value-type="float" office:value="20.3605238314369" calcext:value-type="float">
            <text:p>20.3605238314369</text:p>
          </table:table-cell>
          <table:table-cell office:value-type="float" office:value="9.05182502651041" calcext:value-type="float">
            <text:p>9.05182502651041</text:p>
          </table:table-cell>
          <table:table-cell table:number-columns-repeated="975"/>
        </table:table-row>
        <table:table-row table:style-name="ro1">
          <table:table-cell office:value-type="string" calcext:value-type="string">
            <text:p>LLLLFALLALLAVLTSLLILI_2</text:p>
          </table:table-cell>
          <table:table-cell office:value-type="float" office:value="1.1001100110011E+017" calcext:value-type="float">
            <text:p>1.1001100110011E+017</text:p>
          </table:table-cell>
          <table:table-cell office:value-type="float" office:value="1" calcext:value-type="float">
            <text:p>1</text:p>
          </table:table-cell>
          <table:table-cell table:number-columns-repeated="3" office:value-type="float" office:value="-74.1865" calcext:value-type="float">
            <text:p>-74.1865</text:p>
          </table:table-cell>
          <table:table-cell office:value-type="float" office:value="-231.418" calcext:value-type="float">
            <text:p>-231.418</text:p>
          </table:table-cell>
          <table:table-cell office:value-type="float" office:value="-231.135" calcext:value-type="float">
            <text:p>-231.135</text:p>
          </table:table-cell>
          <table:table-cell office:value-type="float" office:value="-236.197" calcext:value-type="float">
            <text:p>-236.197</text:p>
          </table:table-cell>
          <table:table-cell office:value-type="float" office:value="-360.482" calcext:value-type="float">
            <text:p>-360.482</text:p>
          </table:table-cell>
          <table:table-cell office:value-type="float" office:value="4468.54" calcext:value-type="float">
            <text:p>4468.54</text:p>
          </table:table-cell>
          <table:table-cell office:value-type="float" office:value="3665.42" calcext:value-type="float">
            <text:p>3665.42</text:p>
          </table:table-cell>
          <table:table-cell office:value-type="float" office:value="3658.74" calcext:value-type="float">
            <text:p>3658.74</text:p>
          </table:table-cell>
          <table:table-cell office:value-type="float" office:value="-24.1801" calcext:value-type="float">
            <text:p>-24.1801</text:p>
          </table:table-cell>
          <table:table-cell office:value-type="float" office:value="-19.6688" calcext:value-type="float">
            <text:p>-19.6688</text:p>
          </table:table-cell>
          <table:table-cell office:value-type="float" office:value="-79.0575" calcext:value-type="float">
            <text:p>-79.0575</text:p>
          </table:table-cell>
          <table:table-cell office:value-type="float" office:value="-74.829" calcext:value-type="float">
            <text:p>-74.829</text:p>
          </table:table-cell>
          <table:table-cell office:value-type="float" office:value="-50.0979" calcext:value-type="float">
            <text:p>-50.0979</text:p>
          </table:table-cell>
          <table:table-cell office:value-type="float" office:value="-45.1719" calcext:value-type="float">
            <text:p>-45.1719</text:p>
          </table:table-cell>
          <table:table-cell office:value-type="float" office:value="103.959" calcext:value-type="float">
            <text:p>103.959</text:p>
          </table:table-cell>
          <table:table-cell office:value-type="float" office:value="15.7776" calcext:value-type="float">
            <text:p>15.7776</text:p>
          </table:table-cell>
          <table:table-cell office:value-type="float" office:value="9.3986" calcext:value-type="float">
            <text:p>9.3986</text:p>
          </table:table-cell>
          <table:table-cell office:value-type="float" office:value="7.31021" calcext:value-type="float">
            <text:p>7.31021</text:p>
          </table:table-cell>
          <table:table-cell office:value-type="float" office:value="7.36959" calcext:value-type="float">
            <text:p>7.36959</text:p>
          </table:table-cell>
          <table:table-cell office:value-type="float" office:value="-5.70713" calcext:value-type="float">
            <text:p>-5.70713</text:p>
          </table:table-cell>
          <table:table-cell office:value-type="float" office:value="-51.6346" calcext:value-type="float">
            <text:p>-51.6346</text:p>
          </table:table-cell>
          <table:table-cell office:value-type="float" office:value="81.3081" calcext:value-type="float">
            <text:p>81.3081</text:p>
          </table:table-cell>
          <table:table-cell office:value-type="float" office:value="19.4931" calcext:value-type="float">
            <text:p>19.4931</text:p>
          </table:table-cell>
          <table:table-cell office:value-type="float" office:value="-365.505" calcext:value-type="float">
            <text:p>-365.505</text:p>
          </table:table-cell>
          <table:table-cell office:value-type="float" office:value="9.3325" calcext:value-type="float">
            <text:p>9.3325</text:p>
          </table:table-cell>
          <table:table-cell office:value-type="float" office:value="5.22178" calcext:value-type="float">
            <text:p>5.22178</text:p>
          </table:table-cell>
          <table:table-cell office:value-type="float" office:value="4.9414" calcext:value-type="float">
            <text:p>4.9414</text:p>
          </table:table-cell>
          <table:table-cell office:value-type="float" office:value="2" calcext:value-type="float">
            <text:p>2</text:p>
          </table:table-cell>
          <table:table-cell office:value-type="string" calcext:value-type="string">
            <text:p>LLLLFALLALLAVLTSLLILI</text:p>
          </table:table-cell>
          <table:table-cell office:value-type="string" calcext:value-type="string">
            <text:p>LFALLALLAVLTSLL</text:p>
          </table:table-cell>
          <table:table-cell office:value-type="float" office:value="0.250878432166212" calcext:value-type="float">
            <text:p>0.250878432166212</text:p>
          </table:table-cell>
          <table:table-cell office:value-type="float" office:value="0.0580753114405995" calcext:value-type="float">
            <text:p>0.0580753114405995</text:p>
          </table:table-cell>
          <table:table-cell office:value-type="string" calcext:value-type="string">
            <text:p>L</text:p>
          </table:table-cell>
          <table:table-cell office:value-type="float" office:value="5894.46020506633" calcext:value-type="float">
            <text:p>5894.46020506633</text:p>
          </table:table-cell>
          <table:table-cell office:value-type="float" office:value="1139.84413745925" calcext:value-type="float">
            <text:p>1139.84413745925</text:p>
          </table:table-cell>
          <table:table-cell office:value-type="float" office:value="8" calcext:value-type="float">
            <text:p>8</text:p>
          </table:table-cell>
          <table:table-cell office:value-type="float" office:value="-5.03979933937094" calcext:value-type="float">
            <text:p>-5.03979933937094</text:p>
          </table:table-cell>
          <table:table-cell office:value-type="float" office:value="-13.9619631314659" calcext:value-type="float">
            <text:p>-13.9619631314659</text:p>
          </table:table-cell>
          <table:table-cell office:value-type="float" office:value="-0.425834858696057" calcext:value-type="float">
            <text:p>-0.425834858696057</text:p>
          </table:table-cell>
          <table:table-cell office:value-type="float" office:value="-9.78151233906358" calcext:value-type="float">
            <text:p>-9.78151233906358</text:p>
          </table:table-cell>
          <table:table-cell office:value-type="float" office:value="-2.81017776221652" calcext:value-type="float">
            <text:p>-2.81017776221652</text:p>
          </table:table-cell>
          <table:table-cell office:value-type="float" office:value="-11.941829832215" calcext:value-type="float">
            <text:p>-11.941829832215</text:p>
          </table:table-cell>
          <table:table-cell office:value-type="float" office:value="20.3605238314369" calcext:value-type="float">
            <text:p>20.3605238314369</text:p>
          </table:table-cell>
          <table:table-cell office:value-type="float" office:value="9.05182502651041" calcext:value-type="float">
            <text:p>9.05182502651041</text:p>
          </table:table-cell>
          <table:table-cell table:number-columns-repeated="975"/>
        </table:table-row>
        <table:table-row table:style-name="ro1">
          <table:table-cell table:number-columns-repeated="1024"/>
        </table:table-row>
        <table:table-row table:style-name="ro1">
          <table:table-cell office:value-type="string" calcext:value-type="string">
            <text:p>LLLAALLLLLVTLLFSLLILI_0</text:p>
          </table:table-cell>
          <table:table-cell office:value-type="float" office:value="1.1001100110011E+017" calcext:value-type="float">
            <text:p>1.1001100110011E+017</text:p>
          </table:table-cell>
          <table:table-cell office:value-type="float" office:value="1" calcext:value-type="float">
            <text:p>1</text:p>
          </table:table-cell>
          <table:table-cell office:value-type="float" office:value="-70.6558" calcext:value-type="float">
            <text:p>-70.6558</text:p>
          </table:table-cell>
          <table:table-cell office:value-type="float" office:value="-67.1181" calcext:value-type="float">
            <text:p>-67.1181</text:p>
          </table:table-cell>
          <table:table-cell office:value-type="float" office:value="-74.254" calcext:value-type="float">
            <text:p>-74.254</text:p>
          </table:table-cell>
          <table:table-cell office:value-type="float" office:value="-217.914" calcext:value-type="float">
            <text:p>-217.914</text:p>
          </table:table-cell>
          <table:table-cell office:value-type="float" office:value="-216.994" calcext:value-type="float">
            <text:p>-216.994</text:p>
          </table:table-cell>
          <table:table-cell office:value-type="float" office:value="-243.513" calcext:value-type="float">
            <text:p>-243.513</text:p>
          </table:table-cell>
          <table:table-cell office:value-type="float" office:value="-374.873" calcext:value-type="float">
            <text:p>-374.873</text:p>
          </table:table-cell>
          <table:table-cell office:value-type="float" office:value="4616.07" calcext:value-type="float">
            <text:p>4616.07</text:p>
          </table:table-cell>
          <table:table-cell office:value-type="float" office:value="3701.86" calcext:value-type="float">
            <text:p>3701.86</text:p>
          </table:table-cell>
          <table:table-cell office:value-type="float" office:value="3641.04" calcext:value-type="float">
            <text:p>3641.04</text:p>
          </table:table-cell>
          <table:table-cell office:value-type="float" office:value="-11.3344" calcext:value-type="float">
            <text:p>-11.3344</text:p>
          </table:table-cell>
          <table:table-cell office:value-type="float" office:value="-10.5734" calcext:value-type="float">
            <text:p>-10.5734</text:p>
          </table:table-cell>
          <table:table-cell office:value-type="float" office:value="-97.6379" calcext:value-type="float">
            <text:p>-97.6379</text:p>
          </table:table-cell>
          <table:table-cell office:value-type="float" office:value="-101.334" calcext:value-type="float">
            <text:p>-101.334</text:p>
          </table:table-cell>
          <table:table-cell office:value-type="float" office:value="-57.1068" calcext:value-type="float">
            <text:p>-57.1068</text:p>
          </table:table-cell>
          <table:table-cell office:value-type="float" office:value="-105.396" calcext:value-type="float">
            <text:p>-105.396</text:p>
          </table:table-cell>
          <table:table-cell office:value-type="float" office:value="34.7034" calcext:value-type="float">
            <text:p>34.7034</text:p>
          </table:table-cell>
          <table:table-cell office:value-type="float" office:value="28.8766" calcext:value-type="float">
            <text:p>28.8766</text:p>
          </table:table-cell>
          <table:table-cell office:value-type="float" office:value="9.17999" calcext:value-type="float">
            <text:p>9.17999</text:p>
          </table:table-cell>
          <table:table-cell office:value-type="float" office:value="6.99429" calcext:value-type="float">
            <text:p>6.99429</text:p>
          </table:table-cell>
          <table:table-cell office:value-type="float" office:value="6.01484" calcext:value-type="float">
            <text:p>6.01484</text:p>
          </table:table-cell>
          <table:table-cell office:value-type="float" office:value="-9.74031" calcext:value-type="float">
            <text:p>-9.74031</text:p>
          </table:table-cell>
          <table:table-cell office:value-type="float" office:value="-103.038" calcext:value-type="float">
            <text:p>-103.038</text:p>
          </table:table-cell>
          <table:table-cell office:value-type="float" office:value="36.634" calcext:value-type="float">
            <text:p>36.634</text:p>
          </table:table-cell>
          <table:table-cell office:value-type="float" office:value="25.4696" calcext:value-type="float">
            <text:p>25.4696</text:p>
          </table:table-cell>
          <table:table-cell office:value-type="float" office:value="-385.447" calcext:value-type="float">
            <text:p>-385.447</text:p>
          </table:table-cell>
          <table:table-cell office:value-type="float" office:value="9.2755" calcext:value-type="float">
            <text:p>9.2755</text:p>
          </table:table-cell>
          <table:table-cell office:value-type="float" office:value="6.90129" calcext:value-type="float">
            <text:p>6.90129</text:p>
          </table:table-cell>
          <table:table-cell office:value-type="float" office:value="5.9508" calcext:value-type="float">
            <text:p>5.9508</text:p>
          </table:table-cell>
          <table:table-cell office:value-type="float" office:value="0" calcext:value-type="float">
            <text:p>0</text:p>
          </table:table-cell>
          <table:table-cell office:value-type="string" calcext:value-type="string">
            <text:p>LLLAALLLLLVTLLFSLLILI</text:p>
          </table:table-cell>
          <table:table-cell office:value-type="string" calcext:value-type="string">
            <text:p>AALLLLLVTLLFSLL</text:p>
          </table:table-cell>
          <table:table-cell office:value-type="float" office:value="0.530350516534179" calcext:value-type="float">
            <text:p>0.530350516534179</text:p>
          </table:table-cell>
          <table:table-cell office:value-type="float" office:value="0.0784489677786736" calcext:value-type="float">
            <text:p>0.0784489677786736</text:p>
          </table:table-cell>
          <table:table-cell office:value-type="string" calcext:value-type="string">
            <text:p>L</text:p>
          </table:table-cell>
          <table:table-cell office:value-type="float" office:value="12460.7364099376" calcext:value-type="float">
            <text:p>12460.7364099376</text:p>
          </table:table-cell>
          <table:table-cell office:value-type="float" office:value="1539.71789042194" calcext:value-type="float">
            <text:p>1539.71789042194</text:p>
          </table:table-cell>
          <table:table-cell office:value-type="float" office:value="2" calcext:value-type="float">
            <text:p>2</text:p>
          </table:table-cell>
          <table:table-cell office:value-type="float" office:value="57.4339784355926" calcext:value-type="float">
            <text:p>57.4339784355926</text:p>
          </table:table-cell>
          <table:table-cell office:value-type="float" office:value="-3.84634596057783" calcext:value-type="float">
            <text:p>-3.84634596057783</text:p>
          </table:table-cell>
          <table:table-cell office:value-type="float" office:value="14.5801395509381" calcext:value-type="float">
            <text:p>14.5801395509381</text:p>
          </table:table-cell>
          <table:table-cell office:value-type="float" office:value="-30.0195598964878" calcext:value-type="float">
            <text:p>-30.0195598964878</text:p>
          </table:table-cell>
          <table:table-cell office:value-type="float" office:value="-12.9946410470684" calcext:value-type="float">
            <text:p>-12.9946410470684</text:p>
          </table:table-cell>
          <table:table-cell office:value-type="float" office:value="-46.8610063248927" calcext:value-type="float">
            <text:p>-46.8610063248927</text:p>
          </table:table-cell>
          <table:table-cell office:value-type="float" office:value="-13.0659698557471" calcext:value-type="float">
            <text:p>-13.0659698557471</text:p>
          </table:table-cell>
          <table:table-cell office:value-type="float" office:value="-46.9045707806785" calcext:value-type="float">
            <text:p>-46.9045707806785</text:p>
          </table:table-cell>
          <table:table-cell table:number-columns-repeated="975"/>
        </table:table-row>
        <table:table-row table:style-name="ro1">
          <table:table-cell office:value-type="string" calcext:value-type="string">
            <text:p>LLLAALLLLLVTLLFSLLILI_1</text:p>
          </table:table-cell>
          <table:table-cell office:value-type="float" office:value="1.1001100110011E+017" calcext:value-type="float">
            <text:p>1.1001100110011E+017</text:p>
          </table:table-cell>
          <table:table-cell office:value-type="float" office:value="1" calcext:value-type="float">
            <text:p>1</text:p>
          </table:table-cell>
          <table:table-cell office:value-type="float" office:value="-70.6534" calcext:value-type="float">
            <text:p>-70.6534</text:p>
          </table:table-cell>
          <table:table-cell office:value-type="float" office:value="-67.1181" calcext:value-type="float">
            <text:p>-67.1181</text:p>
          </table:table-cell>
          <table:table-cell office:value-type="float" office:value="-74.254" calcext:value-type="float">
            <text:p>-74.254</text:p>
          </table:table-cell>
          <table:table-cell office:value-type="float" office:value="-225.447" calcext:value-type="float">
            <text:p>-225.447</text:p>
          </table:table-cell>
          <table:table-cell office:value-type="float" office:value="-217.936" calcext:value-type="float">
            <text:p>-217.936</text:p>
          </table:table-cell>
          <table:table-cell office:value-type="float" office:value="-243.513" calcext:value-type="float">
            <text:p>-243.513</text:p>
          </table:table-cell>
          <table:table-cell office:value-type="float" office:value="-374.873" calcext:value-type="float">
            <text:p>-374.873</text:p>
          </table:table-cell>
          <table:table-cell office:value-type="float" office:value="4616.07" calcext:value-type="float">
            <text:p>4616.07</text:p>
          </table:table-cell>
          <table:table-cell office:value-type="float" office:value="3682.38" calcext:value-type="float">
            <text:p>3682.38</text:p>
          </table:table-cell>
          <table:table-cell office:value-type="float" office:value="3641.04" calcext:value-type="float">
            <text:p>3641.04</text:p>
          </table:table-cell>
          <table:table-cell office:value-type="float" office:value="-17.4844" calcext:value-type="float">
            <text:p>-17.4844</text:p>
          </table:table-cell>
          <table:table-cell office:value-type="float" office:value="-11.8233" calcext:value-type="float">
            <text:p>-11.8233</text:p>
          </table:table-cell>
          <table:table-cell office:value-type="float" office:value="-96.2575" calcext:value-type="float">
            <text:p>-96.2575</text:p>
          </table:table-cell>
          <table:table-cell office:value-type="float" office:value="-101.643" calcext:value-type="float">
            <text:p>-101.643</text:p>
          </table:table-cell>
          <table:table-cell office:value-type="float" office:value="-57.1068" calcext:value-type="float">
            <text:p>-57.1068</text:p>
          </table:table-cell>
          <table:table-cell office:value-type="float" office:value="-100.213" calcext:value-type="float">
            <text:p>-100.213</text:p>
          </table:table-cell>
          <table:table-cell office:value-type="float" office:value="51.9787" calcext:value-type="float">
            <text:p>51.9787</text:p>
          </table:table-cell>
          <table:table-cell office:value-type="float" office:value="31.2066" calcext:value-type="float">
            <text:p>31.2066</text:p>
          </table:table-cell>
          <table:table-cell office:value-type="float" office:value="9.03338" calcext:value-type="float">
            <text:p>9.03338</text:p>
          </table:table-cell>
          <table:table-cell office:value-type="float" office:value="8.54902" calcext:value-type="float">
            <text:p>8.54902</text:p>
          </table:table-cell>
          <table:table-cell office:value-type="float" office:value="7.8287" calcext:value-type="float">
            <text:p>7.8287</text:p>
          </table:table-cell>
          <table:table-cell office:value-type="float" office:value="-10.5834" calcext:value-type="float">
            <text:p>-10.5834</text:p>
          </table:table-cell>
          <table:table-cell office:value-type="float" office:value="-103.038" calcext:value-type="float">
            <text:p>-103.038</text:p>
          </table:table-cell>
          <table:table-cell office:value-type="float" office:value="36.634" calcext:value-type="float">
            <text:p>36.634</text:p>
          </table:table-cell>
          <table:table-cell office:value-type="float" office:value="25.4696" calcext:value-type="float">
            <text:p>25.4696</text:p>
          </table:table-cell>
          <table:table-cell office:value-type="float" office:value="-385.447" calcext:value-type="float">
            <text:p>-385.447</text:p>
          </table:table-cell>
          <table:table-cell office:value-type="float" office:value="9.2755" calcext:value-type="float">
            <text:p>9.2755</text:p>
          </table:table-cell>
          <table:table-cell office:value-type="float" office:value="6.90129" calcext:value-type="float">
            <text:p>6.90129</text:p>
          </table:table-cell>
          <table:table-cell office:value-type="float" office:value="5.9508" calcext:value-type="float">
            <text:p>5.9508</text:p>
          </table:table-cell>
          <table:table-cell office:value-type="float" office:value="1" calcext:value-type="float">
            <text:p>1</text:p>
          </table:table-cell>
          <table:table-cell office:value-type="string" calcext:value-type="string">
            <text:p>LLLAALLLLLVTLLFSLLILI</text:p>
          </table:table-cell>
          <table:table-cell office:value-type="string" calcext:value-type="string">
            <text:p>AALLLLLVTLLFSLL</text:p>
          </table:table-cell>
          <table:table-cell office:value-type="float" office:value="0.530350516534179" calcext:value-type="float">
            <text:p>0.530350516534179</text:p>
          </table:table-cell>
          <table:table-cell office:value-type="float" office:value="0.0784489677786736" calcext:value-type="float">
            <text:p>0.0784489677786736</text:p>
          </table:table-cell>
          <table:table-cell office:value-type="string" calcext:value-type="string">
            <text:p>L</text:p>
          </table:table-cell>
          <table:table-cell office:value-type="float" office:value="12460.7364099376" calcext:value-type="float">
            <text:p>12460.7364099376</text:p>
          </table:table-cell>
          <table:table-cell office:value-type="float" office:value="1539.71789042194" calcext:value-type="float">
            <text:p>1539.71789042194</text:p>
          </table:table-cell>
          <table:table-cell office:value-type="float" office:value="2" calcext:value-type="float">
            <text:p>2</text:p>
          </table:table-cell>
          <table:table-cell office:value-type="float" office:value="57.4339784355926" calcext:value-type="float">
            <text:p>57.4339784355926</text:p>
          </table:table-cell>
          <table:table-cell office:value-type="float" office:value="-3.84634596057783" calcext:value-type="float">
            <text:p>-3.84634596057783</text:p>
          </table:table-cell>
          <table:table-cell office:value-type="float" office:value="14.5801395509381" calcext:value-type="float">
            <text:p>14.5801395509381</text:p>
          </table:table-cell>
          <table:table-cell office:value-type="float" office:value="-30.0195598964878" calcext:value-type="float">
            <text:p>-30.0195598964878</text:p>
          </table:table-cell>
          <table:table-cell office:value-type="float" office:value="-12.9946410470684" calcext:value-type="float">
            <text:p>-12.9946410470684</text:p>
          </table:table-cell>
          <table:table-cell office:value-type="float" office:value="-46.8610063248927" calcext:value-type="float">
            <text:p>-46.8610063248927</text:p>
          </table:table-cell>
          <table:table-cell office:value-type="float" office:value="-13.0659698557471" calcext:value-type="float">
            <text:p>-13.0659698557471</text:p>
          </table:table-cell>
          <table:table-cell office:value-type="float" office:value="-46.9045707806785" calcext:value-type="float">
            <text:p>-46.9045707806785</text:p>
          </table:table-cell>
          <table:table-cell table:number-columns-repeated="975"/>
        </table:table-row>
        <table:table-row table:style-name="ro1">
          <table:table-cell office:value-type="string" calcext:value-type="string">
            <text:p>LLLAALLLLLVTLLFSLLILI_2</text:p>
          </table:table-cell>
          <table:table-cell office:value-type="float" office:value="1.1001100110011E+017" calcext:value-type="float">
            <text:p>1.1001100110011E+017</text:p>
          </table:table-cell>
          <table:table-cell office:value-type="float" office:value="1" calcext:value-type="float">
            <text:p>1</text:p>
          </table:table-cell>
          <table:table-cell table:number-columns-repeated="2" office:value-type="float" office:value="-67.1181" calcext:value-type="float">
            <text:p>-67.1181</text:p>
          </table:table-cell>
          <table:table-cell office:value-type="float" office:value="-74.254" calcext:value-type="float">
            <text:p>-74.254</text:p>
          </table:table-cell>
          <table:table-cell office:value-type="float" office:value="-219.314" calcext:value-type="float">
            <text:p>-219.314</text:p>
          </table:table-cell>
          <table:table-cell office:value-type="float" office:value="-224.784" calcext:value-type="float">
            <text:p>-224.784</text:p>
          </table:table-cell>
          <table:table-cell office:value-type="float" office:value="-243.513" calcext:value-type="float">
            <text:p>-243.513</text:p>
          </table:table-cell>
          <table:table-cell office:value-type="float" office:value="-374.873" calcext:value-type="float">
            <text:p>-374.873</text:p>
          </table:table-cell>
          <table:table-cell office:value-type="float" office:value="4616.07" calcext:value-type="float">
            <text:p>4616.07</text:p>
          </table:table-cell>
          <table:table-cell office:value-type="float" office:value="3706.75" calcext:value-type="float">
            <text:p>3706.75</text:p>
          </table:table-cell>
          <table:table-cell office:value-type="float" office:value="3641.04" calcext:value-type="float">
            <text:p>3641.04</text:p>
          </table:table-cell>
          <table:table-cell office:value-type="float" office:value="-12.3884" calcext:value-type="float">
            <text:p>-12.3884</text:p>
          </table:table-cell>
          <table:table-cell office:value-type="float" office:value="-15.1499" calcext:value-type="float">
            <text:p>-15.1499</text:p>
          </table:table-cell>
          <table:table-cell office:value-type="float" office:value="-100.83" calcext:value-type="float">
            <text:p>-100.83</text:p>
          </table:table-cell>
          <table:table-cell office:value-type="float" office:value="-98.1215" calcext:value-type="float">
            <text:p>-98.1215</text:p>
          </table:table-cell>
          <table:table-cell office:value-type="float" office:value="-57.1068" calcext:value-type="float">
            <text:p>-57.1068</text:p>
          </table:table-cell>
          <table:table-cell office:value-type="float" office:value="-100.868" calcext:value-type="float">
            <text:p>-100.868</text:p>
          </table:table-cell>
          <table:table-cell office:value-type="float" office:value="42.2978" calcext:value-type="float">
            <text:p>42.2978</text:p>
          </table:table-cell>
          <table:table-cell office:value-type="float" office:value="26.912" calcext:value-type="float">
            <text:p>26.912</text:p>
          </table:table-cell>
          <table:table-cell office:value-type="float" office:value="9.25154" calcext:value-type="float">
            <text:p>9.25154</text:p>
          </table:table-cell>
          <table:table-cell office:value-type="float" office:value="7.34037" calcext:value-type="float">
            <text:p>7.34037</text:p>
          </table:table-cell>
          <table:table-cell office:value-type="float" office:value="6.47483" calcext:value-type="float">
            <text:p>6.47483</text:p>
          </table:table-cell>
          <table:table-cell office:value-type="float" office:value="-10.5048" calcext:value-type="float">
            <text:p>-10.5048</text:p>
          </table:table-cell>
          <table:table-cell office:value-type="float" office:value="-103.038" calcext:value-type="float">
            <text:p>-103.038</text:p>
          </table:table-cell>
          <table:table-cell office:value-type="float" office:value="36.634" calcext:value-type="float">
            <text:p>36.634</text:p>
          </table:table-cell>
          <table:table-cell office:value-type="float" office:value="25.4696" calcext:value-type="float">
            <text:p>25.4696</text:p>
          </table:table-cell>
          <table:table-cell office:value-type="float" office:value="-385.447" calcext:value-type="float">
            <text:p>-385.447</text:p>
          </table:table-cell>
          <table:table-cell office:value-type="float" office:value="9.2755" calcext:value-type="float">
            <text:p>9.2755</text:p>
          </table:table-cell>
          <table:table-cell office:value-type="float" office:value="6.90129" calcext:value-type="float">
            <text:p>6.90129</text:p>
          </table:table-cell>
          <table:table-cell office:value-type="float" office:value="5.9508" calcext:value-type="float">
            <text:p>5.9508</text:p>
          </table:table-cell>
          <table:table-cell office:value-type="float" office:value="2" calcext:value-type="float">
            <text:p>2</text:p>
          </table:table-cell>
          <table:table-cell office:value-type="string" calcext:value-type="string">
            <text:p>LLLAALLLLLVTLLFSLLILI</text:p>
          </table:table-cell>
          <table:table-cell office:value-type="string" calcext:value-type="string">
            <text:p>AALLLLLVTLLFSLL</text:p>
          </table:table-cell>
          <table:table-cell office:value-type="float" office:value="0.530350516534179" calcext:value-type="float">
            <text:p>0.530350516534179</text:p>
          </table:table-cell>
          <table:table-cell office:value-type="float" office:value="0.0784489677786736" calcext:value-type="float">
            <text:p>0.0784489677786736</text:p>
          </table:table-cell>
          <table:table-cell office:value-type="string" calcext:value-type="string">
            <text:p>L</text:p>
          </table:table-cell>
          <table:table-cell office:value-type="float" office:value="12460.7364099376" calcext:value-type="float">
            <text:p>12460.7364099376</text:p>
          </table:table-cell>
          <table:table-cell office:value-type="float" office:value="1539.71789042194" calcext:value-type="float">
            <text:p>1539.71789042194</text:p>
          </table:table-cell>
          <table:table-cell office:value-type="float" office:value="2" calcext:value-type="float">
            <text:p>2</text:p>
          </table:table-cell>
          <table:table-cell office:value-type="float" office:value="57.4339784355926" calcext:value-type="float">
            <text:p>57.4339784355926</text:p>
          </table:table-cell>
          <table:table-cell office:value-type="float" office:value="-3.84634596057783" calcext:value-type="float">
            <text:p>-3.84634596057783</text:p>
          </table:table-cell>
          <table:table-cell office:value-type="float" office:value="14.5801395509381" calcext:value-type="float">
            <text:p>14.5801395509381</text:p>
          </table:table-cell>
          <table:table-cell office:value-type="float" office:value="-30.0195598964878" calcext:value-type="float">
            <text:p>-30.0195598964878</text:p>
          </table:table-cell>
          <table:table-cell office:value-type="float" office:value="-12.9946410470684" calcext:value-type="float">
            <text:p>-12.9946410470684</text:p>
          </table:table-cell>
          <table:table-cell office:value-type="float" office:value="-46.8610063248927" calcext:value-type="float">
            <text:p>-46.8610063248927</text:p>
          </table:table-cell>
          <table:table-cell office:value-type="float" office:value="-13.0659698557471" calcext:value-type="float">
            <text:p>-13.0659698557471</text:p>
          </table:table-cell>
          <table:table-cell office:value-type="float" office:value="-46.9045707806785" calcext:value-type="float">
            <text:p>-46.9045707806785</text:p>
          </table:table-cell>
          <table:table-cell table:number-columns-repeated="975"/>
        </table:table-row>
        <table:table-row table:style-name="ro1">
          <table:table-cell table:number-columns-repeated="1024"/>
        </table:table-row>
        <table:table-row table:style-name="ro1">
          <table:table-cell office:value-type="string" calcext:value-type="string">
            <text:p>LLLLTLLLFILALLLSVLILI_0</text:p>
          </table:table-cell>
          <table:table-cell office:value-type="float" office:value="1.1001100110011E+017" calcext:value-type="float">
            <text:p>1.1001100110011E+017</text:p>
          </table:table-cell>
          <table:table-cell office:value-type="float" office:value="1" calcext:value-type="float">
            <text:p>1</text:p>
          </table:table-cell>
          <table:table-cell table:number-columns-repeated="3" office:value-type="float" office:value="-60.4286" calcext:value-type="float">
            <text:p>-60.4286</text:p>
          </table:table-cell>
          <table:table-cell office:value-type="float" office:value="-236.923" calcext:value-type="float">
            <text:p>-236.923</text:p>
          </table:table-cell>
          <table:table-cell office:value-type="float" office:value="-221.802" calcext:value-type="float">
            <text:p>-221.802</text:p>
          </table:table-cell>
          <table:table-cell office:value-type="float" office:value="-246.35" calcext:value-type="float">
            <text:p>-246.35</text:p>
          </table:table-cell>
          <table:table-cell office:value-type="float" office:value="-373.391" calcext:value-type="float">
            <text:p>-373.391</text:p>
          </table:table-cell>
          <table:table-cell office:value-type="float" office:value="4602.6" calcext:value-type="float">
            <text:p>4602.6</text:p>
          </table:table-cell>
          <table:table-cell office:value-type="float" office:value="3639.26" calcext:value-type="float">
            <text:p>3639.26</text:p>
          </table:table-cell>
          <table:table-cell office:value-type="float" office:value="3632.92" calcext:value-type="float">
            <text:p>3632.92</text:p>
          </table:table-cell>
          <table:table-cell office:value-type="float" office:value="-28.7014" calcext:value-type="float">
            <text:p>-28.7014</text:p>
          </table:table-cell>
          <table:table-cell office:value-type="float" office:value="-10.8487" calcext:value-type="float">
            <text:p>-10.8487</text:p>
          </table:table-cell>
          <table:table-cell office:value-type="float" office:value="-104.74" calcext:value-type="float">
            <text:p>-104.74</text:p>
          </table:table-cell>
          <table:table-cell office:value-type="float" office:value="-102.009" calcext:value-type="float">
            <text:p>-102.009</text:p>
          </table:table-cell>
          <table:table-cell office:value-type="float" office:value="-66.6126" calcext:value-type="float">
            <text:p>-66.6126</text:p>
          </table:table-cell>
          <table:table-cell office:value-type="float" office:value="-52.9359" calcext:value-type="float">
            <text:p>-52.9359</text:p>
          </table:table-cell>
          <table:table-cell office:value-type="float" office:value="84.499" calcext:value-type="float">
            <text:p>84.499</text:p>
          </table:table-cell>
          <table:table-cell office:value-type="float" office:value="23.0583" calcext:value-type="float">
            <text:p>23.0583</text:p>
          </table:table-cell>
          <table:table-cell office:value-type="float" office:value="9.12344" calcext:value-type="float">
            <text:p>9.12344</text:p>
          </table:table-cell>
          <table:table-cell office:value-type="float" office:value="5.84775" calcext:value-type="float">
            <text:p>5.84775</text:p>
          </table:table-cell>
          <table:table-cell office:value-type="float" office:value="5.61524" calcext:value-type="float">
            <text:p>5.61524</text:p>
          </table:table-cell>
          <table:table-cell office:value-type="float" office:value="-11.0277" calcext:value-type="float">
            <text:p>-11.0277</text:p>
          </table:table-cell>
          <table:table-cell office:value-type="float" office:value="-56.9271" calcext:value-type="float">
            <text:p>-56.9271</text:p>
          </table:table-cell>
          <table:table-cell office:value-type="float" office:value="66.5563" calcext:value-type="float">
            <text:p>66.5563</text:p>
          </table:table-cell>
          <table:table-cell office:value-type="float" office:value="23.7083" calcext:value-type="float">
            <text:p>23.7083</text:p>
          </table:table-cell>
          <table:table-cell office:value-type="float" office:value="-384.24" calcext:value-type="float">
            <text:p>-384.24</text:p>
          </table:table-cell>
          <table:table-cell office:value-type="float" office:value="9.2343" calcext:value-type="float">
            <text:p>9.2343</text:p>
          </table:table-cell>
          <table:table-cell office:value-type="float" office:value="4.02416" calcext:value-type="float">
            <text:p>4.02416</text:p>
          </table:table-cell>
          <table:table-cell office:value-type="float" office:value="3.5225" calcext:value-type="float">
            <text:p>3.5225</text:p>
          </table:table-cell>
          <table:table-cell office:value-type="float" office:value="0" calcext:value-type="float">
            <text:p>0</text:p>
          </table:table-cell>
          <table:table-cell office:value-type="string" calcext:value-type="string">
            <text:p>LLLLTLLLFILALLLSVLILI</text:p>
          </table:table-cell>
          <table:table-cell office:value-type="string" calcext:value-type="string">
            <text:p>LTLLLFILALLLSVL</text:p>
          </table:table-cell>
          <table:table-cell office:value-type="float" office:value="0.494358661375882" calcext:value-type="float">
            <text:p>0.494358661375882</text:p>
          </table:table-cell>
          <table:table-cell office:value-type="float" office:value="0.144569967453005" calcext:value-type="float">
            <text:p>0.144569967453005</text:p>
          </table:table-cell>
          <table:table-cell office:value-type="string" calcext:value-type="string">
            <text:p>L</text:p>
          </table:table-cell>
          <table:table-cell office:value-type="float" office:value="11615.0975239327" calcext:value-type="float">
            <text:p>11615.0975239327</text:p>
          </table:table-cell>
          <table:table-cell office:value-type="float" office:value="2837.47475088508" calcext:value-type="float">
            <text:p>2837.47475088508</text:p>
          </table:table-cell>
          <table:table-cell office:value-type="float" office:value="2" calcext:value-type="float">
            <text:p>2</text:p>
          </table:table-cell>
          <table:table-cell office:value-type="float" office:value="-41.6623842575259" calcext:value-type="float">
            <text:p>-41.6623842575259</text:p>
          </table:table-cell>
          <table:table-cell office:value-type="float" office:value="-60.7635959221251" calcext:value-type="float">
            <text:p>-60.7635959221251</text:p>
          </table:table-cell>
          <table:table-cell office:value-type="float" office:value="-43.1642211224786" calcext:value-type="float">
            <text:p>-43.1642211224786</text:p>
          </table:table-cell>
          <table:table-cell office:value-type="float" office:value="-61.7736933925542" calcext:value-type="float">
            <text:p>-61.7736933925542</text:p>
          </table:table-cell>
          <table:table-cell office:value-type="float" office:value="-58.535690490874" calcext:value-type="float">
            <text:p>-58.535690490874</text:p>
          </table:table-cell>
          <table:table-cell office:value-type="float" office:value="-72.1121547049166" calcext:value-type="float">
            <text:p>-72.1121547049166</text:p>
          </table:table-cell>
          <table:table-cell office:value-type="float" office:value="-72.5925347534187" calcext:value-type="float">
            <text:p>-72.5925347534187</text:p>
          </table:table-cell>
          <table:table-cell office:value-type="float" office:value="-81.5664324385093" calcext:value-type="float">
            <text:p>-81.5664324385093</text:p>
          </table:table-cell>
          <table:table-cell table:number-columns-repeated="975"/>
        </table:table-row>
        <table:table-row table:style-name="ro1">
          <table:table-cell office:value-type="string" calcext:value-type="string">
            <text:p>LLLLTLLLFILALLLSVLILI_1</text:p>
          </table:table-cell>
          <table:table-cell office:value-type="float" office:value="1.1001100110011E+017" calcext:value-type="float">
            <text:p>1.1001100110011E+017</text:p>
          </table:table-cell>
          <table:table-cell office:value-type="float" office:value="1" calcext:value-type="float">
            <text:p>1</text:p>
          </table:table-cell>
          <table:table-cell table:number-columns-repeated="3" office:value-type="float" office:value="-60.4286" calcext:value-type="float">
            <text:p>-60.4286</text:p>
          </table:table-cell>
          <table:table-cell office:value-type="float" office:value="-227.905" calcext:value-type="float">
            <text:p>-227.905</text:p>
          </table:table-cell>
          <table:table-cell office:value-type="float" office:value="-236.765" calcext:value-type="float">
            <text:p>-236.765</text:p>
          </table:table-cell>
          <table:table-cell office:value-type="float" office:value="-246.35" calcext:value-type="float">
            <text:p>-246.35</text:p>
          </table:table-cell>
          <table:table-cell office:value-type="float" office:value="-373.391" calcext:value-type="float">
            <text:p>-373.391</text:p>
          </table:table-cell>
          <table:table-cell office:value-type="float" office:value="4602.6" calcext:value-type="float">
            <text:p>4602.6</text:p>
          </table:table-cell>
          <table:table-cell office:value-type="float" office:value="3655.31" calcext:value-type="float">
            <text:p>3655.31</text:p>
          </table:table-cell>
          <table:table-cell office:value-type="float" office:value="3632.92" calcext:value-type="float">
            <text:p>3632.92</text:p>
          </table:table-cell>
          <table:table-cell office:value-type="float" office:value="-20.1347" calcext:value-type="float">
            <text:p>-20.1347</text:p>
          </table:table-cell>
          <table:table-cell office:value-type="float" office:value="-27.811" calcext:value-type="float">
            <text:p>-27.811</text:p>
          </table:table-cell>
          <table:table-cell office:value-type="float" office:value="-105.192" calcext:value-type="float">
            <text:p>-105.192</text:p>
          </table:table-cell>
          <table:table-cell office:value-type="float" office:value="-104.008" calcext:value-type="float">
            <text:p>-104.008</text:p>
          </table:table-cell>
          <table:table-cell office:value-type="float" office:value="-66.6126" calcext:value-type="float">
            <text:p>-66.6126</text:p>
          </table:table-cell>
          <table:table-cell office:value-type="float" office:value="-52.1303" calcext:value-type="float">
            <text:p>-52.1303</text:p>
          </table:table-cell>
          <table:table-cell office:value-type="float" office:value="78.1105" calcext:value-type="float">
            <text:p>78.1105</text:p>
          </table:table-cell>
          <table:table-cell office:value-type="float" office:value="21.8914" calcext:value-type="float">
            <text:p>21.8914</text:p>
          </table:table-cell>
          <table:table-cell office:value-type="float" office:value="9.04441" calcext:value-type="float">
            <text:p>9.04441</text:p>
          </table:table-cell>
          <table:table-cell office:value-type="float" office:value="4.86445" calcext:value-type="float">
            <text:p>4.86445</text:p>
          </table:table-cell>
          <table:table-cell office:value-type="float" office:value="4.53611" calcext:value-type="float">
            <text:p>4.53611</text:p>
          </table:table-cell>
          <table:table-cell office:value-type="float" office:value="-10.7936" calcext:value-type="float">
            <text:p>-10.7936</text:p>
          </table:table-cell>
          <table:table-cell office:value-type="float" office:value="-56.9271" calcext:value-type="float">
            <text:p>-56.9271</text:p>
          </table:table-cell>
          <table:table-cell office:value-type="float" office:value="66.5563" calcext:value-type="float">
            <text:p>66.5563</text:p>
          </table:table-cell>
          <table:table-cell office:value-type="float" office:value="23.7083" calcext:value-type="float">
            <text:p>23.7083</text:p>
          </table:table-cell>
          <table:table-cell office:value-type="float" office:value="-384.24" calcext:value-type="float">
            <text:p>-384.24</text:p>
          </table:table-cell>
          <table:table-cell office:value-type="float" office:value="9.2343" calcext:value-type="float">
            <text:p>9.2343</text:p>
          </table:table-cell>
          <table:table-cell office:value-type="float" office:value="4.02416" calcext:value-type="float">
            <text:p>4.02416</text:p>
          </table:table-cell>
          <table:table-cell office:value-type="float" office:value="3.5225" calcext:value-type="float">
            <text:p>3.5225</text:p>
          </table:table-cell>
          <table:table-cell office:value-type="float" office:value="1" calcext:value-type="float">
            <text:p>1</text:p>
          </table:table-cell>
          <table:table-cell office:value-type="string" calcext:value-type="string">
            <text:p>LLLLTLLLFILALLLSVLILI</text:p>
          </table:table-cell>
          <table:table-cell office:value-type="string" calcext:value-type="string">
            <text:p>LTLLLFILALLLSVL</text:p>
          </table:table-cell>
          <table:table-cell office:value-type="float" office:value="0.494358661375882" calcext:value-type="float">
            <text:p>0.494358661375882</text:p>
          </table:table-cell>
          <table:table-cell office:value-type="float" office:value="0.144569967453005" calcext:value-type="float">
            <text:p>0.144569967453005</text:p>
          </table:table-cell>
          <table:table-cell office:value-type="string" calcext:value-type="string">
            <text:p>L</text:p>
          </table:table-cell>
          <table:table-cell office:value-type="float" office:value="11615.0975239327" calcext:value-type="float">
            <text:p>11615.0975239327</text:p>
          </table:table-cell>
          <table:table-cell office:value-type="float" office:value="2837.47475088508" calcext:value-type="float">
            <text:p>2837.47475088508</text:p>
          </table:table-cell>
          <table:table-cell office:value-type="float" office:value="2" calcext:value-type="float">
            <text:p>2</text:p>
          </table:table-cell>
          <table:table-cell office:value-type="float" office:value="-41.6623842575259" calcext:value-type="float">
            <text:p>-41.6623842575259</text:p>
          </table:table-cell>
          <table:table-cell office:value-type="float" office:value="-60.7635959221251" calcext:value-type="float">
            <text:p>-60.7635959221251</text:p>
          </table:table-cell>
          <table:table-cell office:value-type="float" office:value="-43.1642211224786" calcext:value-type="float">
            <text:p>-43.1642211224786</text:p>
          </table:table-cell>
          <table:table-cell office:value-type="float" office:value="-61.7736933925542" calcext:value-type="float">
            <text:p>-61.7736933925542</text:p>
          </table:table-cell>
          <table:table-cell office:value-type="float" office:value="-58.535690490874" calcext:value-type="float">
            <text:p>-58.535690490874</text:p>
          </table:table-cell>
          <table:table-cell office:value-type="float" office:value="-72.1121547049166" calcext:value-type="float">
            <text:p>-72.1121547049166</text:p>
          </table:table-cell>
          <table:table-cell office:value-type="float" office:value="-72.5925347534187" calcext:value-type="float">
            <text:p>-72.5925347534187</text:p>
          </table:table-cell>
          <table:table-cell office:value-type="float" office:value="-81.5664324385093" calcext:value-type="float">
            <text:p>-81.5664324385093</text:p>
          </table:table-cell>
          <table:table-cell table:number-columns-repeated="975"/>
        </table:table-row>
        <table:table-row table:style-name="ro1">
          <table:table-cell office:value-type="string" calcext:value-type="string">
            <text:p>LLLLTLLLFILALLLSVLILI_2</text:p>
          </table:table-cell>
          <table:table-cell office:value-type="float" office:value="1.1001100110011E+017" calcext:value-type="float">
            <text:p>1.1001100110011E+017</text:p>
          </table:table-cell>
          <table:table-cell office:value-type="float" office:value="1" calcext:value-type="float">
            <text:p>1</text:p>
          </table:table-cell>
          <table:table-cell table:number-columns-repeated="3" office:value-type="float" office:value="-60.4286" calcext:value-type="float">
            <text:p>-60.4286</text:p>
          </table:table-cell>
          <table:table-cell office:value-type="float" office:value="-233.534" calcext:value-type="float">
            <text:p>-233.534</text:p>
          </table:table-cell>
          <table:table-cell office:value-type="float" office:value="-227.848" calcext:value-type="float">
            <text:p>-227.848</text:p>
          </table:table-cell>
          <table:table-cell office:value-type="float" office:value="-246.35" calcext:value-type="float">
            <text:p>-246.35</text:p>
          </table:table-cell>
          <table:table-cell office:value-type="float" office:value="-373.391" calcext:value-type="float">
            <text:p>-373.391</text:p>
          </table:table-cell>
          <table:table-cell office:value-type="float" office:value="4602.6" calcext:value-type="float">
            <text:p>4602.6</text:p>
          </table:table-cell>
          <table:table-cell office:value-type="float" office:value="3630.69" calcext:value-type="float">
            <text:p>3630.69</text:p>
          </table:table-cell>
          <table:table-cell office:value-type="float" office:value="3632.92" calcext:value-type="float">
            <text:p>3632.92</text:p>
          </table:table-cell>
          <table:table-cell office:value-type="float" office:value="-25.3324" calcext:value-type="float">
            <text:p>-25.3324</text:p>
          </table:table-cell>
          <table:table-cell office:value-type="float" office:value="-7.43147" calcext:value-type="float">
            <text:p>-7.43147</text:p>
          </table:table-cell>
          <table:table-cell office:value-type="float" office:value="-104.761" calcext:value-type="float">
            <text:p>-104.761</text:p>
          </table:table-cell>
          <table:table-cell office:value-type="float" office:value="-92.5454" calcext:value-type="float">
            <text:p>-92.5454</text:p>
          </table:table-cell>
          <table:table-cell office:value-type="float" office:value="-66.6126" calcext:value-type="float">
            <text:p>-66.6126</text:p>
          </table:table-cell>
          <table:table-cell office:value-type="float" office:value="-51.4824" calcext:value-type="float">
            <text:p>-51.4824</text:p>
          </table:table-cell>
          <table:table-cell office:value-type="float" office:value="83.7748" calcext:value-type="float">
            <text:p>83.7748</text:p>
          </table:table-cell>
          <table:table-cell office:value-type="float" office:value="23.3237" calcext:value-type="float">
            <text:p>23.3237</text:p>
          </table:table-cell>
          <table:table-cell office:value-type="float" office:value="8.95337" calcext:value-type="float">
            <text:p>8.95337</text:p>
          </table:table-cell>
          <table:table-cell office:value-type="float" office:value="5.53196" calcext:value-type="float">
            <text:p>5.53196</text:p>
          </table:table-cell>
          <table:table-cell office:value-type="float" office:value="5.28859" calcext:value-type="float">
            <text:p>5.28859</text:p>
          </table:table-cell>
          <table:table-cell office:value-type="float" office:value="-10.1844" calcext:value-type="float">
            <text:p>-10.1844</text:p>
          </table:table-cell>
          <table:table-cell office:value-type="float" office:value="-56.9271" calcext:value-type="float">
            <text:p>-56.9271</text:p>
          </table:table-cell>
          <table:table-cell office:value-type="float" office:value="66.5563" calcext:value-type="float">
            <text:p>66.5563</text:p>
          </table:table-cell>
          <table:table-cell office:value-type="float" office:value="23.7083" calcext:value-type="float">
            <text:p>23.7083</text:p>
          </table:table-cell>
          <table:table-cell office:value-type="float" office:value="-384.24" calcext:value-type="float">
            <text:p>-384.24</text:p>
          </table:table-cell>
          <table:table-cell office:value-type="float" office:value="9.2343" calcext:value-type="float">
            <text:p>9.2343</text:p>
          </table:table-cell>
          <table:table-cell office:value-type="float" office:value="4.02416" calcext:value-type="float">
            <text:p>4.02416</text:p>
          </table:table-cell>
          <table:table-cell office:value-type="float" office:value="3.5225" calcext:value-type="float">
            <text:p>3.5225</text:p>
          </table:table-cell>
          <table:table-cell office:value-type="float" office:value="2" calcext:value-type="float">
            <text:p>2</text:p>
          </table:table-cell>
          <table:table-cell office:value-type="string" calcext:value-type="string">
            <text:p>LLLLTLLLFILALLLSVLILI</text:p>
          </table:table-cell>
          <table:table-cell office:value-type="string" calcext:value-type="string">
            <text:p>LTLLLFILALLLSVL</text:p>
          </table:table-cell>
          <table:table-cell office:value-type="float" office:value="0.494358661375882" calcext:value-type="float">
            <text:p>0.494358661375882</text:p>
          </table:table-cell>
          <table:table-cell office:value-type="float" office:value="0.144569967453005" calcext:value-type="float">
            <text:p>0.144569967453005</text:p>
          </table:table-cell>
          <table:table-cell office:value-type="string" calcext:value-type="string">
            <text:p>L</text:p>
          </table:table-cell>
          <table:table-cell office:value-type="float" office:value="11615.0975239327" calcext:value-type="float">
            <text:p>11615.0975239327</text:p>
          </table:table-cell>
          <table:table-cell office:value-type="float" office:value="2837.47475088508" calcext:value-type="float">
            <text:p>2837.47475088508</text:p>
          </table:table-cell>
          <table:table-cell office:value-type="float" office:value="2" calcext:value-type="float">
            <text:p>2</text:p>
          </table:table-cell>
          <table:table-cell office:value-type="float" office:value="-41.6623842575259" calcext:value-type="float">
            <text:p>-41.6623842575259</text:p>
          </table:table-cell>
          <table:table-cell office:value-type="float" office:value="-60.7635959221251" calcext:value-type="float">
            <text:p>-60.7635959221251</text:p>
          </table:table-cell>
          <table:table-cell office:value-type="float" office:value="-43.1642211224786" calcext:value-type="float">
            <text:p>-43.1642211224786</text:p>
          </table:table-cell>
          <table:table-cell office:value-type="float" office:value="-61.7736933925542" calcext:value-type="float">
            <text:p>-61.7736933925542</text:p>
          </table:table-cell>
          <table:table-cell office:value-type="float" office:value="-58.535690490874" calcext:value-type="float">
            <text:p>-58.535690490874</text:p>
          </table:table-cell>
          <table:table-cell office:value-type="float" office:value="-72.1121547049166" calcext:value-type="float">
            <text:p>-72.1121547049166</text:p>
          </table:table-cell>
          <table:table-cell office:value-type="float" office:value="-72.5925347534187" calcext:value-type="float">
            <text:p>-72.5925347534187</text:p>
          </table:table-cell>
          <table:table-cell office:value-type="float" office:value="-81.5664324385093" calcext:value-type="float">
            <text:p>-81.5664324385093</text:p>
          </table:table-cell>
          <table:table-cell table:number-columns-repeated="975"/>
        </table:table-row>
        <table:table-row table:style-name="ro1">
          <table:table-cell table:number-columns-repeated="1024"/>
        </table:table-row>
        <table:table-row table:style-name="ro1">
          <table:table-cell office:value-type="string" calcext:value-type="string">
            <text:p>LLLLLALLFVLTSLLAILILI_0</text:p>
          </table:table-cell>
          <table:table-cell office:value-type="float" office:value="1.1001100110011E+017" calcext:value-type="float">
            <text:p>1.1001100110011E+017</text:p>
          </table:table-cell>
          <table:table-cell office:value-type="float" office:value="1" calcext:value-type="float">
            <text:p>1</text:p>
          </table:table-cell>
          <table:table-cell office:value-type="float" office:value="-76.6673" calcext:value-type="float">
            <text:p>-76.6673</text:p>
          </table:table-cell>
          <table:table-cell office:value-type="float" office:value="-78.7741" calcext:value-type="float">
            <text:p>-78.7741</text:p>
          </table:table-cell>
          <table:table-cell office:value-type="float" office:value="-74.2275" calcext:value-type="float">
            <text:p>-74.2275</text:p>
          </table:table-cell>
          <table:table-cell office:value-type="float" office:value="-240" calcext:value-type="float">
            <text:p>-240</text:p>
          </table:table-cell>
          <table:table-cell office:value-type="float" office:value="-232.02" calcext:value-type="float">
            <text:p>-232.02</text:p>
          </table:table-cell>
          <table:table-cell office:value-type="float" office:value="-241.904" calcext:value-type="float">
            <text:p>-241.904</text:p>
          </table:table-cell>
          <table:table-cell office:value-type="float" office:value="-373.375" calcext:value-type="float">
            <text:p>-373.375</text:p>
          </table:table-cell>
          <table:table-cell office:value-type="float" office:value="4503.57" calcext:value-type="float">
            <text:p>4503.57</text:p>
          </table:table-cell>
          <table:table-cell office:value-type="float" office:value="3622.63" calcext:value-type="float">
            <text:p>3622.63</text:p>
          </table:table-cell>
          <table:table-cell office:value-type="float" office:value="3557.21" calcext:value-type="float">
            <text:p>3557.21</text:p>
          </table:table-cell>
          <table:table-cell office:value-type="float" office:value="-38.7665" calcext:value-type="float">
            <text:p>-38.7665</text:p>
          </table:table-cell>
          <table:table-cell office:value-type="float" office:value="-32.9949" calcext:value-type="float">
            <text:p>-32.9949</text:p>
          </table:table-cell>
          <table:table-cell office:value-type="float" office:value="-95.4744" calcext:value-type="float">
            <text:p>-95.4744</text:p>
          </table:table-cell>
          <table:table-cell office:value-type="float" office:value="-95.5757" calcext:value-type="float">
            <text:p>-95.5757</text:p>
          </table:table-cell>
          <table:table-cell office:value-type="float" office:value="-57.2435" calcext:value-type="float">
            <text:p>-57.2435</text:p>
          </table:table-cell>
          <table:table-cell office:value-type="float" office:value="-5.46125" calcext:value-type="float">
            <text:p>-5.46125</text:p>
          </table:table-cell>
          <table:table-cell office:value-type="float" office:value="101.612" calcext:value-type="float">
            <text:p>101.612</text:p>
          </table:table-cell>
          <table:table-cell office:value-type="float" office:value="20.4587" calcext:value-type="float">
            <text:p>20.4587</text:p>
          </table:table-cell>
          <table:table-cell office:value-type="float" office:value="8.829" calcext:value-type="float">
            <text:p>8.829</text:p>
          </table:table-cell>
          <table:table-cell office:value-type="float" office:value="1.03676" calcext:value-type="float">
            <text:p>1.03676</text:p>
          </table:table-cell>
          <table:table-cell office:value-type="float" office:value="1.06094" calcext:value-type="float">
            <text:p>1.06094</text:p>
          </table:table-cell>
          <table:table-cell office:value-type="float" office:value="-31.9328" calcext:value-type="float">
            <text:p>-31.9328</text:p>
          </table:table-cell>
          <table:table-cell office:value-type="float" office:value="-7.1541" calcext:value-type="float">
            <text:p>-7.1541</text:p>
          </table:table-cell>
          <table:table-cell office:value-type="float" office:value="92.8459" calcext:value-type="float">
            <text:p>92.8459</text:p>
          </table:table-cell>
          <table:table-cell office:value-type="float" office:value="18" calcext:value-type="float">
            <text:p>18</text:p>
          </table:table-cell>
          <table:table-cell office:value-type="float" office:value="-406.37" calcext:value-type="float">
            <text:p>-406.37</text:p>
          </table:table-cell>
          <table:table-cell office:value-type="float" office:value="8.8115" calcext:value-type="float">
            <text:p>8.8115</text:p>
          </table:table-cell>
          <table:table-cell office:value-type="float" office:value="0.107311" calcext:value-type="float">
            <text:p>0.107311</text:p>
          </table:table-cell>
          <table:table-cell office:value-type="float" office:value="-0.000000555556" calcext:value-type="float">
            <text:p>-0.000000555556</text:p>
          </table:table-cell>
          <table:table-cell office:value-type="float" office:value="0" calcext:value-type="float">
            <text:p>0</text:p>
          </table:table-cell>
          <table:table-cell office:value-type="string" calcext:value-type="string">
            <text:p>LLLLLALLFVLTSLLAILILI</text:p>
          </table:table-cell>
          <table:table-cell office:value-type="string" calcext:value-type="string">
            <text:p>LLALLFVLTSLLAIL</text:p>
          </table:table-cell>
          <table:table-cell office:value-type="float" office:value="0.48489014266439" calcext:value-type="float">
            <text:p>0.48489014266439</text:p>
          </table:table-cell>
          <table:table-cell office:value-type="float" office:value="0.0919935338060811" calcext:value-type="float">
            <text:p>0.0919935338060811</text:p>
          </table:table-cell>
          <table:table-cell office:value-type="string" calcext:value-type="string">
            <text:p>L</text:p>
          </table:table-cell>
          <table:table-cell office:value-type="float" office:value="11392.6319805383" calcext:value-type="float">
            <text:p>11392.6319805383</text:p>
          </table:table-cell>
          <table:table-cell office:value-type="float" office:value="1805.55708781947" calcext:value-type="float">
            <text:p>1805.55708781947</text:p>
          </table:table-cell>
          <table:table-cell office:value-type="float" office:value="3" calcext:value-type="float">
            <text:p>3</text:p>
          </table:table-cell>
          <table:table-cell office:value-type="float" office:value="-39.1650788144999" calcext:value-type="float">
            <text:p>-39.1650788144999</text:p>
          </table:table-cell>
          <table:table-cell office:value-type="float" office:value="-57.0840431757032" calcext:value-type="float">
            <text:p>-57.0840431757032</text:p>
          </table:table-cell>
          <table:table-cell office:value-type="float" office:value="-45.7787008033198" calcext:value-type="float">
            <text:p>-45.7787008033198</text:p>
          </table:table-cell>
          <table:table-cell office:value-type="float" office:value="-61.7496186411328" calcext:value-type="float">
            <text:p>-61.7496186411328</text:p>
          </table:table-cell>
          <table:table-cell office:value-type="float" office:value="-48.137541531222" calcext:value-type="float">
            <text:p>-48.137541531222</text:p>
          </table:table-cell>
          <table:table-cell office:value-type="float" office:value="-63.4136613465612" calcext:value-type="float">
            <text:p>-63.4136613465612</text:p>
          </table:table-cell>
          <table:table-cell office:value-type="float" office:value="-42.7906753398802" calcext:value-type="float">
            <text:p>-42.7906753398802</text:p>
          </table:table-cell>
          <table:table-cell office:value-type="float" office:value="-59.641717960406" calcext:value-type="float">
            <text:p>-59.641717960406</text:p>
          </table:table-cell>
          <table:table-cell table:number-columns-repeated="975"/>
        </table:table-row>
        <table:table-row table:style-name="ro1">
          <table:table-cell office:value-type="string" calcext:value-type="string">
            <text:p>LLLLLALLFVLTSLLAILILI_1</text:p>
          </table:table-cell>
          <table:table-cell office:value-type="float" office:value="1.1001100110011E+017" calcext:value-type="float">
            <text:p>1.1001100110011E+017</text:p>
          </table:table-cell>
          <table:table-cell office:value-type="float" office:value="1" calcext:value-type="float">
            <text:p>1</text:p>
          </table:table-cell>
          <table:table-cell office:value-type="float" office:value="-78.346" calcext:value-type="float">
            <text:p>-78.346</text:p>
          </table:table-cell>
          <table:table-cell office:value-type="float" office:value="-76.6673" calcext:value-type="float">
            <text:p>-76.6673</text:p>
          </table:table-cell>
          <table:table-cell office:value-type="float" office:value="-74.2275" calcext:value-type="float">
            <text:p>-74.2275</text:p>
          </table:table-cell>
          <table:table-cell office:value-type="float" office:value="-239.396" calcext:value-type="float">
            <text:p>-239.396</text:p>
          </table:table-cell>
          <table:table-cell office:value-type="float" office:value="-238.855" calcext:value-type="float">
            <text:p>-238.855</text:p>
          </table:table-cell>
          <table:table-cell office:value-type="float" office:value="-241.904" calcext:value-type="float">
            <text:p>-241.904</text:p>
          </table:table-cell>
          <table:table-cell office:value-type="float" office:value="-373.375" calcext:value-type="float">
            <text:p>-373.375</text:p>
          </table:table-cell>
          <table:table-cell office:value-type="float" office:value="4503.57" calcext:value-type="float">
            <text:p>4503.57</text:p>
          </table:table-cell>
          <table:table-cell office:value-type="float" office:value="3621.32" calcext:value-type="float">
            <text:p>3621.32</text:p>
          </table:table-cell>
          <table:table-cell office:value-type="float" office:value="3557.21" calcext:value-type="float">
            <text:p>3557.21</text:p>
          </table:table-cell>
          <table:table-cell office:value-type="float" office:value="-40.0694" calcext:value-type="float">
            <text:p>-40.0694</text:p>
          </table:table-cell>
          <table:table-cell office:value-type="float" office:value="-34.409" calcext:value-type="float">
            <text:p>-34.409</text:p>
          </table:table-cell>
          <table:table-cell office:value-type="float" office:value="-95.7022" calcext:value-type="float">
            <text:p>-95.7022</text:p>
          </table:table-cell>
          <table:table-cell office:value-type="float" office:value="-92.2621" calcext:value-type="float">
            <text:p>-92.2621</text:p>
          </table:table-cell>
          <table:table-cell office:value-type="float" office:value="-57.2435" calcext:value-type="float">
            <text:p>-57.2435</text:p>
          </table:table-cell>
          <table:table-cell office:value-type="float" office:value="-5.36413" calcext:value-type="float">
            <text:p>-5.36413</text:p>
          </table:table-cell>
          <table:table-cell office:value-type="float" office:value="102.287" calcext:value-type="float">
            <text:p>102.287</text:p>
          </table:table-cell>
          <table:table-cell office:value-type="float" office:value="18.5449" calcext:value-type="float">
            <text:p>18.5449</text:p>
          </table:table-cell>
          <table:table-cell office:value-type="float" office:value="8.82292" calcext:value-type="float">
            <text:p>8.82292</text:p>
          </table:table-cell>
          <table:table-cell office:value-type="float" office:value="1.11336" calcext:value-type="float">
            <text:p>1.11336</text:p>
          </table:table-cell>
          <table:table-cell office:value-type="float" office:value="1.14767" calcext:value-type="float">
            <text:p>1.14767</text:p>
          </table:table-cell>
          <table:table-cell office:value-type="float" office:value="-32.9907" calcext:value-type="float">
            <text:p>-32.9907</text:p>
          </table:table-cell>
          <table:table-cell office:value-type="float" office:value="-7.1541" calcext:value-type="float">
            <text:p>-7.1541</text:p>
          </table:table-cell>
          <table:table-cell office:value-type="float" office:value="92.8459" calcext:value-type="float">
            <text:p>92.8459</text:p>
          </table:table-cell>
          <table:table-cell office:value-type="float" office:value="18" calcext:value-type="float">
            <text:p>18</text:p>
          </table:table-cell>
          <table:table-cell office:value-type="float" office:value="-406.37" calcext:value-type="float">
            <text:p>-406.37</text:p>
          </table:table-cell>
          <table:table-cell office:value-type="float" office:value="8.8115" calcext:value-type="float">
            <text:p>8.8115</text:p>
          </table:table-cell>
          <table:table-cell office:value-type="float" office:value="0.107311" calcext:value-type="float">
            <text:p>0.107311</text:p>
          </table:table-cell>
          <table:table-cell office:value-type="float" office:value="-0.000000555556" calcext:value-type="float">
            <text:p>-0.000000555556</text:p>
          </table:table-cell>
          <table:table-cell office:value-type="float" office:value="1" calcext:value-type="float">
            <text:p>1</text:p>
          </table:table-cell>
          <table:table-cell office:value-type="string" calcext:value-type="string">
            <text:p>LLLLLALLFVLTSLLAILILI</text:p>
          </table:table-cell>
          <table:table-cell office:value-type="string" calcext:value-type="string">
            <text:p>LLALLFVLTSLLAIL</text:p>
          </table:table-cell>
          <table:table-cell office:value-type="float" office:value="0.48489014266439" calcext:value-type="float">
            <text:p>0.48489014266439</text:p>
          </table:table-cell>
          <table:table-cell office:value-type="float" office:value="0.0919935338060811" calcext:value-type="float">
            <text:p>0.0919935338060811</text:p>
          </table:table-cell>
          <table:table-cell office:value-type="string" calcext:value-type="string">
            <text:p>L</text:p>
          </table:table-cell>
          <table:table-cell office:value-type="float" office:value="11392.6319805383" calcext:value-type="float">
            <text:p>11392.6319805383</text:p>
          </table:table-cell>
          <table:table-cell office:value-type="float" office:value="1805.55708781947" calcext:value-type="float">
            <text:p>1805.55708781947</text:p>
          </table:table-cell>
          <table:table-cell office:value-type="float" office:value="3" calcext:value-type="float">
            <text:p>3</text:p>
          </table:table-cell>
          <table:table-cell office:value-type="float" office:value="-39.1650788144999" calcext:value-type="float">
            <text:p>-39.1650788144999</text:p>
          </table:table-cell>
          <table:table-cell office:value-type="float" office:value="-57.0840431757032" calcext:value-type="float">
            <text:p>-57.0840431757032</text:p>
          </table:table-cell>
          <table:table-cell office:value-type="float" office:value="-45.7787008033198" calcext:value-type="float">
            <text:p>-45.7787008033198</text:p>
          </table:table-cell>
          <table:table-cell office:value-type="float" office:value="-61.7496186411328" calcext:value-type="float">
            <text:p>-61.7496186411328</text:p>
          </table:table-cell>
          <table:table-cell office:value-type="float" office:value="-48.137541531222" calcext:value-type="float">
            <text:p>-48.137541531222</text:p>
          </table:table-cell>
          <table:table-cell office:value-type="float" office:value="-63.4136613465612" calcext:value-type="float">
            <text:p>-63.4136613465612</text:p>
          </table:table-cell>
          <table:table-cell office:value-type="float" office:value="-42.7906753398802" calcext:value-type="float">
            <text:p>-42.7906753398802</text:p>
          </table:table-cell>
          <table:table-cell office:value-type="float" office:value="-59.641717960406" calcext:value-type="float">
            <text:p>-59.641717960406</text:p>
          </table:table-cell>
          <table:table-cell table:number-columns-repeated="975"/>
        </table:table-row>
        <table:table-row table:style-name="ro1">
          <table:table-cell office:value-type="string" calcext:value-type="string">
            <text:p>LLLLLALLFVLTSLLAILILI_2</text:p>
          </table:table-cell>
          <table:table-cell office:value-type="float" office:value="1.1001100110011E+017" calcext:value-type="float">
            <text:p>1.1001100110011E+017</text:p>
          </table:table-cell>
          <table:table-cell office:value-type="float" office:value="1" calcext:value-type="float">
            <text:p>1</text:p>
          </table:table-cell>
          <table:table-cell office:value-type="float" office:value="-78.2056" calcext:value-type="float">
            <text:p>-78.2056</text:p>
          </table:table-cell>
          <table:table-cell office:value-type="float" office:value="-78.346" calcext:value-type="float">
            <text:p>-78.346</text:p>
          </table:table-cell>
          <table:table-cell office:value-type="float" office:value="-74.2275" calcext:value-type="float">
            <text:p>-74.2275</text:p>
          </table:table-cell>
          <table:table-cell office:value-type="float" office:value="-240.936" calcext:value-type="float">
            <text:p>-240.936</text:p>
          </table:table-cell>
          <table:table-cell office:value-type="float" office:value="-239.225" calcext:value-type="float">
            <text:p>-239.225</text:p>
          </table:table-cell>
          <table:table-cell office:value-type="float" office:value="-241.904" calcext:value-type="float">
            <text:p>-241.904</text:p>
          </table:table-cell>
          <table:table-cell office:value-type="float" office:value="-373.375" calcext:value-type="float">
            <text:p>-373.375</text:p>
          </table:table-cell>
          <table:table-cell office:value-type="float" office:value="4503.57" calcext:value-type="float">
            <text:p>4503.57</text:p>
          </table:table-cell>
          <table:table-cell office:value-type="float" office:value="3617.8" calcext:value-type="float">
            <text:p>3617.8</text:p>
          </table:table-cell>
          <table:table-cell office:value-type="float" office:value="3557.21" calcext:value-type="float">
            <text:p>3557.21</text:p>
          </table:table-cell>
          <table:table-cell office:value-type="float" office:value="-41.0884" calcext:value-type="float">
            <text:p>-41.0884</text:p>
          </table:table-cell>
          <table:table-cell office:value-type="float" office:value="-39.8002" calcext:value-type="float">
            <text:p>-39.8002</text:p>
          </table:table-cell>
          <table:table-cell office:value-type="float" office:value="-95.3214" calcext:value-type="float">
            <text:p>-95.3214</text:p>
          </table:table-cell>
          <table:table-cell office:value-type="float" office:value="-95.6044" calcext:value-type="float">
            <text:p>-95.6044</text:p>
          </table:table-cell>
          <table:table-cell office:value-type="float" office:value="-57.2435" calcext:value-type="float">
            <text:p>-57.2435</text:p>
          </table:table-cell>
          <table:table-cell office:value-type="float" office:value="-4.83147" calcext:value-type="float">
            <text:p>-4.83147</text:p>
          </table:table-cell>
          <table:table-cell office:value-type="float" office:value="105.118" calcext:value-type="float">
            <text:p>105.118</text:p>
          </table:table-cell>
          <table:table-cell office:value-type="float" office:value="18.4921" calcext:value-type="float">
            <text:p>18.4921</text:p>
          </table:table-cell>
          <table:table-cell office:value-type="float" office:value="8.83472" calcext:value-type="float">
            <text:p>8.83472</text:p>
          </table:table-cell>
          <table:table-cell office:value-type="float" office:value="1.41566" calcext:value-type="float">
            <text:p>1.41566</text:p>
          </table:table-cell>
          <table:table-cell office:value-type="float" office:value="1.49243" calcext:value-type="float">
            <text:p>1.49243</text:p>
          </table:table-cell>
          <table:table-cell office:value-type="float" office:value="-32.6728" calcext:value-type="float">
            <text:p>-32.6728</text:p>
          </table:table-cell>
          <table:table-cell office:value-type="float" office:value="-7.1541" calcext:value-type="float">
            <text:p>-7.1541</text:p>
          </table:table-cell>
          <table:table-cell office:value-type="float" office:value="92.8459" calcext:value-type="float">
            <text:p>92.8459</text:p>
          </table:table-cell>
          <table:table-cell office:value-type="float" office:value="18" calcext:value-type="float">
            <text:p>18</text:p>
          </table:table-cell>
          <table:table-cell office:value-type="float" office:value="-406.37" calcext:value-type="float">
            <text:p>-406.37</text:p>
          </table:table-cell>
          <table:table-cell office:value-type="float" office:value="8.8115" calcext:value-type="float">
            <text:p>8.8115</text:p>
          </table:table-cell>
          <table:table-cell office:value-type="float" office:value="0.107311" calcext:value-type="float">
            <text:p>0.107311</text:p>
          </table:table-cell>
          <table:table-cell office:value-type="float" office:value="-0.000000555556" calcext:value-type="float">
            <text:p>-0.000000555556</text:p>
          </table:table-cell>
          <table:table-cell office:value-type="float" office:value="2" calcext:value-type="float">
            <text:p>2</text:p>
          </table:table-cell>
          <table:table-cell office:value-type="string" calcext:value-type="string">
            <text:p>LLLLLALLFVLTSLLAILILI</text:p>
          </table:table-cell>
          <table:table-cell office:value-type="string" calcext:value-type="string">
            <text:p>LLALLFVLTSLLAIL</text:p>
          </table:table-cell>
          <table:table-cell office:value-type="float" office:value="0.48489014266439" calcext:value-type="float">
            <text:p>0.48489014266439</text:p>
          </table:table-cell>
          <table:table-cell office:value-type="float" office:value="0.0919935338060811" calcext:value-type="float">
            <text:p>0.0919935338060811</text:p>
          </table:table-cell>
          <table:table-cell office:value-type="string" calcext:value-type="string">
            <text:p>L</text:p>
          </table:table-cell>
          <table:table-cell office:value-type="float" office:value="11392.6319805383" calcext:value-type="float">
            <text:p>11392.6319805383</text:p>
          </table:table-cell>
          <table:table-cell office:value-type="float" office:value="1805.55708781947" calcext:value-type="float">
            <text:p>1805.55708781947</text:p>
          </table:table-cell>
          <table:table-cell office:value-type="float" office:value="3" calcext:value-type="float">
            <text:p>3</text:p>
          </table:table-cell>
          <table:table-cell office:value-type="float" office:value="-39.1650788144999" calcext:value-type="float">
            <text:p>-39.1650788144999</text:p>
          </table:table-cell>
          <table:table-cell office:value-type="float" office:value="-57.0840431757032" calcext:value-type="float">
            <text:p>-57.0840431757032</text:p>
          </table:table-cell>
          <table:table-cell office:value-type="float" office:value="-45.7787008033198" calcext:value-type="float">
            <text:p>-45.7787008033198</text:p>
          </table:table-cell>
          <table:table-cell office:value-type="float" office:value="-61.7496186411328" calcext:value-type="float">
            <text:p>-61.7496186411328</text:p>
          </table:table-cell>
          <table:table-cell office:value-type="float" office:value="-48.137541531222" calcext:value-type="float">
            <text:p>-48.137541531222</text:p>
          </table:table-cell>
          <table:table-cell office:value-type="float" office:value="-63.4136613465612" calcext:value-type="float">
            <text:p>-63.4136613465612</text:p>
          </table:table-cell>
          <table:table-cell office:value-type="float" office:value="-42.7906753398802" calcext:value-type="float">
            <text:p>-42.7906753398802</text:p>
          </table:table-cell>
          <table:table-cell office:value-type="float" office:value="-59.641717960406" calcext:value-type="float">
            <text:p>-59.641717960406</text:p>
          </table:table-cell>
          <table:table-cell table:number-columns-repeated="975"/>
        </table:table-row>
        <table:table-row table:style-name="ro1">
          <table:table-cell table:number-columns-repeated="1024"/>
        </table:table-row>
        <table:table-row table:style-name="ro1">
          <table:table-cell office:value-type="string" calcext:value-type="string">
            <text:p>LLLLVALLLLLTSLLFLLILI_0</text:p>
          </table:table-cell>
          <table:table-cell office:value-type="float" office:value="1.1001100110011E+017" calcext:value-type="float">
            <text:p>1.1001100110011E+017</text:p>
          </table:table-cell>
          <table:table-cell office:value-type="float" office:value="1" calcext:value-type="float">
            <text:p>1</text:p>
          </table:table-cell>
          <table:table-cell office:value-type="float" office:value="-79.8088" calcext:value-type="float">
            <text:p>-79.8088</text:p>
          </table:table-cell>
          <table:table-cell office:value-type="float" office:value="-77.8769" calcext:value-type="float">
            <text:p>-77.8769</text:p>
          </table:table-cell>
          <table:table-cell office:value-type="float" office:value="-74.2973" calcext:value-type="float">
            <text:p>-74.2973</text:p>
          </table:table-cell>
          <table:table-cell office:value-type="float" office:value="-237.883" calcext:value-type="float">
            <text:p>-237.883</text:p>
          </table:table-cell>
          <table:table-cell office:value-type="float" office:value="-232.873" calcext:value-type="float">
            <text:p>-232.873</text:p>
          </table:table-cell>
          <table:table-cell office:value-type="float" office:value="-246.51" calcext:value-type="float">
            <text:p>-246.51</text:p>
          </table:table-cell>
          <table:table-cell office:value-type="float" office:value="-385.555" calcext:value-type="float">
            <text:p>-385.555</text:p>
          </table:table-cell>
          <table:table-cell office:value-type="float" office:value="4645.13" calcext:value-type="float">
            <text:p>4645.13</text:p>
          </table:table-cell>
          <table:table-cell office:value-type="float" office:value="3549.21" calcext:value-type="float">
            <text:p>3549.21</text:p>
          </table:table-cell>
          <table:table-cell office:value-type="float" office:value="3549.81" calcext:value-type="float">
            <text:p>3549.81</text:p>
          </table:table-cell>
          <table:table-cell office:value-type="float" office:value="-38.4125" calcext:value-type="float">
            <text:p>-38.4125</text:p>
          </table:table-cell>
          <table:table-cell office:value-type="float" office:value="-30.1878" calcext:value-type="float">
            <text:p>-30.1878</text:p>
          </table:table-cell>
          <table:table-cell office:value-type="float" office:value="-106.276" calcext:value-type="float">
            <text:p>-106.276</text:p>
          </table:table-cell>
          <table:table-cell office:value-type="float" office:value="-104.993" calcext:value-type="float">
            <text:p>-104.993</text:p>
          </table:table-cell>
          <table:table-cell office:value-type="float" office:value="-64.7473" calcext:value-type="float">
            <text:p>-64.7473</text:p>
          </table:table-cell>
          <table:table-cell office:value-type="float" office:value="-7.65364" calcext:value-type="float">
            <text:p>-7.65364</text:p>
          </table:table-cell>
          <table:table-cell office:value-type="float" office:value="98.4553" calcext:value-type="float">
            <text:p>98.4553</text:p>
          </table:table-cell>
          <table:table-cell office:value-type="float" office:value="26.1225" calcext:value-type="float">
            <text:p>26.1225</text:p>
          </table:table-cell>
          <table:table-cell office:value-type="float" office:value="8.49498" calcext:value-type="float">
            <text:p>8.49498</text:p>
          </table:table-cell>
          <table:table-cell office:value-type="float" office:value="0.939508" calcext:value-type="float">
            <text:p>0.939508</text:p>
          </table:table-cell>
          <table:table-cell office:value-type="float" office:value="0.916337" calcext:value-type="float">
            <text:p>0.916337</text:p>
          </table:table-cell>
          <table:table-cell office:value-type="float" office:value="-28.8703" calcext:value-type="float">
            <text:p>-28.8703</text:p>
          </table:table-cell>
          <table:table-cell office:value-type="float" office:value="-10.5055" calcext:value-type="float">
            <text:p>-10.5055</text:p>
          </table:table-cell>
          <table:table-cell office:value-type="float" office:value="89.5832" calcext:value-type="float">
            <text:p>89.5832</text:p>
          </table:table-cell>
          <table:table-cell office:value-type="float" office:value="26.7676" calcext:value-type="float">
            <text:p>26.7676</text:p>
          </table:table-cell>
          <table:table-cell office:value-type="float" office:value="-415.743" calcext:value-type="float">
            <text:p>-415.743</text:p>
          </table:table-cell>
          <table:table-cell office:value-type="float" office:value="8.6395" calcext:value-type="float">
            <text:p>8.6395</text:p>
          </table:table-cell>
          <table:table-cell office:value-type="float" office:value="0.169552" calcext:value-type="float">
            <text:p>0.169552</text:p>
          </table:table-cell>
          <table:table-cell office:value-type="float" office:value="0.0132994" calcext:value-type="float">
            <text:p>0.0132994</text:p>
          </table:table-cell>
          <table:table-cell office:value-type="float" office:value="0" calcext:value-type="float">
            <text:p>0</text:p>
          </table:table-cell>
          <table:table-cell office:value-type="string" calcext:value-type="string">
            <text:p>LLLLVALLLLLTSLLFLLILI</text:p>
          </table:table-cell>
          <table:table-cell office:value-type="string" calcext:value-type="string">
            <text:p>LVALLLLLTSLLFLL</text:p>
          </table:table-cell>
          <table:table-cell office:value-type="float" office:value="0.475506882498655" calcext:value-type="float">
            <text:p>0.475506882498655</text:p>
          </table:table-cell>
          <table:table-cell office:value-type="float" office:value="0.0453033897617508" calcext:value-type="float">
            <text:p>0.0453033897617508</text:p>
          </table:table-cell>
          <table:table-cell office:value-type="string" calcext:value-type="string">
            <text:p>L</text:p>
          </table:table-cell>
          <table:table-cell office:value-type="float" office:value="11172.1696109664" calcext:value-type="float">
            <text:p>11172.1696109664</text:p>
          </table:table-cell>
          <table:table-cell office:value-type="float" office:value="889.169630739171" calcext:value-type="float">
            <text:p>889.169630739171</text:p>
          </table:table-cell>
          <table:table-cell office:value-type="float" office:value="2" calcext:value-type="float">
            <text:p>2</text:p>
          </table:table-cell>
          <table:table-cell office:value-type="float" office:value="-35.4915289559399" calcext:value-type="float">
            <text:p>-35.4915289559399</text:p>
          </table:table-cell>
          <table:table-cell office:value-type="float" office:value="-54.7481849091282" calcext:value-type="float">
            <text:p>-54.7481849091282</text:p>
          </table:table-cell>
          <table:table-cell office:value-type="float" office:value="-47.5011133226171" calcext:value-type="float">
            <text:p>-47.5011133226171</text:p>
          </table:table-cell>
          <table:table-cell office:value-type="float" office:value="-63.1727450061721" calcext:value-type="float">
            <text:p>-63.1727450061721</text:p>
          </table:table-cell>
          <table:table-cell office:value-type="float" office:value="-61.485109927305" calcext:value-type="float">
            <text:p>-61.485109927305</text:p>
          </table:table-cell>
          <table:table-cell office:value-type="float" office:value="-72.9823284352151" calcext:value-type="float">
            <text:p>-72.9823284352151</text:p>
          </table:table-cell>
          <table:table-cell office:value-type="float" office:value="-63.2141883917881" calcext:value-type="float">
            <text:p>-63.2141883917881</text:p>
          </table:table-cell>
          <table:table-cell office:value-type="float" office:value="-74.1952534617432" calcext:value-type="float">
            <text:p>-74.1952534617432</text:p>
          </table:table-cell>
          <table:table-cell table:number-columns-repeated="975"/>
        </table:table-row>
        <table:table-row table:style-name="ro1">
          <table:table-cell office:value-type="string" calcext:value-type="string">
            <text:p>LLLLVALLLLLTSLLFLLILI_1</text:p>
          </table:table-cell>
          <table:table-cell office:value-type="float" office:value="1.1001100110011E+017" calcext:value-type="float">
            <text:p>1.1001100110011E+017</text:p>
          </table:table-cell>
          <table:table-cell office:value-type="float" office:value="1" calcext:value-type="float">
            <text:p>1</text:p>
          </table:table-cell>
          <table:table-cell office:value-type="float" office:value="-74.1744" calcext:value-type="float">
            <text:p>-74.1744</text:p>
          </table:table-cell>
          <table:table-cell office:value-type="float" office:value="-78.2837" calcext:value-type="float">
            <text:p>-78.2837</text:p>
          </table:table-cell>
          <table:table-cell office:value-type="float" office:value="-74.2973" calcext:value-type="float">
            <text:p>-74.2973</text:p>
          </table:table-cell>
          <table:table-cell office:value-type="float" office:value="-245.75" calcext:value-type="float">
            <text:p>-245.75</text:p>
          </table:table-cell>
          <table:table-cell office:value-type="float" office:value="-237.893" calcext:value-type="float">
            <text:p>-237.893</text:p>
          </table:table-cell>
          <table:table-cell office:value-type="float" office:value="-246.51" calcext:value-type="float">
            <text:p>-246.51</text:p>
          </table:table-cell>
          <table:table-cell office:value-type="float" office:value="-385.555" calcext:value-type="float">
            <text:p>-385.555</text:p>
          </table:table-cell>
          <table:table-cell office:value-type="float" office:value="4645.13" calcext:value-type="float">
            <text:p>4645.13</text:p>
          </table:table-cell>
          <table:table-cell office:value-type="float" office:value="3600.26" calcext:value-type="float">
            <text:p>3600.26</text:p>
          </table:table-cell>
          <table:table-cell office:value-type="float" office:value="3549.81" calcext:value-type="float">
            <text:p>3549.81</text:p>
          </table:table-cell>
          <table:table-cell office:value-type="float" office:value="-43.2597" calcext:value-type="float">
            <text:p>-43.2597</text:p>
          </table:table-cell>
          <table:table-cell office:value-type="float" office:value="-34.6971" calcext:value-type="float">
            <text:p>-34.6971</text:p>
          </table:table-cell>
          <table:table-cell office:value-type="float" office:value="-108.89" calcext:value-type="float">
            <text:p>-108.89</text:p>
          </table:table-cell>
          <table:table-cell office:value-type="float" office:value="-104.075" calcext:value-type="float">
            <text:p>-104.075</text:p>
          </table:table-cell>
          <table:table-cell office:value-type="float" office:value="-64.7473" calcext:value-type="float">
            <text:p>-64.7473</text:p>
          </table:table-cell>
          <table:table-cell office:value-type="float" office:value="-8.56266" calcext:value-type="float">
            <text:p>-8.56266</text:p>
          </table:table-cell>
          <table:table-cell office:value-type="float" office:value="103.293" calcext:value-type="float">
            <text:p>103.293</text:p>
          </table:table-cell>
          <table:table-cell office:value-type="float" office:value="30.8154" calcext:value-type="float">
            <text:p>30.8154</text:p>
          </table:table-cell>
          <table:table-cell office:value-type="float" office:value="8.78201" calcext:value-type="float">
            <text:p>8.78201</text:p>
          </table:table-cell>
          <table:table-cell office:value-type="float" office:value="1.72892" calcext:value-type="float">
            <text:p>1.72892</text:p>
          </table:table-cell>
          <table:table-cell office:value-type="float" office:value="1.77831" calcext:value-type="float">
            <text:p>1.77831</text:p>
          </table:table-cell>
          <table:table-cell office:value-type="float" office:value="-30.4839" calcext:value-type="float">
            <text:p>-30.4839</text:p>
          </table:table-cell>
          <table:table-cell office:value-type="float" office:value="-10.5055" calcext:value-type="float">
            <text:p>-10.5055</text:p>
          </table:table-cell>
          <table:table-cell office:value-type="float" office:value="89.5832" calcext:value-type="float">
            <text:p>89.5832</text:p>
          </table:table-cell>
          <table:table-cell office:value-type="float" office:value="26.7676" calcext:value-type="float">
            <text:p>26.7676</text:p>
          </table:table-cell>
          <table:table-cell office:value-type="float" office:value="-415.743" calcext:value-type="float">
            <text:p>-415.743</text:p>
          </table:table-cell>
          <table:table-cell office:value-type="float" office:value="8.6395" calcext:value-type="float">
            <text:p>8.6395</text:p>
          </table:table-cell>
          <table:table-cell office:value-type="float" office:value="0.169552" calcext:value-type="float">
            <text:p>0.169552</text:p>
          </table:table-cell>
          <table:table-cell office:value-type="float" office:value="0.0132994" calcext:value-type="float">
            <text:p>0.0132994</text:p>
          </table:table-cell>
          <table:table-cell office:value-type="float" office:value="1" calcext:value-type="float">
            <text:p>1</text:p>
          </table:table-cell>
          <table:table-cell office:value-type="string" calcext:value-type="string">
            <text:p>LLLLVALLLLLTSLLFLLILI</text:p>
          </table:table-cell>
          <table:table-cell office:value-type="string" calcext:value-type="string">
            <text:p>LVALLLLLTSLLFLL</text:p>
          </table:table-cell>
          <table:table-cell office:value-type="float" office:value="0.475506882498655" calcext:value-type="float">
            <text:p>0.475506882498655</text:p>
          </table:table-cell>
          <table:table-cell office:value-type="float" office:value="0.0453033897617508" calcext:value-type="float">
            <text:p>0.0453033897617508</text:p>
          </table:table-cell>
          <table:table-cell office:value-type="string" calcext:value-type="string">
            <text:p>L</text:p>
          </table:table-cell>
          <table:table-cell office:value-type="float" office:value="11172.1696109664" calcext:value-type="float">
            <text:p>11172.1696109664</text:p>
          </table:table-cell>
          <table:table-cell office:value-type="float" office:value="889.169630739171" calcext:value-type="float">
            <text:p>889.169630739171</text:p>
          </table:table-cell>
          <table:table-cell office:value-type="float" office:value="2" calcext:value-type="float">
            <text:p>2</text:p>
          </table:table-cell>
          <table:table-cell office:value-type="float" office:value="-35.4915289559399" calcext:value-type="float">
            <text:p>-35.4915289559399</text:p>
          </table:table-cell>
          <table:table-cell office:value-type="float" office:value="-54.7481849091282" calcext:value-type="float">
            <text:p>-54.7481849091282</text:p>
          </table:table-cell>
          <table:table-cell office:value-type="float" office:value="-47.5011133226171" calcext:value-type="float">
            <text:p>-47.5011133226171</text:p>
          </table:table-cell>
          <table:table-cell office:value-type="float" office:value="-63.1727450061721" calcext:value-type="float">
            <text:p>-63.1727450061721</text:p>
          </table:table-cell>
          <table:table-cell office:value-type="float" office:value="-61.485109927305" calcext:value-type="float">
            <text:p>-61.485109927305</text:p>
          </table:table-cell>
          <table:table-cell office:value-type="float" office:value="-72.9823284352151" calcext:value-type="float">
            <text:p>-72.9823284352151</text:p>
          </table:table-cell>
          <table:table-cell office:value-type="float" office:value="-63.2141883917881" calcext:value-type="float">
            <text:p>-63.2141883917881</text:p>
          </table:table-cell>
          <table:table-cell office:value-type="float" office:value="-74.1952534617432" calcext:value-type="float">
            <text:p>-74.1952534617432</text:p>
          </table:table-cell>
          <table:table-cell table:number-columns-repeated="975"/>
        </table:table-row>
        <table:table-row table:style-name="ro1">
          <table:table-cell office:value-type="string" calcext:value-type="string">
            <text:p>LLLLVALLLLLTSLLFLLILI_2</text:p>
          </table:table-cell>
          <table:table-cell office:value-type="float" office:value="1.1001100110011E+017" calcext:value-type="float">
            <text:p>1.1001100110011E+017</text:p>
          </table:table-cell>
          <table:table-cell office:value-type="float" office:value="1" calcext:value-type="float">
            <text:p>1</text:p>
          </table:table-cell>
          <table:table-cell office:value-type="float" office:value="-74.1744" calcext:value-type="float">
            <text:p>-74.1744</text:p>
          </table:table-cell>
          <table:table-cell office:value-type="float" office:value="-73.5419" calcext:value-type="float">
            <text:p>-73.5419</text:p>
          </table:table-cell>
          <table:table-cell office:value-type="float" office:value="-74.2973" calcext:value-type="float">
            <text:p>-74.2973</text:p>
          </table:table-cell>
          <table:table-cell office:value-type="float" office:value="-246.246" calcext:value-type="float">
            <text:p>-246.246</text:p>
          </table:table-cell>
          <table:table-cell office:value-type="float" office:value="-244.149" calcext:value-type="float">
            <text:p>-244.149</text:p>
          </table:table-cell>
          <table:table-cell office:value-type="float" office:value="-246.51" calcext:value-type="float">
            <text:p>-246.51</text:p>
          </table:table-cell>
          <table:table-cell office:value-type="float" office:value="-385.555" calcext:value-type="float">
            <text:p>-385.555</text:p>
          </table:table-cell>
          <table:table-cell office:value-type="float" office:value="4645.13" calcext:value-type="float">
            <text:p>4645.13</text:p>
          </table:table-cell>
          <table:table-cell office:value-type="float" office:value="3608.58" calcext:value-type="float">
            <text:p>3608.58</text:p>
          </table:table-cell>
          <table:table-cell office:value-type="float" office:value="3549.81" calcext:value-type="float">
            <text:p>3549.81</text:p>
          </table:table-cell>
          <table:table-cell office:value-type="float" office:value="-44.4782" calcext:value-type="float">
            <text:p>-44.4782</text:p>
          </table:table-cell>
          <table:table-cell office:value-type="float" office:value="-30.2696" calcext:value-type="float">
            <text:p>-30.2696</text:p>
          </table:table-cell>
          <table:table-cell office:value-type="float" office:value="-109.613" calcext:value-type="float">
            <text:p>-109.613</text:p>
          </table:table-cell>
          <table:table-cell office:value-type="float" office:value="-98.1336" calcext:value-type="float">
            <text:p>-98.1336</text:p>
          </table:table-cell>
          <table:table-cell office:value-type="float" office:value="-64.7473" calcext:value-type="float">
            <text:p>-64.7473</text:p>
          </table:table-cell>
          <table:table-cell office:value-type="float" office:value="-6.35302" calcext:value-type="float">
            <text:p>-6.35302</text:p>
          </table:table-cell>
          <table:table-cell office:value-type="float" office:value="106.252" calcext:value-type="float">
            <text:p>106.252</text:p>
          </table:table-cell>
          <table:table-cell office:value-type="float" office:value="32.5264" calcext:value-type="float">
            <text:p>32.5264</text:p>
          </table:table-cell>
          <table:table-cell office:value-type="float" office:value="8.73895" calcext:value-type="float">
            <text:p>8.73895</text:p>
          </table:table-cell>
          <table:table-cell office:value-type="float" office:value="1.79691" calcext:value-type="float">
            <text:p>1.79691</text:p>
          </table:table-cell>
          <table:table-cell office:value-type="float" office:value="1.89068" calcext:value-type="float">
            <text:p>1.89068</text:p>
          </table:table-cell>
          <table:table-cell office:value-type="float" office:value="-29.0858" calcext:value-type="float">
            <text:p>-29.0858</text:p>
          </table:table-cell>
          <table:table-cell office:value-type="float" office:value="-10.5055" calcext:value-type="float">
            <text:p>-10.5055</text:p>
          </table:table-cell>
          <table:table-cell office:value-type="float" office:value="89.5832" calcext:value-type="float">
            <text:p>89.5832</text:p>
          </table:table-cell>
          <table:table-cell office:value-type="float" office:value="26.7676" calcext:value-type="float">
            <text:p>26.7676</text:p>
          </table:table-cell>
          <table:table-cell office:value-type="float" office:value="-415.743" calcext:value-type="float">
            <text:p>-415.743</text:p>
          </table:table-cell>
          <table:table-cell office:value-type="float" office:value="8.6395" calcext:value-type="float">
            <text:p>8.6395</text:p>
          </table:table-cell>
          <table:table-cell office:value-type="float" office:value="0.169552" calcext:value-type="float">
            <text:p>0.169552</text:p>
          </table:table-cell>
          <table:table-cell office:value-type="float" office:value="0.0132994" calcext:value-type="float">
            <text:p>0.0132994</text:p>
          </table:table-cell>
          <table:table-cell office:value-type="float" office:value="2" calcext:value-type="float">
            <text:p>2</text:p>
          </table:table-cell>
          <table:table-cell office:value-type="string" calcext:value-type="string">
            <text:p>LLLLVALLLLLTSLLFLLILI</text:p>
          </table:table-cell>
          <table:table-cell office:value-type="string" calcext:value-type="string">
            <text:p>LVALLLLLTSLLFLL</text:p>
          </table:table-cell>
          <table:table-cell office:value-type="float" office:value="0.475506882498655" calcext:value-type="float">
            <text:p>0.475506882498655</text:p>
          </table:table-cell>
          <table:table-cell office:value-type="float" office:value="0.0453033897617508" calcext:value-type="float">
            <text:p>0.0453033897617508</text:p>
          </table:table-cell>
          <table:table-cell office:value-type="string" calcext:value-type="string">
            <text:p>L</text:p>
          </table:table-cell>
          <table:table-cell office:value-type="float" office:value="11172.1696109664" calcext:value-type="float">
            <text:p>11172.1696109664</text:p>
          </table:table-cell>
          <table:table-cell office:value-type="float" office:value="889.169630739171" calcext:value-type="float">
            <text:p>889.169630739171</text:p>
          </table:table-cell>
          <table:table-cell office:value-type="float" office:value="2" calcext:value-type="float">
            <text:p>2</text:p>
          </table:table-cell>
          <table:table-cell office:value-type="float" office:value="-35.4915289559399" calcext:value-type="float">
            <text:p>-35.4915289559399</text:p>
          </table:table-cell>
          <table:table-cell office:value-type="float" office:value="-54.7481849091282" calcext:value-type="float">
            <text:p>-54.7481849091282</text:p>
          </table:table-cell>
          <table:table-cell office:value-type="float" office:value="-47.5011133226171" calcext:value-type="float">
            <text:p>-47.5011133226171</text:p>
          </table:table-cell>
          <table:table-cell office:value-type="float" office:value="-63.1727450061721" calcext:value-type="float">
            <text:p>-63.1727450061721</text:p>
          </table:table-cell>
          <table:table-cell office:value-type="float" office:value="-61.485109927305" calcext:value-type="float">
            <text:p>-61.485109927305</text:p>
          </table:table-cell>
          <table:table-cell office:value-type="float" office:value="-72.9823284352151" calcext:value-type="float">
            <text:p>-72.9823284352151</text:p>
          </table:table-cell>
          <table:table-cell office:value-type="float" office:value="-63.2141883917881" calcext:value-type="float">
            <text:p>-63.2141883917881</text:p>
          </table:table-cell>
          <table:table-cell office:value-type="float" office:value="-74.1952534617432" calcext:value-type="float">
            <text:p>-74.1952534617432</text:p>
          </table:table-cell>
          <table:table-cell table:number-columns-repeated="975"/>
        </table:table-row>
        <table:table-row table:style-name="ro1">
          <table:table-cell table:number-columns-repeated="1024"/>
        </table:table-row>
        <table:table-row table:style-name="ro1">
          <table:table-cell office:value-type="string" calcext:value-type="string">
            <text:p>LLLYALLFLLTSLLLVLLILI_0</text:p>
          </table:table-cell>
          <table:table-cell office:value-type="float" office:value="1.1001100110011E+017" calcext:value-type="float">
            <text:p>1.1001100110011E+017</text:p>
          </table:table-cell>
          <table:table-cell office:value-type="float" office:value="1" calcext:value-type="float">
            <text:p>1</text:p>
          </table:table-cell>
          <table:table-cell office:value-type="float" office:value="-75.3126" calcext:value-type="float">
            <text:p>-75.3126</text:p>
          </table:table-cell>
          <table:table-cell office:value-type="float" office:value="-74.9603" calcext:value-type="float">
            <text:p>-74.9603</text:p>
          </table:table-cell>
          <table:table-cell office:value-type="float" office:value="-74.2423" calcext:value-type="float">
            <text:p>-74.2423</text:p>
          </table:table-cell>
          <table:table-cell office:value-type="float" office:value="-233.704" calcext:value-type="float">
            <text:p>-233.704</text:p>
          </table:table-cell>
          <table:table-cell office:value-type="float" office:value="-223.315" calcext:value-type="float">
            <text:p>-223.315</text:p>
          </table:table-cell>
          <table:table-cell office:value-type="float" office:value="-253.915" calcext:value-type="float">
            <text:p>-253.915</text:p>
          </table:table-cell>
          <table:table-cell office:value-type="float" office:value="-372.974" calcext:value-type="float">
            <text:p>-372.974</text:p>
          </table:table-cell>
          <table:table-cell office:value-type="float" office:value="4745.22" calcext:value-type="float">
            <text:p>4745.22</text:p>
          </table:table-cell>
          <table:table-cell office:value-type="float" office:value="3724.74" calcext:value-type="float">
            <text:p>3724.74</text:p>
          </table:table-cell>
          <table:table-cell office:value-type="float" office:value="3743.19" calcext:value-type="float">
            <text:p>3743.19</text:p>
          </table:table-cell>
          <table:table-cell office:value-type="float" office:value="-26.2544" calcext:value-type="float">
            <text:p>-26.2544</text:p>
          </table:table-cell>
          <table:table-cell office:value-type="float" office:value="-12.5329" calcext:value-type="float">
            <text:p>-12.5329</text:p>
          </table:table-cell>
          <table:table-cell office:value-type="float" office:value="-90.2112" calcext:value-type="float">
            <text:p>-90.2112</text:p>
          </table:table-cell>
          <table:table-cell office:value-type="float" office:value="-87.231" calcext:value-type="float">
            <text:p>-87.231</text:p>
          </table:table-cell>
          <table:table-cell office:value-type="float" office:value="-44.8161" calcext:value-type="float">
            <text:p>-44.8161</text:p>
          </table:table-cell>
          <table:table-cell office:value-type="float" office:value="-98.7116" calcext:value-type="float">
            <text:p>-98.7116</text:p>
          </table:table-cell>
          <table:table-cell office:value-type="float" office:value="51.3418" calcext:value-type="float">
            <text:p>51.3418</text:p>
          </table:table-cell>
          <table:table-cell office:value-type="float" office:value="16.4605" calcext:value-type="float">
            <text:p>16.4605</text:p>
          </table:table-cell>
          <table:table-cell office:value-type="float" office:value="8.64316" calcext:value-type="float">
            <text:p>8.64316</text:p>
          </table:table-cell>
          <table:table-cell office:value-type="float" office:value="8.23789" calcext:value-type="float">
            <text:p>8.23789</text:p>
          </table:table-cell>
          <table:table-cell office:value-type="float" office:value="7.50802" calcext:value-type="float">
            <text:p>7.50802</text:p>
          </table:table-cell>
          <table:table-cell office:value-type="float" office:value="-10.7675" calcext:value-type="float">
            <text:p>-10.7675</text:p>
          </table:table-cell>
          <table:table-cell office:value-type="float" office:value="-100.982" calcext:value-type="float">
            <text:p>-100.982</text:p>
          </table:table-cell>
          <table:table-cell office:value-type="float" office:value="34.5253" calcext:value-type="float">
            <text:p>34.5253</text:p>
          </table:table-cell>
          <table:table-cell office:value-type="float" office:value="20.0445" calcext:value-type="float">
            <text:p>20.0445</text:p>
          </table:table-cell>
          <table:table-cell office:value-type="float" office:value="-385.506" calcext:value-type="float">
            <text:p>-385.506</text:p>
          </table:table-cell>
          <table:table-cell office:value-type="float" office:value="8.836" calcext:value-type="float">
            <text:p>8.836</text:p>
          </table:table-cell>
          <table:table-cell office:value-type="float" office:value="6.30822" calcext:value-type="float">
            <text:p>6.30822</text:p>
          </table:table-cell>
          <table:table-cell office:value-type="float" office:value="5.3261" calcext:value-type="float">
            <text:p>5.3261</text:p>
          </table:table-cell>
          <table:table-cell office:value-type="float" office:value="0" calcext:value-type="float">
            <text:p>0</text:p>
          </table:table-cell>
          <table:table-cell office:value-type="string" calcext:value-type="string">
            <text:p>LLLYALLFLLTSLLLVLLILI</text:p>
          </table:table-cell>
          <table:table-cell office:value-type="string" calcext:value-type="string">
            <text:p>YALLFLLTSLLLVLL</text:p>
          </table:table-cell>
          <table:table-cell office:value-type="float" office:value="0.472956634286896" calcext:value-type="float">
            <text:p>0.472956634286896</text:p>
          </table:table-cell>
          <table:table-cell office:value-type="float" office:value="0.196726238586365" calcext:value-type="float">
            <text:p>0.196726238586365</text:p>
          </table:table-cell>
          <table:table-cell office:value-type="string" calcext:value-type="string">
            <text:p>L</text:p>
          </table:table-cell>
          <table:table-cell office:value-type="float" office:value="11112.2508030294" calcext:value-type="float">
            <text:p>11112.2508030294</text:p>
          </table:table-cell>
          <table:table-cell office:value-type="float" office:value="3861.14588429334" calcext:value-type="float">
            <text:p>3861.14588429334</text:p>
          </table:table-cell>
          <table:table-cell office:value-type="float" office:value="2" calcext:value-type="float">
            <text:p>2</text:p>
          </table:table-cell>
          <table:table-cell office:value-type="float" office:value="-0.944808729240292" calcext:value-type="float">
            <text:p>-0.944808729240292</text:p>
          </table:table-cell>
          <table:table-cell office:value-type="float" office:value="-46.7887466576067" calcext:value-type="float">
            <text:p>-46.7887466576067</text:p>
          </table:table-cell>
          <table:table-cell office:value-type="float" office:value="-19.8429759940351" calcext:value-type="float">
            <text:p>-19.8429759940351</text:p>
          </table:table-cell>
          <table:table-cell office:value-type="float" office:value="-56.9406140472239" calcext:value-type="float">
            <text:p>-56.9406140472239</text:p>
          </table:table-cell>
          <table:table-cell office:value-type="float" office:value="-28.0418288868381" calcext:value-type="float">
            <text:p>-28.0418288868381</text:p>
          </table:table-cell>
          <table:table-cell office:value-type="float" office:value="-61.3449388766358" calcext:value-type="float">
            <text:p>-61.3449388766358</text:p>
          </table:table-cell>
          <table:table-cell office:value-type="float" office:value="-25.6196569551457" calcext:value-type="float">
            <text:p>-25.6196569551457</text:p>
          </table:table-cell>
          <table:table-cell office:value-type="float" office:value="-60.0437773459512" calcext:value-type="float">
            <text:p>-60.0437773459512</text:p>
          </table:table-cell>
          <table:table-cell table:number-columns-repeated="975"/>
        </table:table-row>
        <table:table-row table:style-name="ro1">
          <table:table-cell office:value-type="string" calcext:value-type="string">
            <text:p>LLLYALLFLLTSLLLVLLILI_1</text:p>
          </table:table-cell>
          <table:table-cell office:value-type="float" office:value="1.1001100110011E+017" calcext:value-type="float">
            <text:p>1.1001100110011E+017</text:p>
          </table:table-cell>
          <table:table-cell office:value-type="float" office:value="1" calcext:value-type="float">
            <text:p>1</text:p>
          </table:table-cell>
          <table:table-cell office:value-type="float" office:value="-75.506" calcext:value-type="float">
            <text:p>-75.506</text:p>
          </table:table-cell>
          <table:table-cell office:value-type="float" office:value="-75.3065" calcext:value-type="float">
            <text:p>-75.3065</text:p>
          </table:table-cell>
          <table:table-cell office:value-type="float" office:value="-74.2423" calcext:value-type="float">
            <text:p>-74.2423</text:p>
          </table:table-cell>
          <table:table-cell office:value-type="float" office:value="-235.095" calcext:value-type="float">
            <text:p>-235.095</text:p>
          </table:table-cell>
          <table:table-cell office:value-type="float" office:value="-233.088" calcext:value-type="float">
            <text:p>-233.088</text:p>
          </table:table-cell>
          <table:table-cell office:value-type="float" office:value="-253.915" calcext:value-type="float">
            <text:p>-253.915</text:p>
          </table:table-cell>
          <table:table-cell office:value-type="float" office:value="-372.974" calcext:value-type="float">
            <text:p>-372.974</text:p>
          </table:table-cell>
          <table:table-cell office:value-type="float" office:value="4745.22" calcext:value-type="float">
            <text:p>4745.22</text:p>
          </table:table-cell>
          <table:table-cell office:value-type="float" office:value="3763.31" calcext:value-type="float">
            <text:p>3763.31</text:p>
          </table:table-cell>
          <table:table-cell office:value-type="float" office:value="3743.19" calcext:value-type="float">
            <text:p>3743.19</text:p>
          </table:table-cell>
          <table:table-cell office:value-type="float" office:value="-24.4974" calcext:value-type="float">
            <text:p>-24.4974</text:p>
          </table:table-cell>
          <table:table-cell office:value-type="float" office:value="109.778" calcext:value-type="float">
            <text:p>109.778</text:p>
          </table:table-cell>
          <table:table-cell office:value-type="float" office:value="-86.8699" calcext:value-type="float">
            <text:p>-86.8699</text:p>
          </table:table-cell>
          <table:table-cell office:value-type="float" office:value="45.199" calcext:value-type="float">
            <text:p>45.199</text:p>
          </table:table-cell>
          <table:table-cell office:value-type="float" office:value="-44.8161" calcext:value-type="float">
            <text:p>-44.8161</text:p>
          </table:table-cell>
          <table:table-cell office:value-type="float" office:value="-101.519" calcext:value-type="float">
            <text:p>-101.519</text:p>
          </table:table-cell>
          <table:table-cell office:value-type="float" office:value="46.7654" calcext:value-type="float">
            <text:p>46.7654</text:p>
          </table:table-cell>
          <table:table-cell office:value-type="float" office:value="17.1249" calcext:value-type="float">
            <text:p>17.1249</text:p>
          </table:table-cell>
          <table:table-cell office:value-type="float" office:value="8.74779" calcext:value-type="float">
            <text:p>8.74779</text:p>
          </table:table-cell>
          <table:table-cell office:value-type="float" office:value="8.04112" calcext:value-type="float">
            <text:p>8.04112</text:p>
          </table:table-cell>
          <table:table-cell office:value-type="float" office:value="7.2426" calcext:value-type="float">
            <text:p>7.2426</text:p>
          </table:table-cell>
          <table:table-cell office:value-type="float" office:value="-11.7342" calcext:value-type="float">
            <text:p>-11.7342</text:p>
          </table:table-cell>
          <table:table-cell office:value-type="float" office:value="-100.982" calcext:value-type="float">
            <text:p>-100.982</text:p>
          </table:table-cell>
          <table:table-cell office:value-type="float" office:value="34.5253" calcext:value-type="float">
            <text:p>34.5253</text:p>
          </table:table-cell>
          <table:table-cell office:value-type="float" office:value="20.0445" calcext:value-type="float">
            <text:p>20.0445</text:p>
          </table:table-cell>
          <table:table-cell office:value-type="float" office:value="-385.506" calcext:value-type="float">
            <text:p>-385.506</text:p>
          </table:table-cell>
          <table:table-cell office:value-type="float" office:value="8.836" calcext:value-type="float">
            <text:p>8.836</text:p>
          </table:table-cell>
          <table:table-cell office:value-type="float" office:value="6.30822" calcext:value-type="float">
            <text:p>6.30822</text:p>
          </table:table-cell>
          <table:table-cell office:value-type="float" office:value="5.3261" calcext:value-type="float">
            <text:p>5.3261</text:p>
          </table:table-cell>
          <table:table-cell office:value-type="float" office:value="1" calcext:value-type="float">
            <text:p>1</text:p>
          </table:table-cell>
          <table:table-cell office:value-type="string" calcext:value-type="string">
            <text:p>LLLYALLFLLTSLLLVLLILI</text:p>
          </table:table-cell>
          <table:table-cell office:value-type="string" calcext:value-type="string">
            <text:p>YALLFLLTSLLLVLL</text:p>
          </table:table-cell>
          <table:table-cell office:value-type="float" office:value="0.472956634286896" calcext:value-type="float">
            <text:p>0.472956634286896</text:p>
          </table:table-cell>
          <table:table-cell office:value-type="float" office:value="0.196726238586365" calcext:value-type="float">
            <text:p>0.196726238586365</text:p>
          </table:table-cell>
          <table:table-cell office:value-type="string" calcext:value-type="string">
            <text:p>L</text:p>
          </table:table-cell>
          <table:table-cell office:value-type="float" office:value="11112.2508030294" calcext:value-type="float">
            <text:p>11112.2508030294</text:p>
          </table:table-cell>
          <table:table-cell office:value-type="float" office:value="3861.14588429334" calcext:value-type="float">
            <text:p>3861.14588429334</text:p>
          </table:table-cell>
          <table:table-cell office:value-type="float" office:value="2" calcext:value-type="float">
            <text:p>2</text:p>
          </table:table-cell>
          <table:table-cell office:value-type="float" office:value="-0.944808729240292" calcext:value-type="float">
            <text:p>-0.944808729240292</text:p>
          </table:table-cell>
          <table:table-cell office:value-type="float" office:value="-46.7887466576067" calcext:value-type="float">
            <text:p>-46.7887466576067</text:p>
          </table:table-cell>
          <table:table-cell office:value-type="float" office:value="-19.8429759940351" calcext:value-type="float">
            <text:p>-19.8429759940351</text:p>
          </table:table-cell>
          <table:table-cell office:value-type="float" office:value="-56.9406140472239" calcext:value-type="float">
            <text:p>-56.9406140472239</text:p>
          </table:table-cell>
          <table:table-cell office:value-type="float" office:value="-28.0418288868381" calcext:value-type="float">
            <text:p>-28.0418288868381</text:p>
          </table:table-cell>
          <table:table-cell office:value-type="float" office:value="-61.3449388766358" calcext:value-type="float">
            <text:p>-61.3449388766358</text:p>
          </table:table-cell>
          <table:table-cell office:value-type="float" office:value="-25.6196569551457" calcext:value-type="float">
            <text:p>-25.6196569551457</text:p>
          </table:table-cell>
          <table:table-cell office:value-type="float" office:value="-60.0437773459512" calcext:value-type="float">
            <text:p>-60.0437773459512</text:p>
          </table:table-cell>
          <table:table-cell table:number-columns-repeated="975"/>
        </table:table-row>
        <table:table-row table:style-name="ro1">
          <table:table-cell office:value-type="string" calcext:value-type="string">
            <text:p>LLLYALLFLLTSLLLVLLILI_2</text:p>
          </table:table-cell>
          <table:table-cell office:value-type="float" office:value="1.1001100110011E+017" calcext:value-type="float">
            <text:p>1.1001100110011E+017</text:p>
          </table:table-cell>
          <table:table-cell office:value-type="float" office:value="1" calcext:value-type="float">
            <text:p>1</text:p>
          </table:table-cell>
          <table:table-cell office:value-type="float" office:value="-73.7094" calcext:value-type="float">
            <text:p>-73.7094</text:p>
          </table:table-cell>
          <table:table-cell office:value-type="float" office:value="-75.4998" calcext:value-type="float">
            <text:p>-75.4998</text:p>
          </table:table-cell>
          <table:table-cell office:value-type="float" office:value="-74.2423" calcext:value-type="float">
            <text:p>-74.2423</text:p>
          </table:table-cell>
          <table:table-cell office:value-type="float" office:value="-222.743" calcext:value-type="float">
            <text:p>-222.743</text:p>
          </table:table-cell>
          <table:table-cell office:value-type="float" office:value="-230.915" calcext:value-type="float">
            <text:p>-230.915</text:p>
          </table:table-cell>
          <table:table-cell office:value-type="float" office:value="-253.915" calcext:value-type="float">
            <text:p>-253.915</text:p>
          </table:table-cell>
          <table:table-cell office:value-type="float" office:value="-372.974" calcext:value-type="float">
            <text:p>-372.974</text:p>
          </table:table-cell>
          <table:table-cell office:value-type="float" office:value="4745.22" calcext:value-type="float">
            <text:p>4745.22</text:p>
          </table:table-cell>
          <table:table-cell office:value-type="float" office:value="3712.66" calcext:value-type="float">
            <text:p>3712.66</text:p>
          </table:table-cell>
          <table:table-cell office:value-type="float" office:value="3743.19" calcext:value-type="float">
            <text:p>3743.19</text:p>
          </table:table-cell>
          <table:table-cell office:value-type="float" office:value="-8.33076" calcext:value-type="float">
            <text:p>-8.33076</text:p>
          </table:table-cell>
          <table:table-cell office:value-type="float" office:value="-21.2784" calcext:value-type="float">
            <text:p>-21.2784</text:p>
          </table:table-cell>
          <table:table-cell office:value-type="float" office:value="-84.8524" calcext:value-type="float">
            <text:p>-84.8524</text:p>
          </table:table-cell>
          <table:table-cell office:value-type="float" office:value="-87.8369" calcext:value-type="float">
            <text:p>-87.8369</text:p>
          </table:table-cell>
          <table:table-cell office:value-type="float" office:value="-44.8161" calcext:value-type="float">
            <text:p>-44.8161</text:p>
          </table:table-cell>
          <table:table-cell office:value-type="float" office:value="-101.192" calcext:value-type="float">
            <text:p>-101.192</text:p>
          </table:table-cell>
          <table:table-cell office:value-type="float" office:value="31.5898" calcext:value-type="float">
            <text:p>31.5898</text:p>
          </table:table-cell>
          <table:table-cell office:value-type="float" office:value="22.1716" calcext:value-type="float">
            <text:p>22.1716</text:p>
          </table:table-cell>
          <table:table-cell office:value-type="float" office:value="8.83676" calcext:value-type="float">
            <text:p>8.83676</text:p>
          </table:table-cell>
          <table:table-cell office:value-type="float" office:value="5.94338" calcext:value-type="float">
            <text:p>5.94338</text:p>
          </table:table-cell>
          <table:table-cell office:value-type="float" office:value="4.91723" calcext:value-type="float">
            <text:p>4.91723</text:p>
          </table:table-cell>
          <table:table-cell office:value-type="float" office:value="-11.3274" calcext:value-type="float">
            <text:p>-11.3274</text:p>
          </table:table-cell>
          <table:table-cell office:value-type="float" office:value="-100.982" calcext:value-type="float">
            <text:p>-100.982</text:p>
          </table:table-cell>
          <table:table-cell office:value-type="float" office:value="34.5253" calcext:value-type="float">
            <text:p>34.5253</text:p>
          </table:table-cell>
          <table:table-cell office:value-type="float" office:value="20.0445" calcext:value-type="float">
            <text:p>20.0445</text:p>
          </table:table-cell>
          <table:table-cell office:value-type="float" office:value="-385.506" calcext:value-type="float">
            <text:p>-385.506</text:p>
          </table:table-cell>
          <table:table-cell office:value-type="float" office:value="8.836" calcext:value-type="float">
            <text:p>8.836</text:p>
          </table:table-cell>
          <table:table-cell office:value-type="float" office:value="6.30822" calcext:value-type="float">
            <text:p>6.30822</text:p>
          </table:table-cell>
          <table:table-cell office:value-type="float" office:value="5.3261" calcext:value-type="float">
            <text:p>5.3261</text:p>
          </table:table-cell>
          <table:table-cell office:value-type="float" office:value="2" calcext:value-type="float">
            <text:p>2</text:p>
          </table:table-cell>
          <table:table-cell office:value-type="string" calcext:value-type="string">
            <text:p>LLLYALLFLLTSLLLVLLILI</text:p>
          </table:table-cell>
          <table:table-cell office:value-type="string" calcext:value-type="string">
            <text:p>YALLFLLTSLLLVLL</text:p>
          </table:table-cell>
          <table:table-cell office:value-type="float" office:value="0.472956634286896" calcext:value-type="float">
            <text:p>0.472956634286896</text:p>
          </table:table-cell>
          <table:table-cell office:value-type="float" office:value="0.196726238586365" calcext:value-type="float">
            <text:p>0.196726238586365</text:p>
          </table:table-cell>
          <table:table-cell office:value-type="string" calcext:value-type="string">
            <text:p>L</text:p>
          </table:table-cell>
          <table:table-cell office:value-type="float" office:value="11112.2508030294" calcext:value-type="float">
            <text:p>11112.2508030294</text:p>
          </table:table-cell>
          <table:table-cell office:value-type="float" office:value="3861.14588429334" calcext:value-type="float">
            <text:p>3861.14588429334</text:p>
          </table:table-cell>
          <table:table-cell office:value-type="float" office:value="2" calcext:value-type="float">
            <text:p>2</text:p>
          </table:table-cell>
          <table:table-cell office:value-type="float" office:value="-0.944808729240292" calcext:value-type="float">
            <text:p>-0.944808729240292</text:p>
          </table:table-cell>
          <table:table-cell office:value-type="float" office:value="-46.7887466576067" calcext:value-type="float">
            <text:p>-46.7887466576067</text:p>
          </table:table-cell>
          <table:table-cell office:value-type="float" office:value="-19.8429759940351" calcext:value-type="float">
            <text:p>-19.8429759940351</text:p>
          </table:table-cell>
          <table:table-cell office:value-type="float" office:value="-56.9406140472239" calcext:value-type="float">
            <text:p>-56.9406140472239</text:p>
          </table:table-cell>
          <table:table-cell office:value-type="float" office:value="-28.0418288868381" calcext:value-type="float">
            <text:p>-28.0418288868381</text:p>
          </table:table-cell>
          <table:table-cell office:value-type="float" office:value="-61.3449388766358" calcext:value-type="float">
            <text:p>-61.3449388766358</text:p>
          </table:table-cell>
          <table:table-cell office:value-type="float" office:value="-25.6196569551457" calcext:value-type="float">
            <text:p>-25.6196569551457</text:p>
          </table:table-cell>
          <table:table-cell office:value-type="float" office:value="-60.0437773459512" calcext:value-type="float">
            <text:p>-60.0437773459512</text:p>
          </table:table-cell>
          <table:table-cell table:number-columns-repeated="975"/>
        </table:table-row>
        <table:table-row table:style-name="ro1">
          <table:table-cell table:style-name="ce2" office:value-type="string" calcext:value-type="string">
            <text:p>ala mutant of above</text:p>
          </table:table-cell>
          <table:table-cell table:number-columns-repeated="1023"/>
        </table:table-row>
        <table:table-row table:style-name="ro1">
          <table:table-cell office:value-type="string" calcext:value-type="string">
            <text:p>LLLYALLFLLTSLLAVLLILI_0</text:p>
          </table:table-cell>
          <table:table-cell office:value-type="float" office:value="1.1001100110011E+017" calcext:value-type="float">
            <text:p>1.1001100110011E+017</text:p>
          </table:table-cell>
          <table:table-cell office:value-type="float" office:value="1" calcext:value-type="float">
            <text:p>1</text:p>
          </table:table-cell>
          <table:table-cell office:value-type="float" office:value="-77.8779" calcext:value-type="float">
            <text:p>-77.8779</text:p>
          </table:table-cell>
          <table:table-cell office:value-type="float" office:value="-74.9603" calcext:value-type="float">
            <text:p>-74.9603</text:p>
          </table:table-cell>
          <table:table-cell office:value-type="float" office:value="-74.2423" calcext:value-type="float">
            <text:p>-74.2423</text:p>
          </table:table-cell>
          <table:table-cell office:value-type="float" office:value="-226.679" calcext:value-type="float">
            <text:p>-226.679</text:p>
          </table:table-cell>
          <table:table-cell office:value-type="float" office:value="-219.022" calcext:value-type="float">
            <text:p>-219.022</text:p>
          </table:table-cell>
          <table:table-cell office:value-type="float" office:value="-249.858" calcext:value-type="float">
            <text:p>-249.858</text:p>
          </table:table-cell>
          <table:table-cell office:value-type="float" office:value="-362.022" calcext:value-type="float">
            <text:p>-362.022</text:p>
          </table:table-cell>
          <table:table-cell office:value-type="float" office:value="4680.45" calcext:value-type="float">
            <text:p>4680.45</text:p>
          </table:table-cell>
          <table:table-cell office:value-type="float" office:value="3742.4" calcext:value-type="float">
            <text:p>3742.4</text:p>
          </table:table-cell>
          <table:table-cell office:value-type="float" office:value="3761.25" calcext:value-type="float">
            <text:p>3761.25</text:p>
          </table:table-cell>
          <table:table-cell office:value-type="float" office:value="-19.3107" calcext:value-type="float">
            <text:p>-19.3107</text:p>
          </table:table-cell>
          <table:table-cell office:value-type="float" office:value="-9.24611" calcext:value-type="float">
            <text:p>-9.24611</text:p>
          </table:table-cell>
          <table:table-cell office:value-type="float" office:value="-76.7757" calcext:value-type="float">
            <text:p>-76.7757</text:p>
          </table:table-cell>
          <table:table-cell office:value-type="float" office:value="-77.2859" calcext:value-type="float">
            <text:p>-77.2859</text:p>
          </table:table-cell>
          <table:table-cell office:value-type="float" office:value="-37.9212" calcext:value-type="float">
            <text:p>-37.9212</text:p>
          </table:table-cell>
          <table:table-cell office:value-type="float" office:value="-100.861" calcext:value-type="float">
            <text:p>-100.861</text:p>
          </table:table-cell>
          <table:table-cell office:value-type="float" office:value="42.5716" calcext:value-type="float">
            <text:p>42.5716</text:p>
          </table:table-cell>
          <table:table-cell office:value-type="float" office:value="16.232" calcext:value-type="float">
            <text:p>16.232</text:p>
          </table:table-cell>
          <table:table-cell office:value-type="float" office:value="8.5589" calcext:value-type="float">
            <text:p>8.5589</text:p>
          </table:table-cell>
          <table:table-cell office:value-type="float" office:value="7.37628" calcext:value-type="float">
            <text:p>7.37628</text:p>
          </table:table-cell>
          <table:table-cell office:value-type="float" office:value="6.51486" calcext:value-type="float">
            <text:p>6.51486</text:p>
          </table:table-cell>
          <table:table-cell office:value-type="float" office:value="-8.438" calcext:value-type="float">
            <text:p>-8.438</text:p>
          </table:table-cell>
          <table:table-cell office:value-type="float" office:value="-100.982" calcext:value-type="float">
            <text:p>-100.982</text:p>
          </table:table-cell>
          <table:table-cell office:value-type="float" office:value="34.5253" calcext:value-type="float">
            <text:p>34.5253</text:p>
          </table:table-cell>
          <table:table-cell office:value-type="float" office:value="20.0445" calcext:value-type="float">
            <text:p>20.0445</text:p>
          </table:table-cell>
          <table:table-cell office:value-type="float" office:value="-371.268" calcext:value-type="float">
            <text:p>-371.268</text:p>
          </table:table-cell>
          <table:table-cell office:value-type="float" office:value="8.836" calcext:value-type="float">
            <text:p>8.836</text:p>
          </table:table-cell>
          <table:table-cell office:value-type="float" office:value="6.30822" calcext:value-type="float">
            <text:p>6.30822</text:p>
          </table:table-cell>
          <table:table-cell office:value-type="float" office:value="5.3261" calcext:value-type="float">
            <text:p>5.3261</text:p>
          </table:table-cell>
          <table:table-cell office:value-type="float" office:value="0" calcext:value-type="float">
            <text:p>0</text:p>
          </table:table-cell>
          <table:table-cell office:value-type="string" calcext:value-type="string">
            <text:p>LLLYALLFLLTSLLAVLLILI</text:p>
          </table:table-cell>
          <table:table-cell office:value-type="string" calcext:value-type="string">
            <text:p>YALLFLLTSLLAVLL</text:p>
          </table:table-cell>
          <table:table-cell office:value-type="float" office:value="0.307975790908581" calcext:value-type="float">
            <text:p>0.307975790908581</text:p>
          </table:table-cell>
          <table:table-cell office:value-type="float" office:value="0.125481628784768" calcext:value-type="float">
            <text:p>0.125481628784768</text:p>
          </table:table-cell>
          <table:table-cell office:value-type="string" calcext:value-type="string">
            <text:p>L</text:p>
          </table:table-cell>
          <table:table-cell office:value-type="float" office:value="7235.97890779991" calcext:value-type="float">
            <text:p>7235.97890779991</text:p>
          </table:table-cell>
          <table:table-cell office:value-type="float" office:value="2462.82792785988" calcext:value-type="float">
            <text:p>2462.82792785988</text:p>
          </table:table-cell>
          <table:table-cell office:value-type="float" office:value="8" calcext:value-type="float">
            <text:p>8</text:p>
          </table:table-cell>
          <table:table-cell office:value-type="float" office:value="40.632514710157" calcext:value-type="float">
            <text:p>40.632514710157</text:p>
          </table:table-cell>
          <table:table-cell office:value-type="float" office:value="9.936177780955" calcext:value-type="float">
            <text:p>9.936177780955</text:p>
          </table:table-cell>
          <table:table-cell office:value-type="float" office:value="9.25076918141014" calcext:value-type="float">
            <text:p>9.25076918141014</text:p>
          </table:table-cell>
          <table:table-cell office:value-type="float" office:value="-14.5957674995188" calcext:value-type="float">
            <text:p>-14.5957674995188</text:p>
          </table:table-cell>
          <table:table-cell office:value-type="float" office:value="-5.21465753791844" calcext:value-type="float">
            <text:p>-5.21465753791844</text:p>
          </table:table-cell>
          <table:table-cell office:value-type="float" office:value="-25.9037763676745" calcext:value-type="float">
            <text:p>-25.9037763676745</text:p>
          </table:table-cell>
          <table:table-cell office:value-type="float" office:value="-8.38410744330049" calcext:value-type="float">
            <text:p>-8.38410744330049</text:p>
          </table:table-cell>
          <table:table-cell office:value-type="float" office:value="-28.3814196707473" calcext:value-type="float">
            <text:p>-28.3814196707473</text:p>
          </table:table-cell>
          <table:table-cell table:number-columns-repeated="975"/>
        </table:table-row>
        <table:table-row table:style-name="ro1">
          <table:table-cell office:value-type="string" calcext:value-type="string">
            <text:p>LLLYALLFLLTSLLAVLLILI_1</text:p>
          </table:table-cell>
          <table:table-cell office:value-type="float" office:value="1.1001100110011E+017" calcext:value-type="float">
            <text:p>1.1001100110011E+017</text:p>
          </table:table-cell>
          <table:table-cell office:value-type="float" office:value="1" calcext:value-type="float">
            <text:p>1</text:p>
          </table:table-cell>
          <table:table-cell office:value-type="float" office:value="-77.9463" calcext:value-type="float">
            <text:p>-77.9463</text:p>
          </table:table-cell>
          <table:table-cell office:value-type="float" office:value="-77.8717" calcext:value-type="float">
            <text:p>-77.8717</text:p>
          </table:table-cell>
          <table:table-cell office:value-type="float" office:value="-74.2423" calcext:value-type="float">
            <text:p>-74.2423</text:p>
          </table:table-cell>
          <table:table-cell office:value-type="float" office:value="-226.813" calcext:value-type="float">
            <text:p>-226.813</text:p>
          </table:table-cell>
          <table:table-cell office:value-type="float" office:value="-224.19" calcext:value-type="float">
            <text:p>-224.19</text:p>
          </table:table-cell>
          <table:table-cell office:value-type="float" office:value="-249.858" calcext:value-type="float">
            <text:p>-249.858</text:p>
          </table:table-cell>
          <table:table-cell office:value-type="float" office:value="-362.022" calcext:value-type="float">
            <text:p>-362.022</text:p>
          </table:table-cell>
          <table:table-cell office:value-type="float" office:value="4680.45" calcext:value-type="float">
            <text:p>4680.45</text:p>
          </table:table-cell>
          <table:table-cell office:value-type="float" office:value="3767.52" calcext:value-type="float">
            <text:p>3767.52</text:p>
          </table:table-cell>
          <table:table-cell office:value-type="float" office:value="3761.25" calcext:value-type="float">
            <text:p>3761.25</text:p>
          </table:table-cell>
          <table:table-cell office:value-type="float" office:value="-19.138" calcext:value-type="float">
            <text:p>-19.138</text:p>
          </table:table-cell>
          <table:table-cell office:value-type="float" office:value="65.0825" calcext:value-type="float">
            <text:p>65.0825</text:p>
          </table:table-cell>
          <table:table-cell office:value-type="float" office:value="-76.4004" calcext:value-type="float">
            <text:p>-76.4004</text:p>
          </table:table-cell>
          <table:table-cell office:value-type="float" office:value="5.12234" calcext:value-type="float">
            <text:p>5.12234</text:p>
          </table:table-cell>
          <table:table-cell office:value-type="float" office:value="-37.9212" calcext:value-type="float">
            <text:p>-37.9212</text:p>
          </table:table-cell>
          <table:table-cell office:value-type="float" office:value="-102.411" calcext:value-type="float">
            <text:p>-102.411</text:p>
          </table:table-cell>
          <table:table-cell office:value-type="float" office:value="40.5085" calcext:value-type="float">
            <text:p>40.5085</text:p>
          </table:table-cell>
          <table:table-cell office:value-type="float" office:value="16.4124" calcext:value-type="float">
            <text:p>16.4124</text:p>
          </table:table-cell>
          <table:table-cell office:value-type="float" office:value="8.60769" calcext:value-type="float">
            <text:p>8.60769</text:p>
          </table:table-cell>
          <table:table-cell office:value-type="float" office:value="7.33035" calcext:value-type="float">
            <text:p>7.33035</text:p>
          </table:table-cell>
          <table:table-cell office:value-type="float" office:value="6.43798" calcext:value-type="float">
            <text:p>6.43798</text:p>
          </table:table-cell>
          <table:table-cell office:value-type="float" office:value="-8.0565" calcext:value-type="float">
            <text:p>-8.0565</text:p>
          </table:table-cell>
          <table:table-cell office:value-type="float" office:value="-100.982" calcext:value-type="float">
            <text:p>-100.982</text:p>
          </table:table-cell>
          <table:table-cell office:value-type="float" office:value="34.5253" calcext:value-type="float">
            <text:p>34.5253</text:p>
          </table:table-cell>
          <table:table-cell office:value-type="float" office:value="20.0445" calcext:value-type="float">
            <text:p>20.0445</text:p>
          </table:table-cell>
          <table:table-cell office:value-type="float" office:value="-371.268" calcext:value-type="float">
            <text:p>-371.268</text:p>
          </table:table-cell>
          <table:table-cell office:value-type="float" office:value="8.836" calcext:value-type="float">
            <text:p>8.836</text:p>
          </table:table-cell>
          <table:table-cell office:value-type="float" office:value="6.30822" calcext:value-type="float">
            <text:p>6.30822</text:p>
          </table:table-cell>
          <table:table-cell office:value-type="float" office:value="5.3261" calcext:value-type="float">
            <text:p>5.3261</text:p>
          </table:table-cell>
          <table:table-cell office:value-type="float" office:value="1" calcext:value-type="float">
            <text:p>1</text:p>
          </table:table-cell>
          <table:table-cell office:value-type="string" calcext:value-type="string">
            <text:p>LLLYALLFLLTSLLAVLLILI</text:p>
          </table:table-cell>
          <table:table-cell office:value-type="string" calcext:value-type="string">
            <text:p>YALLFLLTSLLAVLL</text:p>
          </table:table-cell>
          <table:table-cell office:value-type="float" office:value="0.307975790908581" calcext:value-type="float">
            <text:p>0.307975790908581</text:p>
          </table:table-cell>
          <table:table-cell office:value-type="float" office:value="0.125481628784768" calcext:value-type="float">
            <text:p>0.125481628784768</text:p>
          </table:table-cell>
          <table:table-cell office:value-type="string" calcext:value-type="string">
            <text:p>L</text:p>
          </table:table-cell>
          <table:table-cell office:value-type="float" office:value="7235.97890779991" calcext:value-type="float">
            <text:p>7235.97890779991</text:p>
          </table:table-cell>
          <table:table-cell office:value-type="float" office:value="2462.82792785988" calcext:value-type="float">
            <text:p>2462.82792785988</text:p>
          </table:table-cell>
          <table:table-cell office:value-type="float" office:value="8" calcext:value-type="float">
            <text:p>8</text:p>
          </table:table-cell>
          <table:table-cell office:value-type="float" office:value="40.632514710157" calcext:value-type="float">
            <text:p>40.632514710157</text:p>
          </table:table-cell>
          <table:table-cell office:value-type="float" office:value="9.936177780955" calcext:value-type="float">
            <text:p>9.936177780955</text:p>
          </table:table-cell>
          <table:table-cell office:value-type="float" office:value="9.25076918141014" calcext:value-type="float">
            <text:p>9.25076918141014</text:p>
          </table:table-cell>
          <table:table-cell office:value-type="float" office:value="-14.5957674995188" calcext:value-type="float">
            <text:p>-14.5957674995188</text:p>
          </table:table-cell>
          <table:table-cell office:value-type="float" office:value="-5.21465753791844" calcext:value-type="float">
            <text:p>-5.21465753791844</text:p>
          </table:table-cell>
          <table:table-cell office:value-type="float" office:value="-25.9037763676745" calcext:value-type="float">
            <text:p>-25.9037763676745</text:p>
          </table:table-cell>
          <table:table-cell office:value-type="float" office:value="-8.38410744330049" calcext:value-type="float">
            <text:p>-8.38410744330049</text:p>
          </table:table-cell>
          <table:table-cell office:value-type="float" office:value="-28.3814196707473" calcext:value-type="float">
            <text:p>-28.3814196707473</text:p>
          </table:table-cell>
          <table:table-cell table:number-columns-repeated="975"/>
        </table:table-row>
        <table:table-row table:style-name="ro1">
          <table:table-cell office:value-type="string" calcext:value-type="string">
            <text:p>LLLYALLFLLTSLLAVLLILI_2</text:p>
          </table:table-cell>
          <table:table-cell office:value-type="float" office:value="1.1001100110011E+017" calcext:value-type="float">
            <text:p>1.1001100110011E+017</text:p>
          </table:table-cell>
          <table:table-cell office:value-type="float" office:value="1" calcext:value-type="float">
            <text:p>1</text:p>
          </table:table-cell>
          <table:table-cell office:value-type="float" office:value="-77.7785" calcext:value-type="float">
            <text:p>-77.7785</text:p>
          </table:table-cell>
          <table:table-cell office:value-type="float" office:value="-77.9401" calcext:value-type="float">
            <text:p>-77.9401</text:p>
          </table:table-cell>
          <table:table-cell office:value-type="float" office:value="-74.2423" calcext:value-type="float">
            <text:p>-74.2423</text:p>
          </table:table-cell>
          <table:table-cell office:value-type="float" office:value="-223.643" calcext:value-type="float">
            <text:p>-223.643</text:p>
          </table:table-cell>
          <table:table-cell office:value-type="float" office:value="-224.425" calcext:value-type="float">
            <text:p>-224.425</text:p>
          </table:table-cell>
          <table:table-cell office:value-type="float" office:value="-249.858" calcext:value-type="float">
            <text:p>-249.858</text:p>
          </table:table-cell>
          <table:table-cell office:value-type="float" office:value="-362.022" calcext:value-type="float">
            <text:p>-362.022</text:p>
          </table:table-cell>
          <table:table-cell office:value-type="float" office:value="4680.45" calcext:value-type="float">
            <text:p>4680.45</text:p>
          </table:table-cell>
          <table:table-cell office:value-type="float" office:value="3774.24" calcext:value-type="float">
            <text:p>3774.24</text:p>
          </table:table-cell>
          <table:table-cell office:value-type="float" office:value="3761.25" calcext:value-type="float">
            <text:p>3761.25</text:p>
          </table:table-cell>
          <table:table-cell office:value-type="float" office:value="-15.4238" calcext:value-type="float">
            <text:p>-15.4238</text:p>
          </table:table-cell>
          <table:table-cell office:value-type="float" office:value="-1.56367" calcext:value-type="float">
            <text:p>-1.56367</text:p>
          </table:table-cell>
          <table:table-cell office:value-type="float" office:value="-76.0238" calcext:value-type="float">
            <text:p>-76.0238</text:p>
          </table:table-cell>
          <table:table-cell office:value-type="float" office:value="-61.2199" calcext:value-type="float">
            <text:p>-61.2199</text:p>
          </table:table-cell>
          <table:table-cell office:value-type="float" office:value="-37.9212" calcext:value-type="float">
            <text:p>-37.9212</text:p>
          </table:table-cell>
          <table:table-cell office:value-type="float" office:value="-103.29" calcext:value-type="float">
            <text:p>-103.29</text:p>
          </table:table-cell>
          <table:table-cell office:value-type="float" office:value="34.9887" calcext:value-type="float">
            <text:p>34.9887</text:p>
          </table:table-cell>
          <table:table-cell office:value-type="float" office:value="16.634" calcext:value-type="float">
            <text:p>16.634</text:p>
          </table:table-cell>
          <table:table-cell office:value-type="float" office:value="8.66792" calcext:value-type="float">
            <text:p>8.66792</text:p>
          </table:table-cell>
          <table:table-cell office:value-type="float" office:value="6.71699" calcext:value-type="float">
            <text:p>6.71699</text:p>
          </table:table-cell>
          <table:table-cell office:value-type="float" office:value="5.74182" calcext:value-type="float">
            <text:p>5.74182</text:p>
          </table:table-cell>
          <table:table-cell office:value-type="float" office:value="-8.35495" calcext:value-type="float">
            <text:p>-8.35495</text:p>
          </table:table-cell>
          <table:table-cell office:value-type="float" office:value="-100.982" calcext:value-type="float">
            <text:p>-100.982</text:p>
          </table:table-cell>
          <table:table-cell office:value-type="float" office:value="34.5253" calcext:value-type="float">
            <text:p>34.5253</text:p>
          </table:table-cell>
          <table:table-cell office:value-type="float" office:value="20.0445" calcext:value-type="float">
            <text:p>20.0445</text:p>
          </table:table-cell>
          <table:table-cell office:value-type="float" office:value="-371.268" calcext:value-type="float">
            <text:p>-371.268</text:p>
          </table:table-cell>
          <table:table-cell office:value-type="float" office:value="8.836" calcext:value-type="float">
            <text:p>8.836</text:p>
          </table:table-cell>
          <table:table-cell office:value-type="float" office:value="6.30822" calcext:value-type="float">
            <text:p>6.30822</text:p>
          </table:table-cell>
          <table:table-cell office:value-type="float" office:value="5.3261" calcext:value-type="float">
            <text:p>5.3261</text:p>
          </table:table-cell>
          <table:table-cell office:value-type="float" office:value="2" calcext:value-type="float">
            <text:p>2</text:p>
          </table:table-cell>
          <table:table-cell office:value-type="string" calcext:value-type="string">
            <text:p>LLLYALLFLLTSLLAVLLILI</text:p>
          </table:table-cell>
          <table:table-cell office:value-type="string" calcext:value-type="string">
            <text:p>YALLFLLTSLLAVLL</text:p>
          </table:table-cell>
          <table:table-cell office:value-type="float" office:value="0.307975790908581" calcext:value-type="float">
            <text:p>0.307975790908581</text:p>
          </table:table-cell>
          <table:table-cell office:value-type="float" office:value="0.125481628784768" calcext:value-type="float">
            <text:p>0.125481628784768</text:p>
          </table:table-cell>
          <table:table-cell office:value-type="string" calcext:value-type="string">
            <text:p>L</text:p>
          </table:table-cell>
          <table:table-cell office:value-type="float" office:value="7235.97890779991" calcext:value-type="float">
            <text:p>7235.97890779991</text:p>
          </table:table-cell>
          <table:table-cell office:value-type="float" office:value="2462.82792785988" calcext:value-type="float">
            <text:p>2462.82792785988</text:p>
          </table:table-cell>
          <table:table-cell office:value-type="float" office:value="8" calcext:value-type="float">
            <text:p>8</text:p>
          </table:table-cell>
          <table:table-cell office:value-type="float" office:value="40.632514710157" calcext:value-type="float">
            <text:p>40.632514710157</text:p>
          </table:table-cell>
          <table:table-cell office:value-type="float" office:value="9.936177780955" calcext:value-type="float">
            <text:p>9.936177780955</text:p>
          </table:table-cell>
          <table:table-cell office:value-type="float" office:value="9.25076918141014" calcext:value-type="float">
            <text:p>9.25076918141014</text:p>
          </table:table-cell>
          <table:table-cell office:value-type="float" office:value="-14.5957674995188" calcext:value-type="float">
            <text:p>-14.5957674995188</text:p>
          </table:table-cell>
          <table:table-cell office:value-type="float" office:value="-5.21465753791844" calcext:value-type="float">
            <text:p>-5.21465753791844</text:p>
          </table:table-cell>
          <table:table-cell office:value-type="float" office:value="-25.9037763676745" calcext:value-type="float">
            <text:p>-25.9037763676745</text:p>
          </table:table-cell>
          <table:table-cell office:value-type="float" office:value="-8.38410744330049" calcext:value-type="float">
            <text:p>-8.38410744330049</text:p>
          </table:table-cell>
          <table:table-cell office:value-type="float" office:value="-28.3814196707473" calcext:value-type="float">
            <text:p>-28.3814196707473</text:p>
          </table:table-cell>
          <table:table-cell table:number-columns-repeated="975"/>
        </table:table-row>
        <table:table-row table:style-name="ro1">
          <table:table-cell table:number-columns-repeated="1024"/>
        </table:table-row>
        <table:table-row table:style-name="ro1">
          <table:table-cell office:value-type="string" calcext:value-type="string">
            <text:p>LLLLWVLLSTLLALLLFLILI_0</text:p>
          </table:table-cell>
          <table:table-cell office:value-type="float" office:value="1.1001100110011E+017" calcext:value-type="float">
            <text:p>1.1001100110011E+017</text:p>
          </table:table-cell>
          <table:table-cell office:value-type="float" office:value="1" calcext:value-type="float">
            <text:p>1</text:p>
          </table:table-cell>
          <table:table-cell office:value-type="float" office:value="-89.7963" calcext:value-type="float">
            <text:p>-89.7963</text:p>
          </table:table-cell>
          <table:table-cell office:value-type="float" office:value="-85.7948" calcext:value-type="float">
            <text:p>-85.7948</text:p>
          </table:table-cell>
          <table:table-cell office:value-type="float" office:value="-74.2805" calcext:value-type="float">
            <text:p>-74.2805</text:p>
          </table:table-cell>
          <table:table-cell office:value-type="float" office:value="-231.928" calcext:value-type="float">
            <text:p>-231.928</text:p>
          </table:table-cell>
          <table:table-cell office:value-type="float" office:value="-228.979" calcext:value-type="float">
            <text:p>-228.979</text:p>
          </table:table-cell>
          <table:table-cell office:value-type="float" office:value="-250.01" calcext:value-type="float">
            <text:p>-250.01</text:p>
          </table:table-cell>
          <table:table-cell office:value-type="float" office:value="-380.971" calcext:value-type="float">
            <text:p>-380.971</text:p>
          </table:table-cell>
          <table:table-cell office:value-type="float" office:value="4659.87" calcext:value-type="float">
            <text:p>4659.87</text:p>
          </table:table-cell>
          <table:table-cell office:value-type="float" office:value="3915.04" calcext:value-type="float">
            <text:p>3915.04</text:p>
          </table:table-cell>
          <table:table-cell office:value-type="float" office:value="3842.66" calcext:value-type="float">
            <text:p>3842.66</text:p>
          </table:table-cell>
          <table:table-cell office:value-type="float" office:value="-15.7552" calcext:value-type="float">
            <text:p>-15.7552</text:p>
          </table:table-cell>
          <table:table-cell office:value-type="float" office:value="-8.99078" calcext:value-type="float">
            <text:p>-8.99078</text:p>
          </table:table-cell>
          <table:table-cell office:value-type="float" office:value="-75.0016" calcext:value-type="float">
            <text:p>-75.0016</text:p>
          </table:table-cell>
          <table:table-cell office:value-type="float" office:value="-75.1875" calcext:value-type="float">
            <text:p>-75.1875</text:p>
          </table:table-cell>
          <table:table-cell office:value-type="float" office:value="-56.6808" calcext:value-type="float">
            <text:p>-56.6808</text:p>
          </table:table-cell>
          <table:table-cell office:value-type="float" office:value="-53.6897" calcext:value-type="float">
            <text:p>-53.6897</text:p>
          </table:table-cell>
          <table:table-cell office:value-type="float" office:value="62.282" calcext:value-type="float">
            <text:p>62.282</text:p>
          </table:table-cell>
          <table:table-cell office:value-type="float" office:value="30.1444" calcext:value-type="float">
            <text:p>30.1444</text:p>
          </table:table-cell>
          <table:table-cell office:value-type="float" office:value="9.83757" calcext:value-type="float">
            <text:p>9.83757</text:p>
          </table:table-cell>
          <table:table-cell office:value-type="float" office:value="2.96152" calcext:value-type="float">
            <text:p>2.96152</text:p>
          </table:table-cell>
          <table:table-cell office:value-type="float" office:value="2.39575" calcext:value-type="float">
            <text:p>2.39575</text:p>
          </table:table-cell>
          <table:table-cell office:value-type="float" office:value="-9.41249" calcext:value-type="float">
            <text:p>-9.41249</text:p>
          </table:table-cell>
          <table:table-cell office:value-type="float" office:value="-48.8736" calcext:value-type="float">
            <text:p>-48.8736</text:p>
          </table:table-cell>
          <table:table-cell office:value-type="float" office:value="66.017" calcext:value-type="float">
            <text:p>66.017</text:p>
          </table:table-cell>
          <table:table-cell office:value-type="float" office:value="28" calcext:value-type="float">
            <text:p>28</text:p>
          </table:table-cell>
          <table:table-cell office:value-type="float" office:value="-389.962" calcext:value-type="float">
            <text:p>-389.962</text:p>
          </table:table-cell>
          <table:table-cell office:value-type="float" office:value="9.2954" calcext:value-type="float">
            <text:p>9.2954</text:p>
          </table:table-cell>
          <table:table-cell office:value-type="float" office:value="2.74334" calcext:value-type="float">
            <text:p>2.74334</text:p>
          </table:table-cell>
          <table:table-cell office:value-type="float" office:value="2.2336" calcext:value-type="float">
            <text:p>2.2336</text:p>
          </table:table-cell>
          <table:table-cell office:value-type="float" office:value="0" calcext:value-type="float">
            <text:p>0</text:p>
          </table:table-cell>
          <table:table-cell office:value-type="string" calcext:value-type="string">
            <text:p>LLLLWVLLSTLLALLLFLILI</text:p>
          </table:table-cell>
          <table:table-cell office:value-type="string" calcext:value-type="string">
            <text:p>LWVLLSTLLALLLFL</text:p>
          </table:table-cell>
          <table:table-cell office:value-type="float" office:value="0.417747660748766" calcext:value-type="float">
            <text:p>0.417747660748766</text:p>
          </table:table-cell>
          <table:table-cell office:value-type="float" office:value="0.0804436838128596" calcext:value-type="float">
            <text:p>0.0804436838128596</text:p>
          </table:table-cell>
          <table:table-cell office:value-type="string" calcext:value-type="string">
            <text:p>L</text:p>
          </table:table-cell>
          <table:table-cell office:value-type="float" office:value="9815.10024840386" calcext:value-type="float">
            <text:p>9815.10024840386</text:p>
          </table:table-cell>
          <table:table-cell office:value-type="float" office:value="1578.86818198857" calcext:value-type="float">
            <text:p>1578.86818198857</text:p>
          </table:table-cell>
          <table:table-cell office:value-type="float" office:value="3" calcext:value-type="float">
            <text:p>3</text:p>
          </table:table-cell>
          <table:table-cell office:value-type="float" office:value="-94.1391609197397" calcext:value-type="float">
            <text:p>-94.1391609197397</text:p>
          </table:table-cell>
          <table:table-cell office:value-type="float" office:value="-96.2344762139436" calcext:value-type="float">
            <text:p>-96.2344762139436</text:p>
          </table:table-cell>
          <table:table-cell office:value-type="float" office:value="-95.2386841060992" calcext:value-type="float">
            <text:p>-95.2386841060992</text:p>
          </table:table-cell>
          <table:table-cell office:value-type="float" office:value="-96.9409076062509" calcext:value-type="float">
            <text:p>-96.9409076062509</text:p>
          </table:table-cell>
          <table:table-cell office:value-type="float" office:value="-95.9607520398361" calcext:value-type="float">
            <text:p>-95.9607520398361</text:p>
          </table:table-cell>
          <table:table-cell office:value-type="float" office:value="-97.4048282057419" calcext:value-type="float">
            <text:p>-97.4048282057419</text:p>
          </table:table-cell>
          <table:table-cell office:value-type="float" office:value="-95.6942795856707" calcext:value-type="float">
            <text:p>-95.6942795856707</text:p>
          </table:table-cell>
          <table:table-cell office:value-type="float" office:value="-97.2336226239562" calcext:value-type="float">
            <text:p>-97.2336226239562</text:p>
          </table:table-cell>
          <table:table-cell table:number-columns-repeated="975"/>
        </table:table-row>
        <table:table-row table:style-name="ro1">
          <table:table-cell office:value-type="string" calcext:value-type="string">
            <text:p>LLLLWVLLSTLLALLLFLILI_1</text:p>
          </table:table-cell>
          <table:table-cell office:value-type="float" office:value="1.1001100110011E+017" calcext:value-type="float">
            <text:p>1.1001100110011E+017</text:p>
          </table:table-cell>
          <table:table-cell office:value-type="float" office:value="1" calcext:value-type="float">
            <text:p>1</text:p>
          </table:table-cell>
          <table:table-cell office:value-type="float" office:value="-90.6698" calcext:value-type="float">
            <text:p>-90.6698</text:p>
          </table:table-cell>
          <table:table-cell office:value-type="float" office:value="-89.1814" calcext:value-type="float">
            <text:p>-89.1814</text:p>
          </table:table-cell>
          <table:table-cell office:value-type="float" office:value="-74.2805" calcext:value-type="float">
            <text:p>-74.2805</text:p>
          </table:table-cell>
          <table:table-cell office:value-type="float" office:value="-241.531" calcext:value-type="float">
            <text:p>-241.531</text:p>
          </table:table-cell>
          <table:table-cell office:value-type="float" office:value="-230.663" calcext:value-type="float">
            <text:p>-230.663</text:p>
          </table:table-cell>
          <table:table-cell office:value-type="float" office:value="-250.01" calcext:value-type="float">
            <text:p>-250.01</text:p>
          </table:table-cell>
          <table:table-cell office:value-type="float" office:value="-380.971" calcext:value-type="float">
            <text:p>-380.971</text:p>
          </table:table-cell>
          <table:table-cell office:value-type="float" office:value="4659.87" calcext:value-type="float">
            <text:p>4659.87</text:p>
          </table:table-cell>
          <table:table-cell office:value-type="float" office:value="3952.1" calcext:value-type="float">
            <text:p>3952.1</text:p>
          </table:table-cell>
          <table:table-cell office:value-type="float" office:value="3842.66" calcext:value-type="float">
            <text:p>3842.66</text:p>
          </table:table-cell>
          <table:table-cell office:value-type="float" office:value="-22.856" calcext:value-type="float">
            <text:p>-22.856</text:p>
          </table:table-cell>
          <table:table-cell office:value-type="float" office:value="-9.43549" calcext:value-type="float">
            <text:p>-9.43549</text:p>
          </table:table-cell>
          <table:table-cell office:value-type="float" office:value="-71.6257" calcext:value-type="float">
            <text:p>-71.6257</text:p>
          </table:table-cell>
          <table:table-cell office:value-type="float" office:value="-70.5623" calcext:value-type="float">
            <text:p>-70.5623</text:p>
          </table:table-cell>
          <table:table-cell office:value-type="float" office:value="-56.6808" calcext:value-type="float">
            <text:p>-56.6808</text:p>
          </table:table-cell>
          <table:table-cell office:value-type="float" office:value="-42.8302" calcext:value-type="float">
            <text:p>-42.8302</text:p>
          </table:table-cell>
          <table:table-cell office:value-type="float" office:value="84.7667" calcext:value-type="float">
            <text:p>84.7667</text:p>
          </table:table-cell>
          <table:table-cell office:value-type="float" office:value="27.8698" calcext:value-type="float">
            <text:p>27.8698</text:p>
          </table:table-cell>
          <table:table-cell office:value-type="float" office:value="9.88727" calcext:value-type="float">
            <text:p>9.88727</text:p>
          </table:table-cell>
          <table:table-cell office:value-type="float" office:value="4.36803" calcext:value-type="float">
            <text:p>4.36803</text:p>
          </table:table-cell>
          <table:table-cell office:value-type="float" office:value="4.13953" calcext:value-type="float">
            <text:p>4.13953</text:p>
          </table:table-cell>
          <table:table-cell office:value-type="float" office:value="-8.37394" calcext:value-type="float">
            <text:p>-8.37394</text:p>
          </table:table-cell>
          <table:table-cell office:value-type="float" office:value="-48.8736" calcext:value-type="float">
            <text:p>-48.8736</text:p>
          </table:table-cell>
          <table:table-cell office:value-type="float" office:value="66.017" calcext:value-type="float">
            <text:p>66.017</text:p>
          </table:table-cell>
          <table:table-cell office:value-type="float" office:value="28" calcext:value-type="float">
            <text:p>28</text:p>
          </table:table-cell>
          <table:table-cell office:value-type="float" office:value="-389.962" calcext:value-type="float">
            <text:p>-389.962</text:p>
          </table:table-cell>
          <table:table-cell office:value-type="float" office:value="9.2954" calcext:value-type="float">
            <text:p>9.2954</text:p>
          </table:table-cell>
          <table:table-cell office:value-type="float" office:value="2.74334" calcext:value-type="float">
            <text:p>2.74334</text:p>
          </table:table-cell>
          <table:table-cell office:value-type="float" office:value="2.2336" calcext:value-type="float">
            <text:p>2.2336</text:p>
          </table:table-cell>
          <table:table-cell office:value-type="float" office:value="1" calcext:value-type="float">
            <text:p>1</text:p>
          </table:table-cell>
          <table:table-cell office:value-type="string" calcext:value-type="string">
            <text:p>LLLLWVLLSTLLALLLFLILI</text:p>
          </table:table-cell>
          <table:table-cell office:value-type="string" calcext:value-type="string">
            <text:p>LWVLLSTLLALLLFL</text:p>
          </table:table-cell>
          <table:table-cell office:value-type="float" office:value="0.417747660748766" calcext:value-type="float">
            <text:p>0.417747660748766</text:p>
          </table:table-cell>
          <table:table-cell office:value-type="float" office:value="0.0804436838128596" calcext:value-type="float">
            <text:p>0.0804436838128596</text:p>
          </table:table-cell>
          <table:table-cell office:value-type="string" calcext:value-type="string">
            <text:p>L</text:p>
          </table:table-cell>
          <table:table-cell office:value-type="float" office:value="9815.10024840386" calcext:value-type="float">
            <text:p>9815.10024840386</text:p>
          </table:table-cell>
          <table:table-cell office:value-type="float" office:value="1578.86818198857" calcext:value-type="float">
            <text:p>1578.86818198857</text:p>
          </table:table-cell>
          <table:table-cell office:value-type="float" office:value="3" calcext:value-type="float">
            <text:p>3</text:p>
          </table:table-cell>
          <table:table-cell office:value-type="float" office:value="-94.1391609197397" calcext:value-type="float">
            <text:p>-94.1391609197397</text:p>
          </table:table-cell>
          <table:table-cell office:value-type="float" office:value="-96.2344762139436" calcext:value-type="float">
            <text:p>-96.2344762139436</text:p>
          </table:table-cell>
          <table:table-cell office:value-type="float" office:value="-95.2386841060992" calcext:value-type="float">
            <text:p>-95.2386841060992</text:p>
          </table:table-cell>
          <table:table-cell office:value-type="float" office:value="-96.9409076062509" calcext:value-type="float">
            <text:p>-96.9409076062509</text:p>
          </table:table-cell>
          <table:table-cell office:value-type="float" office:value="-95.9607520398361" calcext:value-type="float">
            <text:p>-95.9607520398361</text:p>
          </table:table-cell>
          <table:table-cell office:value-type="float" office:value="-97.4048282057419" calcext:value-type="float">
            <text:p>-97.4048282057419</text:p>
          </table:table-cell>
          <table:table-cell office:value-type="float" office:value="-95.6942795856707" calcext:value-type="float">
            <text:p>-95.6942795856707</text:p>
          </table:table-cell>
          <table:table-cell office:value-type="float" office:value="-97.2336226239562" calcext:value-type="float">
            <text:p>-97.2336226239562</text:p>
          </table:table-cell>
          <table:table-cell table:number-columns-repeated="975"/>
        </table:table-row>
        <table:table-row table:style-name="ro1">
          <table:table-cell office:value-type="string" calcext:value-type="string">
            <text:p>LLLLWVLLSTLLALLLFLILI_2</text:p>
          </table:table-cell>
          <table:table-cell office:value-type="float" office:value="1.1001100110011E+017" calcext:value-type="float">
            <text:p>1.1001100110011E+017</text:p>
          </table:table-cell>
          <table:table-cell office:value-type="float" office:value="1" calcext:value-type="float">
            <text:p>1</text:p>
          </table:table-cell>
          <table:table-cell office:value-type="float" office:value="-90.1092" calcext:value-type="float">
            <text:p>-90.1092</text:p>
          </table:table-cell>
          <table:table-cell office:value-type="float" office:value="-86.8792" calcext:value-type="float">
            <text:p>-86.8792</text:p>
          </table:table-cell>
          <table:table-cell office:value-type="float" office:value="-74.2805" calcext:value-type="float">
            <text:p>-74.2805</text:p>
          </table:table-cell>
          <table:table-cell office:value-type="float" office:value="-232.866" calcext:value-type="float">
            <text:p>-232.866</text:p>
          </table:table-cell>
          <table:table-cell office:value-type="float" office:value="-241.377" calcext:value-type="float">
            <text:p>-241.377</text:p>
          </table:table-cell>
          <table:table-cell office:value-type="float" office:value="-250.01" calcext:value-type="float">
            <text:p>-250.01</text:p>
          </table:table-cell>
          <table:table-cell office:value-type="float" office:value="-380.971" calcext:value-type="float">
            <text:p>-380.971</text:p>
          </table:table-cell>
          <table:table-cell office:value-type="float" office:value="4659.87" calcext:value-type="float">
            <text:p>4659.87</text:p>
          </table:table-cell>
          <table:table-cell office:value-type="float" office:value="3933.94" calcext:value-type="float">
            <text:p>3933.94</text:p>
          </table:table-cell>
          <table:table-cell office:value-type="float" office:value="3842.66" calcext:value-type="float">
            <text:p>3842.66</text:p>
          </table:table-cell>
          <table:table-cell office:value-type="float" office:value="-17.4234" calcext:value-type="float">
            <text:p>-17.4234</text:p>
          </table:table-cell>
          <table:table-cell office:value-type="float" office:value="-16.5669" calcext:value-type="float">
            <text:p>-16.5669</text:p>
          </table:table-cell>
          <table:table-cell office:value-type="float" office:value="-75.4193" calcext:value-type="float">
            <text:p>-75.4193</text:p>
          </table:table-cell>
          <table:table-cell office:value-type="float" office:value="-69.2811" calcext:value-type="float">
            <text:p>-69.2811</text:p>
          </table:table-cell>
          <table:table-cell office:value-type="float" office:value="-56.6808" calcext:value-type="float">
            <text:p>-56.6808</text:p>
          </table:table-cell>
          <table:table-cell office:value-type="float" office:value="-50.3224" calcext:value-type="float">
            <text:p>-50.3224</text:p>
          </table:table-cell>
          <table:table-cell office:value-type="float" office:value="67.9536" calcext:value-type="float">
            <text:p>67.9536</text:p>
          </table:table-cell>
          <table:table-cell office:value-type="float" office:value="29.0503" calcext:value-type="float">
            <text:p>29.0503</text:p>
          </table:table-cell>
          <table:table-cell office:value-type="float" office:value="9.70989" calcext:value-type="float">
            <text:p>9.70989</text:p>
          </table:table-cell>
          <table:table-cell office:value-type="float" office:value="3.2221" calcext:value-type="float">
            <text:p>3.2221</text:p>
          </table:table-cell>
          <table:table-cell office:value-type="float" office:value="2.74141" calcext:value-type="float">
            <text:p>2.74141</text:p>
          </table:table-cell>
          <table:table-cell office:value-type="float" office:value="-8.98732" calcext:value-type="float">
            <text:p>-8.98732</text:p>
          </table:table-cell>
          <table:table-cell office:value-type="float" office:value="-48.8736" calcext:value-type="float">
            <text:p>-48.8736</text:p>
          </table:table-cell>
          <table:table-cell office:value-type="float" office:value="66.017" calcext:value-type="float">
            <text:p>66.017</text:p>
          </table:table-cell>
          <table:table-cell office:value-type="float" office:value="28" calcext:value-type="float">
            <text:p>28</text:p>
          </table:table-cell>
          <table:table-cell office:value-type="float" office:value="-389.962" calcext:value-type="float">
            <text:p>-389.962</text:p>
          </table:table-cell>
          <table:table-cell office:value-type="float" office:value="9.2954" calcext:value-type="float">
            <text:p>9.2954</text:p>
          </table:table-cell>
          <table:table-cell office:value-type="float" office:value="2.74334" calcext:value-type="float">
            <text:p>2.74334</text:p>
          </table:table-cell>
          <table:table-cell office:value-type="float" office:value="2.2336" calcext:value-type="float">
            <text:p>2.2336</text:p>
          </table:table-cell>
          <table:table-cell office:value-type="float" office:value="2" calcext:value-type="float">
            <text:p>2</text:p>
          </table:table-cell>
          <table:table-cell office:value-type="string" calcext:value-type="string">
            <text:p>LLLLWVLLSTLLALLLFLILI</text:p>
          </table:table-cell>
          <table:table-cell office:value-type="string" calcext:value-type="string">
            <text:p>LWVLLSTLLALLLFL</text:p>
          </table:table-cell>
          <table:table-cell office:value-type="float" office:value="0.417747660748766" calcext:value-type="float">
            <text:p>0.417747660748766</text:p>
          </table:table-cell>
          <table:table-cell office:value-type="float" office:value="0.0804436838128596" calcext:value-type="float">
            <text:p>0.0804436838128596</text:p>
          </table:table-cell>
          <table:table-cell office:value-type="string" calcext:value-type="string">
            <text:p>L</text:p>
          </table:table-cell>
          <table:table-cell office:value-type="float" office:value="9815.10024840386" calcext:value-type="float">
            <text:p>9815.10024840386</text:p>
          </table:table-cell>
          <table:table-cell office:value-type="float" office:value="1578.86818198857" calcext:value-type="float">
            <text:p>1578.86818198857</text:p>
          </table:table-cell>
          <table:table-cell office:value-type="float" office:value="3" calcext:value-type="float">
            <text:p>3</text:p>
          </table:table-cell>
          <table:table-cell office:value-type="float" office:value="-94.1391609197397" calcext:value-type="float">
            <text:p>-94.1391609197397</text:p>
          </table:table-cell>
          <table:table-cell office:value-type="float" office:value="-96.2344762139436" calcext:value-type="float">
            <text:p>-96.2344762139436</text:p>
          </table:table-cell>
          <table:table-cell office:value-type="float" office:value="-95.2386841060992" calcext:value-type="float">
            <text:p>-95.2386841060992</text:p>
          </table:table-cell>
          <table:table-cell office:value-type="float" office:value="-96.9409076062509" calcext:value-type="float">
            <text:p>-96.9409076062509</text:p>
          </table:table-cell>
          <table:table-cell office:value-type="float" office:value="-95.9607520398361" calcext:value-type="float">
            <text:p>-95.9607520398361</text:p>
          </table:table-cell>
          <table:table-cell office:value-type="float" office:value="-97.4048282057419" calcext:value-type="float">
            <text:p>-97.4048282057419</text:p>
          </table:table-cell>
          <table:table-cell office:value-type="float" office:value="-95.6942795856707" calcext:value-type="float">
            <text:p>-95.6942795856707</text:p>
          </table:table-cell>
          <table:table-cell office:value-type="float" office:value="-97.2336226239562" calcext:value-type="float">
            <text:p>-97.2336226239562</text:p>
          </table:table-cell>
          <table:table-cell table:number-columns-repeated="975"/>
        </table:table-row>
        <table:table-row table:style-name="ro1">
          <table:table-cell table:number-columns-repeated="1024"/>
        </table:table-row>
        <table:table-row table:style-name="ro1">
          <table:table-cell office:value-type="string" calcext:value-type="string">
            <text:p>LLLLAVLLFLLALLTSLLILI_0</text:p>
          </table:table-cell>
          <table:table-cell office:value-type="float" office:value="1.1001100110011E+017" calcext:value-type="float">
            <text:p>1.1001100110011E+017</text:p>
          </table:table-cell>
          <table:table-cell office:value-type="float" office:value="1" calcext:value-type="float">
            <text:p>1</text:p>
          </table:table-cell>
          <table:table-cell table:number-columns-repeated="3" office:value-type="float" office:value="-74.2371" calcext:value-type="float">
            <text:p>-74.2371</text:p>
          </table:table-cell>
          <table:table-cell office:value-type="float" office:value="-225.643" calcext:value-type="float">
            <text:p>-225.643</text:p>
          </table:table-cell>
          <table:table-cell office:value-type="float" office:value="-217.809" calcext:value-type="float">
            <text:p>-217.809</text:p>
          </table:table-cell>
          <table:table-cell office:value-type="float" office:value="-242.76" calcext:value-type="float">
            <text:p>-242.76</text:p>
          </table:table-cell>
          <table:table-cell office:value-type="float" office:value="-375.484" calcext:value-type="float">
            <text:p>-375.484</text:p>
          </table:table-cell>
          <table:table-cell office:value-type="float" office:value="4589.96" calcext:value-type="float">
            <text:p>4589.96</text:p>
          </table:table-cell>
          <table:table-cell office:value-type="float" office:value="3621.79" calcext:value-type="float">
            <text:p>3621.79</text:p>
          </table:table-cell>
          <table:table-cell office:value-type="float" office:value="3612.2" calcext:value-type="float">
            <text:p>3612.2</text:p>
          </table:table-cell>
          <table:table-cell office:value-type="float" office:value="-18.752" calcext:value-type="float">
            <text:p>-18.752</text:p>
          </table:table-cell>
          <table:table-cell office:value-type="float" office:value="-7.55741" calcext:value-type="float">
            <text:p>-7.55741</text:p>
          </table:table-cell>
          <table:table-cell office:value-type="float" office:value="-94.3563" calcext:value-type="float">
            <text:p>-94.3563</text:p>
          </table:table-cell>
          <table:table-cell office:value-type="float" office:value="-90.9961" calcext:value-type="float">
            <text:p>-90.9961</text:p>
          </table:table-cell>
          <table:table-cell office:value-type="float" office:value="-58.4872" calcext:value-type="float">
            <text:p>-58.4872</text:p>
          </table:table-cell>
          <table:table-cell office:value-type="float" office:value="-53.3119" calcext:value-type="float">
            <text:p>-53.3119</text:p>
          </table:table-cell>
          <table:table-cell office:value-type="float" office:value="88.6663" calcext:value-type="float">
            <text:p>88.6663</text:p>
          </table:table-cell>
          <table:table-cell office:value-type="float" office:value="18.4787" calcext:value-type="float">
            <text:p>18.4787</text:p>
          </table:table-cell>
          <table:table-cell office:value-type="float" office:value="8.9647" calcext:value-type="float">
            <text:p>8.9647</text:p>
          </table:table-cell>
          <table:table-cell office:value-type="float" office:value="6.46674" calcext:value-type="float">
            <text:p>6.46674</text:p>
          </table:table-cell>
          <table:table-cell office:value-type="float" office:value="6.29674" calcext:value-type="float">
            <text:p>6.29674</text:p>
          </table:table-cell>
          <table:table-cell office:value-type="float" office:value="-7.53141" calcext:value-type="float">
            <text:p>-7.53141</text:p>
          </table:table-cell>
          <table:table-cell office:value-type="float" office:value="-53.3268" calcext:value-type="float">
            <text:p>-53.3268</text:p>
          </table:table-cell>
          <table:table-cell office:value-type="float" office:value="80.5799" calcext:value-type="float">
            <text:p>80.5799</text:p>
          </table:table-cell>
          <table:table-cell office:value-type="float" office:value="18.6844" calcext:value-type="float">
            <text:p>18.6844</text:p>
          </table:table-cell>
          <table:table-cell office:value-type="float" office:value="-383.042" calcext:value-type="float">
            <text:p>-383.042</text:p>
          </table:table-cell>
          <table:table-cell office:value-type="float" office:value="8.9663" calcext:value-type="float">
            <text:p>8.9663</text:p>
          </table:table-cell>
          <table:table-cell office:value-type="float" office:value="5.3773" calcext:value-type="float">
            <text:p>5.3773</text:p>
          </table:table-cell>
          <table:table-cell office:value-type="float" office:value="5.086" calcext:value-type="float">
            <text:p>5.086</text:p>
          </table:table-cell>
          <table:table-cell office:value-type="float" office:value="0" calcext:value-type="float">
            <text:p>0</text:p>
          </table:table-cell>
          <table:table-cell office:value-type="string" calcext:value-type="string">
            <text:p>LLLLAVLLFLLALLTSLLILI</text:p>
          </table:table-cell>
          <table:table-cell office:value-type="string" calcext:value-type="string">
            <text:p>LAVLLFLLALLTSLL</text:p>
          </table:table-cell>
          <table:table-cell office:value-type="float" office:value="0.413806738714198" calcext:value-type="float">
            <text:p>0.413806738714198</text:p>
          </table:table-cell>
          <table:table-cell office:value-type="float" office:value="0.0842987337361154" calcext:value-type="float">
            <text:p>0.0842987337361154</text:p>
          </table:table-cell>
          <table:table-cell office:value-type="string" calcext:value-type="string">
            <text:p>L</text:p>
          </table:table-cell>
          <table:table-cell office:value-type="float" office:value="9722.50716298299" calcext:value-type="float">
            <text:p>9722.50716298299</text:p>
          </table:table-cell>
          <table:table-cell office:value-type="float" office:value="1654.53124682205" calcext:value-type="float">
            <text:p>1654.53124682205</text:p>
          </table:table-cell>
          <table:table-cell office:value-type="float" office:value="3" calcext:value-type="float">
            <text:p>3</text:p>
          </table:table-cell>
          <table:table-cell office:value-type="float" office:value="-51.0296385455164" calcext:value-type="float">
            <text:p>-51.0296385455164</text:p>
          </table:table-cell>
          <table:table-cell office:value-type="float" office:value="-59.9258317018961" calcext:value-type="float">
            <text:p>-59.9258317018961</text:p>
          </table:table-cell>
          <table:table-cell office:value-type="float" office:value="-61.6576516749434" calcext:value-type="float">
            <text:p>-61.6576516749434</text:p>
          </table:table-cell>
          <table:table-cell office:value-type="float" office:value="-68.6231084663118" calcext:value-type="float">
            <text:p>-68.6231084663118</text:p>
          </table:table-cell>
          <table:table-cell office:value-type="float" office:value="-66.0656141291656" calcext:value-type="float">
            <text:p>-66.0656141291656</text:p>
          </table:table-cell>
          <table:table-cell office:value-type="float" office:value="-72.2302991015373" calcext:value-type="float">
            <text:p>-72.2302991015373</text:p>
          </table:table-cell>
          <table:table-cell office:value-type="float" office:value="-64.6010744213372" calcext:value-type="float">
            <text:p>-64.6010744213372</text:p>
          </table:table-cell>
          <table:table-cell office:value-type="float" office:value="-71.0318147737195" calcext:value-type="float">
            <text:p>-71.0318147737195</text:p>
          </table:table-cell>
          <table:table-cell table:number-columns-repeated="975"/>
        </table:table-row>
        <table:table-row table:style-name="ro1">
          <table:table-cell office:value-type="string" calcext:value-type="string">
            <text:p>LLLLAVLLFLLALLTSLLILI_1</text:p>
          </table:table-cell>
          <table:table-cell office:value-type="float" office:value="1.1001100110011E+017" calcext:value-type="float">
            <text:p>1.1001100110011E+017</text:p>
          </table:table-cell>
          <table:table-cell office:value-type="float" office:value="1" calcext:value-type="float">
            <text:p>1</text:p>
          </table:table-cell>
          <table:table-cell table:number-columns-repeated="3" office:value-type="float" office:value="-74.2371" calcext:value-type="float">
            <text:p>-74.2371</text:p>
          </table:table-cell>
          <table:table-cell office:value-type="float" office:value="-230.576" calcext:value-type="float">
            <text:p>-230.576</text:p>
          </table:table-cell>
          <table:table-cell office:value-type="float" office:value="-225.595" calcext:value-type="float">
            <text:p>-225.595</text:p>
          </table:table-cell>
          <table:table-cell office:value-type="float" office:value="-242.76" calcext:value-type="float">
            <text:p>-242.76</text:p>
          </table:table-cell>
          <table:table-cell office:value-type="float" office:value="-375.484" calcext:value-type="float">
            <text:p>-375.484</text:p>
          </table:table-cell>
          <table:table-cell office:value-type="float" office:value="4589.96" calcext:value-type="float">
            <text:p>4589.96</text:p>
          </table:table-cell>
          <table:table-cell office:value-type="float" office:value="3598.18" calcext:value-type="float">
            <text:p>3598.18</text:p>
          </table:table-cell>
          <table:table-cell office:value-type="float" office:value="3612.2" calcext:value-type="float">
            <text:p>3612.2</text:p>
          </table:table-cell>
          <table:table-cell office:value-type="float" office:value="-24.1716" calcext:value-type="float">
            <text:p>-24.1716</text:p>
          </table:table-cell>
          <table:table-cell office:value-type="float" office:value="-16.0927" calcext:value-type="float">
            <text:p>-16.0927</text:p>
          </table:table-cell>
          <table:table-cell office:value-type="float" office:value="-94.8434" calcext:value-type="float">
            <text:p>-94.8434</text:p>
          </table:table-cell>
          <table:table-cell office:value-type="float" office:value="-91.7449" calcext:value-type="float">
            <text:p>-91.7449</text:p>
          </table:table-cell>
          <table:table-cell office:value-type="float" office:value="-58.4872" calcext:value-type="float">
            <text:p>-58.4872</text:p>
          </table:table-cell>
          <table:table-cell office:value-type="float" office:value="-52.0152" calcext:value-type="float">
            <text:p>-52.0152</text:p>
          </table:table-cell>
          <table:table-cell office:value-type="float" office:value="95.205" calcext:value-type="float">
            <text:p>95.205</text:p>
          </table:table-cell>
          <table:table-cell office:value-type="float" office:value="19.6809" calcext:value-type="float">
            <text:p>19.6809</text:p>
          </table:table-cell>
          <table:table-cell office:value-type="float" office:value="8.8249" calcext:value-type="float">
            <text:p>8.8249</text:p>
          </table:table-cell>
          <table:table-cell office:value-type="float" office:value="7.15495" calcext:value-type="float">
            <text:p>7.15495</text:p>
          </table:table-cell>
          <table:table-cell office:value-type="float" office:value="7.08302" calcext:value-type="float">
            <text:p>7.08302</text:p>
          </table:table-cell>
          <table:table-cell office:value-type="float" office:value="-6.44774" calcext:value-type="float">
            <text:p>-6.44774</text:p>
          </table:table-cell>
          <table:table-cell office:value-type="float" office:value="-53.3268" calcext:value-type="float">
            <text:p>-53.3268</text:p>
          </table:table-cell>
          <table:table-cell office:value-type="float" office:value="80.5799" calcext:value-type="float">
            <text:p>80.5799</text:p>
          </table:table-cell>
          <table:table-cell office:value-type="float" office:value="18.6844" calcext:value-type="float">
            <text:p>18.6844</text:p>
          </table:table-cell>
          <table:table-cell office:value-type="float" office:value="-383.042" calcext:value-type="float">
            <text:p>-383.042</text:p>
          </table:table-cell>
          <table:table-cell office:value-type="float" office:value="8.9663" calcext:value-type="float">
            <text:p>8.9663</text:p>
          </table:table-cell>
          <table:table-cell office:value-type="float" office:value="5.3773" calcext:value-type="float">
            <text:p>5.3773</text:p>
          </table:table-cell>
          <table:table-cell office:value-type="float" office:value="5.086" calcext:value-type="float">
            <text:p>5.086</text:p>
          </table:table-cell>
          <table:table-cell office:value-type="float" office:value="1" calcext:value-type="float">
            <text:p>1</text:p>
          </table:table-cell>
          <table:table-cell office:value-type="string" calcext:value-type="string">
            <text:p>LLLLAVLLFLLALLTSLLILI</text:p>
          </table:table-cell>
          <table:table-cell office:value-type="string" calcext:value-type="string">
            <text:p>LAVLLFLLALLTSLL</text:p>
          </table:table-cell>
          <table:table-cell office:value-type="float" office:value="0.413806738714198" calcext:value-type="float">
            <text:p>0.413806738714198</text:p>
          </table:table-cell>
          <table:table-cell office:value-type="float" office:value="0.0842987337361154" calcext:value-type="float">
            <text:p>0.0842987337361154</text:p>
          </table:table-cell>
          <table:table-cell office:value-type="string" calcext:value-type="string">
            <text:p>L</text:p>
          </table:table-cell>
          <table:table-cell office:value-type="float" office:value="9722.50716298299" calcext:value-type="float">
            <text:p>9722.50716298299</text:p>
          </table:table-cell>
          <table:table-cell office:value-type="float" office:value="1654.53124682205" calcext:value-type="float">
            <text:p>1654.53124682205</text:p>
          </table:table-cell>
          <table:table-cell office:value-type="float" office:value="3" calcext:value-type="float">
            <text:p>3</text:p>
          </table:table-cell>
          <table:table-cell office:value-type="float" office:value="-51.0296385455164" calcext:value-type="float">
            <text:p>-51.0296385455164</text:p>
          </table:table-cell>
          <table:table-cell office:value-type="float" office:value="-59.9258317018961" calcext:value-type="float">
            <text:p>-59.9258317018961</text:p>
          </table:table-cell>
          <table:table-cell office:value-type="float" office:value="-61.6576516749434" calcext:value-type="float">
            <text:p>-61.6576516749434</text:p>
          </table:table-cell>
          <table:table-cell office:value-type="float" office:value="-68.6231084663118" calcext:value-type="float">
            <text:p>-68.6231084663118</text:p>
          </table:table-cell>
          <table:table-cell office:value-type="float" office:value="-66.0656141291656" calcext:value-type="float">
            <text:p>-66.0656141291656</text:p>
          </table:table-cell>
          <table:table-cell office:value-type="float" office:value="-72.2302991015373" calcext:value-type="float">
            <text:p>-72.2302991015373</text:p>
          </table:table-cell>
          <table:table-cell office:value-type="float" office:value="-64.6010744213372" calcext:value-type="float">
            <text:p>-64.6010744213372</text:p>
          </table:table-cell>
          <table:table-cell office:value-type="float" office:value="-71.0318147737195" calcext:value-type="float">
            <text:p>-71.0318147737195</text:p>
          </table:table-cell>
          <table:table-cell table:number-columns-repeated="975"/>
        </table:table-row>
        <table:table-row table:style-name="ro1">
          <table:table-cell office:value-type="string" calcext:value-type="string">
            <text:p>LLLLAVLLFLLALLTSLLILI_2</text:p>
          </table:table-cell>
          <table:table-cell office:value-type="float" office:value="1.1001100110011E+017" calcext:value-type="float">
            <text:p>1.1001100110011E+017</text:p>
          </table:table-cell>
          <table:table-cell office:value-type="float" office:value="1" calcext:value-type="float">
            <text:p>1</text:p>
          </table:table-cell>
          <table:table-cell table:number-columns-repeated="3" office:value-type="float" office:value="-74.2371" calcext:value-type="float">
            <text:p>-74.2371</text:p>
          </table:table-cell>
          <table:table-cell office:value-type="float" office:value="-233.455" calcext:value-type="float">
            <text:p>-233.455</text:p>
          </table:table-cell>
          <table:table-cell office:value-type="float" office:value="-230.641" calcext:value-type="float">
            <text:p>-230.641</text:p>
          </table:table-cell>
          <table:table-cell office:value-type="float" office:value="-242.76" calcext:value-type="float">
            <text:p>-242.76</text:p>
          </table:table-cell>
          <table:table-cell office:value-type="float" office:value="-375.484" calcext:value-type="float">
            <text:p>-375.484</text:p>
          </table:table-cell>
          <table:table-cell office:value-type="float" office:value="4589.96" calcext:value-type="float">
            <text:p>4589.96</text:p>
          </table:table-cell>
          <table:table-cell office:value-type="float" office:value="3611.7" calcext:value-type="float">
            <text:p>3611.7</text:p>
          </table:table-cell>
          <table:table-cell office:value-type="float" office:value="3612.2" calcext:value-type="float">
            <text:p>3612.2</text:p>
          </table:table-cell>
          <table:table-cell office:value-type="float" office:value="-27.0991" calcext:value-type="float">
            <text:p>-27.0991</text:p>
          </table:table-cell>
          <table:table-cell office:value-type="float" office:value="-19.8121" calcext:value-type="float">
            <text:p>-19.8121</text:p>
          </table:table-cell>
          <table:table-cell office:value-type="float" office:value="-94.8911" calcext:value-type="float">
            <text:p>-94.8911</text:p>
          </table:table-cell>
          <table:table-cell office:value-type="float" office:value="-90.4184" calcext:value-type="float">
            <text:p>-90.4184</text:p>
          </table:table-cell>
          <table:table-cell office:value-type="float" office:value="-58.4872" calcext:value-type="float">
            <text:p>-58.4872</text:p>
          </table:table-cell>
          <table:table-cell office:value-type="float" office:value="-51.1614" calcext:value-type="float">
            <text:p>-51.1614</text:p>
          </table:table-cell>
          <table:table-cell office:value-type="float" office:value="99.2751" calcext:value-type="float">
            <text:p>99.2751</text:p>
          </table:table-cell>
          <table:table-cell office:value-type="float" office:value="19.778" calcext:value-type="float">
            <text:p>19.778</text:p>
          </table:table-cell>
          <table:table-cell office:value-type="float" office:value="8.81448" calcext:value-type="float">
            <text:p>8.81448</text:p>
          </table:table-cell>
          <table:table-cell office:value-type="float" office:value="7.57634" calcext:value-type="float">
            <text:p>7.57634</text:p>
          </table:table-cell>
          <table:table-cell office:value-type="float" office:value="7.56547" calcext:value-type="float">
            <text:p>7.56547</text:p>
          </table:table-cell>
          <table:table-cell office:value-type="float" office:value="-7.14255" calcext:value-type="float">
            <text:p>-7.14255</text:p>
          </table:table-cell>
          <table:table-cell office:value-type="float" office:value="-53.3268" calcext:value-type="float">
            <text:p>-53.3268</text:p>
          </table:table-cell>
          <table:table-cell office:value-type="float" office:value="80.5799" calcext:value-type="float">
            <text:p>80.5799</text:p>
          </table:table-cell>
          <table:table-cell office:value-type="float" office:value="18.6844" calcext:value-type="float">
            <text:p>18.6844</text:p>
          </table:table-cell>
          <table:table-cell office:value-type="float" office:value="-383.042" calcext:value-type="float">
            <text:p>-383.042</text:p>
          </table:table-cell>
          <table:table-cell office:value-type="float" office:value="8.9663" calcext:value-type="float">
            <text:p>8.9663</text:p>
          </table:table-cell>
          <table:table-cell office:value-type="float" office:value="5.3773" calcext:value-type="float">
            <text:p>5.3773</text:p>
          </table:table-cell>
          <table:table-cell office:value-type="float" office:value="5.086" calcext:value-type="float">
            <text:p>5.086</text:p>
          </table:table-cell>
          <table:table-cell office:value-type="float" office:value="2" calcext:value-type="float">
            <text:p>2</text:p>
          </table:table-cell>
          <table:table-cell office:value-type="string" calcext:value-type="string">
            <text:p>LLLLAVLLFLLALLTSLLILI</text:p>
          </table:table-cell>
          <table:table-cell office:value-type="string" calcext:value-type="string">
            <text:p>LAVLLFLLALLTSLL</text:p>
          </table:table-cell>
          <table:table-cell office:value-type="float" office:value="0.413806738714198" calcext:value-type="float">
            <text:p>0.413806738714198</text:p>
          </table:table-cell>
          <table:table-cell office:value-type="float" office:value="0.0842987337361154" calcext:value-type="float">
            <text:p>0.0842987337361154</text:p>
          </table:table-cell>
          <table:table-cell office:value-type="string" calcext:value-type="string">
            <text:p>L</text:p>
          </table:table-cell>
          <table:table-cell office:value-type="float" office:value="9722.50716298299" calcext:value-type="float">
            <text:p>9722.50716298299</text:p>
          </table:table-cell>
          <table:table-cell office:value-type="float" office:value="1654.53124682205" calcext:value-type="float">
            <text:p>1654.53124682205</text:p>
          </table:table-cell>
          <table:table-cell office:value-type="float" office:value="3" calcext:value-type="float">
            <text:p>3</text:p>
          </table:table-cell>
          <table:table-cell office:value-type="float" office:value="-51.0296385455164" calcext:value-type="float">
            <text:p>-51.0296385455164</text:p>
          </table:table-cell>
          <table:table-cell office:value-type="float" office:value="-59.9258317018961" calcext:value-type="float">
            <text:p>-59.9258317018961</text:p>
          </table:table-cell>
          <table:table-cell office:value-type="float" office:value="-61.6576516749434" calcext:value-type="float">
            <text:p>-61.6576516749434</text:p>
          </table:table-cell>
          <table:table-cell office:value-type="float" office:value="-68.6231084663118" calcext:value-type="float">
            <text:p>-68.6231084663118</text:p>
          </table:table-cell>
          <table:table-cell office:value-type="float" office:value="-66.0656141291656" calcext:value-type="float">
            <text:p>-66.0656141291656</text:p>
          </table:table-cell>
          <table:table-cell office:value-type="float" office:value="-72.2302991015373" calcext:value-type="float">
            <text:p>-72.2302991015373</text:p>
          </table:table-cell>
          <table:table-cell office:value-type="float" office:value="-64.6010744213372" calcext:value-type="float">
            <text:p>-64.6010744213372</text:p>
          </table:table-cell>
          <table:table-cell office:value-type="float" office:value="-71.0318147737195" calcext:value-type="float">
            <text:p>-71.0318147737195</text:p>
          </table:table-cell>
          <table:table-cell table:number-columns-repeated="975"/>
        </table:table-row>
        <table:table-row table:style-name="ro1">
          <table:table-cell table:number-columns-repeated="1024"/>
        </table:table-row>
        <table:table-row table:style-name="ro1">
          <table:table-cell office:value-type="string" calcext:value-type="string">
            <text:p>LLLLTLLVALLLFLISLLILI_0</text:p>
          </table:table-cell>
          <table:table-cell office:value-type="float" office:value="1.1001100110011E+017" calcext:value-type="float">
            <text:p>1.1001100110011E+017</text:p>
          </table:table-cell>
          <table:table-cell office:value-type="float" office:value="1" calcext:value-type="float">
            <text:p>1</text:p>
          </table:table-cell>
          <table:table-cell office:value-type="float" office:value="-60.3166" calcext:value-type="float">
            <text:p>-60.3166</text:p>
          </table:table-cell>
          <table:table-cell office:value-type="float" office:value="-60.3207" calcext:value-type="float">
            <text:p>-60.3207</text:p>
          </table:table-cell>
          <table:table-cell office:value-type="float" office:value="-60.3538" calcext:value-type="float">
            <text:p>-60.3538</text:p>
          </table:table-cell>
          <table:table-cell office:value-type="float" office:value="-228.72" calcext:value-type="float">
            <text:p>-228.72</text:p>
          </table:table-cell>
          <table:table-cell office:value-type="float" office:value="-223.882" calcext:value-type="float">
            <text:p>-223.882</text:p>
          </table:table-cell>
          <table:table-cell office:value-type="float" office:value="-246.195" calcext:value-type="float">
            <text:p>-246.195</text:p>
          </table:table-cell>
          <table:table-cell office:value-type="float" office:value="-375.072" calcext:value-type="float">
            <text:p>-375.072</text:p>
          </table:table-cell>
          <table:table-cell office:value-type="float" office:value="4643.63" calcext:value-type="float">
            <text:p>4643.63</text:p>
          </table:table-cell>
          <table:table-cell office:value-type="float" office:value="3658.02" calcext:value-type="float">
            <text:p>3658.02</text:p>
          </table:table-cell>
          <table:table-cell office:value-type="float" office:value="3674.29" calcext:value-type="float">
            <text:p>3674.29</text:p>
          </table:table-cell>
          <table:table-cell office:value-type="float" office:value="-20.6537" calcext:value-type="float">
            <text:p>-20.6537</text:p>
          </table:table-cell>
          <table:table-cell office:value-type="float" office:value="-11.2848" calcext:value-type="float">
            <text:p>-11.2848</text:p>
          </table:table-cell>
          <table:table-cell office:value-type="float" office:value="-106.689" calcext:value-type="float">
            <text:p>-106.689</text:p>
          </table:table-cell>
          <table:table-cell office:value-type="float" office:value="-102.155" calcext:value-type="float">
            <text:p>-102.155</text:p>
          </table:table-cell>
          <table:table-cell office:value-type="float" office:value="-68.5241" calcext:value-type="float">
            <text:p>-68.5241</text:p>
          </table:table-cell>
          <table:table-cell office:value-type="float" office:value="-51.4064" calcext:value-type="float">
            <text:p>-51.4064</text:p>
          </table:table-cell>
          <table:table-cell office:value-type="float" office:value="87.67" calcext:value-type="float">
            <text:p>87.67</text:p>
          </table:table-cell>
          <table:table-cell office:value-type="float" office:value="20.7796" calcext:value-type="float">
            <text:p>20.7796</text:p>
          </table:table-cell>
          <table:table-cell office:value-type="float" office:value="9.03024" calcext:value-type="float">
            <text:p>9.03024</text:p>
          </table:table-cell>
          <table:table-cell office:value-type="float" office:value="6.04641" calcext:value-type="float">
            <text:p>6.04641</text:p>
          </table:table-cell>
          <table:table-cell office:value-type="float" office:value="5.86146" calcext:value-type="float">
            <text:p>5.86146</text:p>
          </table:table-cell>
          <table:table-cell office:value-type="float" office:value="-11.3789" calcext:value-type="float">
            <text:p>-11.3789</text:p>
          </table:table-cell>
          <table:table-cell office:value-type="float" office:value="-54.0792" calcext:value-type="float">
            <text:p>-54.0792</text:p>
          </table:table-cell>
          <table:table-cell office:value-type="float" office:value="78.5495" calcext:value-type="float">
            <text:p>78.5495</text:p>
          </table:table-cell>
          <table:table-cell office:value-type="float" office:value="19.5461" calcext:value-type="float">
            <text:p>19.5461</text:p>
          </table:table-cell>
          <table:table-cell office:value-type="float" office:value="-386.357" calcext:value-type="float">
            <text:p>-386.357</text:p>
          </table:table-cell>
          <table:table-cell office:value-type="float" office:value="8.8671" calcext:value-type="float">
            <text:p>8.8671</text:p>
          </table:table-cell>
          <table:table-cell office:value-type="float" office:value="5.21606" calcext:value-type="float">
            <text:p>5.21606</text:p>
          </table:table-cell>
          <table:table-cell office:value-type="float" office:value="4.8943" calcext:value-type="float">
            <text:p>4.8943</text:p>
          </table:table-cell>
          <table:table-cell office:value-type="float" office:value="0" calcext:value-type="float">
            <text:p>0</text:p>
          </table:table-cell>
          <table:table-cell office:value-type="string" calcext:value-type="string">
            <text:p>LLLLTLLVALLLFLISLLILI</text:p>
          </table:table-cell>
          <table:table-cell office:value-type="string" calcext:value-type="string">
            <text:p>LTLLVALLLFLISLL</text:p>
          </table:table-cell>
          <table:table-cell office:value-type="float" office:value="0.406134467897327" calcext:value-type="float">
            <text:p>0.406134467897327</text:p>
          </table:table-cell>
          <table:table-cell office:value-type="float" office:value="0.259955962560466" calcext:value-type="float">
            <text:p>0.259955962560466</text:p>
          </table:table-cell>
          <table:table-cell office:value-type="string" calcext:value-type="string">
            <text:p>L</text:p>
          </table:table-cell>
          <table:table-cell office:value-type="float" office:value="9542.24497535604" calcext:value-type="float">
            <text:p>9542.24497535604</text:p>
          </table:table-cell>
          <table:table-cell office:value-type="float" office:value="5102.15567664909" calcext:value-type="float">
            <text:p>5102.15567664909</text:p>
          </table:table-cell>
          <table:table-cell office:value-type="float" office:value="3" calcext:value-type="float">
            <text:p>3</text:p>
          </table:table-cell>
          <table:table-cell office:value-type="float" office:value="-37.0023623327348" calcext:value-type="float">
            <text:p>-37.0023623327348</text:p>
          </table:table-cell>
          <table:table-cell office:value-type="float" office:value="-69.6308915890523" calcext:value-type="float">
            <text:p>-69.6308915890523</text:p>
          </table:table-cell>
          <table:table-cell office:value-type="float" office:value="-31.7525247575068" calcext:value-type="float">
            <text:p>-31.7525247575068</text:p>
          </table:table-cell>
          <table:table-cell office:value-type="float" office:value="-67.1001159541937" calcext:value-type="float">
            <text:p>-67.1001159541937</text:p>
          </table:table-cell>
          <table:table-cell office:value-type="float" office:value="-56.4811641944176" calcext:value-type="float">
            <text:p>-56.4811641944176</text:p>
          </table:table-cell>
          <table:table-cell office:value-type="float" office:value="-79.0209872713257" calcext:value-type="float">
            <text:p>-79.0209872713257</text:p>
          </table:table-cell>
          <table:table-cell office:value-type="float" office:value="-59.3085933964009" calcext:value-type="float">
            <text:p>-59.3085933964009</text:p>
          </table:table-cell>
          <table:table-cell office:value-type="float" office:value="-80.3839987609443" calcext:value-type="float">
            <text:p>-80.3839987609443</text:p>
          </table:table-cell>
          <table:table-cell table:number-columns-repeated="975"/>
        </table:table-row>
        <table:table-row table:style-name="ro1">
          <table:table-cell office:value-type="string" calcext:value-type="string">
            <text:p>LLLLTLLVALLLFLISLLILI_1</text:p>
          </table:table-cell>
          <table:table-cell office:value-type="float" office:value="1.1001100110011E+017" calcext:value-type="float">
            <text:p>1.1001100110011E+017</text:p>
          </table:table-cell>
          <table:table-cell office:value-type="float" office:value="1" calcext:value-type="float">
            <text:p>1</text:p>
          </table:table-cell>
          <table:table-cell office:value-type="float" office:value="-60.3166" calcext:value-type="float">
            <text:p>-60.3166</text:p>
          </table:table-cell>
          <table:table-cell office:value-type="float" office:value="-60.3207" calcext:value-type="float">
            <text:p>-60.3207</text:p>
          </table:table-cell>
          <table:table-cell office:value-type="float" office:value="-60.3538" calcext:value-type="float">
            <text:p>-60.3538</text:p>
          </table:table-cell>
          <table:table-cell office:value-type="float" office:value="-235.143" calcext:value-type="float">
            <text:p>-235.143</text:p>
          </table:table-cell>
          <table:table-cell office:value-type="float" office:value="-230.319" calcext:value-type="float">
            <text:p>-230.319</text:p>
          </table:table-cell>
          <table:table-cell office:value-type="float" office:value="-246.195" calcext:value-type="float">
            <text:p>-246.195</text:p>
          </table:table-cell>
          <table:table-cell office:value-type="float" office:value="-375.072" calcext:value-type="float">
            <text:p>-375.072</text:p>
          </table:table-cell>
          <table:table-cell office:value-type="float" office:value="4643.63" calcext:value-type="float">
            <text:p>4643.63</text:p>
          </table:table-cell>
          <table:table-cell office:value-type="float" office:value="3674.5" calcext:value-type="float">
            <text:p>3674.5</text:p>
          </table:table-cell>
          <table:table-cell office:value-type="float" office:value="3674.29" calcext:value-type="float">
            <text:p>3674.29</text:p>
          </table:table-cell>
          <table:table-cell office:value-type="float" office:value="-26.3078" calcext:value-type="float">
            <text:p>-26.3078</text:p>
          </table:table-cell>
          <table:table-cell office:value-type="float" office:value="-15.1999" calcext:value-type="float">
            <text:p>-15.1999</text:p>
          </table:table-cell>
          <table:table-cell office:value-type="float" office:value="-105.921" calcext:value-type="float">
            <text:p>-105.921</text:p>
          </table:table-cell>
          <table:table-cell office:value-type="float" office:value="-99.6324" calcext:value-type="float">
            <text:p>-99.6324</text:p>
          </table:table-cell>
          <table:table-cell office:value-type="float" office:value="-68.5241" calcext:value-type="float">
            <text:p>-68.5241</text:p>
          </table:table-cell>
          <table:table-cell office:value-type="float" office:value="-49.9852" calcext:value-type="float">
            <text:p>-49.9852</text:p>
          </table:table-cell>
          <table:table-cell office:value-type="float" office:value="94.8216" calcext:value-type="float">
            <text:p>94.8216</text:p>
          </table:table-cell>
          <table:table-cell office:value-type="float" office:value="21.0337" calcext:value-type="float">
            <text:p>21.0337</text:p>
          </table:table-cell>
          <table:table-cell office:value-type="float" office:value="9.02459" calcext:value-type="float">
            <text:p>9.02459</text:p>
          </table:table-cell>
          <table:table-cell office:value-type="float" office:value="6.79869" calcext:value-type="float">
            <text:p>6.79869</text:p>
          </table:table-cell>
          <table:table-cell office:value-type="float" office:value="6.72102" calcext:value-type="float">
            <text:p>6.72102</text:p>
          </table:table-cell>
          <table:table-cell office:value-type="float" office:value="-11.2813" calcext:value-type="float">
            <text:p>-11.2813</text:p>
          </table:table-cell>
          <table:table-cell office:value-type="float" office:value="-54.0792" calcext:value-type="float">
            <text:p>-54.0792</text:p>
          </table:table-cell>
          <table:table-cell office:value-type="float" office:value="78.5495" calcext:value-type="float">
            <text:p>78.5495</text:p>
          </table:table-cell>
          <table:table-cell office:value-type="float" office:value="19.5461" calcext:value-type="float">
            <text:p>19.5461</text:p>
          </table:table-cell>
          <table:table-cell office:value-type="float" office:value="-386.357" calcext:value-type="float">
            <text:p>-386.357</text:p>
          </table:table-cell>
          <table:table-cell office:value-type="float" office:value="8.8671" calcext:value-type="float">
            <text:p>8.8671</text:p>
          </table:table-cell>
          <table:table-cell office:value-type="float" office:value="5.21606" calcext:value-type="float">
            <text:p>5.21606</text:p>
          </table:table-cell>
          <table:table-cell office:value-type="float" office:value="4.8943" calcext:value-type="float">
            <text:p>4.8943</text:p>
          </table:table-cell>
          <table:table-cell office:value-type="float" office:value="1" calcext:value-type="float">
            <text:p>1</text:p>
          </table:table-cell>
          <table:table-cell office:value-type="string" calcext:value-type="string">
            <text:p>LLLLTLLVALLLFLISLLILI</text:p>
          </table:table-cell>
          <table:table-cell office:value-type="string" calcext:value-type="string">
            <text:p>LTLLVALLLFLISLL</text:p>
          </table:table-cell>
          <table:table-cell office:value-type="float" office:value="0.406134467897327" calcext:value-type="float">
            <text:p>0.406134467897327</text:p>
          </table:table-cell>
          <table:table-cell office:value-type="float" office:value="0.259955962560466" calcext:value-type="float">
            <text:p>0.259955962560466</text:p>
          </table:table-cell>
          <table:table-cell office:value-type="string" calcext:value-type="string">
            <text:p>L</text:p>
          </table:table-cell>
          <table:table-cell office:value-type="float" office:value="9542.24497535604" calcext:value-type="float">
            <text:p>9542.24497535604</text:p>
          </table:table-cell>
          <table:table-cell office:value-type="float" office:value="5102.15567664909" calcext:value-type="float">
            <text:p>5102.15567664909</text:p>
          </table:table-cell>
          <table:table-cell office:value-type="float" office:value="3" calcext:value-type="float">
            <text:p>3</text:p>
          </table:table-cell>
          <table:table-cell office:value-type="float" office:value="-37.0023623327348" calcext:value-type="float">
            <text:p>-37.0023623327348</text:p>
          </table:table-cell>
          <table:table-cell office:value-type="float" office:value="-69.6308915890523" calcext:value-type="float">
            <text:p>-69.6308915890523</text:p>
          </table:table-cell>
          <table:table-cell office:value-type="float" office:value="-31.7525247575068" calcext:value-type="float">
            <text:p>-31.7525247575068</text:p>
          </table:table-cell>
          <table:table-cell office:value-type="float" office:value="-67.1001159541937" calcext:value-type="float">
            <text:p>-67.1001159541937</text:p>
          </table:table-cell>
          <table:table-cell office:value-type="float" office:value="-56.4811641944176" calcext:value-type="float">
            <text:p>-56.4811641944176</text:p>
          </table:table-cell>
          <table:table-cell office:value-type="float" office:value="-79.0209872713257" calcext:value-type="float">
            <text:p>-79.0209872713257</text:p>
          </table:table-cell>
          <table:table-cell office:value-type="float" office:value="-59.3085933964009" calcext:value-type="float">
            <text:p>-59.3085933964009</text:p>
          </table:table-cell>
          <table:table-cell office:value-type="float" office:value="-80.3839987609443" calcext:value-type="float">
            <text:p>-80.3839987609443</text:p>
          </table:table-cell>
          <table:table-cell table:number-columns-repeated="975"/>
        </table:table-row>
        <table:table-row table:style-name="ro1">
          <table:table-cell office:value-type="string" calcext:value-type="string">
            <text:p>LLLLTLLVALLLFLISLLILI_2</text:p>
          </table:table-cell>
          <table:table-cell office:value-type="float" office:value="1.1001100110011E+017" calcext:value-type="float">
            <text:p>1.1001100110011E+017</text:p>
          </table:table-cell>
          <table:table-cell office:value-type="float" office:value="1" calcext:value-type="float">
            <text:p>1</text:p>
          </table:table-cell>
          <table:table-cell office:value-type="float" office:value="-60.3166" calcext:value-type="float">
            <text:p>-60.3166</text:p>
          </table:table-cell>
          <table:table-cell office:value-type="float" office:value="-60.3207" calcext:value-type="float">
            <text:p>-60.3207</text:p>
          </table:table-cell>
          <table:table-cell office:value-type="float" office:value="-60.3538" calcext:value-type="float">
            <text:p>-60.3538</text:p>
          </table:table-cell>
          <table:table-cell office:value-type="float" office:value="-234.62" calcext:value-type="float">
            <text:p>-234.62</text:p>
          </table:table-cell>
          <table:table-cell office:value-type="float" office:value="-235.276" calcext:value-type="float">
            <text:p>-235.276</text:p>
          </table:table-cell>
          <table:table-cell office:value-type="float" office:value="-246.195" calcext:value-type="float">
            <text:p>-246.195</text:p>
          </table:table-cell>
          <table:table-cell office:value-type="float" office:value="-375.072" calcext:value-type="float">
            <text:p>-375.072</text:p>
          </table:table-cell>
          <table:table-cell office:value-type="float" office:value="4643.63" calcext:value-type="float">
            <text:p>4643.63</text:p>
          </table:table-cell>
          <table:table-cell office:value-type="float" office:value="3653.66" calcext:value-type="float">
            <text:p>3653.66</text:p>
          </table:table-cell>
          <table:table-cell office:value-type="float" office:value="3674.29" calcext:value-type="float">
            <text:p>3674.29</text:p>
          </table:table-cell>
          <table:table-cell office:value-type="float" office:value="-26.1082" calcext:value-type="float">
            <text:p>-26.1082</text:p>
          </table:table-cell>
          <table:table-cell office:value-type="float" office:value="-18.7272" calcext:value-type="float">
            <text:p>-18.7272</text:p>
          </table:table-cell>
          <table:table-cell office:value-type="float" office:value="-106.244" calcext:value-type="float">
            <text:p>-106.244</text:p>
          </table:table-cell>
          <table:table-cell office:value-type="float" office:value="-98.2029" calcext:value-type="float">
            <text:p>-98.2029</text:p>
          </table:table-cell>
          <table:table-cell office:value-type="float" office:value="-68.5241" calcext:value-type="float">
            <text:p>-68.5241</text:p>
          </table:table-cell>
          <table:table-cell office:value-type="float" office:value="-51.3518" calcext:value-type="float">
            <text:p>-51.3518</text:p>
          </table:table-cell>
          <table:table-cell office:value-type="float" office:value="92.9189" calcext:value-type="float">
            <text:p>92.9189</text:p>
          </table:table-cell>
          <table:table-cell office:value-type="float" office:value="22.1162" calcext:value-type="float">
            <text:p>22.1162</text:p>
          </table:table-cell>
          <table:table-cell office:value-type="float" office:value="8.96173" calcext:value-type="float">
            <text:p>8.96173</text:p>
          </table:table-cell>
          <table:table-cell office:value-type="float" office:value="6.74683" calcext:value-type="float">
            <text:p>6.74683</text:p>
          </table:table-cell>
          <table:table-cell office:value-type="float" office:value="6.64061" calcext:value-type="float">
            <text:p>6.64061</text:p>
          </table:table-cell>
          <table:table-cell office:value-type="float" office:value="-10.5484" calcext:value-type="float">
            <text:p>-10.5484</text:p>
          </table:table-cell>
          <table:table-cell office:value-type="float" office:value="-54.0792" calcext:value-type="float">
            <text:p>-54.0792</text:p>
          </table:table-cell>
          <table:table-cell office:value-type="float" office:value="78.5495" calcext:value-type="float">
            <text:p>78.5495</text:p>
          </table:table-cell>
          <table:table-cell office:value-type="float" office:value="19.5461" calcext:value-type="float">
            <text:p>19.5461</text:p>
          </table:table-cell>
          <table:table-cell office:value-type="float" office:value="-386.357" calcext:value-type="float">
            <text:p>-386.357</text:p>
          </table:table-cell>
          <table:table-cell office:value-type="float" office:value="8.8671" calcext:value-type="float">
            <text:p>8.8671</text:p>
          </table:table-cell>
          <table:table-cell office:value-type="float" office:value="5.21606" calcext:value-type="float">
            <text:p>5.21606</text:p>
          </table:table-cell>
          <table:table-cell office:value-type="float" office:value="4.8943" calcext:value-type="float">
            <text:p>4.8943</text:p>
          </table:table-cell>
          <table:table-cell office:value-type="float" office:value="2" calcext:value-type="float">
            <text:p>2</text:p>
          </table:table-cell>
          <table:table-cell office:value-type="string" calcext:value-type="string">
            <text:p>LLLLTLLVALLLFLISLLILI</text:p>
          </table:table-cell>
          <table:table-cell office:value-type="string" calcext:value-type="string">
            <text:p>LTLLVALLLFLISLL</text:p>
          </table:table-cell>
          <table:table-cell office:value-type="float" office:value="0.406134467897327" calcext:value-type="float">
            <text:p>0.406134467897327</text:p>
          </table:table-cell>
          <table:table-cell office:value-type="float" office:value="0.259955962560466" calcext:value-type="float">
            <text:p>0.259955962560466</text:p>
          </table:table-cell>
          <table:table-cell office:value-type="string" calcext:value-type="string">
            <text:p>L</text:p>
          </table:table-cell>
          <table:table-cell office:value-type="float" office:value="9542.24497535604" calcext:value-type="float">
            <text:p>9542.24497535604</text:p>
          </table:table-cell>
          <table:table-cell office:value-type="float" office:value="5102.15567664909" calcext:value-type="float">
            <text:p>5102.15567664909</text:p>
          </table:table-cell>
          <table:table-cell office:value-type="float" office:value="3" calcext:value-type="float">
            <text:p>3</text:p>
          </table:table-cell>
          <table:table-cell office:value-type="float" office:value="-37.0023623327348" calcext:value-type="float">
            <text:p>-37.0023623327348</text:p>
          </table:table-cell>
          <table:table-cell office:value-type="float" office:value="-69.6308915890523" calcext:value-type="float">
            <text:p>-69.6308915890523</text:p>
          </table:table-cell>
          <table:table-cell office:value-type="float" office:value="-31.7525247575068" calcext:value-type="float">
            <text:p>-31.7525247575068</text:p>
          </table:table-cell>
          <table:table-cell office:value-type="float" office:value="-67.1001159541937" calcext:value-type="float">
            <text:p>-67.1001159541937</text:p>
          </table:table-cell>
          <table:table-cell office:value-type="float" office:value="-56.4811641944176" calcext:value-type="float">
            <text:p>-56.4811641944176</text:p>
          </table:table-cell>
          <table:table-cell office:value-type="float" office:value="-79.0209872713257" calcext:value-type="float">
            <text:p>-79.0209872713257</text:p>
          </table:table-cell>
          <table:table-cell office:value-type="float" office:value="-59.3085933964009" calcext:value-type="float">
            <text:p>-59.3085933964009</text:p>
          </table:table-cell>
          <table:table-cell office:value-type="float" office:value="-80.3839987609443" calcext:value-type="float">
            <text:p>-80.3839987609443</text:p>
          </table:table-cell>
          <table:table-cell table:number-columns-repeated="975"/>
        </table:table-row>
        <table:table-row table:style-name="ro1">
          <table:table-cell table:number-columns-repeated="1024"/>
        </table:table-row>
        <table:table-row table:style-name="ro1">
          <table:table-cell office:value-type="string" calcext:value-type="string">
            <text:p>LLLLAALVFLLTSLILLLILI_0</text:p>
          </table:table-cell>
          <table:table-cell office:value-type="float" office:value="1.1001100110011E+017" calcext:value-type="float">
            <text:p>1.1001100110011E+017</text:p>
          </table:table-cell>
          <table:table-cell office:value-type="float" office:value="1" calcext:value-type="float">
            <text:p>1</text:p>
          </table:table-cell>
          <table:table-cell office:value-type="float" office:value="-77.43" calcext:value-type="float">
            <text:p>-77.43</text:p>
          </table:table-cell>
          <table:table-cell office:value-type="float" office:value="-79.9238" calcext:value-type="float">
            <text:p>-79.9238</text:p>
          </table:table-cell>
          <table:table-cell office:value-type="float" office:value="-74.2631" calcext:value-type="float">
            <text:p>-74.2631</text:p>
          </table:table-cell>
          <table:table-cell office:value-type="float" office:value="-228.004" calcext:value-type="float">
            <text:p>-228.004</text:p>
          </table:table-cell>
          <table:table-cell office:value-type="float" office:value="-217.639" calcext:value-type="float">
            <text:p>-217.639</text:p>
          </table:table-cell>
          <table:table-cell office:value-type="float" office:value="-242.859" calcext:value-type="float">
            <text:p>-242.859</text:p>
          </table:table-cell>
          <table:table-cell office:value-type="float" office:value="-371.886" calcext:value-type="float">
            <text:p>-371.886</text:p>
          </table:table-cell>
          <table:table-cell office:value-type="float" office:value="4591.04" calcext:value-type="float">
            <text:p>4591.04</text:p>
          </table:table-cell>
          <table:table-cell office:value-type="float" office:value="3527.21" calcext:value-type="float">
            <text:p>3527.21</text:p>
          </table:table-cell>
          <table:table-cell office:value-type="float" office:value="3495.51" calcext:value-type="float">
            <text:p>3495.51</text:p>
          </table:table-cell>
          <table:table-cell office:value-type="float" office:value="-32.795" calcext:value-type="float">
            <text:p>-32.795</text:p>
          </table:table-cell>
          <table:table-cell office:value-type="float" office:value="-18.3121" calcext:value-type="float">
            <text:p>-18.3121</text:p>
          </table:table-cell>
          <table:table-cell office:value-type="float" office:value="-99.247" calcext:value-type="float">
            <text:p>-99.247</text:p>
          </table:table-cell>
          <table:table-cell office:value-type="float" office:value="-92.6346" calcext:value-type="float">
            <text:p>-92.6346</text:p>
          </table:table-cell>
          <table:table-cell office:value-type="float" office:value="-54.7638" calcext:value-type="float">
            <text:p>-54.7638</text:p>
          </table:table-cell>
          <table:table-cell office:value-type="float" office:value="-7.97849" calcext:value-type="float">
            <text:p>-7.97849</text:p>
          </table:table-cell>
          <table:table-cell office:value-type="float" office:value="112.085" calcext:value-type="float">
            <text:p>112.085</text:p>
          </table:table-cell>
          <table:table-cell office:value-type="float" office:value="22.3197" calcext:value-type="float">
            <text:p>22.3197</text:p>
          </table:table-cell>
          <table:table-cell office:value-type="float" office:value="8.64138" calcext:value-type="float">
            <text:p>8.64138</text:p>
          </table:table-cell>
          <table:table-cell office:value-type="float" office:value="2.82828" calcext:value-type="float">
            <text:p>2.82828</text:p>
          </table:table-cell>
          <table:table-cell office:value-type="float" office:value="3.00956" calcext:value-type="float">
            <text:p>3.00956</text:p>
          </table:table-cell>
          <table:table-cell office:value-type="float" office:value="-17.985" calcext:value-type="float">
            <text:p>-17.985</text:p>
          </table:table-cell>
          <table:table-cell office:value-type="float" office:value="-8.79533" calcext:value-type="float">
            <text:p>-8.79533</text:p>
          </table:table-cell>
          <table:table-cell office:value-type="float" office:value="100" calcext:value-type="float">
            <text:p>100</text:p>
          </table:table-cell>
          <table:table-cell office:value-type="float" office:value="22.4066" calcext:value-type="float">
            <text:p>22.4066</text:p>
          </table:table-cell>
          <table:table-cell office:value-type="float" office:value="-390.198" calcext:value-type="float">
            <text:p>-390.198</text:p>
          </table:table-cell>
          <table:table-cell office:value-type="float" office:value="8.5" calcext:value-type="float">
            <text:p>8.5</text:p>
          </table:table-cell>
          <table:table-cell table:number-columns-repeated="2" office:value-type="float" office:value="1.3193" calcext:value-type="float">
            <text:p>1.3193</text:p>
          </table:table-cell>
          <table:table-cell office:value-type="float" office:value="0" calcext:value-type="float">
            <text:p>0</text:p>
          </table:table-cell>
          <table:table-cell office:value-type="string" calcext:value-type="string">
            <text:p>LLLLAALVFLLTSLILLLILI</text:p>
          </table:table-cell>
          <table:table-cell office:value-type="string" calcext:value-type="string">
            <text:p>LAALVFLLTSLILLL</text:p>
          </table:table-cell>
          <table:table-cell office:value-type="float" office:value="0.405214198034117" calcext:value-type="float">
            <text:p>0.405214198034117</text:p>
          </table:table-cell>
          <table:table-cell office:value-type="float" office:value="0.110599102166294" calcext:value-type="float">
            <text:p>0.110599102166294</text:p>
          </table:table-cell>
          <table:table-cell office:value-type="string" calcext:value-type="string">
            <text:p>L</text:p>
          </table:table-cell>
          <table:table-cell office:value-type="float" office:value="9520.62297288553" calcext:value-type="float">
            <text:p>9520.62297288553</text:p>
          </table:table-cell>
          <table:table-cell office:value-type="float" office:value="2170.72857795593" calcext:value-type="float">
            <text:p>2170.72857795593</text:p>
          </table:table-cell>
          <table:table-cell office:value-type="float" office:value="3" calcext:value-type="float">
            <text:p>3</text:p>
          </table:table-cell>
          <table:table-cell office:value-type="float" office:value="-25.0601834025892" calcext:value-type="float">
            <text:p>-25.0601834025892</text:p>
          </table:table-cell>
          <table:table-cell office:value-type="float" office:value="-46.2333576498773" calcext:value-type="float">
            <text:p>-46.2333576498773</text:p>
          </table:table-cell>
          <table:table-cell office:value-type="float" office:value="-44.0596065103077" calcext:value-type="float">
            <text:p>-44.0596065103077</text:p>
          </table:table-cell>
          <table:table-cell office:value-type="float" office:value="-59.8647652709983" calcext:value-type="float">
            <text:p>-59.8647652709983</text:p>
          </table:table-cell>
          <table:table-cell office:value-type="float" office:value="-53.8430897690406" calcext:value-type="float">
            <text:p>-53.8430897690406</text:p>
          </table:table-cell>
          <table:table-cell office:value-type="float" office:value="-66.8840651464784" calcext:value-type="float">
            <text:p>-66.8840651464784</text:p>
          </table:table-cell>
          <table:table-cell office:value-type="float" office:value="-55.7308338219884" calcext:value-type="float">
            <text:p>-55.7308338219884</text:p>
          </table:table-cell>
          <table:table-cell office:value-type="float" office:value="-68.2384540941947" calcext:value-type="float">
            <text:p>-68.2384540941947</text:p>
          </table:table-cell>
          <table:table-cell table:number-columns-repeated="975"/>
        </table:table-row>
        <table:table-row table:style-name="ro1">
          <table:table-cell office:value-type="string" calcext:value-type="string">
            <text:p>LLLLAALVFLLTSLILLLILI_1</text:p>
          </table:table-cell>
          <table:table-cell office:value-type="float" office:value="1.1001100110011E+017" calcext:value-type="float">
            <text:p>1.1001100110011E+017</text:p>
          </table:table-cell>
          <table:table-cell office:value-type="float" office:value="1" calcext:value-type="float">
            <text:p>1</text:p>
          </table:table-cell>
          <table:table-cell office:value-type="float" office:value="-77.4316" calcext:value-type="float">
            <text:p>-77.4316</text:p>
          </table:table-cell>
          <table:table-cell office:value-type="float" office:value="-78.7996" calcext:value-type="float">
            <text:p>-78.7996</text:p>
          </table:table-cell>
          <table:table-cell office:value-type="float" office:value="-74.2631" calcext:value-type="float">
            <text:p>-74.2631</text:p>
          </table:table-cell>
          <table:table-cell office:value-type="float" office:value="-229.189" calcext:value-type="float">
            <text:p>-229.189</text:p>
          </table:table-cell>
          <table:table-cell office:value-type="float" office:value="-228.2" calcext:value-type="float">
            <text:p>-228.2</text:p>
          </table:table-cell>
          <table:table-cell office:value-type="float" office:value="-242.859" calcext:value-type="float">
            <text:p>-242.859</text:p>
          </table:table-cell>
          <table:table-cell office:value-type="float" office:value="-371.886" calcext:value-type="float">
            <text:p>-371.886</text:p>
          </table:table-cell>
          <table:table-cell office:value-type="float" office:value="4591.04" calcext:value-type="float">
            <text:p>4591.04</text:p>
          </table:table-cell>
          <table:table-cell office:value-type="float" office:value="3527.29" calcext:value-type="float">
            <text:p>3527.29</text:p>
          </table:table-cell>
          <table:table-cell office:value-type="float" office:value="3495.51" calcext:value-type="float">
            <text:p>3495.51</text:p>
          </table:table-cell>
          <table:table-cell office:value-type="float" office:value="-34.7965" calcext:value-type="float">
            <text:p>-34.7965</text:p>
          </table:table-cell>
          <table:table-cell office:value-type="float" office:value="-28.9033" calcext:value-type="float">
            <text:p>-28.9033</text:p>
          </table:table-cell>
          <table:table-cell office:value-type="float" office:value="-100.061" calcext:value-type="float">
            <text:p>-100.061</text:p>
          </table:table-cell>
          <table:table-cell office:value-type="float" office:value="-93.7898" calcext:value-type="float">
            <text:p>-93.7898</text:p>
          </table:table-cell>
          <table:table-cell office:value-type="float" office:value="-54.7638" calcext:value-type="float">
            <text:p>-54.7638</text:p>
          </table:table-cell>
          <table:table-cell office:value-type="float" office:value="-7.41194" calcext:value-type="float">
            <text:p>-7.41194</text:p>
          </table:table-cell>
          <table:table-cell office:value-type="float" office:value="113.783" calcext:value-type="float">
            <text:p>113.783</text:p>
          </table:table-cell>
          <table:table-cell office:value-type="float" office:value="22.3145" calcext:value-type="float">
            <text:p>22.3145</text:p>
          </table:table-cell>
          <table:table-cell office:value-type="float" office:value="8.66972" calcext:value-type="float">
            <text:p>8.66972</text:p>
          </table:table-cell>
          <table:table-cell office:value-type="float" office:value="2.97254" calcext:value-type="float">
            <text:p>2.97254</text:p>
          </table:table-cell>
          <table:table-cell office:value-type="float" office:value="3.17929" calcext:value-type="float">
            <text:p>3.17929</text:p>
          </table:table-cell>
          <table:table-cell office:value-type="float" office:value="-17.59" calcext:value-type="float">
            <text:p>-17.59</text:p>
          </table:table-cell>
          <table:table-cell office:value-type="float" office:value="-8.79533" calcext:value-type="float">
            <text:p>-8.79533</text:p>
          </table:table-cell>
          <table:table-cell office:value-type="float" office:value="100" calcext:value-type="float">
            <text:p>100</text:p>
          </table:table-cell>
          <table:table-cell office:value-type="float" office:value="22.4066" calcext:value-type="float">
            <text:p>22.4066</text:p>
          </table:table-cell>
          <table:table-cell office:value-type="float" office:value="-390.198" calcext:value-type="float">
            <text:p>-390.198</text:p>
          </table:table-cell>
          <table:table-cell office:value-type="float" office:value="8.5" calcext:value-type="float">
            <text:p>8.5</text:p>
          </table:table-cell>
          <table:table-cell table:number-columns-repeated="2" office:value-type="float" office:value="1.3193" calcext:value-type="float">
            <text:p>1.3193</text:p>
          </table:table-cell>
          <table:table-cell office:value-type="float" office:value="1" calcext:value-type="float">
            <text:p>1</text:p>
          </table:table-cell>
          <table:table-cell office:value-type="string" calcext:value-type="string">
            <text:p>LLLLAALVFLLTSLILLLILI</text:p>
          </table:table-cell>
          <table:table-cell office:value-type="string" calcext:value-type="string">
            <text:p>LAALVFLLTSLILLL</text:p>
          </table:table-cell>
          <table:table-cell office:value-type="float" office:value="0.405214198034117" calcext:value-type="float">
            <text:p>0.405214198034117</text:p>
          </table:table-cell>
          <table:table-cell office:value-type="float" office:value="0.110599102166294" calcext:value-type="float">
            <text:p>0.110599102166294</text:p>
          </table:table-cell>
          <table:table-cell office:value-type="string" calcext:value-type="string">
            <text:p>L</text:p>
          </table:table-cell>
          <table:table-cell office:value-type="float" office:value="9520.62297288553" calcext:value-type="float">
            <text:p>9520.62297288553</text:p>
          </table:table-cell>
          <table:table-cell office:value-type="float" office:value="2170.72857795593" calcext:value-type="float">
            <text:p>2170.72857795593</text:p>
          </table:table-cell>
          <table:table-cell office:value-type="float" office:value="3" calcext:value-type="float">
            <text:p>3</text:p>
          </table:table-cell>
          <table:table-cell office:value-type="float" office:value="-25.0601834025892" calcext:value-type="float">
            <text:p>-25.0601834025892</text:p>
          </table:table-cell>
          <table:table-cell office:value-type="float" office:value="-46.2333576498773" calcext:value-type="float">
            <text:p>-46.2333576498773</text:p>
          </table:table-cell>
          <table:table-cell office:value-type="float" office:value="-44.0596065103077" calcext:value-type="float">
            <text:p>-44.0596065103077</text:p>
          </table:table-cell>
          <table:table-cell office:value-type="float" office:value="-59.8647652709983" calcext:value-type="float">
            <text:p>-59.8647652709983</text:p>
          </table:table-cell>
          <table:table-cell office:value-type="float" office:value="-53.8430897690406" calcext:value-type="float">
            <text:p>-53.8430897690406</text:p>
          </table:table-cell>
          <table:table-cell office:value-type="float" office:value="-66.8840651464784" calcext:value-type="float">
            <text:p>-66.8840651464784</text:p>
          </table:table-cell>
          <table:table-cell office:value-type="float" office:value="-55.7308338219884" calcext:value-type="float">
            <text:p>-55.7308338219884</text:p>
          </table:table-cell>
          <table:table-cell office:value-type="float" office:value="-68.2384540941947" calcext:value-type="float">
            <text:p>-68.2384540941947</text:p>
          </table:table-cell>
          <table:table-cell table:number-columns-repeated="975"/>
        </table:table-row>
        <table:table-row table:style-name="ro1">
          <table:table-cell office:value-type="string" calcext:value-type="string">
            <text:p>LLLLAALVFLLTSLILLLILI_2</text:p>
          </table:table-cell>
          <table:table-cell office:value-type="float" office:value="1.1001100110011E+017" calcext:value-type="float">
            <text:p>1.1001100110011E+017</text:p>
          </table:table-cell>
          <table:table-cell office:value-type="float" office:value="1" calcext:value-type="float">
            <text:p>1</text:p>
          </table:table-cell>
          <table:table-cell office:value-type="float" office:value="-78.6814" calcext:value-type="float">
            <text:p>-78.6814</text:p>
          </table:table-cell>
          <table:table-cell office:value-type="float" office:value="-78.2601" calcext:value-type="float">
            <text:p>-78.2601</text:p>
          </table:table-cell>
          <table:table-cell office:value-type="float" office:value="-74.2631" calcext:value-type="float">
            <text:p>-74.2631</text:p>
          </table:table-cell>
          <table:table-cell office:value-type="float" office:value="-232.75" calcext:value-type="float">
            <text:p>-232.75</text:p>
          </table:table-cell>
          <table:table-cell office:value-type="float" office:value="-228.91" calcext:value-type="float">
            <text:p>-228.91</text:p>
          </table:table-cell>
          <table:table-cell office:value-type="float" office:value="-242.859" calcext:value-type="float">
            <text:p>-242.859</text:p>
          </table:table-cell>
          <table:table-cell office:value-type="float" office:value="-371.886" calcext:value-type="float">
            <text:p>-371.886</text:p>
          </table:table-cell>
          <table:table-cell office:value-type="float" office:value="4591.04" calcext:value-type="float">
            <text:p>4591.04</text:p>
          </table:table-cell>
          <table:table-cell office:value-type="float" office:value="3534.65" calcext:value-type="float">
            <text:p>3534.65</text:p>
          </table:table-cell>
          <table:table-cell office:value-type="float" office:value="3495.51" calcext:value-type="float">
            <text:p>3495.51</text:p>
          </table:table-cell>
          <table:table-cell office:value-type="float" office:value="-38.8186" calcext:value-type="float">
            <text:p>-38.8186</text:p>
          </table:table-cell>
          <table:table-cell office:value-type="float" office:value="-29.0317" calcext:value-type="float">
            <text:p>-29.0317</text:p>
          </table:table-cell>
          <table:table-cell office:value-type="float" office:value="-99.2726" calcext:value-type="float">
            <text:p>-99.2726</text:p>
          </table:table-cell>
          <table:table-cell office:value-type="float" office:value="-93.7472" calcext:value-type="float">
            <text:p>-93.7472</text:p>
          </table:table-cell>
          <table:table-cell office:value-type="float" office:value="-54.7638" calcext:value-type="float">
            <text:p>-54.7638</text:p>
          </table:table-cell>
          <table:table-cell office:value-type="float" office:value="-4.53063" calcext:value-type="float">
            <text:p>-4.53063</text:p>
          </table:table-cell>
          <table:table-cell office:value-type="float" office:value="120.682" calcext:value-type="float">
            <text:p>120.682</text:p>
          </table:table-cell>
          <table:table-cell office:value-type="float" office:value="23.2109" calcext:value-type="float">
            <text:p>23.2109</text:p>
          </table:table-cell>
          <table:table-cell office:value-type="float" office:value="8.51233" calcext:value-type="float">
            <text:p>8.51233</text:p>
          </table:table-cell>
          <table:table-cell office:value-type="float" office:value="3.47167" calcext:value-type="float">
            <text:p>3.47167</text:p>
          </table:table-cell>
          <table:table-cell office:value-type="float" office:value="3.7819" calcext:value-type="float">
            <text:p>3.7819</text:p>
          </table:table-cell>
          <table:table-cell office:value-type="float" office:value="-17.2844" calcext:value-type="float">
            <text:p>-17.2844</text:p>
          </table:table-cell>
          <table:table-cell office:value-type="float" office:value="-8.79533" calcext:value-type="float">
            <text:p>-8.79533</text:p>
          </table:table-cell>
          <table:table-cell office:value-type="float" office:value="100" calcext:value-type="float">
            <text:p>100</text:p>
          </table:table-cell>
          <table:table-cell office:value-type="float" office:value="22.4066" calcext:value-type="float">
            <text:p>22.4066</text:p>
          </table:table-cell>
          <table:table-cell office:value-type="float" office:value="-390.198" calcext:value-type="float">
            <text:p>-390.198</text:p>
          </table:table-cell>
          <table:table-cell office:value-type="float" office:value="8.5" calcext:value-type="float">
            <text:p>8.5</text:p>
          </table:table-cell>
          <table:table-cell table:number-columns-repeated="2" office:value-type="float" office:value="1.3193" calcext:value-type="float">
            <text:p>1.3193</text:p>
          </table:table-cell>
          <table:table-cell office:value-type="float" office:value="2" calcext:value-type="float">
            <text:p>2</text:p>
          </table:table-cell>
          <table:table-cell office:value-type="string" calcext:value-type="string">
            <text:p>LLLLAALVFLLTSLILLLILI</text:p>
          </table:table-cell>
          <table:table-cell office:value-type="string" calcext:value-type="string">
            <text:p>LAALVFLLTSLILLL</text:p>
          </table:table-cell>
          <table:table-cell office:value-type="float" office:value="0.405214198034117" calcext:value-type="float">
            <text:p>0.405214198034117</text:p>
          </table:table-cell>
          <table:table-cell office:value-type="float" office:value="0.110599102166294" calcext:value-type="float">
            <text:p>0.110599102166294</text:p>
          </table:table-cell>
          <table:table-cell office:value-type="string" calcext:value-type="string">
            <text:p>L</text:p>
          </table:table-cell>
          <table:table-cell office:value-type="float" office:value="9520.62297288553" calcext:value-type="float">
            <text:p>9520.62297288553</text:p>
          </table:table-cell>
          <table:table-cell office:value-type="float" office:value="2170.72857795593" calcext:value-type="float">
            <text:p>2170.72857795593</text:p>
          </table:table-cell>
          <table:table-cell office:value-type="float" office:value="3" calcext:value-type="float">
            <text:p>3</text:p>
          </table:table-cell>
          <table:table-cell office:value-type="float" office:value="-25.0601834025892" calcext:value-type="float">
            <text:p>-25.0601834025892</text:p>
          </table:table-cell>
          <table:table-cell office:value-type="float" office:value="-46.2333576498773" calcext:value-type="float">
            <text:p>-46.2333576498773</text:p>
          </table:table-cell>
          <table:table-cell office:value-type="float" office:value="-44.0596065103077" calcext:value-type="float">
            <text:p>-44.0596065103077</text:p>
          </table:table-cell>
          <table:table-cell office:value-type="float" office:value="-59.8647652709983" calcext:value-type="float">
            <text:p>-59.8647652709983</text:p>
          </table:table-cell>
          <table:table-cell office:value-type="float" office:value="-53.8430897690406" calcext:value-type="float">
            <text:p>-53.8430897690406</text:p>
          </table:table-cell>
          <table:table-cell office:value-type="float" office:value="-66.8840651464784" calcext:value-type="float">
            <text:p>-66.8840651464784</text:p>
          </table:table-cell>
          <table:table-cell office:value-type="float" office:value="-55.7308338219884" calcext:value-type="float">
            <text:p>-55.7308338219884</text:p>
          </table:table-cell>
          <table:table-cell office:value-type="float" office:value="-68.2384540941947" calcext:value-type="float">
            <text:p>-68.2384540941947</text:p>
          </table:table-cell>
          <table:table-cell table:number-columns-repeated="975"/>
        </table:table-row>
        <table:table-row table:style-name="ro1">
          <table:table-cell table:style-name="ce2" office:value-type="string" calcext:value-type="string">
            <text:p>ala mutant of above</text:p>
          </table:table-cell>
          <table:table-cell table:number-columns-repeated="1023"/>
        </table:table-row>
        <table:table-row table:style-name="ro1">
          <table:table-cell office:value-type="string" calcext:value-type="string">
            <text:p>LLLLAALVALLTSLILLLILI_0</text:p>
          </table:table-cell>
          <table:table-cell office:value-type="float" office:value="1.1001100110011E+017" calcext:value-type="float">
            <text:p>1.1001100110011E+017</text:p>
          </table:table-cell>
          <table:table-cell office:value-type="float" office:value="1" calcext:value-type="float">
            <text:p>1</text:p>
          </table:table-cell>
          <table:table-cell office:value-type="float" office:value="-78.8349" calcext:value-type="float">
            <text:p>-78.8349</text:p>
          </table:table-cell>
          <table:table-cell office:value-type="float" office:value="-79.8663" calcext:value-type="float">
            <text:p>-79.8663</text:p>
          </table:table-cell>
          <table:table-cell office:value-type="float" office:value="-74.2009" calcext:value-type="float">
            <text:p>-74.2009</text:p>
          </table:table-cell>
          <table:table-cell office:value-type="float" office:value="-231.611" calcext:value-type="float">
            <text:p>-231.611</text:p>
          </table:table-cell>
          <table:table-cell office:value-type="float" office:value="-211.219" calcext:value-type="float">
            <text:p>-211.219</text:p>
          </table:table-cell>
          <table:table-cell office:value-type="float" office:value="-237.847" calcext:value-type="float">
            <text:p>-237.847</text:p>
          </table:table-cell>
          <table:table-cell office:value-type="float" office:value="-378.924" calcext:value-type="float">
            <text:p>-378.924</text:p>
          </table:table-cell>
          <table:table-cell office:value-type="float" office:value="4495.63" calcext:value-type="float">
            <text:p>4495.63</text:p>
          </table:table-cell>
          <table:table-cell office:value-type="float" office:value="3510.72" calcext:value-type="float">
            <text:p>3510.72</text:p>
          </table:table-cell>
          <table:table-cell office:value-type="float" office:value="3522.47" calcext:value-type="float">
            <text:p>3522.47</text:p>
          </table:table-cell>
          <table:table-cell office:value-type="float" office:value="-36.4128" calcext:value-type="float">
            <text:p>-36.4128</text:p>
          </table:table-cell>
          <table:table-cell office:value-type="float" office:value="-12.8001" calcext:value-type="float">
            <text:p>-12.8001</text:p>
          </table:table-cell>
          <table:table-cell office:value-type="float" office:value="-104.891" calcext:value-type="float">
            <text:p>-104.891</text:p>
          </table:table-cell>
          <table:table-cell office:value-type="float" office:value="-100.639" calcext:value-type="float">
            <text:p>-100.639</text:p>
          </table:table-cell>
          <table:table-cell office:value-type="float" office:value="-66.8761" calcext:value-type="float">
            <text:p>-66.8761</text:p>
          </table:table-cell>
          <table:table-cell office:value-type="float" office:value="-4.17735" calcext:value-type="float">
            <text:p>-4.17735</text:p>
          </table:table-cell>
          <table:table-cell office:value-type="float" office:value="124.727" calcext:value-type="float">
            <text:p>124.727</text:p>
          </table:table-cell>
          <table:table-cell office:value-type="float" office:value="23.5147" calcext:value-type="float">
            <text:p>23.5147</text:p>
          </table:table-cell>
          <table:table-cell office:value-type="float" office:value="8.50136" calcext:value-type="float">
            <text:p>8.50136</text:p>
          </table:table-cell>
          <table:table-cell office:value-type="float" office:value="3.96468" calcext:value-type="float">
            <text:p>3.96468</text:p>
          </table:table-cell>
          <table:table-cell office:value-type="float" office:value="4.33558" calcext:value-type="float">
            <text:p>4.33558</text:p>
          </table:table-cell>
          <table:table-cell office:value-type="float" office:value="-12.5032" calcext:value-type="float">
            <text:p>-12.5032</text:p>
          </table:table-cell>
          <table:table-cell office:value-type="float" office:value="-8.79533" calcext:value-type="float">
            <text:p>-8.79533</text:p>
          </table:table-cell>
          <table:table-cell office:value-type="float" office:value="100" calcext:value-type="float">
            <text:p>100</text:p>
          </table:table-cell>
          <table:table-cell office:value-type="float" office:value="22.4066" calcext:value-type="float">
            <text:p>22.4066</text:p>
          </table:table-cell>
          <table:table-cell office:value-type="float" office:value="-391.724" calcext:value-type="float">
            <text:p>-391.724</text:p>
          </table:table-cell>
          <table:table-cell office:value-type="float" office:value="8.5" calcext:value-type="float">
            <text:p>8.5</text:p>
          </table:table-cell>
          <table:table-cell table:number-columns-repeated="2" office:value-type="float" office:value="1.3193" calcext:value-type="float">
            <text:p>1.3193</text:p>
          </table:table-cell>
          <table:table-cell office:value-type="float" office:value="0" calcext:value-type="float">
            <text:p>0</text:p>
          </table:table-cell>
          <table:table-cell office:value-type="string" calcext:value-type="string">
            <text:p>LLLLAALVALLTSLILLLILI</text:p>
          </table:table-cell>
          <table:table-cell office:value-type="string" calcext:value-type="string">
            <text:p>LAALVALLTSLILLL</text:p>
          </table:table-cell>
          <table:table-cell office:value-type="float" office:value="0.477357925626163" calcext:value-type="float">
            <text:p>0.477357925626163</text:p>
          </table:table-cell>
          <table:table-cell office:value-type="float" office:value="0.156008164804112" calcext:value-type="float">
            <text:p>0.156008164804112</text:p>
          </table:table-cell>
          <table:table-cell office:value-type="string" calcext:value-type="string">
            <text:p>L</text:p>
          </table:table-cell>
          <table:table-cell office:value-type="float" office:value="11215.6603963608" calcext:value-type="float">
            <text:p>11215.6603963608</text:p>
          </table:table-cell>
          <table:table-cell office:value-type="float" office:value="3061.97225024978" calcext:value-type="float">
            <text:p>3061.97225024978</text:p>
          </table:table-cell>
          <table:table-cell office:value-type="float" office:value="9" calcext:value-type="float">
            <text:p>9</text:p>
          </table:table-cell>
          <table:table-cell office:value-type="float" office:value="-36.8853114138462" calcext:value-type="float">
            <text:p>-36.8853114138462</text:p>
          </table:table-cell>
          <table:table-cell office:value-type="float" office:value="-51.2620137697985" calcext:value-type="float">
            <text:p>-51.2620137697985</text:p>
          </table:table-cell>
          <table:table-cell office:value-type="float" office:value="-41.1842903242305" calcext:value-type="float">
            <text:p>-41.1842903242305</text:p>
          </table:table-cell>
          <table:table-cell office:value-type="float" office:value="-54.5817413899741" calcext:value-type="float">
            <text:p>-54.5817413899741</text:p>
          </table:table-cell>
          <table:table-cell office:value-type="float" office:value="-40.5365563127151" calcext:value-type="float">
            <text:p>-40.5365563127151</text:p>
          </table:table-cell>
          <table:table-cell office:value-type="float" office:value="-54.0815527327651" calcext:value-type="float">
            <text:p>-54.0815527327651</text:p>
          </table:table-cell>
          <table:table-cell office:value-type="float" office:value="-30.7699633045036" calcext:value-type="float">
            <text:p>-30.7699633045036</text:p>
          </table:table-cell>
          <table:table-cell office:value-type="float" office:value="-46.5396621489205" calcext:value-type="float">
            <text:p>-46.5396621489205</text:p>
          </table:table-cell>
          <table:table-cell table:number-columns-repeated="975"/>
        </table:table-row>
        <table:table-row table:style-name="ro1">
          <table:table-cell office:value-type="string" calcext:value-type="string">
            <text:p>LLLLAALVALLTSLILLLILI_1</text:p>
          </table:table-cell>
          <table:table-cell office:value-type="float" office:value="1.1001100110011E+017" calcext:value-type="float">
            <text:p>1.1001100110011E+017</text:p>
          </table:table-cell>
          <table:table-cell office:value-type="float" office:value="1" calcext:value-type="float">
            <text:p>1</text:p>
          </table:table-cell>
          <table:table-cell office:value-type="float" office:value="-79.8663" calcext:value-type="float">
            <text:p>-79.8663</text:p>
          </table:table-cell>
          <table:table-cell office:value-type="float" office:value="-78.8349" calcext:value-type="float">
            <text:p>-78.8349</text:p>
          </table:table-cell>
          <table:table-cell office:value-type="float" office:value="-74.2009" calcext:value-type="float">
            <text:p>-74.2009</text:p>
          </table:table-cell>
          <table:table-cell office:value-type="float" office:value="-211.219" calcext:value-type="float">
            <text:p>-211.219</text:p>
          </table:table-cell>
          <table:table-cell office:value-type="float" office:value="-231.153" calcext:value-type="float">
            <text:p>-231.153</text:p>
          </table:table-cell>
          <table:table-cell office:value-type="float" office:value="-237.847" calcext:value-type="float">
            <text:p>-237.847</text:p>
          </table:table-cell>
          <table:table-cell office:value-type="float" office:value="-378.924" calcext:value-type="float">
            <text:p>-378.924</text:p>
          </table:table-cell>
          <table:table-cell office:value-type="float" office:value="4495.63" calcext:value-type="float">
            <text:p>4495.63</text:p>
          </table:table-cell>
          <table:table-cell office:value-type="float" office:value="3492.47" calcext:value-type="float">
            <text:p>3492.47</text:p>
          </table:table-cell>
          <table:table-cell office:value-type="float" office:value="3522.47" calcext:value-type="float">
            <text:p>3522.47</text:p>
          </table:table-cell>
          <table:table-cell office:value-type="float" office:value="-12.8001" calcext:value-type="float">
            <text:p>-12.8001</text:p>
          </table:table-cell>
          <table:table-cell office:value-type="float" office:value="-30.6572" calcext:value-type="float">
            <text:p>-30.6572</text:p>
          </table:table-cell>
          <table:table-cell office:value-type="float" office:value="-100.639" calcext:value-type="float">
            <text:p>-100.639</text:p>
          </table:table-cell>
          <table:table-cell office:value-type="float" office:value="-99.5929" calcext:value-type="float">
            <text:p>-99.5929</text:p>
          </table:table-cell>
          <table:table-cell office:value-type="float" office:value="-66.8761" calcext:value-type="float">
            <text:p>-66.8761</text:p>
          </table:table-cell>
          <table:table-cell office:value-type="float" office:value="-8.79533" calcext:value-type="float">
            <text:p>-8.79533</text:p>
          </table:table-cell>
          <table:table-cell office:value-type="float" office:value="100" calcext:value-type="float">
            <text:p>100</text:p>
          </table:table-cell>
          <table:table-cell office:value-type="float" office:value="22.4066" calcext:value-type="float">
            <text:p>22.4066</text:p>
          </table:table-cell>
          <table:table-cell office:value-type="float" office:value="8.5" calcext:value-type="float">
            <text:p>8.5</text:p>
          </table:table-cell>
          <table:table-cell table:number-columns-repeated="2" office:value-type="float" office:value="1.3193" calcext:value-type="float">
            <text:p>1.3193</text:p>
          </table:table-cell>
          <table:table-cell office:value-type="float" office:value="-12.0408" calcext:value-type="float">
            <text:p>-12.0408</text:p>
          </table:table-cell>
          <table:table-cell office:value-type="float" office:value="-8.79533" calcext:value-type="float">
            <text:p>-8.79533</text:p>
          </table:table-cell>
          <table:table-cell office:value-type="float" office:value="100" calcext:value-type="float">
            <text:p>100</text:p>
          </table:table-cell>
          <table:table-cell office:value-type="float" office:value="22.4066" calcext:value-type="float">
            <text:p>22.4066</text:p>
          </table:table-cell>
          <table:table-cell office:value-type="float" office:value="-391.724" calcext:value-type="float">
            <text:p>-391.724</text:p>
          </table:table-cell>
          <table:table-cell office:value-type="float" office:value="8.5" calcext:value-type="float">
            <text:p>8.5</text:p>
          </table:table-cell>
          <table:table-cell table:number-columns-repeated="2" office:value-type="float" office:value="1.3193" calcext:value-type="float">
            <text:p>1.3193</text:p>
          </table:table-cell>
          <table:table-cell office:value-type="float" office:value="1" calcext:value-type="float">
            <text:p>1</text:p>
          </table:table-cell>
          <table:table-cell office:value-type="string" calcext:value-type="string">
            <text:p>LLLLAALVALLTSLILLLILI</text:p>
          </table:table-cell>
          <table:table-cell office:value-type="string" calcext:value-type="string">
            <text:p>LAALVALLTSLILLL</text:p>
          </table:table-cell>
          <table:table-cell office:value-type="float" office:value="0.477357925626163" calcext:value-type="float">
            <text:p>0.477357925626163</text:p>
          </table:table-cell>
          <table:table-cell office:value-type="float" office:value="0.156008164804112" calcext:value-type="float">
            <text:p>0.156008164804112</text:p>
          </table:table-cell>
          <table:table-cell office:value-type="string" calcext:value-type="string">
            <text:p>L</text:p>
          </table:table-cell>
          <table:table-cell office:value-type="float" office:value="11215.6603963608" calcext:value-type="float">
            <text:p>11215.6603963608</text:p>
          </table:table-cell>
          <table:table-cell office:value-type="float" office:value="3061.97225024978" calcext:value-type="float">
            <text:p>3061.97225024978</text:p>
          </table:table-cell>
          <table:table-cell office:value-type="float" office:value="9" calcext:value-type="float">
            <text:p>9</text:p>
          </table:table-cell>
          <table:table-cell office:value-type="float" office:value="-36.8853114138462" calcext:value-type="float">
            <text:p>-36.8853114138462</text:p>
          </table:table-cell>
          <table:table-cell office:value-type="float" office:value="-51.2620137697985" calcext:value-type="float">
            <text:p>-51.2620137697985</text:p>
          </table:table-cell>
          <table:table-cell office:value-type="float" office:value="-41.1842903242305" calcext:value-type="float">
            <text:p>-41.1842903242305</text:p>
          </table:table-cell>
          <table:table-cell office:value-type="float" office:value="-54.5817413899741" calcext:value-type="float">
            <text:p>-54.5817413899741</text:p>
          </table:table-cell>
          <table:table-cell office:value-type="float" office:value="-40.5365563127151" calcext:value-type="float">
            <text:p>-40.5365563127151</text:p>
          </table:table-cell>
          <table:table-cell office:value-type="float" office:value="-54.0815527327651" calcext:value-type="float">
            <text:p>-54.0815527327651</text:p>
          </table:table-cell>
          <table:table-cell office:value-type="float" office:value="-30.7699633045036" calcext:value-type="float">
            <text:p>-30.7699633045036</text:p>
          </table:table-cell>
          <table:table-cell office:value-type="float" office:value="-46.5396621489205" calcext:value-type="float">
            <text:p>-46.5396621489205</text:p>
          </table:table-cell>
          <table:table-cell table:number-columns-repeated="975"/>
        </table:table-row>
        <table:table-row table:style-name="ro1">
          <table:table-cell office:value-type="string" calcext:value-type="string">
            <text:p>LLLLAALVALLTSLILLLILI_2</text:p>
          </table:table-cell>
          <table:table-cell office:value-type="float" office:value="1.1001100110011E+017" calcext:value-type="float">
            <text:p>1.1001100110011E+017</text:p>
          </table:table-cell>
          <table:table-cell office:value-type="float" office:value="1" calcext:value-type="float">
            <text:p>1</text:p>
          </table:table-cell>
          <table:table-cell office:value-type="float" office:value="-77.5648" calcext:value-type="float">
            <text:p>-77.5648</text:p>
          </table:table-cell>
          <table:table-cell office:value-type="float" office:value="-79.8663" calcext:value-type="float">
            <text:p>-79.8663</text:p>
          </table:table-cell>
          <table:table-cell office:value-type="float" office:value="-74.2009" calcext:value-type="float">
            <text:p>-74.2009</text:p>
          </table:table-cell>
          <table:table-cell office:value-type="float" office:value="-230.659" calcext:value-type="float">
            <text:p>-230.659</text:p>
          </table:table-cell>
          <table:table-cell office:value-type="float" office:value="-211.219" calcext:value-type="float">
            <text:p>-211.219</text:p>
          </table:table-cell>
          <table:table-cell office:value-type="float" office:value="-237.847" calcext:value-type="float">
            <text:p>-237.847</text:p>
          </table:table-cell>
          <table:table-cell office:value-type="float" office:value="-378.924" calcext:value-type="float">
            <text:p>-378.924</text:p>
          </table:table-cell>
          <table:table-cell office:value-type="float" office:value="4495.63" calcext:value-type="float">
            <text:p>4495.63</text:p>
          </table:table-cell>
          <table:table-cell office:value-type="float" office:value="3533.47" calcext:value-type="float">
            <text:p>3533.47</text:p>
          </table:table-cell>
          <table:table-cell office:value-type="float" office:value="3522.47" calcext:value-type="float">
            <text:p>3522.47</text:p>
          </table:table-cell>
          <table:table-cell office:value-type="float" office:value="-34.9105" calcext:value-type="float">
            <text:p>-34.9105</text:p>
          </table:table-cell>
          <table:table-cell office:value-type="float" office:value="-12.8001" calcext:value-type="float">
            <text:p>-12.8001</text:p>
          </table:table-cell>
          <table:table-cell office:value-type="float" office:value="-105.611" calcext:value-type="float">
            <text:p>-105.611</text:p>
          </table:table-cell>
          <table:table-cell office:value-type="float" office:value="-100.639" calcext:value-type="float">
            <text:p>-100.639</text:p>
          </table:table-cell>
          <table:table-cell office:value-type="float" office:value="-66.8761" calcext:value-type="float">
            <text:p>-66.8761</text:p>
          </table:table-cell>
          <table:table-cell office:value-type="float" office:value="-5.50358" calcext:value-type="float">
            <text:p>-5.50358</text:p>
          </table:table-cell>
          <table:table-cell office:value-type="float" office:value="122.19" calcext:value-type="float">
            <text:p>122.19</text:p>
          </table:table-cell>
          <table:table-cell office:value-type="float" office:value="22.3236" calcext:value-type="float">
            <text:p>22.3236</text:p>
          </table:table-cell>
          <table:table-cell office:value-type="float" office:value="8.63889" calcext:value-type="float">
            <text:p>8.63889</text:p>
          </table:table-cell>
          <table:table-cell office:value-type="float" office:value="3.82115" calcext:value-type="float">
            <text:p>3.82115</text:p>
          </table:table-cell>
          <table:table-cell office:value-type="float" office:value="4.154" calcext:value-type="float">
            <text:p>4.154</text:p>
          </table:table-cell>
          <table:table-cell office:value-type="float" office:value="-12.4507" calcext:value-type="float">
            <text:p>-12.4507</text:p>
          </table:table-cell>
          <table:table-cell office:value-type="float" office:value="-8.79533" calcext:value-type="float">
            <text:p>-8.79533</text:p>
          </table:table-cell>
          <table:table-cell office:value-type="float" office:value="100" calcext:value-type="float">
            <text:p>100</text:p>
          </table:table-cell>
          <table:table-cell office:value-type="float" office:value="22.4066" calcext:value-type="float">
            <text:p>22.4066</text:p>
          </table:table-cell>
          <table:table-cell office:value-type="float" office:value="-391.724" calcext:value-type="float">
            <text:p>-391.724</text:p>
          </table:table-cell>
          <table:table-cell office:value-type="float" office:value="8.5" calcext:value-type="float">
            <text:p>8.5</text:p>
          </table:table-cell>
          <table:table-cell table:number-columns-repeated="2" office:value-type="float" office:value="1.3193" calcext:value-type="float">
            <text:p>1.3193</text:p>
          </table:table-cell>
          <table:table-cell office:value-type="float" office:value="2" calcext:value-type="float">
            <text:p>2</text:p>
          </table:table-cell>
          <table:table-cell office:value-type="string" calcext:value-type="string">
            <text:p>LLLLAALVALLTSLILLLILI</text:p>
          </table:table-cell>
          <table:table-cell office:value-type="string" calcext:value-type="string">
            <text:p>LAALVALLTSLILLL</text:p>
          </table:table-cell>
          <table:table-cell office:value-type="float" office:value="0.477357925626163" calcext:value-type="float">
            <text:p>0.477357925626163</text:p>
          </table:table-cell>
          <table:table-cell office:value-type="float" office:value="0.156008164804112" calcext:value-type="float">
            <text:p>0.156008164804112</text:p>
          </table:table-cell>
          <table:table-cell office:value-type="string" calcext:value-type="string">
            <text:p>L</text:p>
          </table:table-cell>
          <table:table-cell office:value-type="float" office:value="11215.6603963608" calcext:value-type="float">
            <text:p>11215.6603963608</text:p>
          </table:table-cell>
          <table:table-cell office:value-type="float" office:value="3061.97225024978" calcext:value-type="float">
            <text:p>3061.97225024978</text:p>
          </table:table-cell>
          <table:table-cell office:value-type="float" office:value="9" calcext:value-type="float">
            <text:p>9</text:p>
          </table:table-cell>
          <table:table-cell office:value-type="float" office:value="-36.8853114138462" calcext:value-type="float">
            <text:p>-36.8853114138462</text:p>
          </table:table-cell>
          <table:table-cell office:value-type="float" office:value="-51.2620137697985" calcext:value-type="float">
            <text:p>-51.2620137697985</text:p>
          </table:table-cell>
          <table:table-cell office:value-type="float" office:value="-41.1842903242305" calcext:value-type="float">
            <text:p>-41.1842903242305</text:p>
          </table:table-cell>
          <table:table-cell office:value-type="float" office:value="-54.5817413899741" calcext:value-type="float">
            <text:p>-54.5817413899741</text:p>
          </table:table-cell>
          <table:table-cell office:value-type="float" office:value="-40.5365563127151" calcext:value-type="float">
            <text:p>-40.5365563127151</text:p>
          </table:table-cell>
          <table:table-cell office:value-type="float" office:value="-54.0815527327651" calcext:value-type="float">
            <text:p>-54.0815527327651</text:p>
          </table:table-cell>
          <table:table-cell office:value-type="float" office:value="-30.7699633045036" calcext:value-type="float">
            <text:p>-30.7699633045036</text:p>
          </table:table-cell>
          <table:table-cell office:value-type="float" office:value="-46.5396621489205" calcext:value-type="float">
            <text:p>-46.5396621489205</text:p>
          </table:table-cell>
          <table:table-cell table:number-columns-repeated="975"/>
        </table:table-row>
        <table:table-row table:style-name="ro1" table:number-rows-repeated="2">
          <table:table-cell table:number-columns-repeated="1024"/>
        </table:table-row>
        <table:table-row table:style-name="ro1">
          <table:table-cell office:value-type="string" calcext:value-type="string">
            <text:p>I also checked through the hbonding file for the below sequences. These have the same object name as the sequence, meaning that they identified hbonds in the original design, not in the repacked data above. Each also had hbonds in one of the repacks within 10 energy units, so it’s fine to accept these</text:p>
          </table:table-cell>
          <table:table-cell table:number-columns-repeated="1023"/>
        </table:table-row>
        <table:table-row table:style-name="ro1">
          <table:table-cell office:value-type="string" calcext:value-type="string">
            <text:p><text:s/>LLLYALLFLLTSLLAVLLILI, LLLLAVLLFLLALLTSLLILI, LLLLTLLVALLLFLISLLILI, and LLLAALLLLLVTLLFSLLILI</text:p>
          </table:table-cell>
          <table:table-cell table:number-columns-repeated="1023"/>
        </table:table-row>
        <table:table-row table:style-name="ro1">
          <table:table-cell table:number-columns-repeated="1024"/>
        </table:table-row>
        <table:table-row table:style-name="ro1">
          <table:table-cell office:value-type="string" calcext:value-type="string">
            <text:p>It looks like all sequences pass the above checks, so it seems like it would be worth investigating hbonding in all of them. </text:p>
          </table:table-cell>
          <table:table-cell table:number-columns-repeated="1023"/>
        </table:table-row>
        <table:table-row table:style-name="ro1">
          <table:table-cell office:value-type="string" calcext:value-type="string">
            <text:p>I think all but one of them have a clash mutant that mutates a hydrogen bonding aa, but with a ILE it may make it a bit harder to interpret the data. I think doing ALA mutations on these positions as well would be worth it. Should be 20-30 sequences ordered, and I’ll try to get as many as I can in cloning, OR we could just order them cloned and then run TOXGREEN on all of them.</text:p>
          </table:table-cell>
          <table:table-cell table:number-columns-repeated="1023"/>
        </table:table-row>
        <table:table-row table:style-name="ro1">
          <table:table-cell table:number-columns-repeated="1024"/>
        </table:table-row>
        <table:table-row table:style-name="ro1">
          <table:table-cell office:value-type="string" calcext:value-type="string">
            <text:p>Hmm the tough part about this though is the cloning: How many of these do we need to feel confident? If it’s all of them, cloning will be difficult. If it’s a subset (half) cloning wouldn’t be too bad. I’ll have to ask Alessandro</text:p>
          </table:table-cell>
          <table:table-cell table:number-columns-repeated="1023"/>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4T14:25:39.702330855</meta:creation-date>
    <dc:date>2024-02-14T16:16:25.213433982</dc:date>
    <meta:editing-duration>PT13M16S</meta:editing-duration>
    <meta:editing-cycles>2</meta:editing-cycles>
    <meta:generator>LibreOffice/7.3.7.2$Linux_X86_64 LibreOffice_project/30$Build-2</meta:generator>
    <meta:document-statistic meta:table-count="1" meta:cell-count="4136" meta:object-count="0"/>
  </office:meta>
</office:document-meta>
</file>